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dastrados">
        <table:table-row>
          <table:table-cell>
            <text:p>ID</text:p>
          </table:table-cell>
          <table:table-cell>
            <text:p>Nome</text:p>
          </table:table-cell>
          <table:table-cell>
            <text:p>Email</text:p>
          </table:table-cell>
          <table:table-cell>
            <text:p>CPF</text:p>
          </table:table-cell>
          <table:table-cell>
            <text:p>Telefone</text:p>
          </table:table-cell>
          <table:table-cell>
            <text:p>Endereço</text:p>
          </table:table-cell>
          <table:table-cell>
            <text:p>CEP</text:p>
          </table:table-cell>
          <table:table-cell>
            <text:p>Cidade</text:p>
          </table:table-cell>
          <table:table-cell>
            <text:p>Estado</text:p>
          </table:table-cell>
          <table:table-cell>
            <text:p>País</text:p>
          </table:table-cell>
          <table:table-cell>
            <text:p>Profissão</text:p>
          </table:table-cell>
          <table:table-cell>
            <text:p>Formação</text:p>
          </table:table-cell>
          <table:table-cell>
            <text:p>Instituição</text:p>
          </table:table-cell>
          <table:table-cell>
            <text:p>Categoria</text:p>
          </table:table-cell>
          <table:table-cell>
            <text:p>Token</text:p>
          </table:table-cell>
        </table:table-row>
        <table:table-row>
          <table:table-cell>
            <text:p>1</text:p>
          </table:table-cell>
          <table:table-cell>
            <text:p>Abilio Guerra</text:p>
          </table:table-cell>
          <table:table-cell>
            <text:p>abilioguerra8@gmail.com</text:p>
          </table:table-cell>
          <table:table-cell>
            <text:p/>
          </table:table-cell>
          <table:table-cell>
            <text:p>(11) 98101-3372</text:p>
          </table:table-cell>
          <table:table-cell>
            <text:p>Rua Rocha 278 Apto 24</text:p>
          </table:table-cell>
          <table:table-cell>
            <text:p>01330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da Universidade Presbiteriana Mackenzie</text:p>
          </table:table-cell>
          <table:table-cell>
            <text:p>profissional</text:p>
          </table:table-cell>
          <table:table-cell>
            <text:p>K9p1mtSwaQEqF67TqZ__7Q</text:p>
          </table:table-cell>
        </table:table-row>
        <table:table-row>
          <table:table-cell>
            <text:p>2</text:p>
          </table:table-cell>
          <table:table-cell>
            <text:p>Adalberto Vilela</text:p>
          </table:table-cell>
          <table:table-cell>
            <text:p>adalberto.vilela@ufu.br</text:p>
          </table:table-cell>
          <table:table-cell>
            <text:p/>
          </table:table-cell>
          <table:table-cell>
            <text:p>(34) 99728-99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participante_seminario</text:p>
          </table:table-cell>
          <table:table-cell>
            <text:p>UtjM-zsPfVYeTg3NInwG2g</text:p>
          </table:table-cell>
        </table:table-row>
        <table:table-row>
          <table:table-cell>
            <text:p>3</text:p>
          </table:table-cell>
          <table:table-cell>
            <text:p>Adriana Leal de Almeida</text:p>
          </table:table-cell>
          <table:table-cell>
            <text:p>adriana.leal@academico.ufpb.br</text:p>
          </table:table-cell>
          <table:table-cell>
            <text:p/>
          </table:table-cell>
          <table:table-cell>
            <text:p>(16) 98163-35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1d5dwXcSOwjaXO_oCtuU7Q</text:p>
          </table:table-cell>
        </table:table-row>
        <table:table-row>
          <table:table-cell>
            <text:p>4</text:p>
          </table:table-cell>
          <table:table-cell>
            <text:p>Adriana Monzillo de Oliveira</text:p>
          </table:table-cell>
          <table:table-cell>
            <text:p>grupoprojetoquatro@gmail.com</text:p>
          </table:table-cell>
          <table:table-cell>
            <text:p/>
          </table:table-cell>
          <table:table-cell>
            <text:p>(11) 99593-58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DxvGIYqNe0Gw9qGTizYtIA</text:p>
          </table:table-cell>
        </table:table-row>
        <table:table-row>
          <table:table-cell>
            <text:p>5</text:p>
          </table:table-cell>
          <table:table-cell>
            <text:p>Adriana Vieira</text:p>
          </table:table-cell>
          <table:table-cell>
            <text:p>adriana.vieira.arq@gmail.com</text:p>
          </table:table-cell>
          <table:table-cell>
            <text:p/>
          </table:table-cell>
          <table:table-cell>
            <text:p>(11) 96163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MZeQ5XpNVGSXJWbdGYA0rQ</text:p>
          </table:table-cell>
        </table:table-row>
        <table:table-row>
          <table:table-cell>
            <text:p>6</text:p>
          </table:table-cell>
          <table:table-cell>
            <text:p>Adriano Tomitão Canas</text:p>
          </table:table-cell>
          <table:table-cell>
            <text:p>adrcanas@ufu.br; adrtcanas@gmail.com</text:p>
          </table:table-cell>
          <table:table-cell>
            <text:p/>
          </table:table-cell>
          <table:table-cell>
            <text:p>(34) 99988-5721</text:p>
          </table:table-cell>
          <table:table-cell>
            <text:p>Av.. floriano peixoto, 38 - Apto. 21</text:p>
          </table:table-cell>
          <table:table-cell>
            <text:p>38400-100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sign - Universidade Federal de Uberlândia</text:p>
          </table:table-cell>
          <table:table-cell>
            <text:p>profissional</text:p>
          </table:table-cell>
          <table:table-cell>
            <text:p>4N5fWGK88m0t-pnmUzIm0Q</text:p>
          </table:table-cell>
        </table:table-row>
        <table:table-row>
          <table:table-cell>
            <text:p>7</text:p>
          </table:table-cell>
          <table:table-cell>
            <text:p>Afonso Agliardi Dalmas</text:p>
          </table:table-cell>
          <table:table-cell>
            <text:p>afonsoadalma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0UQQSefL_A12IxZJsnZPEA</text:p>
          </table:table-cell>
        </table:table-row>
        <table:table-row>
          <table:table-cell>
            <text:p>8</text:p>
          </table:table-cell>
          <table:table-cell>
            <text:p>Alcilia Afonso de A e Melo</text:p>
          </table:table-cell>
          <table:table-cell>
            <text:p>kakiafonso@hotmail.com</text:p>
          </table:table-cell>
          <table:table-cell>
            <text:p/>
          </table:table-cell>
          <table:table-cell>
            <text:p>(81) 98698-3584</text:p>
          </table:table-cell>
          <table:table-cell>
            <text:p>estrada de aldeia 12948 casa 1 aldeia</text:p>
          </table:table-cell>
          <table:table-cell>
            <text:p>54789-000</text:p>
          </table:table-cell>
          <table:table-cell>
            <text:p>Camaragib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CG</text:p>
          </table:table-cell>
          <table:table-cell>
            <text:p>profissional</text:p>
          </table:table-cell>
          <table:table-cell>
            <text:p>7Ibj2dPcNgcDlhkikKzhPA</text:p>
          </table:table-cell>
        </table:table-row>
        <table:table-row>
          <table:table-cell>
            <text:p>9</text:p>
          </table:table-cell>
          <table:table-cell>
            <text:p>Alejandra de Souza Fagundes</text:p>
          </table:table-cell>
          <table:table-cell>
            <text:p>fagundesalejandra@gmail.com</text:p>
          </table:table-cell>
          <table:table-cell>
            <text:p/>
          </table:table-cell>
          <table:table-cell>
            <text:p>(51) 99175-40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O1pU85B9vs-1JXqt7DVYuQ</text:p>
          </table:table-cell>
        </table:table-row>
        <table:table-row>
          <table:table-cell>
            <text:p>10</text:p>
          </table:table-cell>
          <table:table-cell>
            <text:p>Alessandra Figueiredo</text:p>
          </table:table-cell>
          <table:table-cell>
            <text:p>afigueiredo.arq@usp.br; afigueiredo.arquiteta@gmail.com</text:p>
          </table:table-cell>
          <table:table-cell>
            <text:p/>
          </table:table-cell>
          <table:table-cell>
            <text:p>(11) 99776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qNIeMdKdtj7-P_aTULk0w</text:p>
          </table:table-cell>
        </table:table-row>
        <table:table-row>
          <table:table-cell>
            <text:p>11</text:p>
          </table:table-cell>
          <table:table-cell>
            <text:p>Alex Carvalho Brino</text:p>
          </table:table-cell>
          <table:table-cell>
            <text:p>alexcbrino@gamil.com; alexcbrino@gmail.com</text:p>
          </table:table-cell>
          <table:table-cell>
            <text:p/>
          </table:table-cell>
          <table:table-cell>
            <text:p>(51) 99803-1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Eirc5BnUfzKsM5h5I-hkQ</text:p>
          </table:table-cell>
        </table:table-row>
        <table:table-row>
          <table:table-cell>
            <text:p>12</text:p>
          </table:table-cell>
          <table:table-cell>
            <text:p>Alex de Carvalho Matos</text:p>
          </table:table-cell>
          <table:table-cell>
            <text:p>alex.matos@usp.br</text:p>
          </table:table-cell>
          <table:table-cell>
            <text:p/>
          </table:table-cell>
          <table:table-cell>
            <text:p>(11) 99961-35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MsSvE04zcquAq-nY6Yxgxg</text:p>
          </table:table-cell>
        </table:table-row>
        <table:table-row>
          <table:table-cell>
            <text:p>13</text:p>
          </table:table-cell>
          <table:table-cell>
            <text:p>Alexandre Benoit</text:p>
          </table:table-cell>
          <table:table-cell>
            <text:p>alexandrehbenoit@gmail.com</text:p>
          </table:table-cell>
          <table:table-cell>
            <text:p/>
          </table:table-cell>
          <table:table-cell>
            <text:p>(11) 98229-6951</text:p>
          </table:table-cell>
          <table:table-cell>
            <text:p>Rua São Salvador, 99, Apto 802</text:p>
          </table:table-cell>
          <table:table-cell>
            <text:p>2223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U UFRJ; PPGAU-UFF</text:p>
          </table:table-cell>
          <table:table-cell>
            <text:p>profissional</text:p>
          </table:table-cell>
          <table:table-cell>
            <text:p>2VQTVb8vro_tNRuEjhVChg</text:p>
          </table:table-cell>
        </table:table-row>
        <table:table-row>
          <table:table-cell>
            <text:p>14</text:p>
          </table:table-cell>
          <table:table-cell>
            <text:p>Alexandre Ruiz da Rosa</text:p>
          </table:table-cell>
          <table:table-cell>
            <text:p>alexandreruizrosa@gmail.com</text:p>
          </table:table-cell>
          <table:table-cell>
            <text:p/>
          </table:table-cell>
          <table:table-cell>
            <text:p>(41) 98852-42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, UP</text:p>
          </table:table-cell>
          <table:table-cell>
            <text:p>participante_seminario</text:p>
          </table:table-cell>
          <table:table-cell>
            <text:p>aDMLBANcjaK815fVwGOLtw</text:p>
          </table:table-cell>
        </table:table-row>
        <table:table-row>
          <table:table-cell>
            <text:p>15</text:p>
          </table:table-cell>
          <table:table-cell>
            <text:p>Alexandre dos Santos</text:p>
          </table:table-cell>
          <table:table-cell>
            <text:p>alexandre.s.a@ufsc.br</text:p>
          </table:table-cell>
          <table:table-cell>
            <text:p/>
          </table:table-cell>
          <table:table-cell>
            <text:p>(48) 99166-66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- Departamento de Arquitetura e Urbanismo</text:p>
          </table:table-cell>
          <table:table-cell>
            <text:p>participante_seminario</text:p>
          </table:table-cell>
          <table:table-cell>
            <text:p>gcPd0t_sa81CnKsT35hCAw</text:p>
          </table:table-cell>
        </table:table-row>
        <table:table-row>
          <table:table-cell>
            <text:p>16</text:p>
          </table:table-cell>
          <table:table-cell>
            <text:p>Alfredo Pelaez</text:p>
          </table:table-cell>
          <table:table-cell>
            <text:p>anpelaezmail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ituto de Proyecto-Centro de Teoría; Sistema Nacional de Investigadores</text:p>
          </table:table-cell>
          <table:table-cell>
            <text:p>participante_seminario</text:p>
          </table:table-cell>
          <table:table-cell>
            <text:p>eKA2QFrpCwgGjVUQdSSWPA</text:p>
          </table:table-cell>
        </table:table-row>
        <table:table-row>
          <table:table-cell>
            <text:p>17</text:p>
          </table:table-cell>
          <table:table-cell>
            <text:p>Aline Assis de Andrade</text:p>
          </table:table-cell>
          <table:table-cell>
            <text:p>alineassis@fau.ufrj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participante_seminario</text:p>
          </table:table-cell>
          <table:table-cell>
            <text:p>Znnrfe6rumNJBjAapFDk6w</text:p>
          </table:table-cell>
        </table:table-row>
        <table:table-row>
          <table:table-cell>
            <text:p>18</text:p>
          </table:table-cell>
          <table:table-cell>
            <text:p>Aline Coelho Sanches</text:p>
          </table:table-cell>
          <table:table-cell>
            <text:p>alinecoelho@sc.usp.br</text:p>
          </table:table-cell>
          <table:table-cell>
            <text:p/>
          </table:table-cell>
          <table:table-cell>
            <text:p>(16) 99404-7777</text:p>
          </table:table-cell>
          <table:table-cell>
            <text:p>Rua Major Júlio Salles, 329, Apto. 55</text:p>
          </table:table-cell>
          <table:table-cell>
            <text:p>13561-01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Instituto de Arquitetura e Urbanismo Universidade de São Paulo</text:p>
          </table:table-cell>
          <table:table-cell>
            <text:p>profissional_internacional</text:p>
          </table:table-cell>
          <table:table-cell>
            <text:p>xBjnzZfOLXLq4vFkqnl4Mw</text:p>
          </table:table-cell>
        </table:table-row>
        <table:table-row>
          <table:table-cell>
            <text:p>19</text:p>
          </table:table-cell>
          <table:table-cell>
            <text:p>Aline Gil Spargoli</text:p>
          </table:table-cell>
          <table:table-cell>
            <text:p>aline.spargoli@gmail.com</text:p>
          </table:table-cell>
          <table:table-cell>
            <text:p/>
          </table:table-cell>
          <table:table-cell>
            <text:p>(21) 97170-93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participante_seminario</text:p>
          </table:table-cell>
          <table:table-cell>
            <text:p>DM1J0fo821LvclJ1Cs21bQ</text:p>
          </table:table-cell>
        </table:table-row>
        <table:table-row>
          <table:table-cell>
            <text:p>20</text:p>
          </table:table-cell>
          <table:table-cell>
            <text:p>Aline Passos Scatalon</text:p>
          </table:table-cell>
          <table:table-cell>
            <text:p>alinescatalon@gmail.com</text:p>
          </table:table-cell>
          <table:table-cell>
            <text:p/>
          </table:table-cell>
          <table:table-cell>
            <text:p>(18) 99684-4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participante_seminario</text:p>
          </table:table-cell>
          <table:table-cell>
            <text:p>F8DDJn4JrXrhOgk4gO8eIQ</text:p>
          </table:table-cell>
        </table:table-row>
        <table:table-row>
          <table:table-cell>
            <text:p>21</text:p>
          </table:table-cell>
          <table:table-cell>
            <text:p>Allyson Guibson Pereira de Oliveira</text:p>
          </table:table-cell>
          <table:table-cell>
            <text:p>allysonguibson.arq@gmail.com</text:p>
          </table:table-cell>
          <table:table-cell>
            <text:p/>
          </table:table-cell>
          <table:table-cell>
            <text:p>(85) 99696-09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, Urbanismo e Design da Universidade Federal do Ceará</text:p>
          </table:table-cell>
          <table:table-cell>
            <text:p>participante_seminario</text:p>
          </table:table-cell>
          <table:table-cell>
            <text:p>8ZFR4JXvwuIXRhz3vsMwJg</text:p>
          </table:table-cell>
        </table:table-row>
        <table:table-row>
          <table:table-cell>
            <text:p>22</text:p>
          </table:table-cell>
          <table:table-cell>
            <text:p>Allyson Matheus da Silva</text:p>
          </table:table-cell>
          <table:table-cell>
            <text:p>allyson.matheusarq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</text:p>
          </table:table-cell>
          <table:table-cell>
            <text:p>participante_seminario</text:p>
          </table:table-cell>
          <table:table-cell>
            <text:p>kvJEu3VuYVW0ZWwMrbKC8w</text:p>
          </table:table-cell>
        </table:table-row>
        <table:table-row>
          <table:table-cell>
            <text:p>23</text:p>
          </table:table-cell>
          <table:table-cell>
            <text:p>Amanda Evellyn Zys</text:p>
          </table:table-cell>
          <table:table-cell>
            <text:p>amandazys@gmail.com</text:p>
          </table:table-cell>
          <table:table-cell>
            <text:p/>
          </table:table-cell>
          <table:table-cell>
            <text:p>(67) 99650-2021</text:p>
          </table:table-cell>
          <table:table-cell>
            <text:p>Rua Barão do Rio Branco, 135, Apto 1403, Bairro Amambaí</text:p>
          </table:table-cell>
          <table:table-cell>
            <text:p>79008-060</text:p>
          </table:table-cell>
          <table:table-cell>
            <text:p>Campo Grande</text:p>
          </table:table-cell>
          <table:table-cell>
            <text:p>M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estudante</text:p>
          </table:table-cell>
          <table:table-cell>
            <text:p>93pHfkmhUlaUihCGMq_H-A</text:p>
          </table:table-cell>
        </table:table-row>
        <table:table-row>
          <table:table-cell>
            <text:p>24</text:p>
          </table:table-cell>
          <table:table-cell>
            <text:p>Amanda Fornaciari Ferreira</text:p>
          </table:table-cell>
          <table:table-cell>
            <text:p>affamandaferreira@gmail.com</text:p>
          </table:table-cell>
          <table:table-cell>
            <text:p/>
          </table:table-cell>
          <table:table-cell>
            <text:p>(27) 99603-84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participante_seminario</text:p>
          </table:table-cell>
          <table:table-cell>
            <text:p>dhVbw_a17TFtYq78NL1dxg</text:p>
          </table:table-cell>
        </table:table-row>
        <table:table-row>
          <table:table-cell>
            <text:p>25</text:p>
          </table:table-cell>
          <table:table-cell>
            <text:p>Amanda Mendes de Lima</text:p>
          </table:table-cell>
          <table:table-cell>
            <text:p>mendes.arqeurb@gmail.com</text:p>
          </table:table-cell>
          <table:table-cell>
            <text:p/>
          </table:table-cell>
          <table:table-cell>
            <text:p>(41) 99245-20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articipante_seminario</text:p>
          </table:table-cell>
          <table:table-cell>
            <text:p>bYodUb7PFHia3fmQvSY7hA</text:p>
          </table:table-cell>
        </table:table-row>
        <table:table-row>
          <table:table-cell>
            <text:p>26</text:p>
          </table:table-cell>
          <table:table-cell>
            <text:p>Amanda Vantini</text:p>
          </table:table-cell>
          <table:table-cell>
            <text:p>amandavantini98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</text:p>
          </table:table-cell>
          <table:table-cell>
            <text:p>participante_seminario</text:p>
          </table:table-cell>
          <table:table-cell>
            <text:p>gfQ1VnumK2MiamZ_l8W1Rw</text:p>
          </table:table-cell>
        </table:table-row>
        <table:table-row>
          <table:table-cell>
            <text:p>27</text:p>
          </table:table-cell>
          <table:table-cell>
            <text:p>Ana Beatriz Pahor Pereira da Costa</text:p>
          </table:table-cell>
          <table:table-cell>
            <text:p>ana.pahor.costa@gmail.com</text:p>
          </table:table-cell>
          <table:table-cell>
            <text:p/>
          </table:table-cell>
          <table:table-cell>
            <text:p>(11) 99509-23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articipante_seminario</text:p>
          </table:table-cell>
          <table:table-cell>
            <text:p>P5EoUxmAbChViqHKZSlsCw</text:p>
          </table:table-cell>
        </table:table-row>
        <table:table-row>
          <table:table-cell>
            <text:p>28</text:p>
          </table:table-cell>
          <table:table-cell>
            <text:p>Ana Beatriz de Oliveira Silva Lima</text:p>
          </table:table-cell>
          <table:table-cell>
            <text:p>beatrizoliveiras.la@gmail.com</text:p>
          </table:table-cell>
          <table:table-cell>
            <text:p/>
          </table:table-cell>
          <table:table-cell>
            <text:p>(81) 99762-7115</text:p>
          </table:table-cell>
          <table:table-cell>
            <text:p>Estrada do Arraial, 3720. Apto 304.</text:p>
          </table:table-cell>
          <table:table-cell>
            <text:p>52070-23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e Pernambuco</text:p>
          </table:table-cell>
          <table:table-cell>
            <text:p>estudante</text:p>
          </table:table-cell>
          <table:table-cell>
            <text:p>-t8mU9HLo3jNnN-3RcqJ2Q</text:p>
          </table:table-cell>
        </table:table-row>
        <table:table-row>
          <table:table-cell>
            <text:p>29</text:p>
          </table:table-cell>
          <table:table-cell>
            <text:p>Ana C. S. Bierrenbach</text:p>
          </table:table-cell>
          <table:table-cell>
            <text:p>acbierrenbach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Shly2IO9j0J5l-OXavH65Q</text:p>
          </table:table-cell>
        </table:table-row>
        <table:table-row>
          <table:table-cell>
            <text:p>30</text:p>
          </table:table-cell>
          <table:table-cell>
            <text:p>Ana Camille Colque</text:p>
          </table:table-cell>
          <table:table-cell>
            <text:p>ana.colque@academico.ufpb.br</text:p>
          </table:table-cell>
          <table:table-cell>
            <text:p/>
          </table:table-cell>
          <table:table-cell>
            <text:p>(83) 98690-06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kLtwUB75rxiwpDDIWcSPQ</text:p>
          </table:table-cell>
        </table:table-row>
        <table:table-row>
          <table:table-cell>
            <text:p>31</text:p>
          </table:table-cell>
          <table:table-cell>
            <text:p>Ana Carolina Buim Azevedo Marques</text:p>
          </table:table-cell>
          <table:table-cell>
            <text:p>anacbuim@gmail.com</text:p>
          </table:table-cell>
          <table:table-cell>
            <text:p/>
          </table:table-cell>
          <table:table-cell>
            <text:p>(11) 98885-9913</text:p>
          </table:table-cell>
          <table:table-cell>
            <text:p>Rua Paulino Vaz, 405</text:p>
          </table:table-cell>
          <table:table-cell>
            <text:p>06727-003</text:p>
          </table:table-cell>
          <table:table-cell>
            <text:p>Coti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SJT/IAU.USP</text:p>
          </table:table-cell>
          <table:table-cell>
            <text:p>estudante</text:p>
          </table:table-cell>
          <table:table-cell>
            <text:p>myGxnZSIY2kI5DjVjuT4GA</text:p>
          </table:table-cell>
        </table:table-row>
        <table:table-row>
          <table:table-cell>
            <text:p>32</text:p>
          </table:table-cell>
          <table:table-cell>
            <text:p>Ana Carolina Gleria</text:p>
          </table:table-cell>
          <table:table-cell>
            <text:p>anacarolinagleria@hotmail.com</text:p>
          </table:table-cell>
          <table:table-cell>
            <text:p/>
          </table:table-cell>
          <table:table-cell>
            <text:p>(16) 99767-30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iNgIec0oa5wIwWkKyCyXUA</text:p>
          </table:table-cell>
        </table:table-row>
        <table:table-row>
          <table:table-cell>
            <text:p>33</text:p>
          </table:table-cell>
          <table:table-cell>
            <text:p>Ana Carolina Santos Pellegrini</text:p>
          </table:table-cell>
          <table:table-cell>
            <text:p>anapel.arq@gmail.com; anapel@ufrgs.br</text:p>
          </table:table-cell>
          <table:table-cell>
            <text:p/>
          </table:table-cell>
          <table:table-cell>
            <text:p>(51) 99216-1808</text:p>
          </table:table-cell>
          <table:table-cell>
            <text:p>Gonçalo de Carvalho, 221/601</text:p>
          </table:table-cell>
          <table:table-cell>
            <text:p>90035-17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 - PROPAR</text:p>
          </table:table-cell>
          <table:table-cell>
            <text:p>profissional_internacional</text:p>
          </table:table-cell>
          <table:table-cell>
            <text:p>mPofnmgoEsghuNmK7ci_4g</text:p>
          </table:table-cell>
        </table:table-row>
        <table:table-row>
          <table:table-cell>
            <text:p>34</text:p>
          </table:table-cell>
          <table:table-cell>
            <text:p>Ana Caroline Silveira de Oliveira Amodeo</text:p>
          </table:table-cell>
          <table:table-cell>
            <text:p>anacarolien@gmail.com</text:p>
          </table:table-cell>
          <table:table-cell>
            <text:p/>
          </table:table-cell>
          <table:table-cell>
            <text:p>(51) 99244-42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4yW3aro4JL6yDU2zJy8Rfg</text:p>
          </table:table-cell>
        </table:table-row>
        <table:table-row>
          <table:table-cell>
            <text:p>35</text:p>
          </table:table-cell>
          <table:table-cell>
            <text:p>Ana Clara Pacheco do Nascimento</text:p>
          </table:table-cell>
          <table:table-cell>
            <text:p>anaclarapn@arquitetura.ufc.br</text:p>
          </table:table-cell>
          <table:table-cell>
            <text:p/>
          </table:table-cell>
          <table:table-cell>
            <text:p>(85) 99150-2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participante_seminario</text:p>
          </table:table-cell>
          <table:table-cell>
            <text:p>N26PW5bjoBJviJ9mFRdjKg</text:p>
          </table:table-cell>
        </table:table-row>
        <table:table-row>
          <table:table-cell>
            <text:p>36</text:p>
          </table:table-cell>
          <table:table-cell>
            <text:p>Ana Cláudia Böer Breier</text:p>
          </table:table-cell>
          <table:table-cell>
            <text:p>ana.breier@iffarroupilha.edu.br</text:p>
          </table:table-cell>
          <table:table-cell>
            <text:p/>
          </table:table-cell>
          <table:table-cell>
            <text:p>(55) 98149-88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arroupilha</text:p>
          </table:table-cell>
          <table:table-cell>
            <text:p>participante_seminario</text:p>
          </table:table-cell>
          <table:table-cell>
            <text:p>ggnZnKBfYruJIYENWPmS3Q</text:p>
          </table:table-cell>
        </table:table-row>
        <table:table-row>
          <table:table-cell>
            <text:p>37</text:p>
          </table:table-cell>
          <table:table-cell>
            <text:p>Ana Cristina Lopes Braga</text:p>
          </table:table-cell>
          <table:table-cell>
            <text:p>acbraga3@gmail.com</text:p>
          </table:table-cell>
          <table:table-cell>
            <text:p/>
          </table:table-cell>
          <table:table-cell>
            <text:p>(91) 98858-2838</text:p>
          </table:table-cell>
          <table:table-cell>
            <text:p>Condomínio Cristalville, alameda Safira, casa 8</text:p>
          </table:table-cell>
          <table:table-cell>
            <text:p>66640-59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Pará</text:p>
          </table:table-cell>
          <table:table-cell>
            <text:p>estudante</text:p>
          </table:table-cell>
          <table:table-cell>
            <text:p>Wv-5x60sQtkLb2ZIq6bfaw</text:p>
          </table:table-cell>
        </table:table-row>
        <table:table-row>
          <table:table-cell>
            <text:p>38</text:p>
          </table:table-cell>
          <table:table-cell>
            <text:p>Ana Elisa Cavalcante Miranda</text:p>
          </table:table-cell>
          <table:table-cell>
            <text:p>anaelisacav@gmail.com</text:p>
          </table:table-cell>
          <table:table-cell>
            <text:p/>
          </table:table-cell>
          <table:table-cell>
            <text:p>(86) 99972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xepwfeXfF7QqCr_-ZVEewQ</text:p>
          </table:table-cell>
        </table:table-row>
        <table:table-row>
          <table:table-cell>
            <text:p>39</text:p>
          </table:table-cell>
          <table:table-cell>
            <text:p>Ana Elisa Moraes Souto</text:p>
          </table:table-cell>
          <table:table-cell>
            <text:p>anaearq@gmail.com</text:p>
          </table:table-cell>
          <table:table-cell>
            <text:p/>
          </table:table-cell>
          <table:table-cell>
            <text:p>(51) 99200-4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-RS</text:p>
          </table:table-cell>
          <table:table-cell>
            <text:p>participante_seminario</text:p>
          </table:table-cell>
          <table:table-cell>
            <text:p>YPvhBVvfX75VuTSnggSDSg</text:p>
          </table:table-cell>
        </table:table-row>
        <table:table-row>
          <table:table-cell>
            <text:p>40</text:p>
          </table:table-cell>
          <table:table-cell>
            <text:p>Ana Elisa Vieira Soares</text:p>
          </table:table-cell>
          <table:table-cell>
            <text:p>anaelisavs07@gmail.com</text:p>
          </table:table-cell>
          <table:table-cell>
            <text:p/>
          </table:table-cell>
          <table:table-cell>
            <text:p>(62) 98467-76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Goiás (UFG)</text:p>
          </table:table-cell>
          <table:table-cell>
            <text:p>participante_seminario</text:p>
          </table:table-cell>
          <table:table-cell>
            <text:p>7QwvNyhl1BBhj0lw7B2jyA</text:p>
          </table:table-cell>
        </table:table-row>
        <table:table-row>
          <table:table-cell>
            <text:p>41</text:p>
          </table:table-cell>
          <table:table-cell>
            <text:p>Ana Elísia da Costa</text:p>
          </table:table-cell>
          <table:table-cell>
            <text:p>ana_elisia_costa@hotmail.com</text:p>
          </table:table-cell>
          <table:table-cell>
            <text:p/>
          </table:table-cell>
          <table:table-cell>
            <text:p>(51) 99937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CoSJNB1ux62xjKpdeVRs9w</text:p>
          </table:table-cell>
        </table:table-row>
        <table:table-row>
          <table:table-cell>
            <text:p>42</text:p>
          </table:table-cell>
          <table:table-cell>
            <text:p>Ana Esteban Maluenda</text:p>
          </table:table-cell>
          <table:table-cell>
            <text:p>ana.esteban.maluenda@upm.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participante_seminario</text:p>
          </table:table-cell>
          <table:table-cell>
            <text:p>o1MdOlDDyw4U0z55sL2iNA</text:p>
          </table:table-cell>
        </table:table-row>
        <table:table-row>
          <table:table-cell>
            <text:p>43</text:p>
          </table:table-cell>
          <table:table-cell>
            <text:p>Ana Gabriela Godinho Lima</text:p>
          </table:table-cell>
          <table:table-cell>
            <text:p>anagabriela.lima@mackenzie.br</text:p>
          </table:table-cell>
          <table:table-cell>
            <text:p/>
          </table:table-cell>
          <table:table-cell>
            <text:p>(11) 99268-71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LooFgLSEzMpGSum4rnkbPQ</text:p>
          </table:table-cell>
        </table:table-row>
        <table:table-row>
          <table:table-cell>
            <text:p>44</text:p>
          </table:table-cell>
          <table:table-cell>
            <text:p>Ana Klaudia de Almeida Viana Perdigão</text:p>
          </table:table-cell>
          <table:table-cell>
            <text:p>klaudiaufpa@gmail.com</text:p>
          </table:table-cell>
          <table:table-cell>
            <text:p/>
          </table:table-cell>
          <table:table-cell>
            <text:p>(91) 99985-58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participante_seminario</text:p>
          </table:table-cell>
          <table:table-cell>
            <text:p>i14tpAOoDZIM1F13xccUlw</text:p>
          </table:table-cell>
        </table:table-row>
        <table:table-row>
          <table:table-cell>
            <text:p>45</text:p>
          </table:table-cell>
          <table:table-cell>
            <text:p>Ana Laura dos Santos Barbosa</text:p>
          </table:table-cell>
          <table:table-cell>
            <text:p>ana.bgarcez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XArPH6YbHgyJu0Zhp_H9A</text:p>
          </table:table-cell>
        </table:table-row>
        <table:table-row>
          <table:table-cell>
            <text:p>46</text:p>
          </table:table-cell>
          <table:table-cell>
            <text:p>Ana Luiza Zimmermann de Quadros</text:p>
          </table:table-cell>
          <table:table-cell>
            <text:p>anazimmermann@usp.br</text:p>
          </table:table-cell>
          <table:table-cell>
            <text:p/>
          </table:table-cell>
          <table:table-cell>
            <text:p>(41) 99944-17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participante_seminario</text:p>
          </table:table-cell>
          <table:table-cell>
            <text:p>ENoZ3Dy98qY9bjUf5-_BeQ</text:p>
          </table:table-cell>
        </table:table-row>
        <table:table-row>
          <table:table-cell>
            <text:p>47</text:p>
          </table:table-cell>
          <table:table-cell>
            <text:p>Ana Lúcia Cerávolo</text:p>
          </table:table-cell>
          <table:table-cell>
            <text:p>anaceravol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3Tjk077AMBTFj2wluFnMtg</text:p>
          </table:table-cell>
        </table:table-row>
        <table:table-row>
          <table:table-cell>
            <text:p>48</text:p>
          </table:table-cell>
          <table:table-cell>
            <text:p>Ana M. G Albano Amora</text:p>
          </table:table-cell>
          <table:table-cell>
            <text:p>aaamora@fau.ufrj.br</text:p>
          </table:table-cell>
          <table:table-cell>
            <text:p/>
          </table:table-cell>
          <table:table-cell>
            <text:p>(21) 98858-9372</text:p>
          </table:table-cell>
          <table:table-cell>
            <text:p>Rua Antonio Mendes Campos, 57 Apto 706</text:p>
          </table:table-cell>
          <table:table-cell>
            <text:p>22211-1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|UFRJ</text:p>
          </table:table-cell>
          <table:table-cell>
            <text:p>profissional_internacional</text:p>
          </table:table-cell>
          <table:table-cell>
            <text:p>IbbYED5gX_EHpDwO7J7nXA</text:p>
          </table:table-cell>
        </table:table-row>
        <table:table-row>
          <table:table-cell>
            <text:p>49</text:p>
          </table:table-cell>
          <table:table-cell>
            <text:p>Ana Marta Alexandre Ditolvo</text:p>
          </table:table-cell>
          <table:table-cell>
            <text:p>amditolvo@gmail.com</text:p>
          </table:table-cell>
          <table:table-cell>
            <text:p/>
          </table:table-cell>
          <table:table-cell>
            <text:p>(11) 97554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AP ( Docente)  / Universidade Presbiteriana Mackenzie ( doutoranda)</text:p>
          </table:table-cell>
          <table:table-cell>
            <text:p>participante_seminario</text:p>
          </table:table-cell>
          <table:table-cell>
            <text:p>MdyzJWOubvhwPlBTe2cL8w</text:p>
          </table:table-cell>
        </table:table-row>
        <table:table-row>
          <table:table-cell>
            <text:p>50</text:p>
          </table:table-cell>
          <table:table-cell>
            <text:p>Ana Paula Koury</text:p>
          </table:table-cell>
          <table:table-cell>
            <text:p>apkoury@gmail.com</text:p>
          </table:table-cell>
          <table:table-cell>
            <text:p/>
          </table:table-cell>
          <table:table-cell>
            <text:p>(11) 99733-0190</text:p>
          </table:table-cell>
          <table:table-cell>
            <text:p>Rua Itacema, 239 Apto. 81 B Itaim Bibi</text:p>
          </table:table-cell>
          <table:table-cell>
            <text:p>04530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</text:p>
          </table:table-cell>
          <table:table-cell>
            <text:p>profissional_internacional</text:p>
          </table:table-cell>
          <table:table-cell>
            <text:p>RJn-6ffe597A6XLZc8-f5w</text:p>
          </table:table-cell>
        </table:table-row>
        <table:table-row>
          <table:table-cell>
            <text:p>51</text:p>
          </table:table-cell>
          <table:table-cell>
            <text:p>Ana Paula Polizzo</text:p>
          </table:table-cell>
          <table:table-cell>
            <text:p>polizzo@fau.ufrj.br</text:p>
          </table:table-cell>
          <table:table-cell>
            <text:p/>
          </table:table-cell>
          <table:table-cell>
            <text:p>(21) 99530-9429</text:p>
          </table:table-cell>
          <table:table-cell>
            <text:p>Rua Alvare de Azevedo 121 Apto 701 Bloco B</text:p>
          </table:table-cell>
          <table:table-cell>
            <text:p>24220-02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febe - Centro Universitario da Fundacao Educacional de Brusque</text:p>
          </table:table-cell>
          <table:table-cell>
            <text:p>profissional_internacional</text:p>
          </table:table-cell>
          <table:table-cell>
            <text:p>LFIivZMVW0ITc3OGoJCd_g</text:p>
          </table:table-cell>
        </table:table-row>
        <table:table-row>
          <table:table-cell>
            <text:p>52</text:p>
          </table:table-cell>
          <table:table-cell>
            <text:p>Ana Paula da Cunha</text:p>
          </table:table-cell>
          <table:table-cell>
            <text:p>anapaula3003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FGTjahrYONMKStoFBhqTA</text:p>
          </table:table-cell>
        </table:table-row>
        <table:table-row>
          <table:table-cell>
            <text:p>53</text:p>
          </table:table-cell>
          <table:table-cell>
            <text:p>Ana Roberta Carvalho de Sousa</text:p>
          </table:table-cell>
          <table:table-cell>
            <text:p>arobertacsousa@gmail.com</text:p>
          </table:table-cell>
          <table:table-cell>
            <text:p/>
          </table:table-cell>
          <table:table-cell>
            <text:p>(96) 98408-93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participante_seminario</text:p>
          </table:table-cell>
          <table:table-cell>
            <text:p>6JDzzMELck2FelLAqd0itg</text:p>
          </table:table-cell>
        </table:table-row>
        <table:table-row>
          <table:table-cell>
            <text:p>54</text:p>
          </table:table-cell>
          <table:table-cell>
            <text:p>Ana Tagliari</text:p>
          </table:table-cell>
          <table:table-cell>
            <text:p>anatagliari@hotmail.com</text:p>
          </table:table-cell>
          <table:table-cell>
            <text:p/>
          </table:table-cell>
          <table:table-cell>
            <text:p>(11) 99764-85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participante_seminario</text:p>
          </table:table-cell>
          <table:table-cell>
            <text:p>dA2z3rSmlA6YY9P0oEL1KQ</text:p>
          </table:table-cell>
        </table:table-row>
        <table:table-row>
          <table:table-cell>
            <text:p>55</text:p>
          </table:table-cell>
          <table:table-cell>
            <text:p>Anais Costa Carvalho</text:p>
          </table:table-cell>
          <table:table-cell>
            <text:p>anais.carvalho@itec.ufpa.br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Pará</text:p>
          </table:table-cell>
          <table:table-cell>
            <text:p>participante_seminario</text:p>
          </table:table-cell>
          <table:table-cell>
            <text:p>W09gPJ7KFe9xYC5A_xrdmg</text:p>
          </table:table-cell>
        </table:table-row>
        <table:table-row>
          <table:table-cell>
            <text:p>56</text:p>
          </table:table-cell>
          <table:table-cell>
            <text:p>Anaís Costa Velasco</text:p>
          </table:table-cell>
          <table:table-cell>
            <text:p>anavelasco2911@gmail.com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JcsFIYsj8iIwmOrlFBFNCA</text:p>
          </table:table-cell>
        </table:table-row>
        <table:table-row>
          <table:table-cell>
            <text:p>57</text:p>
          </table:table-cell>
          <table:table-cell>
            <text:p>Anderson Buss</text:p>
          </table:table-cell>
          <table:table-cell>
            <text:p>andersonbuss@gmail.com</text:p>
          </table:table-cell>
          <table:table-cell>
            <text:p>01975865979</text:p>
          </table:table-cell>
          <table:table-cell>
            <text:p>(47) 98413-0026</text:p>
          </table:table-cell>
          <table:table-cell>
            <text:p>avenida das comunidades, 180. Apto 1403. ce tro. 88.350-360. Brusque-SC.</text:p>
          </table:table-cell>
          <table:table-cell>
            <text:p>88350-360</text:p>
          </table:table-cell>
          <table:table-cell>
            <text:p>Brusque</text:p>
          </table:table-cell>
          <table:table-cell>
            <text:p>SC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ixa economica federal. unifebe.</text:p>
          </table:table-cell>
          <table:table-cell>
            <text:p>profissional_internacional</text:p>
          </table:table-cell>
          <table:table-cell>
            <text:p>MoQdYRiD4ryaiITzEB_-AQ</text:p>
          </table:table-cell>
        </table:table-row>
        <table:table-row>
          <table:table-cell>
            <text:p>58</text:p>
          </table:table-cell>
          <table:table-cell>
            <text:p>Anderson Dall'alba</text:p>
          </table:table-cell>
          <table:table-cell>
            <text:p>dallalba.anderson@gmail.com</text:p>
          </table:table-cell>
          <table:table-cell>
            <text:p/>
          </table:table-cell>
          <table:table-cell>
            <text:p>(51) 98050-79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Vale do Rio dos Sinos (Unisinos), Universidade Federal do Rio Grande do Sul (UFRGS)</text:p>
          </table:table-cell>
          <table:table-cell>
            <text:p>participante_seminario</text:p>
          </table:table-cell>
          <table:table-cell>
            <text:p>LmSa2MvM2jtRRvIZmn4lzg</text:p>
          </table:table-cell>
        </table:table-row>
        <table:table-row>
          <table:table-cell>
            <text:p>59</text:p>
          </table:table-cell>
          <table:table-cell>
            <text:p>Anderson Khallyl Farias Gomes</text:p>
          </table:table-cell>
          <table:table-cell>
            <text:p>andersonkhallyl@gmail.com</text:p>
          </table:table-cell>
          <table:table-cell>
            <text:p/>
          </table:table-cell>
          <table:table-cell>
            <text:p>(83) 99664-9111</text:p>
          </table:table-cell>
          <table:table-cell>
            <text:p>Sebastião vieira da silva 2203</text:p>
          </table:table-cell>
          <table:table-cell>
            <text:p>58410-407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Discente - universidade federal da paraíba</text:p>
          </table:table-cell>
          <table:table-cell>
            <text:p>estudante</text:p>
          </table:table-cell>
          <table:table-cell>
            <text:p>XvQRjdy_MqCMzly3O-Fouw</text:p>
          </table:table-cell>
        </table:table-row>
        <table:table-row>
          <table:table-cell>
            <text:p>60</text:p>
          </table:table-cell>
          <table:table-cell>
            <text:p>Andre Felipe Batistella Souza</text:p>
          </table:table-cell>
          <table:table-cell>
            <text:p>andrebatistella@gmail.com</text:p>
          </table:table-cell>
          <table:table-cell>
            <text:p/>
          </table:table-cell>
          <table:table-cell>
            <text:p>(43) 99639-50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-1M2MpX4vaTDwBAsg2anOg</text:p>
          </table:table-cell>
        </table:table-row>
        <table:table-row>
          <table:table-cell>
            <text:p>61</text:p>
          </table:table-cell>
          <table:table-cell>
            <text:p>Andrea Halasz Gati</text:p>
          </table:table-cell>
          <table:table-cell>
            <text:p>andrea.gati@ufp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jRHPopdS4UJHxcwD8mZeMg</text:p>
          </table:table-cell>
        </table:table-row>
        <table:table-row>
          <table:table-cell>
            <text:p>62</text:p>
          </table:table-cell>
          <table:table-cell>
            <text:p>Andrea Tourinho</text:p>
          </table:table-cell>
          <table:table-cell>
            <text:p>prof.atourinho@usjt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participante_seminario</text:p>
          </table:table-cell>
          <table:table-cell>
            <text:p>DH90T7i-QVUgDQPQebt1-A</text:p>
          </table:table-cell>
        </table:table-row>
        <table:table-row>
          <table:table-cell>
            <text:p>63</text:p>
          </table:table-cell>
          <table:table-cell>
            <text:p>Andrea de Lacerda Pessoa Borde</text:p>
          </table:table-cell>
          <table:table-cell>
            <text:p>andreaborde@gmail.com</text:p>
          </table:table-cell>
          <table:table-cell>
            <text:p/>
          </table:table-cell>
          <table:table-cell>
            <text:p>(21) 99776-4731</text:p>
          </table:table-cell>
          <table:table-cell>
            <text:p>Rua Negreiros Lobato, 23/1503</text:p>
          </table:table-cell>
          <table:table-cell>
            <text:p>2247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de Janeiro</text:p>
          </table:table-cell>
          <table:table-cell>
            <text:p>profissional_internacional</text:p>
          </table:table-cell>
          <table:table-cell>
            <text:p>DzH1XJS1uF_g_SH-oEkVQw</text:p>
          </table:table-cell>
        </table:table-row>
        <table:table-row>
          <table:table-cell>
            <text:p>64</text:p>
          </table:table-cell>
          <table:table-cell>
            <text:p>Andressa Martinez</text:p>
          </table:table-cell>
          <table:table-cell>
            <text:p>acpm@umd.edu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UIo1WZkgRNpk8CyJwbYCsg</text:p>
          </table:table-cell>
        </table:table-row>
        <table:table-row>
          <table:table-cell>
            <text:p>65</text:p>
          </table:table-cell>
          <table:table-cell>
            <text:p>Andrey Schlee</text:p>
          </table:table-cell>
          <table:table-cell>
            <text:p>andreyrosenthal@gmail.com</text:p>
          </table:table-cell>
          <table:table-cell>
            <text:p/>
          </table:table-cell>
          <table:table-cell>
            <text:p>(61) 99129-3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PHAN</text:p>
          </table:table-cell>
          <table:table-cell>
            <text:p>participante_seminario</text:p>
          </table:table-cell>
          <table:table-cell>
            <text:p>obMBqjRBvEqXpY1ZTFAr5A</text:p>
          </table:table-cell>
        </table:table-row>
        <table:table-row>
          <table:table-cell>
            <text:p>66</text:p>
          </table:table-cell>
          <table:table-cell>
            <text:p>André Augusto de Almeida Alves</text:p>
          </table:table-cell>
          <table:table-cell>
            <text:p>aaaalves@uem.br; almeida.alves@gmail.com</text:p>
          </table:table-cell>
          <table:table-cell>
            <text:p/>
          </table:table-cell>
          <table:table-cell>
            <text:p>(44) 98848-52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9HkSq3pVre8-6RXCaUOqtg</text:p>
          </table:table-cell>
        </table:table-row>
        <table:table-row>
          <table:table-cell>
            <text:p>67</text:p>
          </table:table-cell>
          <table:table-cell>
            <text:p>André Luiz Tura Nunes</text:p>
          </table:table-cell>
          <table:table-cell>
            <text:p>andreltnunes@gmail.com</text:p>
          </table:table-cell>
          <table:table-cell>
            <text:p/>
          </table:table-cell>
          <table:table-cell>
            <text:p>(11) 99794-37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yL15HLWt75dsl3gSmTh0rw</text:p>
          </table:table-cell>
        </table:table-row>
        <table:table-row>
          <table:table-cell>
            <text:p>68</text:p>
          </table:table-cell>
          <table:table-cell>
            <text:p>André Scarpa</text:p>
          </table:table-cell>
          <table:table-cell>
            <text:p>scarpa@andrescarpa.com</text:p>
          </table:table-cell>
          <table:table-cell>
            <text:p/>
          </table:table-cell>
          <table:table-cell>
            <text:p>(11) 99756-5087</text:p>
          </table:table-cell>
          <table:table-cell>
            <text:p>Av. Higienopolis 318, Apto 24</text:p>
          </table:table-cell>
          <table:table-cell>
            <text:p>01238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Escola da Cidade</text:p>
          </table:table-cell>
          <table:table-cell>
            <text:p>profissional</text:p>
          </table:table-cell>
          <table:table-cell>
            <text:p>Baj0KKkfl0c8lnYwJIwVRg</text:p>
          </table:table-cell>
        </table:table-row>
        <table:table-row>
          <table:table-cell>
            <text:p>69</text:p>
          </table:table-cell>
          <table:table-cell>
            <text:p>Andréa de Oliveira Tourinho</text:p>
          </table:table-cell>
          <table:table-cell>
            <text:p>drea.tourinho@ig.com.br</text:p>
          </table:table-cell>
          <table:table-cell>
            <text:p/>
          </table:table-cell>
          <table:table-cell>
            <text:p>(11) 99195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</text:p>
          </table:table-cell>
          <table:table-cell>
            <text:p>participante_seminario</text:p>
          </table:table-cell>
          <table:table-cell>
            <text:p>su_J2uufZ3GAnxNTmo-cMw</text:p>
          </table:table-cell>
        </table:table-row>
        <table:table-row>
          <table:table-cell>
            <text:p>70</text:p>
          </table:table-cell>
          <table:table-cell>
            <text:p>Angelica Ponzio</text:p>
          </table:table-cell>
          <table:table-cell>
            <text:p>angelica.ponzio@gmail.com</text:p>
          </table:table-cell>
          <table:table-cell>
            <text:p/>
          </table:table-cell>
          <table:table-cell>
            <text:p>(51) 99961-54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participante_seminario</text:p>
          </table:table-cell>
          <table:table-cell>
            <text:p>Fb7gIOQtB06-l7Fj9vG4qw</text:p>
          </table:table-cell>
        </table:table-row>
        <table:table-row>
          <table:table-cell>
            <text:p>71</text:p>
          </table:table-cell>
          <table:table-cell>
            <text:p>Angelo Prisco Petry</text:p>
          </table:table-cell>
          <table:table-cell>
            <text:p>angelopp3107@gmail.com</text:p>
          </table:table-cell>
          <table:table-cell>
            <text:p/>
          </table:table-cell>
          <table:table-cell>
            <text:p>(51) 99807-9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participante_seminario</text:p>
          </table:table-cell>
          <table:table-cell>
            <text:p>VhPJL3O6nf7HTptBufSbSA</text:p>
          </table:table-cell>
        </table:table-row>
        <table:table-row>
          <table:table-cell>
            <text:p>72</text:p>
          </table:table-cell>
          <table:table-cell>
            <text:p>Angelo Páez Calvo</text:p>
          </table:table-cell>
          <table:table-cell>
            <text:p>apaezc@unal.edu.c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Nacional de Colombia / Facultad de Artes / Sede Bogotá / Escuela de Arquitectura y Urbanismo</text:p>
          </table:table-cell>
          <table:table-cell>
            <text:p>participante_seminario</text:p>
          </table:table-cell>
          <table:table-cell>
            <text:p>QQCPQsGsOUUC9A6xBcgkRA</text:p>
          </table:table-cell>
        </table:table-row>
        <table:table-row>
          <table:table-cell>
            <text:p>73</text:p>
          </table:table-cell>
          <table:table-cell>
            <text:p>Anita Puig</text:p>
          </table:table-cell>
          <table:table-cell>
            <text:p>anitampuig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irectora Escuela Arquitectura Universidad Finis Terrae</text:p>
          </table:table-cell>
          <table:table-cell>
            <text:p>participante_seminario</text:p>
          </table:table-cell>
          <table:table-cell>
            <text:p>EwY8uFnNSa4mmaBSMYMWQQ</text:p>
          </table:table-cell>
        </table:table-row>
        <table:table-row>
          <table:table-cell>
            <text:p>74</text:p>
          </table:table-cell>
          <table:table-cell>
            <text:p>Anna Paula Moura Canez</text:p>
          </table:table-cell>
          <table:table-cell>
            <text:p>annapaulacanez@yahoo.com.br</text:p>
          </table:table-cell>
          <table:table-cell>
            <text:p/>
          </table:table-cell>
          <table:table-cell>
            <text:p>(51) 99828-0411</text:p>
          </table:table-cell>
          <table:table-cell>
            <text:p>Rua Dr. Possidônio da Cunha 165, Apto. 301</text:p>
          </table:table-cell>
          <table:table-cell>
            <text:p>91900-1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profissional</text:p>
          </table:table-cell>
          <table:table-cell>
            <text:p>BGmKS3DrbcMXAm7H6VNmXQ</text:p>
          </table:table-cell>
        </table:table-row>
        <table:table-row>
          <table:table-cell>
            <text:p>75</text:p>
          </table:table-cell>
          <table:table-cell>
            <text:p>Annabia Ferreira Sperandio</text:p>
          </table:table-cell>
          <table:table-cell>
            <text:p>annabiafs@gmail.com</text:p>
          </table:table-cell>
          <table:table-cell>
            <text:p/>
          </table:table-cell>
          <table:table-cell>
            <text:p>(44) 99948-01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participante_seminario</text:p>
          </table:table-cell>
          <table:table-cell>
            <text:p>w-7-34T5CtqgMFm6T94e0w</text:p>
          </table:table-cell>
        </table:table-row>
        <table:table-row>
          <table:table-cell>
            <text:p>76</text:p>
          </table:table-cell>
          <table:table-cell>
            <text:p>Antonio Pedro Alves de Carvalho</text:p>
          </table:table-cell>
          <table:table-cell>
            <text:p>arqsaud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participante_seminario</text:p>
          </table:table-cell>
          <table:table-cell>
            <text:p>-FtttWukIKZM1PK08b4sHQ</text:p>
          </table:table-cell>
        </table:table-row>
        <table:table-row>
          <table:table-cell>
            <text:p>77</text:p>
          </table:table-cell>
          <table:table-cell>
            <text:p>Antônio Hermindo Mota Fração</text:p>
          </table:table-cell>
          <table:table-cell>
            <text:p>toatoafracao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rV0I6igrF9PqcF_B4-zRSg</text:p>
          </table:table-cell>
        </table:table-row>
        <table:table-row>
          <table:table-cell>
            <text:p>78</text:p>
          </table:table-cell>
          <table:table-cell>
            <text:p>Anye Pedroso Theisen</text:p>
          </table:table-cell>
          <table:table-cell>
            <text:p>anyepedrosotheisen@gmail.com</text:p>
          </table:table-cell>
          <table:table-cell>
            <text:p/>
          </table:table-cell>
          <table:table-cell>
            <text:p>(53) 99919-33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stranda no Programa de Pós Graduação em Arquitetura PROPAR da Universidade Federal do Rio Grande do Sul UFRGS.</text:p>
          </table:table-cell>
          <table:table-cell>
            <text:p>participante_seminario</text:p>
          </table:table-cell>
          <table:table-cell>
            <text:p>L5n6Bd8eaQtOozpIEj9ADw</text:p>
          </table:table-cell>
        </table:table-row>
        <table:table-row>
          <table:table-cell>
            <text:p>79</text:p>
          </table:table-cell>
          <table:table-cell>
            <text:p>Aníbal Parodi</text:p>
          </table:table-cell>
          <table:table-cell>
            <text:p>anibal.parod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ututo de proyecto, Departamento de Arquitectura Interior y Mobiliario</text:p>
          </table:table-cell>
          <table:table-cell>
            <text:p>participante_seminario</text:p>
          </table:table-cell>
          <table:table-cell>
            <text:p>8hon1rCl3XjfDVXR9-FxMQ</text:p>
          </table:table-cell>
        </table:table-row>
        <table:table-row>
          <table:table-cell>
            <text:p>80</text:p>
          </table:table-cell>
          <table:table-cell>
            <text:p>Armando Luis Yoshio Yoshio Ito</text:p>
          </table:table-cell>
          <table:table-cell>
            <text:p>ito@professores.utfpr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participante_seminario</text:p>
          </table:table-cell>
          <table:table-cell>
            <text:p>bpWiO-5-b2n_IWXoJX5dgw</text:p>
          </table:table-cell>
        </table:table-row>
        <table:table-row>
          <table:table-cell>
            <text:p>81</text:p>
          </table:table-cell>
          <table:table-cell>
            <text:p>Arthur Prates</text:p>
          </table:table-cell>
          <table:table-cell>
            <text:p>arthursp@usp.br</text:p>
          </table:table-cell>
          <table:table-cell>
            <text:p/>
          </table:table-cell>
          <table:table-cell>
            <text:p>(11) 98162-90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ktnCaeTb5GAaVAuiUWqeZQ</text:p>
          </table:table-cell>
        </table:table-row>
        <table:table-row>
          <table:table-cell>
            <text:p>82</text:p>
          </table:table-cell>
          <table:table-cell>
            <text:p>Arthur Ribas de Souza</text:p>
          </table:table-cell>
          <table:table-cell>
            <text:p>ribas_arthur@hotmail.com</text:p>
          </table:table-cell>
          <table:table-cell>
            <text:p/>
          </table:table-cell>
          <table:table-cell>
            <text:p>(41) 99962-216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participante_seminario</text:p>
          </table:table-cell>
          <table:table-cell>
            <text:p>7t4wW1pq-0FZsxx8747DHg</text:p>
          </table:table-cell>
        </table:table-row>
        <table:table-row>
          <table:table-cell>
            <text:p>83</text:p>
          </table:table-cell>
          <table:table-cell>
            <text:p>Arthur Thiago Thamay Medeiros</text:p>
          </table:table-cell>
          <table:table-cell>
            <text:p>thiagothamay@hotmail.com</text:p>
          </table:table-cell>
          <table:table-cell>
            <text:p/>
          </table:table-cell>
          <table:table-cell>
            <text:p>(51) 98330-35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participante_seminario</text:p>
          </table:table-cell>
          <table:table-cell>
            <text:p>0lKPlUxFkX1Z8nmxLAe1XA</text:p>
          </table:table-cell>
        </table:table-row>
        <table:table-row>
          <table:table-cell>
            <text:p>84</text:p>
          </table:table-cell>
          <table:table-cell>
            <text:p>Artur Simões Rozestraten</text:p>
          </table:table-cell>
          <table:table-cell>
            <text:p>arturrozestrate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participante_seminario</text:p>
          </table:table-cell>
          <table:table-cell>
            <text:p>vZ7N_TP_NJZ-tNaBlSY_sA</text:p>
          </table:table-cell>
        </table:table-row>
        <table:table-row>
          <table:table-cell>
            <text:p>85</text:p>
          </table:table-cell>
          <table:table-cell>
            <text:p>Augusto Ruschel</text:p>
          </table:table-cell>
          <table:table-cell>
            <text:p>augruschel@gmail.com</text:p>
          </table:table-cell>
          <table:table-cell>
            <text:p/>
          </table:table-cell>
          <table:table-cell>
            <text:p>(21) 98553-89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kCdBsHjrALE1tag8KdyiDg</text:p>
          </table:table-cell>
        </table:table-row>
        <table:table-row>
          <table:table-cell>
            <text:p>86</text:p>
          </table:table-cell>
          <table:table-cell>
            <text:p>Barbara Cortizo de Aguiar</text:p>
          </table:table-cell>
          <table:table-cell>
            <text:p>barbaracaguiar@gmail.com</text:p>
          </table:table-cell>
          <table:table-cell>
            <text:p/>
          </table:table-cell>
          <table:table-cell>
            <text:p>(21) 99000-71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participante_seminario</text:p>
          </table:table-cell>
          <table:table-cell>
            <text:p>8qcBCDq2C5bmmDbDZsNEdQ</text:p>
          </table:table-cell>
        </table:table-row>
        <table:table-row>
          <table:table-cell>
            <text:p>87</text:p>
          </table:table-cell>
          <table:table-cell>
            <text:p>Barbara Gonçalves Guazzelli</text:p>
          </table:table-cell>
          <table:table-cell>
            <text:p>barbara.guazzelli@gmail.com</text:p>
          </table:table-cell>
          <table:table-cell>
            <text:p/>
          </table:table-cell>
          <table:table-cell>
            <text:p>(33) 76812-2304</text:p>
          </table:table-cell>
          <table:table-cell>
            <text:p>Rua José Lins do Rego 61 Cond. Campos Sto. Antônio Itu/SP</text:p>
          </table:table-cell>
          <table:table-cell>
            <text:p>13305-492</text:p>
          </table:table-cell>
          <table:table-cell>
            <text:p>Itu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de Sevilha e Universidade de São Paulo</text:p>
          </table:table-cell>
          <table:table-cell>
            <text:p>profissional</text:p>
          </table:table-cell>
          <table:table-cell>
            <text:p>iP4FVTAuUbJ5n3iIPz3_yQ</text:p>
          </table:table-cell>
        </table:table-row>
        <table:table-row>
          <table:table-cell>
            <text:p>88</text:p>
          </table:table-cell>
          <table:table-cell>
            <text:p>Beatriz Helena Nogueira Diógenes</text:p>
          </table:table-cell>
          <table:table-cell>
            <text:p>bhdiogenes@ufc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fqrWNAXN-tDh08qy3an9Jg</text:p>
          </table:table-cell>
        </table:table-row>
        <table:table-row>
          <table:table-cell>
            <text:p>89</text:p>
          </table:table-cell>
          <table:table-cell>
            <text:p>Beatriz Mattos Bellot Noronha</text:p>
          </table:table-cell>
          <table:table-cell>
            <text:p>beatrizmbnoronh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R92L0zGKsdhxnzEluZxdQ</text:p>
          </table:table-cell>
        </table:table-row>
        <table:table-row>
          <table:table-cell>
            <text:p>90</text:p>
          </table:table-cell>
          <table:table-cell>
            <text:p>Bento Schieferdecker Reolon Cordeiro</text:p>
          </table:table-cell>
          <table:table-cell>
            <text:p>bentoreolon@gmail.com</text:p>
          </table:table-cell>
          <table:table-cell>
            <text:p/>
          </table:table-cell>
          <table:table-cell>
            <text:p>(51) 99949-89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v4E-wQXieOJWiinNu6Isg</text:p>
          </table:table-cell>
        </table:table-row>
        <table:table-row>
          <table:table-cell>
            <text:p>91</text:p>
          </table:table-cell>
          <table:table-cell>
            <text:p>Bernardo Brasil Bielschowsky</text:p>
          </table:table-cell>
          <table:table-cell>
            <text:p>bernardo.brasil@ifsc.edu.br</text:p>
          </table:table-cell>
          <table:table-cell>
            <text:p/>
          </table:table-cell>
          <table:table-cell>
            <text:p>(48) 98403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4YaW7Huy9WoghYkho1m_A</text:p>
          </table:table-cell>
        </table:table-row>
        <table:table-row>
          <table:table-cell>
            <text:p>92</text:p>
          </table:table-cell>
          <table:table-cell>
            <text:p>Bernardo Gil Heller</text:p>
          </table:table-cell>
          <table:table-cell>
            <text:p>bernardogheller@gmail.com</text:p>
          </table:table-cell>
          <table:table-cell>
            <text:p/>
          </table:table-cell>
          <table:table-cell>
            <text:p>(41) 99975-0432</text:p>
          </table:table-cell>
          <table:table-cell>
            <text:p>Rua Júlio Perneta, 742, Apto 504</text:p>
          </table:table-cell>
          <table:table-cell>
            <text:p>80810-11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versidade Positivo</text:p>
          </table:table-cell>
          <table:table-cell>
            <text:p>profissional_internacional</text:p>
          </table:table-cell>
          <table:table-cell>
            <text:p>tSj0miEQsvdSIa5VbDPAew</text:p>
          </table:table-cell>
        </table:table-row>
        <table:table-row>
          <table:table-cell>
            <text:p>93</text:p>
          </table:table-cell>
          <table:table-cell>
            <text:p>Bernardo Júnior Albuquerque Silva Moura</text:p>
          </table:table-cell>
          <table:table-cell>
            <text:p>bernardo.moura@fau.ufrj.br</text:p>
          </table:table-cell>
          <table:table-cell>
            <text:p/>
          </table:table-cell>
          <table:table-cell>
            <text:p>(21) 96868-98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participante_seminario</text:p>
          </table:table-cell>
          <table:table-cell>
            <text:p>Ny3_3IFgdpjWYJ3iWa1czA</text:p>
          </table:table-cell>
        </table:table-row>
        <table:table-row>
          <table:table-cell>
            <text:p>94</text:p>
          </table:table-cell>
          <table:table-cell>
            <text:p>Bernardo Rocha de Miranda e Silva</text:p>
          </table:table-cell>
          <table:table-cell>
            <text:p>bernardorms12@gmail.com</text:p>
          </table:table-cell>
          <table:table-cell>
            <text:p/>
          </table:table-cell>
          <table:table-cell>
            <text:p>(21) 98765-03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rB6EwSFHz_qLULrASkz65w</text:p>
          </table:table-cell>
        </table:table-row>
        <table:table-row>
          <table:table-cell>
            <text:p>95</text:p>
          </table:table-cell>
          <table:table-cell>
            <text:p>Betina Tschiedel Martau</text:p>
          </table:table-cell>
          <table:table-cell>
            <text:p>betina.martau@ufrgs.br</text:p>
          </table:table-cell>
          <table:table-cell>
            <text:p/>
          </table:table-cell>
          <table:table-cell>
            <text:p>(51) 99114-9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QZXWTKMyM3813w0al_Z2Lg</text:p>
          </table:table-cell>
        </table:table-row>
        <table:table-row>
          <table:table-cell>
            <text:p>96</text:p>
          </table:table-cell>
          <table:table-cell>
            <text:p>Bia Carvalho Costa Santos</text:p>
          </table:table-cell>
          <table:table-cell>
            <text:p>bia.ccs2@puccampinas.edu.br</text:p>
          </table:table-cell>
          <table:table-cell>
            <text:p/>
          </table:table-cell>
          <table:table-cell>
            <text:p>(19) 99291-7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7p8hLi4KFm17yJ4pruq3gw</text:p>
          </table:table-cell>
        </table:table-row>
        <table:table-row>
          <table:table-cell>
            <text:p>97</text:p>
          </table:table-cell>
          <table:table-cell>
            <text:p>Bianca Jo Silva</text:p>
          </table:table-cell>
          <table:table-cell>
            <text:p>biancasilvaj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participante_seminario</text:p>
          </table:table-cell>
          <table:table-cell>
            <text:p>85bplgx8PEJ4syOI0pmI5g</text:p>
          </table:table-cell>
        </table:table-row>
        <table:table-row>
          <table:table-cell>
            <text:p>98</text:p>
          </table:table-cell>
          <table:table-cell>
            <text:p>Bianca Moro de Carvalho</text:p>
          </table:table-cell>
          <table:table-cell>
            <text:p>biancabiancamoro@gmail.com; biancamoro@me.com</text:p>
          </table:table-cell>
          <table:table-cell>
            <text:p/>
          </table:table-cell>
          <table:table-cell>
            <text:p>(96) 99201-1646</text:p>
          </table:table-cell>
          <table:table-cell>
            <text:p>Rua Hildemar Maia,609</text:p>
          </table:table-cell>
          <table:table-cell>
            <text:p>68901-271</text:p>
          </table:table-cell>
          <table:table-cell>
            <text:p>Macapá</text:p>
          </table:table-cell>
          <table:table-cell>
            <text:p>A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Amapá</text:p>
          </table:table-cell>
          <table:table-cell>
            <text:p>profissional_internacional</text:p>
          </table:table-cell>
          <table:table-cell>
            <text:p>XB8FLWCPpO818kBGvQ6KWw</text:p>
          </table:table-cell>
        </table:table-row>
        <table:table-row>
          <table:table-cell>
            <text:p>99</text:p>
          </table:table-cell>
          <table:table-cell>
            <text:p>Bianca Oresko</text:p>
          </table:table-cell>
          <table:table-cell>
            <text:p>biancaoresk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 Mackenzie</text:p>
          </table:table-cell>
          <table:table-cell>
            <text:p>participante_seminario</text:p>
          </table:table-cell>
          <table:table-cell>
            <text:p>qeBV6EQDU-HVj1tHblsnSg</text:p>
          </table:table-cell>
        </table:table-row>
        <table:table-row>
          <table:table-cell>
            <text:p>100</text:p>
          </table:table-cell>
          <table:table-cell>
            <text:p>Bianca de Freitas Oresko</text:p>
          </table:table-cell>
          <table:table-cell>
            <text:p>oreskoarquitetura@gmail.com</text:p>
          </table:table-cell>
          <table:table-cell>
            <text:p/>
          </table:table-cell>
          <table:table-cell>
            <text:p>(51) 99557-05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heaghMfjPJRr6TU5btwTA</text:p>
          </table:table-cell>
        </table:table-row>
        <table:table-row>
          <table:table-cell>
            <text:p>101</text:p>
          </table:table-cell>
          <table:table-cell>
            <text:p>Brenda Abreu Protasio Alves</text:p>
          </table:table-cell>
          <table:table-cell>
            <text:p>brendaabreup14@gmail.com</text:p>
          </table:table-cell>
          <table:table-cell>
            <text:p/>
          </table:table-cell>
          <table:table-cell>
            <text:p>(82) 99993-99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participante_seminario</text:p>
          </table:table-cell>
          <table:table-cell>
            <text:p>41lSFoSTj7KmnxFBh9TtIA</text:p>
          </table:table-cell>
        </table:table-row>
        <table:table-row>
          <table:table-cell>
            <text:p>102</text:p>
          </table:table-cell>
          <table:table-cell>
            <text:p>Brian Pimentel</text:p>
          </table:table-cell>
          <table:table-cell>
            <text:p>brianpimentelarquiteto@gmail.com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TN7ejEHT3zZ6yNQutY7uQ</text:p>
          </table:table-cell>
        </table:table-row>
        <table:table-row>
          <table:table-cell>
            <text:p>103</text:p>
          </table:table-cell>
          <table:table-cell>
            <text:p>Brian Pimentel Ramôa de Almeida</text:p>
          </table:table-cell>
          <table:table-cell>
            <text:p>novakbal@gmail.com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h_iL6XAf-29naoLfXfwGlQ</text:p>
          </table:table-cell>
        </table:table-row>
        <table:table-row>
          <table:table-cell>
            <text:p>104</text:p>
          </table:table-cell>
          <table:table-cell>
            <text:p>Bruna Correia Teixeira</text:p>
          </table:table-cell>
          <table:table-cell>
            <text:p>bct@poli.br</text:p>
          </table:table-cell>
          <table:table-cell>
            <text:p/>
          </table:table-cell>
          <table:table-cell>
            <text:p>(81) 99810-7184</text:p>
          </table:table-cell>
          <table:table-cell>
            <text:p>Rua Hermógenes de Morais, 104, Apto 901, Madalena</text:p>
          </table:table-cell>
          <table:table-cell>
            <text:p>50610-16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se aplica.</text:p>
          </table:table-cell>
          <table:table-cell>
            <text:p>profissional</text:p>
          </table:table-cell>
          <table:table-cell>
            <text:p>431XPHr4KuXiqI1chJWMLg</text:p>
          </table:table-cell>
        </table:table-row>
        <table:table-row>
          <table:table-cell>
            <text:p>105</text:p>
          </table:table-cell>
          <table:table-cell>
            <text:p>Bruna Leite Lopes</text:p>
          </table:table-cell>
          <table:table-cell>
            <text:p>brunaleitelopes8@gmail.com</text:p>
          </table:table-cell>
          <table:table-cell>
            <text:p/>
          </table:table-cell>
          <table:table-cell>
            <text:p>(62) 99128-24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OjG3eYw-HFS72WymNOGd0g</text:p>
          </table:table-cell>
        </table:table-row>
        <table:table-row>
          <table:table-cell>
            <text:p>106</text:p>
          </table:table-cell>
          <table:table-cell>
            <text:p>Bruno David Silva Costa Ferreira</text:p>
          </table:table-cell>
          <table:table-cell>
            <text:p>cruzbruno.dferrer22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participante_seminario</text:p>
          </table:table-cell>
          <table:table-cell>
            <text:p>dWkXiYxhkuPVN7z6773Znw</text:p>
          </table:table-cell>
        </table:table-row>
        <table:table-row>
          <table:table-cell>
            <text:p>107</text:p>
          </table:table-cell>
          <table:table-cell>
            <text:p>Bruno Juliani Mentone</text:p>
          </table:table-cell>
          <table:table-cell>
            <text:p>bruno.mentone.arq@gmail.com</text:p>
          </table:table-cell>
          <table:table-cell>
            <text:p/>
          </table:table-cell>
          <table:table-cell>
            <text:p>(11) 98521-1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EC-FAU Unicamp (Faculdade de Engenharia Civil, Arquitetura e Urbanismo da Universidade Estadual de Campinas)</text:p>
          </table:table-cell>
          <table:table-cell>
            <text:p>participante_seminario</text:p>
          </table:table-cell>
          <table:table-cell>
            <text:p>iiyvgiJzPqvxGLF7u_NvIQ</text:p>
          </table:table-cell>
        </table:table-row>
        <table:table-row>
          <table:table-cell>
            <text:p>108</text:p>
          </table:table-cell>
          <table:table-cell>
            <text:p>Bruno Melo Braga</text:p>
          </table:table-cell>
          <table:table-cell>
            <text:p>brunobraga@ufc.br; brunobragaarq@gmail.com</text:p>
          </table:table-cell>
          <table:table-cell>
            <text:p/>
          </table:table-cell>
          <table:table-cell>
            <text:p>(85) 99984-2530</text:p>
          </table:table-cell>
          <table:table-cell>
            <text:p>Rua Dom Expedito Lopes, 2595, Apto 802</text:p>
          </table:table-cell>
          <table:table-cell>
            <text:p>60135-4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profissional_internacional</text:p>
          </table:table-cell>
          <table:table-cell>
            <text:p>jPVuU6PVQRAvrqK5sZ-RyQ</text:p>
          </table:table-cell>
        </table:table-row>
        <table:table-row>
          <table:table-cell>
            <text:p>109</text:p>
          </table:table-cell>
          <table:table-cell>
            <text:p>Bruno Pedro Alves de Campos</text:p>
          </table:table-cell>
          <table:table-cell>
            <text:p>bruno.campos@unb.br</text:p>
          </table:table-cell>
          <table:table-cell>
            <text:p/>
          </table:table-cell>
          <table:table-cell>
            <text:p>(61) 98133-16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participante_seminario</text:p>
          </table:table-cell>
          <table:table-cell>
            <text:p>DFUXNlOBmxvU-0ATxJJ5ag</text:p>
          </table:table-cell>
        </table:table-row>
        <table:table-row>
          <table:table-cell>
            <text:p>110</text:p>
          </table:table-cell>
          <table:table-cell>
            <text:p>Bruno Silveira Carvalho</text:p>
          </table:table-cell>
          <table:table-cell>
            <text:p>brunocarvalho@usp.br</text:p>
          </table:table-cell>
          <table:table-cell>
            <text:p/>
          </table:table-cell>
          <table:table-cell>
            <text:p>(11) 99799-45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- Faculdade de Arquitetura e Urbanismo da Universidade de São Paulo</text:p>
          </table:table-cell>
          <table:table-cell>
            <text:p>participante_seminario</text:p>
          </table:table-cell>
          <table:table-cell>
            <text:p>g2ieKJ4JZlryZ9SH0qtsgg</text:p>
          </table:table-cell>
        </table:table-row>
        <table:table-row>
          <table:table-cell>
            <text:p>111</text:p>
          </table:table-cell>
          <table:table-cell>
            <text:p>Caetano de Oliveira Teixeira</text:p>
          </table:table-cell>
          <table:table-cell>
            <text:p>caetanoteix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pwIYaRemH4ZyhdWgBn2-Cw</text:p>
          </table:table-cell>
        </table:table-row>
        <table:table-row>
          <table:table-cell>
            <text:p>112</text:p>
          </table:table-cell>
          <table:table-cell>
            <text:p>Camila Ferreira de Oliveira Souza</text:p>
          </table:table-cell>
          <table:table-cell>
            <text:p>camilasfg@live.com</text:p>
          </table:table-cell>
          <table:table-cell>
            <text:p/>
          </table:table-cell>
          <table:table-cell>
            <text:p>(86) 99273-69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nao0jXtDQxBuirtKV_Y0A</text:p>
          </table:table-cell>
        </table:table-row>
        <table:table-row>
          <table:table-cell>
            <text:p>113</text:p>
          </table:table-cell>
          <table:table-cell>
            <text:p>Camila da Rocha Thiesen</text:p>
          </table:table-cell>
          <table:table-cell>
            <text:p>camiladarochathiesen@gmail.com</text:p>
          </table:table-cell>
          <table:table-cell>
            <text:p/>
          </table:table-cell>
          <table:table-cell>
            <text:p>(51) 99671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xjCMS6ba7qhWmB64yCMNsg</text:p>
          </table:table-cell>
        </table:table-row>
        <table:table-row>
          <table:table-cell>
            <text:p>114</text:p>
          </table:table-cell>
          <table:table-cell>
            <text:p>Carla Carubelli</text:p>
          </table:table-cell>
          <table:table-cell>
            <text:p>carla.carubelli@outlook.com</text:p>
          </table:table-cell>
          <table:table-cell>
            <text:p/>
          </table:table-cell>
          <table:table-cell>
            <text:p>(41) 99554-91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2FhLUE2TwSluYVeoE8tPUg</text:p>
          </table:table-cell>
        </table:table-row>
        <table:table-row>
          <table:table-cell>
            <text:p>115</text:p>
          </table:table-cell>
          <table:table-cell>
            <text:p>Carlos Alberto Martins</text:p>
          </table:table-cell>
          <table:table-cell>
            <text:p>cmartins@sc.usp.br</text:p>
          </table:table-cell>
          <table:table-cell>
            <text:p/>
          </table:table-cell>
          <table:table-cell>
            <text:p>(16) 99766-0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- USP Campus de São Carlos</text:p>
          </table:table-cell>
          <table:table-cell>
            <text:p>participante_seminario</text:p>
          </table:table-cell>
          <table:table-cell>
            <text:p>NaAgYLs1VU-TU-zBLpZvAg</text:p>
          </table:table-cell>
        </table:table-row>
        <table:table-row>
          <table:table-cell>
            <text:p>116</text:p>
          </table:table-cell>
          <table:table-cell>
            <text:p>Carlos Bakke</text:p>
          </table:table-cell>
          <table:table-cell>
            <text:p>carlosbakke@gmail.com</text:p>
          </table:table-cell>
          <table:table-cell>
            <text:p/>
          </table:table-cell>
          <table:table-cell>
            <text:p>(11) 97265-93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RdPEWTto3fTuuRBXj9S-Cg</text:p>
          </table:table-cell>
        </table:table-row>
        <table:table-row>
          <table:table-cell>
            <text:p>117</text:p>
          </table:table-cell>
          <table:table-cell>
            <text:p>Carlos Barroso</text:p>
          </table:table-cell>
          <table:table-cell>
            <text:p>imearb.contat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participante_seminario</text:p>
          </table:table-cell>
          <table:table-cell>
            <text:p>ojDHX-j5a6_4FS3IrvweyA</text:p>
          </table:table-cell>
        </table:table-row>
        <table:table-row>
          <table:table-cell>
            <text:p>118</text:p>
          </table:table-cell>
          <table:table-cell>
            <text:p>Carlos Eduardo Binato de Castro</text:p>
          </table:table-cell>
          <table:table-cell>
            <text:p>binatodecastro@gmail.com</text:p>
          </table:table-cell>
          <table:table-cell>
            <text:p/>
          </table:table-cell>
          <table:table-cell>
            <text:p>(51) 99672-24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</text:p>
          </table:table-cell>
          <table:table-cell>
            <text:p>participante_seminario</text:p>
          </table:table-cell>
          <table:table-cell>
            <text:p>bqvT0vdHEgnkd-NP20DL4g</text:p>
          </table:table-cell>
        </table:table-row>
        <table:table-row>
          <table:table-cell>
            <text:p>119</text:p>
          </table:table-cell>
          <table:table-cell>
            <text:p>Carlos Eduardo Dias Comas</text:p>
          </table:table-cell>
          <table:table-cell>
            <text:p>ccomas@uol.com.br</text:p>
          </table:table-cell>
          <table:table-cell>
            <text:p>00703664034</text:p>
          </table:table-cell>
          <table:table-cell>
            <text:p>(51) 99955-3446</text:p>
          </table:table-cell>
          <table:table-cell>
            <text:p>Comendador Rheingantz 43</text:p>
          </table:table-cell>
          <table:table-cell>
            <text:p>9045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rofissional_internacional</text:p>
          </table:table-cell>
          <table:table-cell>
            <text:p>CUEAJl9RtgAuUjetjC9jQA</text:p>
          </table:table-cell>
        </table:table-row>
        <table:table-row>
          <table:table-cell>
            <text:p>120</text:p>
          </table:table-cell>
          <table:table-cell>
            <text:p>Carlos Eduardo Nunes Ferreira</text:p>
          </table:table-cell>
          <table:table-cell>
            <text:p>cenunes.ferreira@gmail.com</text:p>
          </table:table-cell>
          <table:table-cell>
            <text:p/>
          </table:table-cell>
          <table:table-cell>
            <text:p>(21) 99972-7266</text:p>
          </table:table-cell>
          <table:table-cell>
            <text:p>Rua Ministro Ramos Monteiro 37 Apto1103A</text:p>
          </table:table-cell>
          <table:table-cell>
            <text:p>22430-10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 - UFRJ</text:p>
          </table:table-cell>
          <table:table-cell>
            <text:p>profissional_internacional</text:p>
          </table:table-cell>
          <table:table-cell>
            <text:p>KkkqVMIfTvSswwD6Pbk1fw</text:p>
          </table:table-cell>
        </table:table-row>
        <table:table-row>
          <table:table-cell>
            <text:p>121</text:p>
          </table:table-cell>
          <table:table-cell>
            <text:p>Carlos Feferman</text:p>
          </table:table-cell>
          <table:table-cell>
            <text:p>cfeferman@fau.ufrj.br</text:p>
          </table:table-cell>
          <table:table-cell>
            <text:p/>
          </table:table-cell>
          <table:table-cell>
            <text:p>(21) 98711-4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thfdoK73vq3B69clCdiqoA</text:p>
          </table:table-cell>
        </table:table-row>
        <table:table-row>
          <table:table-cell>
            <text:p>122</text:p>
          </table:table-cell>
          <table:table-cell>
            <text:p>Carlos Fernando Bahima</text:p>
          </table:table-cell>
          <table:table-cell>
            <text:p>cfbahima@hotmail.com</text:p>
          </table:table-cell>
          <table:table-cell>
            <text:p/>
          </table:table-cell>
          <table:table-cell>
            <text:p>(51) 99101-25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 UFRGS</text:p>
          </table:table-cell>
          <table:table-cell>
            <text:p>participante_seminario</text:p>
          </table:table-cell>
          <table:table-cell>
            <text:p>NsJC2Ox1Jf52b71mh_hkBw</text:p>
          </table:table-cell>
        </table:table-row>
        <table:table-row>
          <table:table-cell>
            <text:p>123</text:p>
          </table:table-cell>
          <table:table-cell>
            <text:p>Carmela Medero Rocha</text:p>
          </table:table-cell>
          <table:table-cell>
            <text:p>carmelamrocha@gmail.com</text:p>
          </table:table-cell>
          <table:table-cell>
            <text:p/>
          </table:table-cell>
          <table:table-cell>
            <text:p>(11) 99932-88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Ff6RrxImIBTHRX3m1umcw</text:p>
          </table:table-cell>
        </table:table-row>
        <table:table-row>
          <table:table-cell>
            <text:p>124</text:p>
          </table:table-cell>
          <table:table-cell>
            <text:p>Carolina Gaspar Vereza</text:p>
          </table:table-cell>
          <table:table-cell>
            <text:p>carolina.vereza@fau.ufrj.br</text:p>
          </table:table-cell>
          <table:table-cell>
            <text:p/>
          </table:table-cell>
          <table:table-cell>
            <text:p>(21) 98219-22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participante_seminario</text:p>
          </table:table-cell>
          <table:table-cell>
            <text:p>8JPgFoz3mE9dBSFohkLXYQ</text:p>
          </table:table-cell>
        </table:table-row>
        <table:table-row>
          <table:table-cell>
            <text:p>125</text:p>
          </table:table-cell>
          <table:table-cell>
            <text:p>Carolina Lisot</text:p>
          </table:table-cell>
          <table:table-cell>
            <text:p>arq.carolinalisot@gmail.com</text:p>
          </table:table-cell>
          <table:table-cell>
            <text:p/>
          </table:table-cell>
          <table:table-cell>
            <text:p>(51) 98211-81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 - Programa de Pós-Graduação em Museologia e Patrimônio</text:p>
          </table:table-cell>
          <table:table-cell>
            <text:p>participante_seminario</text:p>
          </table:table-cell>
          <table:table-cell>
            <text:p>vyec4WPdjkHYZSeXVjs2WA</text:p>
          </table:table-cell>
        </table:table-row>
        <table:table-row>
          <table:table-cell>
            <text:p>126</text:p>
          </table:table-cell>
          <table:table-cell>
            <text:p>Carolina Marques Chaves Galvão</text:p>
          </table:table-cell>
          <table:table-cell>
            <text:p>carolina.chaves@academico.ufs.br</text:p>
          </table:table-cell>
          <table:table-cell>
            <text:p/>
          </table:table-cell>
          <table:table-cell>
            <text:p>(79) 99650-66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ergipe</text:p>
          </table:table-cell>
          <table:table-cell>
            <text:p>participante_seminario</text:p>
          </table:table-cell>
          <table:table-cell>
            <text:p>6g6fYQ8A77i9HB_gthXIGQ</text:p>
          </table:table-cell>
        </table:table-row>
        <table:table-row>
          <table:table-cell>
            <text:p>127</text:p>
          </table:table-cell>
          <table:table-cell>
            <text:p>Carolina Quintanilha Neves</text:p>
          </table:table-cell>
          <table:table-cell>
            <text:p>carolina.neves@fau.ufrj.br; carol_cqn@hotmail.com</text:p>
          </table:table-cell>
          <table:table-cell>
            <text:p/>
          </table:table-cell>
          <table:table-cell>
            <text:p>(21) 99740-1809</text:p>
          </table:table-cell>
          <table:table-cell>
            <text:p>Rua Marechal Taumaturgo de Azevedo, 56, Apto 101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estudante</text:p>
          </table:table-cell>
          <table:table-cell>
            <text:p>AXgVqTvbEAc8E5KVy7xsrA</text:p>
          </table:table-cell>
        </table:table-row>
        <table:table-row>
          <table:table-cell>
            <text:p>128</text:p>
          </table:table-cell>
          <table:table-cell>
            <text:p>Carolina Ventura Araujo Leal</text:p>
          </table:table-cell>
          <table:table-cell>
            <text:p>carolina.ventura@gsuite.iff.edu.br</text:p>
          </table:table-cell>
          <table:table-cell>
            <text:p/>
          </table:table-cell>
          <table:table-cell>
            <text:p>(22) 98813-60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participante_seminario</text:p>
          </table:table-cell>
          <table:table-cell>
            <text:p>IyLyrnp2gUVaWcu_G2aTIQ</text:p>
          </table:table-cell>
        </table:table-row>
        <table:table-row>
          <table:table-cell>
            <text:p>129</text:p>
          </table:table-cell>
          <table:table-cell>
            <text:p>Cassandra Salton Coradin</text:p>
          </table:table-cell>
          <table:table-cell>
            <text:p>cassandrasaltoncoradin@gmail.com</text:p>
          </table:table-cell>
          <table:table-cell>
            <text:p/>
          </table:table-cell>
          <table:table-cell>
            <text:p>(51) 99753-9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WPIfs2N8w1SXVjwItCn2hA</text:p>
          </table:table-cell>
        </table:table-row>
        <table:table-row>
          <table:table-cell>
            <text:p>130</text:p>
          </table:table-cell>
          <table:table-cell>
            <text:p>Catalina Samper Martínez</text:p>
          </table:table-cell>
          <table:table-cell>
            <text:p>catalinasamperm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1Fm28kKl6jhicZJkk89UjA</text:p>
          </table:table-cell>
        </table:table-row>
        <table:table-row>
          <table:table-cell>
            <text:p>131</text:p>
          </table:table-cell>
          <table:table-cell>
            <text:p>Catherine Otondo</text:p>
          </table:table-cell>
          <table:table-cell>
            <text:p>catherine.otondo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ackenzie</text:p>
          </table:table-cell>
          <table:table-cell>
            <text:p>participante_seminario</text:p>
          </table:table-cell>
          <table:table-cell>
            <text:p>qNhiwUrMIQlo3Prg_PbBow</text:p>
          </table:table-cell>
        </table:table-row>
        <table:table-row>
          <table:table-cell>
            <text:p>132</text:p>
          </table:table-cell>
          <table:table-cell>
            <text:p>Cecília Rodrigues dos Santos</text:p>
          </table:table-cell>
          <table:table-cell>
            <text:p>altoalegre@uol.com.br</text:p>
          </table:table-cell>
          <table:table-cell>
            <text:p/>
          </table:table-cell>
          <table:table-cell>
            <text:p>(11) 98385-17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eU/ Prourb/FAU-UFRJ</text:p>
          </table:table-cell>
          <table:table-cell>
            <text:p>participante_seminario</text:p>
          </table:table-cell>
          <table:table-cell>
            <text:p>6gbNaOXcsiO2LtOiG_ZM5g</text:p>
          </table:table-cell>
        </table:table-row>
        <table:table-row>
          <table:table-cell>
            <text:p>133</text:p>
          </table:table-cell>
          <table:table-cell>
            <text:p>Ceila Cardoso</text:p>
          </table:table-cell>
          <table:table-cell>
            <text:p>ceila.cardoso@ufba.br</text:p>
          </table:table-cell>
          <table:table-cell>
            <text:p/>
          </table:table-cell>
          <table:table-cell>
            <text:p>(71) 98181-645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participante_seminario</text:p>
          </table:table-cell>
          <table:table-cell>
            <text:p>gxn7LoCzamfYObFj0vXUnw</text:p>
          </table:table-cell>
        </table:table-row>
        <table:table-row>
          <table:table-cell>
            <text:p>134</text:p>
          </table:table-cell>
          <table:table-cell>
            <text:p>Celina Britto Correa</text:p>
          </table:table-cell>
          <table:table-cell>
            <text:p>celinabrittocorre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participante_seminario</text:p>
          </table:table-cell>
          <table:table-cell>
            <text:p>f67qm5EfCuZZtoqmqYk1Vg</text:p>
          </table:table-cell>
        </table:table-row>
        <table:table-row>
          <table:table-cell>
            <text:p>135</text:p>
          </table:table-cell>
          <table:table-cell>
            <text:p>Celma Chaves</text:p>
          </table:table-cell>
          <table:table-cell>
            <text:p>celmachaves13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Jo9yxjeHedGGfb0wddsngw</text:p>
          </table:table-cell>
        </table:table-row>
        <table:table-row>
          <table:table-cell>
            <text:p>136</text:p>
          </table:table-cell>
          <table:table-cell>
            <text:p>Celma de Nazaré Chaves de Souza Pont Vidal</text:p>
          </table:table-cell>
          <table:table-cell>
            <text:p>celma_chaves@hotmail.com</text:p>
          </table:table-cell>
          <table:table-cell>
            <text:p/>
          </table:table-cell>
          <table:table-cell>
            <text:p>(91) 99215-4874</text:p>
          </table:table-cell>
          <table:table-cell>
            <text:p>Av.. Conselheiro Furtado, 1934, Apto. 1602</text:p>
          </table:table-cell>
          <table:table-cell>
            <text:p>66040-10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PA</text:p>
          </table:table-cell>
          <table:table-cell>
            <text:p>profissional</text:p>
          </table:table-cell>
          <table:table-cell>
            <text:p>Ck13ij_lDWsNfJ7hzS7WxA</text:p>
          </table:table-cell>
        </table:table-row>
        <table:table-row>
          <table:table-cell>
            <text:p>137</text:p>
          </table:table-cell>
          <table:table-cell>
            <text:p>Cesar Shundi Iwamizu</text:p>
          </table:table-cell>
          <table:table-cell>
            <text:p>shundi@siaa.arq.br; shundi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_internacional</text:p>
          </table:table-cell>
          <table:table-cell>
            <text:p>ZrSjfeEIGMPnrFsIEcDBDg</text:p>
          </table:table-cell>
        </table:table-row>
        <table:table-row>
          <table:table-cell>
            <text:p>138</text:p>
          </table:table-cell>
          <table:table-cell>
            <text:p>Christian Michael Seegerer</text:p>
          </table:table-cell>
          <table:table-cell>
            <text:p>cms@cmsma.com.br</text:p>
          </table:table-cell>
          <table:table-cell>
            <text:p/>
          </table:table-cell>
          <table:table-cell>
            <text:p>(11) 98796-49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 - PPGAU</text:p>
          </table:table-cell>
          <table:table-cell>
            <text:p>participante_seminario</text:p>
          </table:table-cell>
          <table:table-cell>
            <text:p>j2p5qA-mI99HWgmdSgk07w</text:p>
          </table:table-cell>
        </table:table-row>
        <table:table-row>
          <table:table-cell>
            <text:p>139</text:p>
          </table:table-cell>
          <table:table-cell>
            <text:p>Cibele Saliba Rizek</text:p>
          </table:table-cell>
          <table:table-cell>
            <text:p>cibelesr@uol.com.br</text:p>
          </table:table-cell>
          <table:table-cell>
            <text:p/>
          </table:table-cell>
          <table:table-cell>
            <text:p>(11) 98383-7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participante_seminario</text:p>
          </table:table-cell>
          <table:table-cell>
            <text:p>I3ojo_CteiUGPwyYDjdVcQ</text:p>
          </table:table-cell>
        </table:table-row>
        <table:table-row>
          <table:table-cell>
            <text:p>140</text:p>
          </table:table-cell>
          <table:table-cell>
            <text:p>Cindy Paula Fernandes</text:p>
          </table:table-cell>
          <table:table-cell>
            <text:p>269554@unifio.edu.br</text:p>
          </table:table-cell>
          <table:table-cell>
            <text:p/>
          </table:table-cell>
          <table:table-cell>
            <text:p>(14) 99821-41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fYDRAxnNs02UpnGHUnM7Q</text:p>
          </table:table-cell>
        </table:table-row>
        <table:table-row>
          <table:table-cell>
            <text:p>141</text:p>
          </table:table-cell>
          <table:table-cell>
            <text:p>Cintia Araujo</text:p>
          </table:table-cell>
          <table:table-cell>
            <text:p>cintia.quintans@academico.ufpb.br</text:p>
          </table:table-cell>
          <table:table-cell>
            <text:p/>
          </table:table-cell>
          <table:table-cell>
            <text:p>(75) 98859-72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4i8vbTv01Nyt9UqNzwwGng</text:p>
          </table:table-cell>
        </table:table-row>
        <table:table-row>
          <table:table-cell>
            <text:p>142</text:p>
          </table:table-cell>
          <table:table-cell>
            <text:p>Clara Braga de Britto Pereira</text:p>
          </table:table-cell>
          <table:table-cell>
            <text:p>clarabrittoarq@gmail.com</text:p>
          </table:table-cell>
          <table:table-cell>
            <text:p/>
          </table:table-cell>
          <table:table-cell>
            <text:p>(21) 98089-10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cnjf1PX3f92ve1nI8_UGNA</text:p>
          </table:table-cell>
        </table:table-row>
        <table:table-row>
          <table:table-cell>
            <text:p>143</text:p>
          </table:table-cell>
          <table:table-cell>
            <text:p>Clara Luiza Miranda</text:p>
          </table:table-cell>
          <table:table-cell>
            <text:p>claravix50@gmail.com</text:p>
          </table:table-cell>
          <table:table-cell>
            <text:p/>
          </table:table-cell>
          <table:table-cell>
            <text:p>(27) 98809-87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participante_seminario</text:p>
          </table:table-cell>
          <table:table-cell>
            <text:p>d9RBOV4KDq95ZI7h7-kxDw</text:p>
          </table:table-cell>
        </table:table-row>
        <table:table-row>
          <table:table-cell>
            <text:p>144</text:p>
          </table:table-cell>
          <table:table-cell>
            <text:p>Clara Troia Homem de Melo</text:p>
          </table:table-cell>
          <table:table-cell>
            <text:p>claratroia@gmail.com</text:p>
          </table:table-cell>
          <table:table-cell>
            <text:p/>
          </table:table-cell>
          <table:table-cell>
            <text:p>(11) 99351-54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participante_seminario</text:p>
          </table:table-cell>
          <table:table-cell>
            <text:p>OrVdGN2cmgk54cQaTuv8Hw</text:p>
          </table:table-cell>
        </table:table-row>
        <table:table-row>
          <table:table-cell>
            <text:p>145</text:p>
          </table:table-cell>
          <table:table-cell>
            <text:p>Claudia Helena Campos Nascimento</text:p>
          </table:table-cell>
          <table:table-cell>
            <text:p>claudia.nascimento@ufrr.br</text:p>
          </table:table-cell>
          <table:table-cell>
            <text:p/>
          </table:table-cell>
          <table:table-cell>
            <text:p>(95) 98122-4586</text:p>
          </table:table-cell>
          <table:table-cell>
            <text:p>Av. Ene Garcêz 2413 bloco V</text:p>
          </table:table-cell>
          <table:table-cell>
            <text:p>69310-000</text:p>
          </table:table-cell>
          <table:table-cell>
            <text:p>Boa Vista</text:p>
          </table:table-cell>
          <table:table-cell>
            <text:p>R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Roraima</text:p>
          </table:table-cell>
          <table:table-cell>
            <text:p>profissional</text:p>
          </table:table-cell>
          <table:table-cell>
            <text:p>zJfxZp6FV5jLkIhHzXXHgQ</text:p>
          </table:table-cell>
        </table:table-row>
        <table:table-row>
          <table:table-cell>
            <text:p>146</text:p>
          </table:table-cell>
          <table:table-cell>
            <text:p>Claudia L Roxo Carneiro</text:p>
          </table:table-cell>
          <table:table-cell>
            <text:p>claudiaroxxo.arq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NsmXgBio8GHaPyGdHEkX1g</text:p>
          </table:table-cell>
        </table:table-row>
        <table:table-row>
          <table:table-cell>
            <text:p>147</text:p>
          </table:table-cell>
          <table:table-cell>
            <text:p>Claudia Maria Correia Leite</text:p>
          </table:table-cell>
          <table:table-cell>
            <text:p>claudialeite70@hotmail.com</text:p>
          </table:table-cell>
          <table:table-cell>
            <text:p/>
          </table:table-cell>
          <table:table-cell>
            <text:p>(81) 99612-2947</text:p>
          </table:table-cell>
          <table:table-cell>
            <text:p>Rua Benjamin Constant, 53 Torre</text:p>
          </table:table-cell>
          <table:table-cell>
            <text:p>50710-15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Faculdade de Ciências Humanas Esuda</text:p>
          </table:table-cell>
          <table:table-cell>
            <text:p>estudante</text:p>
          </table:table-cell>
          <table:table-cell>
            <text:p>NnDZ9YlpzXbR8tREj3k0Yg</text:p>
          </table:table-cell>
        </table:table-row>
        <table:table-row>
          <table:table-cell>
            <text:p>148</text:p>
          </table:table-cell>
          <table:table-cell>
            <text:p>Claudia Pianta Costa Cabral</text:p>
          </table:table-cell>
          <table:table-cell>
            <text:p>claudiacostacabral@gmail.com</text:p>
          </table:table-cell>
          <table:table-cell>
            <text:p/>
          </table:table-cell>
          <table:table-cell>
            <text:p>(51) 99356-2610</text:p>
          </table:table-cell>
          <table:table-cell>
            <text:p>Praça Julio de Castilhos, 74, apt. 81</text:p>
          </table:table-cell>
          <table:table-cell>
            <text:p>9043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profissional_internacional</text:p>
          </table:table-cell>
          <table:table-cell>
            <text:p>stWqv8uEyxCaeU6agjwQ1Q</text:p>
          </table:table-cell>
        </table:table-row>
        <table:table-row>
          <table:table-cell>
            <text:p>149</text:p>
          </table:table-cell>
          <table:table-cell>
            <text:p>Claudia Terezinha de Andrade Oliveira</text:p>
          </table:table-cell>
          <table:table-cell>
            <text:p>ctao@usp.br</text:p>
          </table:table-cell>
          <table:table-cell>
            <text:p/>
          </table:table-cell>
          <table:table-cell>
            <text:p>(11) 97108-2408</text:p>
          </table:table-cell>
          <table:table-cell>
            <text:p>Rua do Lago, 876 - Cidade Universitária - Butantã</text:p>
          </table:table-cell>
          <table:table-cell>
            <text:p>05508-0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- FAUUSP</text:p>
          </table:table-cell>
          <table:table-cell>
            <text:p>profissional</text:p>
          </table:table-cell>
          <table:table-cell>
            <text:p>jzApd3UyA0F6toEUnqdhpw</text:p>
          </table:table-cell>
        </table:table-row>
        <table:table-row>
          <table:table-cell>
            <text:p>150</text:p>
          </table:table-cell>
          <table:table-cell>
            <text:p>Claudio Comas Brandão</text:p>
          </table:table-cell>
          <table:table-cell>
            <text:p>claudiocbrandao@gmail.com; claudio.brandao@eba.ufrj.br</text:p>
          </table:table-cell>
          <table:table-cell>
            <text:p/>
          </table:table-cell>
          <table:table-cell>
            <text:p>(21) 98152-1930</text:p>
          </table:table-cell>
          <table:table-cell>
            <text:p>Rua Arisitides Espínola, 43, apt. 101, Leblon</text:p>
          </table:table-cell>
          <table:table-cell>
            <text:p>22440-0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profissional</text:p>
          </table:table-cell>
          <table:table-cell>
            <text:p>B8GJQlUCr5Qz2gAIm9uoXg</text:p>
          </table:table-cell>
        </table:table-row>
        <table:table-row>
          <table:table-cell>
            <text:p>151</text:p>
          </table:table-cell>
          <table:table-cell>
            <text:p>Claudio Galeno-ibaceta</text:p>
          </table:table-cell>
          <table:table-cell>
            <text:p>cgaleno@ucn.c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participante_seminario</text:p>
          </table:table-cell>
          <table:table-cell>
            <text:p>3iw_I7NYYXC5Zxktv0XiQw</text:p>
          </table:table-cell>
        </table:table-row>
        <table:table-row>
          <table:table-cell>
            <text:p>152</text:p>
          </table:table-cell>
          <table:table-cell>
            <text:p>Claudionor Beatrice</text:p>
          </table:table-cell>
          <table:table-cell>
            <text:p>c.beatrice@gmail.com</text:p>
          </table:table-cell>
          <table:table-cell>
            <text:p/>
          </table:table-cell>
          <table:table-cell>
            <text:p>(41) 99971-4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articipante_seminario</text:p>
          </table:table-cell>
          <table:table-cell>
            <text:p>p9Kvbsy3Sp9p6-ulhv11Hg</text:p>
          </table:table-cell>
        </table:table-row>
        <table:table-row>
          <table:table-cell>
            <text:p>153</text:p>
          </table:table-cell>
          <table:table-cell>
            <text:p>Comissau Xxv</text:p>
          </table:table-cell>
          <table:table-cell>
            <text:p>comissau@unicamp.br</text:p>
          </table:table-cell>
          <table:table-cell>
            <text:p/>
          </table:table-cell>
          <table:table-cell>
            <text:p>(19) 99348-4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kdqk8btskDGvs_sVDeQ_w</text:p>
          </table:table-cell>
        </table:table-row>
        <table:table-row>
          <table:table-cell>
            <text:p>154</text:p>
          </table:table-cell>
          <table:table-cell>
            <text:p>Cristhian Moreira Brum</text:p>
          </table:table-cell>
          <table:table-cell>
            <text:p>cristhianmbrum@gmail.com</text:p>
          </table:table-cell>
          <table:table-cell>
            <text:p/>
          </table:table-cell>
          <table:table-cell>
            <text:p>(55) 99903-9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participante_seminario</text:p>
          </table:table-cell>
          <table:table-cell>
            <text:p>v19dXNRA6NpYB9DcZSXSfg</text:p>
          </table:table-cell>
        </table:table-row>
        <table:table-row>
          <table:table-cell>
            <text:p>155</text:p>
          </table:table-cell>
          <table:table-cell>
            <text:p>Cristiane Galhardo Biazin</text:p>
          </table:table-cell>
          <table:table-cell>
            <text:p>cbiazin@gmail.com</text:p>
          </table:table-cell>
          <table:table-cell>
            <text:p/>
          </table:table-cell>
          <table:table-cell>
            <text:p>(48) 99168-4848</text:p>
          </table:table-cell>
          <table:table-cell>
            <text:p>Rua Conselheiro Mafra, 141, Centro</text:p>
          </table:table-cell>
          <table:table-cell>
            <text:p>88010-1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/>
          </table:table-cell>
          <table:table-cell>
            <text:p>IPHAN</text:p>
          </table:table-cell>
          <table:table-cell>
            <text:p>profissional_internacional</text:p>
          </table:table-cell>
          <table:table-cell>
            <text:p>1-9mC9Zn8Zdu0sRFGCLg4A</text:p>
          </table:table-cell>
        </table:table-row>
        <table:table-row>
          <table:table-cell>
            <text:p>156</text:p>
          </table:table-cell>
          <table:table-cell>
            <text:p>Cristiane Muniz</text:p>
          </table:table-cell>
          <table:table-cell>
            <text:p>cristiane@unamunizviegas.com.br</text:p>
          </table:table-cell>
          <table:table-cell>
            <text:p/>
          </table:table-cell>
          <table:table-cell>
            <text:p>(11) 98166-3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participante_seminario</text:p>
          </table:table-cell>
          <table:table-cell>
            <text:p>uQ1PKabgIzog7s1VlhrxeA</text:p>
          </table:table-cell>
        </table:table-row>
        <table:table-row>
          <table:table-cell>
            <text:p>157</text:p>
          </table:table-cell>
          <table:table-cell>
            <text:p>Cristina Gondim</text:p>
          </table:table-cell>
          <table:table-cell>
            <text:p>gondim.cristina@gmail.com</text:p>
          </table:table-cell>
          <table:table-cell>
            <text:p/>
          </table:table-cell>
          <table:table-cell>
            <text:p>(51) 99919-5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participante_seminario</text:p>
          </table:table-cell>
          <table:table-cell>
            <text:p>cE9VIH2K9ORnvAUAduu3zg</text:p>
          </table:table-cell>
        </table:table-row>
        <table:table-row>
          <table:table-cell>
            <text:p>158</text:p>
          </table:table-cell>
          <table:table-cell>
            <text:p>Cristina Louzada Menna Barreto</text:p>
          </table:table-cell>
          <table:table-cell>
            <text:p>cristinamennab@gmail.com</text:p>
          </table:table-cell>
          <table:table-cell>
            <text:p/>
          </table:table-cell>
          <table:table-cell>
            <text:p>(51) 99757-1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7bwx7uBIhILShQ63r69pDQ</text:p>
          </table:table-cell>
        </table:table-row>
        <table:table-row>
          <table:table-cell>
            <text:p>159</text:p>
          </table:table-cell>
          <table:table-cell>
            <text:p>Cristina Maria da Silveira Piazza</text:p>
          </table:table-cell>
          <table:table-cell>
            <text:p>arq.cristina_piazza@yahoo.com.br</text:p>
          </table:table-cell>
          <table:table-cell>
            <text:p/>
          </table:table-cell>
          <table:table-cell>
            <text:p>(48) 99981-0364</text:p>
          </table:table-cell>
          <table:table-cell>
            <text:p>Rua Frei Evaristo, 172</text:p>
          </table:table-cell>
          <table:table-cell>
            <text:p>88015-41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</text:p>
          </table:table-cell>
          <table:table-cell>
            <text:p>profissional_internacional</text:p>
          </table:table-cell>
          <table:table-cell>
            <text:p>nb0uzvPgzUxO_Tb-uq1fWQ</text:p>
          </table:table-cell>
        </table:table-row>
        <table:table-row>
          <table:table-cell>
            <text:p>160</text:p>
          </table:table-cell>
          <table:table-cell>
            <text:p>Cristina Mioranza</text:p>
          </table:table-cell>
          <table:table-cell>
            <text:p>cristina@c2arquitetos.com.br</text:p>
          </table:table-cell>
          <table:table-cell>
            <text:p/>
          </table:table-cell>
          <table:table-cell>
            <text:p>(54) 99979-0218</text:p>
          </table:table-cell>
          <table:table-cell>
            <text:p>Rua Abramo Pezzi 196</text:p>
          </table:table-cell>
          <table:table-cell>
            <text:p>95013-020</text:p>
          </table:table-cell>
          <table:table-cell>
            <text:p>Caxias Do Sul</text:p>
          </table:table-cell>
          <table:table-cell>
            <text:p>R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PAR /UFRGS</text:p>
          </table:table-cell>
          <table:table-cell>
            <text:p>estudante</text:p>
          </table:table-cell>
          <table:table-cell>
            <text:p>c-6WwFNkU_3W3_VMumE9AQ</text:p>
          </table:table-cell>
        </table:table-row>
        <table:table-row>
          <table:table-cell>
            <text:p>161</text:p>
          </table:table-cell>
          <table:table-cell>
            <text:p>Cássia Marques Esteves</text:p>
          </table:table-cell>
          <table:table-cell>
            <text:p>cassiamesteves@gmail.com</text:p>
          </table:table-cell>
          <table:table-cell>
            <text:p/>
          </table:table-cell>
          <table:table-cell>
            <text:p>(11) 99635-1097</text:p>
          </table:table-cell>
          <table:table-cell>
            <text:p>Av.. Rudge, 351 - Apto 610b</text:p>
          </table:table-cell>
          <table:table-cell>
            <text:p>01133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resbiteriana Mackenzie</text:p>
          </table:table-cell>
          <table:table-cell>
            <text:p>estudante</text:p>
          </table:table-cell>
          <table:table-cell>
            <text:p>lj4_P0WXwiaOTwphoeCxWw</text:p>
          </table:table-cell>
        </table:table-row>
        <table:table-row>
          <table:table-cell>
            <text:p>162</text:p>
          </table:table-cell>
          <table:table-cell>
            <text:p>Cícero Porto</text:p>
          </table:table-cell>
          <table:table-cell>
            <text:p>cporto06@hotmail.com</text:p>
          </table:table-cell>
          <table:table-cell>
            <text:p/>
          </table:table-cell>
          <table:table-cell>
            <text:p>(51) 99985-4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0Ls4FmjelI9Kd_xxYXeVSg</text:p>
          </table:table-cell>
        </table:table-row>
        <table:table-row>
          <table:table-cell>
            <text:p>163</text:p>
          </table:table-cell>
          <table:table-cell>
            <text:p>Cínthia Mariane Nolaço de Oliveira</text:p>
          </table:table-cell>
          <table:table-cell>
            <text:p>arq.cinthiaoliveira@gmail.com</text:p>
          </table:table-cell>
          <table:table-cell>
            <text:p/>
          </table:table-cell>
          <table:table-cell>
            <text:p>(61) 99297-85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wJowaecnz5y94ungalidsA</text:p>
          </table:table-cell>
        </table:table-row>
        <table:table-row>
          <table:table-cell>
            <text:p>164</text:p>
          </table:table-cell>
          <table:table-cell>
            <text:p>Daniel Juracy Mellado Paz</text:p>
          </table:table-cell>
          <table:table-cell>
            <text:p>danielmelladopaz@gmail.com</text:p>
          </table:table-cell>
          <table:table-cell>
            <text:p/>
          </table:table-cell>
          <table:table-cell>
            <text:p>(71) 99147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participante_seminario</text:p>
          </table:table-cell>
          <table:table-cell>
            <text:p>D3zz-liBQyod6FgLfnF-Qw</text:p>
          </table:table-cell>
        </table:table-row>
        <table:table-row>
          <table:table-cell>
            <text:p>165</text:p>
          </table:table-cell>
          <table:table-cell>
            <text:p>Daniel Pitta Fischmann</text:p>
          </table:table-cell>
          <table:table-cell>
            <text:p>danielpitta@ufrgs.br; pitta.daniel@gmail.com</text:p>
          </table:table-cell>
          <table:table-cell>
            <text:p/>
          </table:table-cell>
          <table:table-cell>
            <text:p>(51) 99943-7942</text:p>
          </table:table-cell>
          <table:table-cell>
            <text:p>Rua Anita Garibaldi, 217/502 - Mont Serrat</text:p>
          </table:table-cell>
          <table:table-cell>
            <text:p>90450-0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RGS</text:p>
          </table:table-cell>
          <table:table-cell>
            <text:p>profissional</text:p>
          </table:table-cell>
          <table:table-cell>
            <text:p>pN3hwyBkQytzCwL_gsaOzg</text:p>
          </table:table-cell>
        </table:table-row>
        <table:table-row>
          <table:table-cell>
            <text:p>166</text:p>
          </table:table-cell>
          <table:table-cell>
            <text:p>Daniela Mendes Cidade</text:p>
          </table:table-cell>
          <table:table-cell>
            <text:p>danielamcidade@gmail.com</text:p>
          </table:table-cell>
          <table:table-cell>
            <text:p/>
          </table:table-cell>
          <table:table-cell>
            <text:p>(51) 99997-75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participante_seminario</text:p>
          </table:table-cell>
          <table:table-cell>
            <text:p>RFas3uyjukWfIjmmjLc8IA</text:p>
          </table:table-cell>
        </table:table-row>
        <table:table-row>
          <table:table-cell>
            <text:p>167</text:p>
          </table:table-cell>
          <table:table-cell>
            <text:p>Daniela Vieira Francelino</text:p>
          </table:table-cell>
          <table:table-cell>
            <text:p>danielavieira2509@gmail.com</text:p>
          </table:table-cell>
          <table:table-cell>
            <text:p/>
          </table:table-cell>
          <table:table-cell>
            <text:p>(81) 99510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-NJwEB28nP9S9Umf_2hNPw</text:p>
          </table:table-cell>
        </table:table-row>
        <table:table-row>
          <table:table-cell>
            <text:p>168</text:p>
          </table:table-cell>
          <table:table-cell>
            <text:p>Danielle Cotarelli Marostiga</text:p>
          </table:table-cell>
          <table:table-cell>
            <text:p>dani.marostiga@uel.br</text:p>
          </table:table-cell>
          <table:table-cell>
            <text:p/>
          </table:table-cell>
          <table:table-cell>
            <text:p>(43) 99966-12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LQo5QyQI0smNhKvHsOvPQ</text:p>
          </table:table-cell>
        </table:table-row>
        <table:table-row>
          <table:table-cell>
            <text:p>169</text:p>
          </table:table-cell>
          <table:table-cell>
            <text:p>Danilo Matoso Macedo</text:p>
          </table:table-cell>
          <table:table-cell>
            <text:p>correio@danilo.arq.br</text:p>
          </table:table-cell>
          <table:table-cell>
            <text:p/>
          </table:table-cell>
          <table:table-cell>
            <text:p>(61) 99333-1311</text:p>
          </table:table-cell>
          <table:table-cell>
            <text:p>SQN 107 bloco F Apto303</text:p>
          </table:table-cell>
          <table:table-cell>
            <text:p>70743-06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âmara dos Deputados</text:p>
          </table:table-cell>
          <table:table-cell>
            <text:p>profissional_internacional</text:p>
          </table:table-cell>
          <table:table-cell>
            <text:p>4xEyqmtWZUSPReFYh4rGFg</text:p>
          </table:table-cell>
        </table:table-row>
        <table:table-row>
          <table:table-cell>
            <text:p>170</text:p>
          </table:table-cell>
          <table:table-cell>
            <text:p>Dara Elisa Bandeira</text:p>
          </table:table-cell>
          <table:table-cell>
            <text:p>bdaraelisa@gmail.com</text:p>
          </table:table-cell>
          <table:table-cell>
            <text:p/>
          </table:table-cell>
          <table:table-cell>
            <text:p>(53) 98408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participante_seminario</text:p>
          </table:table-cell>
          <table:table-cell>
            <text:p>oo8YcCkcQqZWcJwvoiAqLg</text:p>
          </table:table-cell>
        </table:table-row>
        <table:table-row>
          <table:table-cell>
            <text:p>171</text:p>
          </table:table-cell>
          <table:table-cell>
            <text:p>Debora Machado de Barros</text:p>
          </table:table-cell>
          <table:table-cell>
            <text:p>debora.212.barros@gmail.com</text:p>
          </table:table-cell>
          <table:table-cell>
            <text:p/>
          </table:table-cell>
          <table:table-cell>
            <text:p>(12) 12837-8297</text:p>
          </table:table-cell>
          <table:table-cell>
            <text:p>116 Pinehurst Avenue, apt S42</text:p>
          </table:table-cell>
          <table:table-cell>
            <text:p>10033</text:p>
          </table:table-cell>
          <table:table-cell>
            <text:p>Nova Iorque</text:p>
          </table:table-cell>
          <table:table-cell>
            <text:p>NY</text:p>
          </table:table-cell>
          <table:table-cell>
            <text:p>Estados Unidos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Columbia University &amp; Pratt Institute</text:p>
          </table:table-cell>
          <table:table-cell>
            <text:p>profissional</text:p>
          </table:table-cell>
          <table:table-cell>
            <text:p>V7WrfU06Gey3HPL_0GDhkQ</text:p>
          </table:table-cell>
        </table:table-row>
        <table:table-row>
          <table:table-cell>
            <text:p>172</text:p>
          </table:table-cell>
          <table:table-cell>
            <text:p>Dely Soares Bentes</text:p>
          </table:table-cell>
          <table:table-cell>
            <text:p>delybentes@gmail.com; delybentes@puc-rio.br</text:p>
          </table:table-cell>
          <table:table-cell>
            <text:p/>
          </table:table-cell>
          <table:table-cell>
            <text:p>(21) 99965-7033</text:p>
          </table:table-cell>
          <table:table-cell>
            <text:p>Av.. ataulfo de paiva, 1460, 503</text:p>
          </table:table-cell>
          <table:table-cell>
            <text:p>22440-03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UC - Rio</text:p>
          </table:table-cell>
          <table:table-cell>
            <text:p>profissional_internacional</text:p>
          </table:table-cell>
          <table:table-cell>
            <text:p>vEKdu9YP_cXy1GLsproFtQ</text:p>
          </table:table-cell>
        </table:table-row>
        <table:table-row>
          <table:table-cell>
            <text:p>173</text:p>
          </table:table-cell>
          <table:table-cell>
            <text:p>Denise Marques Bahia</text:p>
          </table:table-cell>
          <table:table-cell>
            <text:p>denise.bahia@gmail.com</text:p>
          </table:table-cell>
          <table:table-cell>
            <text:p>60028408691</text:p>
          </table:table-cell>
          <table:table-cell>
            <text:p>(31) 99979-1302</text:p>
          </table:table-cell>
          <table:table-cell>
            <text:p>Rua Manoel Gomes Pereira, 52/Apto 1101</text:p>
          </table:table-cell>
          <table:table-cell>
            <text:p>30220-22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e Minas Gerais</text:p>
          </table:table-cell>
          <table:table-cell>
            <text:p>profissional_internacional</text:p>
          </table:table-cell>
          <table:table-cell>
            <text:p>mboQkmtf_Xv5CWfsNhKB_g</text:p>
          </table:table-cell>
        </table:table-row>
        <table:table-row>
          <table:table-cell>
            <text:p>174</text:p>
          </table:table-cell>
          <table:table-cell>
            <text:p>Denise Mônaco dos Santos</text:p>
          </table:table-cell>
          <table:table-cell>
            <text:p>denise.monaco@une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57vdJ14JCl2o7yempwPIfw</text:p>
          </table:table-cell>
        </table:table-row>
        <table:table-row>
          <table:table-cell>
            <text:p>175</text:p>
          </table:table-cell>
          <table:table-cell>
            <text:p>Denise Nunes</text:p>
          </table:table-cell>
          <table:table-cell>
            <text:p>denisenunesfau@gmail.com</text:p>
          </table:table-cell>
          <table:table-cell>
            <text:p/>
          </table:table-cell>
          <table:table-cell>
            <text:p>(21) 98864-9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Bga8rZOvjLd8rovR2vTDpA</text:p>
          </table:table-cell>
        </table:table-row>
        <table:table-row>
          <table:table-cell>
            <text:p>176</text:p>
          </table:table-cell>
          <table:table-cell>
            <text:p>Denise Vianna Nunes</text:p>
          </table:table-cell>
          <table:table-cell>
            <text:p>denisenunes@id.uff.br</text:p>
          </table:table-cell>
          <table:table-cell>
            <text:p/>
          </table:table-cell>
          <table:table-cell>
            <text:p>(21) 98864-9993</text:p>
          </table:table-cell>
          <table:table-cell>
            <text:p>Rua Professor Saldanha 147/401</text:p>
          </table:table-cell>
          <table:table-cell>
            <text:p>22461-2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FLUMINENSE</text:p>
          </table:table-cell>
          <table:table-cell>
            <text:p>profissional_internacional</text:p>
          </table:table-cell>
          <table:table-cell>
            <text:p>Q65SLlMG04VTB969gvReMA</text:p>
          </table:table-cell>
        </table:table-row>
        <table:table-row>
          <table:table-cell>
            <text:p>177</text:p>
          </table:table-cell>
          <table:table-cell>
            <text:p>Diego Giovani Bonifácio</text:p>
          </table:table-cell>
          <table:table-cell>
            <text:p>bonifacio.academic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KoP-Hxmsc8RxhOPFYsVQvQ</text:p>
          </table:table-cell>
        </table:table-row>
        <table:table-row>
          <table:table-cell>
            <text:p>178</text:p>
          </table:table-cell>
          <table:table-cell>
            <text:p>Diego Henrique de Oliveira Soares</text:p>
          </table:table-cell>
          <table:table-cell>
            <text:p>dhos.au@gmail.com; soares.dho@gmail.com</text:p>
          </table:table-cell>
          <table:table-cell>
            <text:p/>
          </table:table-cell>
          <table:table-cell>
            <text:p>(51) 98331-02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iYsCULf5WprFl_RZaTKOYA</text:p>
          </table:table-cell>
        </table:table-row>
        <table:table-row>
          <table:table-cell>
            <text:p>179</text:p>
          </table:table-cell>
          <table:table-cell>
            <text:p>Dilton Lopes de Almeida Júnior</text:p>
          </table:table-cell>
          <table:table-cell>
            <text:p>dilton.lopes.arq@gmail.com</text:p>
          </table:table-cell>
          <table:table-cell>
            <text:p/>
          </table:table-cell>
          <table:table-cell>
            <text:p>(71) 98898-68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a Bahia</text:p>
          </table:table-cell>
          <table:table-cell>
            <text:p>participante_seminario</text:p>
          </table:table-cell>
          <table:table-cell>
            <text:p>r87si-lX49VSJX3kmZ4zxA</text:p>
          </table:table-cell>
        </table:table-row>
        <table:table-row>
          <table:table-cell>
            <text:p>180</text:p>
          </table:table-cell>
          <table:table-cell>
            <text:p>Eduardo Gasparelo Lima</text:p>
          </table:table-cell>
          <table:table-cell>
            <text:p>edu.gasparelo@gmail.com</text:p>
          </table:table-cell>
          <table:table-cell>
            <text:p/>
          </table:table-cell>
          <table:table-cell>
            <text:p>(11) 98094-7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w-5JXSiMHlRw0opvmArfA</text:p>
          </table:table-cell>
        </table:table-row>
        <table:table-row>
          <table:table-cell>
            <text:p>181</text:p>
          </table:table-cell>
          <table:table-cell>
            <text:p>Eduardo Rossetti</text:p>
          </table:table-cell>
          <table:table-cell>
            <text:p>eduardo_rossetti@hotmail.com</text:p>
          </table:table-cell>
          <table:table-cell>
            <text:p/>
          </table:table-cell>
          <table:table-cell>
            <text:p>(61) 98197-4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P8cwJCfyyeY38EX-7jATZQ</text:p>
          </table:table-cell>
        </table:table-row>
        <table:table-row>
          <table:table-cell>
            <text:p>182</text:p>
          </table:table-cell>
          <table:table-cell>
            <text:p>Eduardo Westphal</text:p>
          </table:table-cell>
          <table:table-cell>
            <text:p>eduardo.westphal@ufsc.br</text:p>
          </table:table-cell>
          <table:table-cell>
            <text:p/>
          </table:table-cell>
          <table:table-cell>
            <text:p>(48) 98826-6268</text:p>
          </table:table-cell>
          <table:table-cell>
            <text:p>Rua José Batista Rosa, 256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Santa Catarina</text:p>
          </table:table-cell>
          <table:table-cell>
            <text:p>profissional</text:p>
          </table:table-cell>
          <table:table-cell>
            <text:p>B2b1JAgjzmmKEyTdVlHw7w</text:p>
          </table:table-cell>
        </table:table-row>
        <table:table-row>
          <table:table-cell>
            <text:p>183</text:p>
          </table:table-cell>
          <table:table-cell>
            <text:p>Elcio Gomes da Silva</text:p>
          </table:table-cell>
          <table:table-cell>
            <text:p>elcio.arquiteto@gmail.com</text:p>
          </table:table-cell>
          <table:table-cell>
            <text:p/>
          </table:table-cell>
          <table:table-cell>
            <text:p>(61) 99906-70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âmara dos Deputados</text:p>
          </table:table-cell>
          <table:table-cell>
            <text:p>participante_seminario</text:p>
          </table:table-cell>
          <table:table-cell>
            <text:p>_W8ZzDdl3LjN7nlTKF-EYQ</text:p>
          </table:table-cell>
        </table:table-row>
        <table:table-row>
          <table:table-cell>
            <text:p>184</text:p>
          </table:table-cell>
          <table:table-cell>
            <text:p>Eleazar Santini Comoreto</text:p>
          </table:table-cell>
          <table:table-cell>
            <text:p>eleazar.santin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participante_seminario</text:p>
          </table:table-cell>
          <table:table-cell>
            <text:p>l88U7kfC3lp4BIHPur1nUA</text:p>
          </table:table-cell>
        </table:table-row>
        <table:table-row>
          <table:table-cell>
            <text:p>185</text:p>
          </table:table-cell>
          <table:table-cell>
            <text:p>Eliana Ursine da Cunha Mello</text:p>
          </table:table-cell>
          <table:table-cell>
            <text:p>eliana.mello@ufba.br</text:p>
          </table:table-cell>
          <table:table-cell>
            <text:p/>
          </table:table-cell>
          <table:table-cell>
            <text:p>(31) 98877-8377</text:p>
          </table:table-cell>
          <table:table-cell>
            <text:p>Rua La Plata nº 191 aptº 501 Bairro, Sion</text:p>
          </table:table-cell>
          <table:table-cell>
            <text:p>30315-46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grama de Pós-Graduação em Arquitetura e Urbanismo da Faculdade de Arquitetura da Universidade Federal da Bahia - PPGAU/FA-UFBA</text:p>
          </table:table-cell>
          <table:table-cell>
            <text:p>estudante</text:p>
          </table:table-cell>
          <table:table-cell>
            <text:p>qWDEWgr3Wp1hgWok6i7iNQ</text:p>
          </table:table-cell>
        </table:table-row>
        <table:table-row>
          <table:table-cell>
            <text:p>186</text:p>
          </table:table-cell>
          <table:table-cell>
            <text:p>Eline Maria Mora Pereira Caixeta</text:p>
          </table:table-cell>
          <table:table-cell>
            <text:p>emmpcaixeta@gmail.com</text:p>
          </table:table-cell>
          <table:table-cell>
            <text:p/>
          </table:table-cell>
          <table:table-cell>
            <text:p>(62) 99607-1592</text:p>
          </table:table-cell>
          <table:table-cell>
            <text:p>Rua A 11, Q. 2A, L. 2</text:p>
          </table:table-cell>
          <table:table-cell>
            <text:p>74885-547</text:p>
          </table:table-cell>
          <table:table-cell>
            <text:p>Goiânia</text:p>
          </table:table-cell>
          <table:table-cell>
            <text:p>GO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Goiás</text:p>
          </table:table-cell>
          <table:table-cell>
            <text:p>profissional</text:p>
          </table:table-cell>
          <table:table-cell>
            <text:p>KGJX8MtXtSXN7BHcK3ZVrw</text:p>
          </table:table-cell>
        </table:table-row>
        <table:table-row>
          <table:table-cell>
            <text:p>187</text:p>
          </table:table-cell>
          <table:table-cell>
            <text:p>Elisabeth Hirth</text:p>
          </table:table-cell>
          <table:table-cell>
            <text:p>beth@hirth.arq.br</text:p>
          </table:table-cell>
          <table:table-cell>
            <text:p/>
          </table:table-cell>
          <table:table-cell>
            <text:p>(21) 99608-0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participante_seminario</text:p>
          </table:table-cell>
          <table:table-cell>
            <text:p>xj_SNBEvFQ3rAgDC-LuoQQ</text:p>
          </table:table-cell>
        </table:table-row>
        <table:table-row>
          <table:table-cell>
            <text:p>188</text:p>
          </table:table-cell>
          <table:table-cell>
            <text:p>Elisangela de Almeida Chiquito</text:p>
          </table:table-cell>
          <table:table-cell>
            <text:p>elisangelachiquit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opO8tMGikmWFsO7wpYWSaw</text:p>
          </table:table-cell>
        </table:table-row>
        <table:table-row>
          <table:table-cell>
            <text:p>189</text:p>
          </table:table-cell>
          <table:table-cell>
            <text:p>Eloise Mendes Rabelo</text:p>
          </table:table-cell>
          <table:table-cell>
            <text:p>eloise.rabelo@gmail.com</text:p>
          </table:table-cell>
          <table:table-cell>
            <text:p/>
          </table:table-cell>
          <table:table-cell>
            <text:p>(91) 98937-41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participante_seminario</text:p>
          </table:table-cell>
          <table:table-cell>
            <text:p>fjDI-IqDzRlt_NRP5CG9RA</text:p>
          </table:table-cell>
        </table:table-row>
        <table:table-row>
          <table:table-cell>
            <text:p>190</text:p>
          </table:table-cell>
          <table:table-cell>
            <text:p>Elza Maria Alves Costeira</text:p>
          </table:table-cell>
          <table:table-cell>
            <text:p>ecosteira@uol.com.br</text:p>
          </table:table-cell>
          <table:table-cell>
            <text:p/>
          </table:table-cell>
          <table:table-cell>
            <text:p>(21) 99994-6771</text:p>
          </table:table-cell>
          <table:table-cell>
            <text:p>Av.. Epitácio Pessoa 4476, bl 1, Apto 902., Lagoa</text:p>
          </table:table-cell>
          <table:table-cell>
            <text:p>22471-004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ABDEH e Fiocruz</text:p>
          </table:table-cell>
          <table:table-cell>
            <text:p>profissional</text:p>
          </table:table-cell>
          <table:table-cell>
            <text:p>TmIV4kbv-Y4jewg9jf7X-g</text:p>
          </table:table-cell>
        </table:table-row>
        <table:table-row>
          <table:table-cell>
            <text:p>191</text:p>
          </table:table-cell>
          <table:table-cell>
            <text:p>Emanuella Harume Kashiwakura</text:p>
          </table:table-cell>
          <table:table-cell>
            <text:p>manuharume@gmail.com</text:p>
          </table:table-cell>
          <table:table-cell>
            <text:p/>
          </table:table-cell>
          <table:table-cell>
            <text:p>(61) 98333-26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articipante_seminario</text:p>
          </table:table-cell>
          <table:table-cell>
            <text:p>19r5-APOOlHp01Jfuoqg8w</text:p>
          </table:table-cell>
        </table:table-row>
        <table:table-row>
          <table:table-cell>
            <text:p>192</text:p>
          </table:table-cell>
          <table:table-cell>
            <text:p>Emiliano Homrich Neves da Fontoura</text:p>
          </table:table-cell>
          <table:table-cell>
            <text:p>emiliano.homrich@gmail.com</text:p>
          </table:table-cell>
          <table:table-cell>
            <text:p/>
          </table:table-cell>
          <table:table-cell>
            <text:p>(11) 99903-6485</text:p>
          </table:table-cell>
          <table:table-cell>
            <text:p>Rua Bela Cintra, 1450/ 98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estudante</text:p>
          </table:table-cell>
          <table:table-cell>
            <text:p>EF3JDxuLa5YpyTGB6FLb8A</text:p>
          </table:table-cell>
        </table:table-row>
        <table:table-row>
          <table:table-cell>
            <text:p>193</text:p>
          </table:table-cell>
          <table:table-cell>
            <text:p>Emyle dos Santos Santos</text:p>
          </table:table-cell>
          <table:table-cell>
            <text:p>emyles@ufba.br</text:p>
          </table:table-cell>
          <table:table-cell>
            <text:p/>
          </table:table-cell>
          <table:table-cell>
            <text:p>(71) 99306-23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participante_seminario</text:p>
          </table:table-cell>
          <table:table-cell>
            <text:p>lBmZ_U1CQKeD0dQ4dtNnvg</text:p>
          </table:table-cell>
        </table:table-row>
        <table:table-row>
          <table:table-cell>
            <text:p>194</text:p>
          </table:table-cell>
          <table:table-cell>
            <text:p>Eric Hendrix Ferreira Machado</text:p>
          </table:table-cell>
          <table:table-cell>
            <text:p>ehfmachad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nzl4-oU2W14pSZw480lxw</text:p>
          </table:table-cell>
        </table:table-row>
        <table:table-row>
          <table:table-cell>
            <text:p>195</text:p>
          </table:table-cell>
          <table:table-cell>
            <text:p>Erick Rodrigo da Silva Vicente</text:p>
          </table:table-cell>
          <table:table-cell>
            <text:p>erick.arq@gmail.com</text:p>
          </table:table-cell>
          <table:table-cell>
            <text:p/>
          </table:table-cell>
          <table:table-cell>
            <text:p>(11) 97458-5400</text:p>
          </table:table-cell>
          <table:table-cell>
            <text:p>Rua Adolfo Eber, 37A</text:p>
          </table:table-cell>
          <table:table-cell>
            <text:p>05162-1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Sem filiação no momento</text:p>
          </table:table-cell>
          <table:table-cell>
            <text:p>profissional</text:p>
          </table:table-cell>
          <table:table-cell>
            <text:p>S4R_xePWGr9kvWMcEXZx2Q</text:p>
          </table:table-cell>
        </table:table-row>
        <table:table-row>
          <table:table-cell>
            <text:p>196</text:p>
          </table:table-cell>
          <table:table-cell>
            <text:p>Estevan de Bacco Bilheri</text:p>
          </table:table-cell>
          <table:table-cell>
            <text:p>estevanbaccobilheri@gmail.com</text:p>
          </table:table-cell>
          <table:table-cell>
            <text:p/>
          </table:table-cell>
          <table:table-cell>
            <text:p>(54) 99195-80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</text:p>
          </table:table-cell>
          <table:table-cell>
            <text:p>participante_seminario</text:p>
          </table:table-cell>
          <table:table-cell>
            <text:p>NNKedxDkx-zvUKYThS_TXA</text:p>
          </table:table-cell>
        </table:table-row>
        <table:table-row>
          <table:table-cell>
            <text:p>197</text:p>
          </table:table-cell>
          <table:table-cell>
            <text:p>Eunice Helena Sguizzardi Abascal</text:p>
          </table:table-cell>
          <table:table-cell>
            <text:p>eunicehelena.abascal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jzVmWikHlxGW3YQLS2XWfg</text:p>
          </table:table-cell>
        </table:table-row>
        <table:table-row>
          <table:table-cell>
            <text:p>198</text:p>
          </table:table-cell>
          <table:table-cell>
            <text:p>Evelyn Furquim Werneck Lima- C.</text:p>
          </table:table-cell>
          <table:table-cell>
            <text:p>evelyn.lima@unirio.br</text:p>
          </table:table-cell>
          <table:table-cell>
            <text:p/>
          </table:table-cell>
          <table:table-cell>
            <text:p>(21) 99944-5724</text:p>
          </table:table-cell>
          <table:table-cell>
            <text:p>Rua Ipanema 197/104, Barra da Tijuca</text:p>
          </table:table-cell>
          <table:table-cell>
            <text:p>22631-39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_internacional</text:p>
          </table:table-cell>
          <table:table-cell>
            <text:p>48HhyQClFO8rrhFS_TGGXw</text:p>
          </table:table-cell>
        </table:table-row>
        <table:table-row>
          <table:table-cell>
            <text:p>199</text:p>
          </table:table-cell>
          <table:table-cell>
            <text:p>Fabaine Regina Savino</text:p>
          </table:table-cell>
          <table:table-cell>
            <text:p>fabiane.savino@usp.br</text:p>
          </table:table-cell>
          <table:table-cell>
            <text:p/>
          </table:table-cell>
          <table:table-cell>
            <text:p>(11) 97240-0067</text:p>
          </table:table-cell>
          <table:table-cell>
            <text:p>Rua Vespasiano, 749</text:p>
          </table:table-cell>
          <table:table-cell>
            <text:p>05044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Estudante de Doutorado na Universidade de São Paulo e professora no IBMEC</text:p>
          </table:table-cell>
          <table:table-cell>
            <text:p>estudante</text:p>
          </table:table-cell>
          <table:table-cell>
            <text:p>AkUwmZmEOvfGjfqt2qubdA</text:p>
          </table:table-cell>
        </table:table-row>
        <table:table-row>
          <table:table-cell>
            <text:p>200</text:p>
          </table:table-cell>
          <table:table-cell>
            <text:p>Fabiana Cremonese Bernardy</text:p>
          </table:table-cell>
          <table:table-cell>
            <text:p>fabianabernardy@gmail.com</text:p>
          </table:table-cell>
          <table:table-cell>
            <text:p/>
          </table:table-cell>
          <table:table-cell>
            <text:p>(55) 99646-6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TDUv2X1PVK-8XmY9xzql1g</text:p>
          </table:table-cell>
        </table:table-row>
        <table:table-row>
          <table:table-cell>
            <text:p>201</text:p>
          </table:table-cell>
          <table:table-cell>
            <text:p>Fabiano Sobreira</text:p>
          </table:table-cell>
          <table:table-cell>
            <text:p>fabiano.sobreir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Crítica Espaço e Território</text:p>
          </table:table-cell>
          <table:table-cell>
            <text:p>participante_seminario</text:p>
          </table:table-cell>
          <table:table-cell>
            <text:p>cpctAEwg_qQFb33w1mCJ6A</text:p>
          </table:table-cell>
        </table:table-row>
        <table:table-row>
          <table:table-cell>
            <text:p>202</text:p>
          </table:table-cell>
          <table:table-cell>
            <text:p>Fabrício Ribeiro dos Santos Godoi</text:p>
          </table:table-cell>
          <table:table-cell>
            <text:p>fabricio.godoi@usp.br</text:p>
          </table:table-cell>
          <table:table-cell>
            <text:p/>
          </table:table-cell>
          <table:table-cell>
            <text:p>(19) 99130-18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participante_seminario</text:p>
          </table:table-cell>
          <table:table-cell>
            <text:p>I3CzfXqrJPAA3dTYRM5CRA</text:p>
          </table:table-cell>
        </table:table-row>
        <table:table-row>
          <table:table-cell>
            <text:p>203</text:p>
          </table:table-cell>
          <table:table-cell>
            <text:p>Felipe Ferreira Souza</text:p>
          </table:table-cell>
          <table:table-cell>
            <text:p>felipe.ferreira@discente.ufj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wiom1EiHg0he-fyX2V6AqQ</text:p>
          </table:table-cell>
        </table:table-row>
        <table:table-row>
          <table:table-cell>
            <text:p>204</text:p>
          </table:table-cell>
          <table:table-cell>
            <text:p>Felipe Franco</text:p>
          </table:table-cell>
          <table:table-cell>
            <text:p>felipefranco.au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4vn7SZUeiElihEYGzu-Csw</text:p>
          </table:table-cell>
        </table:table-row>
        <table:table-row>
          <table:table-cell>
            <text:p>205</text:p>
          </table:table-cell>
          <table:table-cell>
            <text:p>Felipe Loureiro</text:p>
          </table:table-cell>
          <table:table-cell>
            <text:p>loureiro.fgsf@gmail.com</text:p>
          </table:table-cell>
          <table:table-cell>
            <text:p/>
          </table:table-cell>
          <table:table-cell>
            <text:p>(21) 99727-20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participante_seminario</text:p>
          </table:table-cell>
          <table:table-cell>
            <text:p>VzqQ8AZF8dEBVGcCcnAb1g</text:p>
          </table:table-cell>
        </table:table-row>
        <table:table-row>
          <table:table-cell>
            <text:p>206</text:p>
          </table:table-cell>
          <table:table-cell>
            <text:p>Felipe Taroh Inoue Sanquetta</text:p>
          </table:table-cell>
          <table:table-cell>
            <text:p>sanquetta@usp.br</text:p>
          </table:table-cell>
          <table:table-cell>
            <text:p/>
          </table:table-cell>
          <table:table-cell>
            <text:p>(41) 99861-19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mhsYEaDq23Hoa9YFbK8-1w</text:p>
          </table:table-cell>
        </table:table-row>
        <table:table-row>
          <table:table-cell>
            <text:p>207</text:p>
          </table:table-cell>
          <table:table-cell>
            <text:p>Felipe de Araujo Contier</text:p>
          </table:table-cell>
          <table:table-cell>
            <text:p>felipe.contier@gmail.com; felipe.contier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a6BbFE1XPdzalpm3bSZS5g</text:p>
          </table:table-cell>
        </table:table-row>
        <table:table-row>
          <table:table-cell>
            <text:p>208</text:p>
          </table:table-cell>
          <table:table-cell>
            <text:p>Felipe de Souza Noto</text:p>
          </table:table-cell>
          <table:table-cell>
            <text:p>felipenoto@usp.br</text:p>
          </table:table-cell>
          <table:table-cell>
            <text:p/>
          </table:table-cell>
          <table:table-cell>
            <text:p>(11) 98407-65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 FAU-USP (Programa de Pós-Graduação em Arquitetura e Urbanismo, Faculdade de Arquitetura e Urbanismo e de Design da Universidade de Sâo Paulo)</text:p>
          </table:table-cell>
          <table:table-cell>
            <text:p>participante_seminario</text:p>
          </table:table-cell>
          <table:table-cell>
            <text:p>5I7bmI261KPM1JWdQj5mpA</text:p>
          </table:table-cell>
        </table:table-row>
        <table:table-row>
          <table:table-cell>
            <text:p>209</text:p>
          </table:table-cell>
          <table:table-cell>
            <text:p>Felippe Fideles de Souza Nunes</text:p>
          </table:table-cell>
          <table:table-cell>
            <text:p>felipppppppe@gmail.com</text:p>
          </table:table-cell>
          <table:table-cell>
            <text:p/>
          </table:table-cell>
          <table:table-cell>
            <text:p>(85) 99964-20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participante_seminario</text:p>
          </table:table-cell>
          <table:table-cell>
            <text:p>HOcCkVEf1vd-TUyxqPFiXw</text:p>
          </table:table-cell>
        </table:table-row>
        <table:table-row>
          <table:table-cell>
            <text:p>210</text:p>
          </table:table-cell>
          <table:table-cell>
            <text:p>Fernanda Bertoli Stival</text:p>
          </table:table-cell>
          <table:table-cell>
            <text:p>fbarquitetura@yahoo.com.br</text:p>
          </table:table-cell>
          <table:table-cell>
            <text:p/>
          </table:table-cell>
          <table:table-cell>
            <text:p>(41) 98402-2300</text:p>
          </table:table-cell>
          <table:table-cell>
            <text:p>Rua para 1463, Apto 12</text:p>
          </table:table-cell>
          <table:table-cell>
            <text:p>80610-0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ositivo</text:p>
          </table:table-cell>
          <table:table-cell>
            <text:p>profissional</text:p>
          </table:table-cell>
          <table:table-cell>
            <text:p>OBxnD-9JGrZX5yVUo3-w2g</text:p>
          </table:table-cell>
        </table:table-row>
        <table:table-row>
          <table:table-cell>
            <text:p>211</text:p>
          </table:table-cell>
          <table:table-cell>
            <text:p>Fernanda Freitas Costa de Torres</text:p>
          </table:table-cell>
          <table:table-cell>
            <text:p>fernanda.torres@ifb.edu.br</text:p>
          </table:table-cell>
          <table:table-cell>
            <text:p/>
          </table:table-cell>
          <table:table-cell>
            <text:p>(61) 99906-65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participante_seminario</text:p>
          </table:table-cell>
          <table:table-cell>
            <text:p>KpowMlj0vUCXWSojlhWKMQ</text:p>
          </table:table-cell>
        </table:table-row>
        <table:table-row>
          <table:table-cell>
            <text:p>212</text:p>
          </table:table-cell>
          <table:table-cell>
            <text:p>Fernanda Guedes Macedo</text:p>
          </table:table-cell>
          <table:table-cell>
            <text:p>fernanda_mpf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wjv1wAbzC2gPb8ND8YN3BQ</text:p>
          </table:table-cell>
        </table:table-row>
        <table:table-row>
          <table:table-cell>
            <text:p>213</text:p>
          </table:table-cell>
          <table:table-cell>
            <text:p>Fernanda Jung Drebes</text:p>
          </table:table-cell>
          <table:table-cell>
            <text:p>fjdrebes@gmail.com</text:p>
          </table:table-cell>
          <table:table-cell>
            <text:p/>
          </table:table-cell>
          <table:table-cell>
            <text:p>(51) 99959-3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participante_seminario</text:p>
          </table:table-cell>
          <table:table-cell>
            <text:p>vYjuxiTRlUZwvL5wSiUXoQ</text:p>
          </table:table-cell>
        </table:table-row>
        <table:table-row>
          <table:table-cell>
            <text:p>214</text:p>
          </table:table-cell>
          <table:table-cell>
            <text:p>Fernanda Marafon</text:p>
          </table:table-cell>
          <table:table-cell>
            <text:p>fernandacmarafo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SVIrMqFdn2Kh_x00pbtsg</text:p>
          </table:table-cell>
        </table:table-row>
        <table:table-row>
          <table:table-cell>
            <text:p>215</text:p>
          </table:table-cell>
          <table:table-cell>
            <text:p>Fernanda Marafon Arquitetura</text:p>
          </table:table-cell>
          <table:table-cell>
            <text:p>fernandamarafon.arquitetura@gmail.com</text:p>
          </table:table-cell>
          <table:table-cell>
            <text:p/>
          </table:table-cell>
          <table:table-cell>
            <text:p>(19) 98137-8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Récem doutorada pela FAU USP</text:p>
          </table:table-cell>
          <table:table-cell>
            <text:p>participante_seminario</text:p>
          </table:table-cell>
          <table:table-cell>
            <text:p>fu5dl9vOJTxvLNFumlB04A</text:p>
          </table:table-cell>
        </table:table-row>
        <table:table-row>
          <table:table-cell>
            <text:p>216</text:p>
          </table:table-cell>
          <table:table-cell>
            <text:p>Fernanda Millan Fachi</text:p>
          </table:table-cell>
          <table:table-cell>
            <text:p>fernanda.millanfachi@usp.br</text:p>
          </table:table-cell>
          <table:table-cell>
            <text:p/>
          </table:table-cell>
          <table:table-cell>
            <text:p>(43) 99911-2154</text:p>
          </table:table-cell>
          <table:table-cell>
            <text:p>Rua Thomaz Antônio Gonzaga, 333, Apto 42</text:p>
          </table:table-cell>
          <table:table-cell>
            <text:p>13566-583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Instituto de Arquitetura e Urbanismo da Universidade de São Paulo (IAU USP)</text:p>
          </table:table-cell>
          <table:table-cell>
            <text:p>estudante</text:p>
          </table:table-cell>
          <table:table-cell>
            <text:p>38dr_BP-IaKC2R5dZ5zVyQ</text:p>
          </table:table-cell>
        </table:table-row>
        <table:table-row>
          <table:table-cell>
            <text:p>217</text:p>
          </table:table-cell>
          <table:table-cell>
            <text:p>Fernanda Roque Taurino Magalhães</text:p>
          </table:table-cell>
          <table:table-cell>
            <text:p>fernanda.roque@academico.ufpb.br</text:p>
          </table:table-cell>
          <table:table-cell>
            <text:p/>
          </table:table-cell>
          <table:table-cell>
            <text:p>(83) 98882-9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7dHHA3s7MLTaje7oooDpmg</text:p>
          </table:table-cell>
        </table:table-row>
        <table:table-row>
          <table:table-cell>
            <text:p>218</text:p>
          </table:table-cell>
          <table:table-cell>
            <text:p>Fernando Araújo Costa</text:p>
          </table:table-cell>
          <table:table-cell>
            <text:p>fcostarq@gmail.com; fernando.costa@fau.ufrj.br</text:p>
          </table:table-cell>
          <table:table-cell>
            <text:p/>
          </table:table-cell>
          <table:table-cell>
            <text:p>(32) 98894-6691</text:p>
          </table:table-cell>
          <table:table-cell>
            <text:p>Rua Taumaturgo de Azevedo, 56/101, Tijuca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estudante</text:p>
          </table:table-cell>
          <table:table-cell>
            <text:p>0GkI4B6BALDaHJxdk7kvig</text:p>
          </table:table-cell>
        </table:table-row>
        <table:table-row>
          <table:table-cell>
            <text:p>219</text:p>
          </table:table-cell>
          <table:table-cell>
            <text:p>Fernando Diez</text:p>
          </table:table-cell>
          <table:table-cell>
            <text:p>diezfernandodiez@gmail.com</text:p>
          </table:table-cell>
          <table:table-cell>
            <text:p/>
          </table:table-cell>
          <table:table-cell>
            <text:p>(11) 5057-88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Torcuato Di Tella</text:p>
          </table:table-cell>
          <table:table-cell>
            <text:p>participante_seminario</text:p>
          </table:table-cell>
          <table:table-cell>
            <text:p>B8Ld0pn5rg5e3gM3lxQw0w</text:p>
          </table:table-cell>
        </table:table-row>
        <table:table-row>
          <table:table-cell>
            <text:p>220</text:p>
          </table:table-cell>
          <table:table-cell>
            <text:p>Fernando Diniz Moreira</text:p>
          </table:table-cell>
          <table:table-cell>
            <text:p>fernando.diniz.moreira@gmail.com</text:p>
          </table:table-cell>
          <table:table-cell>
            <text:p>70622418491</text:p>
          </table:table-cell>
          <table:table-cell>
            <text:p>(81) 99776-8391</text:p>
          </table:table-cell>
          <table:table-cell>
            <text:p>Avenida Fernando Simões Barbosa, 316 Apto 1002</text:p>
          </table:table-cell>
          <table:table-cell>
            <text:p>51020-3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</text:p>
          </table:table-cell>
          <table:table-cell>
            <text:p>profissional_internacional</text:p>
          </table:table-cell>
          <table:table-cell>
            <text:p>1hbiXMDVEV31-oPLle5Enw</text:p>
          </table:table-cell>
        </table:table-row>
        <table:table-row>
          <table:table-cell>
            <text:p>221</text:p>
          </table:table-cell>
          <table:table-cell>
            <text:p>Fernando Felippe Viégas</text:p>
          </table:table-cell>
          <table:table-cell>
            <text:p>fernando@unamunizviegas.com.br</text:p>
          </table:table-cell>
          <table:table-cell>
            <text:p/>
          </table:table-cell>
          <table:table-cell>
            <text:p>(11) 98796-12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participante_seminario</text:p>
          </table:table-cell>
          <table:table-cell>
            <text:p>sozDwhRLXh22JS5H5XvDgw</text:p>
          </table:table-cell>
        </table:table-row>
        <table:table-row>
          <table:table-cell>
            <text:p>222</text:p>
          </table:table-cell>
          <table:table-cell>
            <text:p>Fernando G. Vazquez Ramos</text:p>
          </table:table-cell>
          <table:table-cell>
            <text:p>prof.vazquez@ulife.com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participante_seminario</text:p>
          </table:table-cell>
          <table:table-cell>
            <text:p>JqhTJyCAOELYs-v-HcF9oQ</text:p>
          </table:table-cell>
        </table:table-row>
        <table:table-row>
          <table:table-cell>
            <text:p>223</text:p>
          </table:table-cell>
          <table:table-cell>
            <text:p>Fernando Guillermo Vázquez Ramos</text:p>
          </table:table-cell>
          <table:table-cell>
            <text:p>fernando@fv.arq.br</text:p>
          </table:table-cell>
          <table:table-cell>
            <text:p/>
          </table:table-cell>
          <table:table-cell>
            <text:p>(11) 97665-4638</text:p>
          </table:table-cell>
          <table:table-cell>
            <text:p>Rua Dr. Melo Alves 668, Apto. 31</text:p>
          </table:table-cell>
          <table:table-cell>
            <text:p>01417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São Judas Tadeu</text:p>
          </table:table-cell>
          <table:table-cell>
            <text:p>profissional_internacional</text:p>
          </table:table-cell>
          <table:table-cell>
            <text:p>0bIwYLdeeE8tfGFA4nQMsQ</text:p>
          </table:table-cell>
        </table:table-row>
        <table:table-row>
          <table:table-cell>
            <text:p>224</text:p>
          </table:table-cell>
          <table:table-cell>
            <text:p>Fernando Luis Martínez Nespral</text:p>
          </table:table-cell>
          <table:table-cell>
            <text:p>fmnespral@gmail.com</text:p>
          </table:table-cell>
          <table:table-cell>
            <text:p/>
          </table:table-cell>
          <table:table-cell>
            <text:p>(91) 15308-50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participante_seminario</text:p>
          </table:table-cell>
          <table:table-cell>
            <text:p>X3wmhf17yg4i_CyBNQuHxA</text:p>
          </table:table-cell>
        </table:table-row>
        <table:table-row>
          <table:table-cell>
            <text:p>225</text:p>
          </table:table-cell>
          <table:table-cell>
            <text:p>Fernando Rihl</text:p>
          </table:table-cell>
          <table:table-cell>
            <text:p>fernandorihl@me.com</text:p>
          </table:table-cell>
          <table:table-cell>
            <text:p/>
          </table:table-cell>
          <table:table-cell>
            <text:p>(78) 98230-026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helsea College of Arts, UAL</text:p>
          </table:table-cell>
          <table:table-cell>
            <text:p>participante_seminario</text:p>
          </table:table-cell>
          <table:table-cell>
            <text:p>up2wkiidPdAQO9NXfPNf0A</text:p>
          </table:table-cell>
        </table:table-row>
        <table:table-row>
          <table:table-cell>
            <text:p>226</text:p>
          </table:table-cell>
          <table:table-cell>
            <text:p>Fidel Cambundo Sanuca</text:p>
          </table:table-cell>
          <table:table-cell>
            <text:p>sanucafidel@gmail.com</text:p>
          </table:table-cell>
          <table:table-cell>
            <text:p/>
          </table:table-cell>
          <table:table-cell>
            <text:p>(85) 99284-00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s6f5qkON8wNOujI8Z6N-A</text:p>
          </table:table-cell>
        </table:table-row>
        <table:table-row>
          <table:table-cell>
            <text:p>227</text:p>
          </table:table-cell>
          <table:table-cell>
            <text:p>Filipe de Abreu Bresciani</text:p>
          </table:table-cell>
          <table:table-cell>
            <text:p>brescianifilipe@gmail.com</text:p>
          </table:table-cell>
          <table:table-cell>
            <text:p/>
          </table:table-cell>
          <table:table-cell>
            <text:p>(61) 99674-74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articipante_seminario</text:p>
          </table:table-cell>
          <table:table-cell>
            <text:p>p_OHi6LFrznsjWPn_vZN-g</text:p>
          </table:table-cell>
        </table:table-row>
        <table:table-row>
          <table:table-cell>
            <text:p>228</text:p>
          </table:table-cell>
          <table:table-cell>
            <text:p>Filipe de Abreu Bresciani de Fontan Pereira</text:p>
          </table:table-cell>
          <table:table-cell>
            <text:p>bescianifilip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bOTKtaW5agndb_4-yqPtaA</text:p>
          </table:table-cell>
        </table:table-row>
        <table:table-row>
          <table:table-cell>
            <text:p>229</text:p>
          </table:table-cell>
          <table:table-cell>
            <text:p>Flavia Brito do Nascimento</text:p>
          </table:table-cell>
          <table:table-cell>
            <text:p>flaviabn@usp.br</text:p>
          </table:table-cell>
          <table:table-cell>
            <text:p>97551392653</text:p>
          </table:table-cell>
          <table:table-cell>
            <text:p/>
          </table:table-cell>
          <table:table-cell>
            <text:p>Rua Monte Alegre, 1294/112</text:p>
          </table:table-cell>
          <table:table-cell>
            <text:p>05014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rofissional_internacional</text:p>
          </table:table-cell>
          <table:table-cell>
            <text:p>Ah4BQDQUlCGSCxEq8X-hCg</text:p>
          </table:table-cell>
        </table:table-row>
        <table:table-row>
          <table:table-cell>
            <text:p>230</text:p>
          </table:table-cell>
          <table:table-cell>
            <text:p>Flavia Ribeiro Botechia</text:p>
          </table:table-cell>
          <table:table-cell>
            <text:p>flaviabotechia@gmail.com</text:p>
          </table:table-cell>
          <table:table-cell>
            <text:p/>
          </table:table-cell>
          <table:table-cell>
            <text:p>(27) 99962-4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participante_seminario</text:p>
          </table:table-cell>
          <table:table-cell>
            <text:p>xzvqg5I3tIsk6oWhgm-NyQ</text:p>
          </table:table-cell>
        </table:table-row>
        <table:table-row>
          <table:table-cell>
            <text:p>231</text:p>
          </table:table-cell>
          <table:table-cell>
            <text:p>Flavia Santos de Oliveira</text:p>
          </table:table-cell>
          <table:table-cell>
            <text:p>flaviaoliveira@fau.ufrj.br</text:p>
          </table:table-cell>
          <table:table-cell>
            <text:p/>
          </table:table-cell>
          <table:table-cell>
            <text:p>(21) 98470-0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_FAUUFRJ</text:p>
          </table:table-cell>
          <table:table-cell>
            <text:p>participante_seminario</text:p>
          </table:table-cell>
          <table:table-cell>
            <text:p>qr2iLVdbuyQudQIcxDeZDg</text:p>
          </table:table-cell>
        </table:table-row>
        <table:table-row>
          <table:table-cell>
            <text:p>232</text:p>
          </table:table-cell>
          <table:table-cell>
            <text:p>Florencia Amado Silvero</text:p>
          </table:table-cell>
          <table:table-cell>
            <text:p>florenciaamadosilver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participante_seminario</text:p>
          </table:table-cell>
          <table:table-cell>
            <text:p>xvphjAL9n4D4mdBR58jdvw</text:p>
          </table:table-cell>
        </table:table-row>
        <table:table-row>
          <table:table-cell>
            <text:p>233</text:p>
          </table:table-cell>
          <table:table-cell>
            <text:p>Flávia Mara da Silva</text:p>
          </table:table-cell>
          <table:table-cell>
            <text:p>profaflaviamara@gmail.com</text:p>
          </table:table-cell>
          <table:table-cell>
            <text:p/>
          </table:table-cell>
          <table:table-cell>
            <text:p>(12) 99685-80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8Xx_ePn-921-fcbQk8J5pg</text:p>
          </table:table-cell>
        </table:table-row>
        <table:table-row>
          <table:table-cell>
            <text:p>234</text:p>
          </table:table-cell>
          <table:table-cell>
            <text:p>Flávia de Holanda Costa</text:p>
          </table:table-cell>
          <table:table-cell>
            <text:p>flaviahlnda@gmail.com</text:p>
          </table:table-cell>
          <table:table-cell>
            <text:p/>
          </table:table-cell>
          <table:table-cell>
            <text:p>(82) 98182-73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participante_seminario</text:p>
          </table:table-cell>
          <table:table-cell>
            <text:p>_1ij7OM84bfwJEhlFLQLlw</text:p>
          </table:table-cell>
        </table:table-row>
        <table:table-row>
          <table:table-cell>
            <text:p>235</text:p>
          </table:table-cell>
          <table:table-cell>
            <text:p>Flávio Carvalho Vieira</text:p>
          </table:table-cell>
          <table:table-cell>
            <text:p>flaviocarvalho12@hotmail.com</text:p>
          </table:table-cell>
          <table:table-cell>
            <text:p/>
          </table:table-cell>
          <table:table-cell>
            <text:p>(96) 98410-9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participante_seminario</text:p>
          </table:table-cell>
          <table:table-cell>
            <text:p>9SdjQiGzw7CclZilUMvnTQ</text:p>
          </table:table-cell>
        </table:table-row>
        <table:table-row>
          <table:table-cell>
            <text:p>236</text:p>
          </table:table-cell>
          <table:table-cell>
            <text:p>Flávio de Lemos Carsalade</text:p>
          </table:table-cell>
          <table:table-cell>
            <text:p>flavio.carsalade@gmail.com</text:p>
          </table:table-cell>
          <table:table-cell>
            <text:p/>
          </table:table-cell>
          <table:table-cell>
            <text:p>(31) 99973-78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participante_seminario</text:p>
          </table:table-cell>
          <table:table-cell>
            <text:p>jqskKA6AexVjagrNkNzHnQ</text:p>
          </table:table-cell>
        </table:table-row>
        <table:table-row>
          <table:table-cell>
            <text:p>237</text:p>
          </table:table-cell>
          <table:table-cell>
            <text:p>Francesco Perrotta-bosch</text:p>
          </table:table-cell>
          <table:table-cell>
            <text:p>francescobosch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Mackenzie</text:p>
          </table:table-cell>
          <table:table-cell>
            <text:p>participante_seminario</text:p>
          </table:table-cell>
          <table:table-cell>
            <text:p>NqcjMsrGAHMUgUb6RozYjg</text:p>
          </table:table-cell>
        </table:table-row>
        <table:table-row>
          <table:table-cell>
            <text:p>238</text:p>
          </table:table-cell>
          <table:table-cell>
            <text:p>Franciele Rodrigues Viana</text:p>
          </table:table-cell>
          <table:table-cell>
            <text:p>franciele2017rodri21@gmail.com</text:p>
          </table:table-cell>
          <table:table-cell>
            <text:p/>
          </table:table-cell>
          <table:table-cell>
            <text:p>(69) 98495-53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participante_seminario</text:p>
          </table:table-cell>
          <table:table-cell>
            <text:p>xzTBN2YoqkN01Mu3-YgFAA</text:p>
          </table:table-cell>
        </table:table-row>
        <table:table-row>
          <table:table-cell>
            <text:p>239</text:p>
          </table:table-cell>
          <table:table-cell>
            <text:p>Francine Regina Camilo Cândido</text:p>
          </table:table-cell>
          <table:table-cell>
            <text:p>francinecandido2@gmail.com</text:p>
          </table:table-cell>
          <table:table-cell>
            <text:p/>
          </table:table-cell>
          <table:table-cell>
            <text:p>(82) 99148-11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participante_seminario</text:p>
          </table:table-cell>
          <table:table-cell>
            <text:p>RfDTfS6O5THZBAiGFsHdEw</text:p>
          </table:table-cell>
        </table:table-row>
        <table:table-row>
          <table:table-cell>
            <text:p>240</text:p>
          </table:table-cell>
          <table:table-cell>
            <text:p>Francineide Della Justina Pereira</text:p>
          </table:table-cell>
          <table:table-cell>
            <text:p>francidella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uP6Lh9AgQ2ca9ItS74QSQ</text:p>
          </table:table-cell>
        </table:table-row>
        <table:table-row>
          <table:table-cell>
            <text:p>241</text:p>
          </table:table-cell>
          <table:table-cell>
            <text:p>Francisco Sales Trajano Filho</text:p>
          </table:table-cell>
          <table:table-cell>
            <text:p>sales@sc.usp.br</text:p>
          </table:table-cell>
          <table:table-cell>
            <text:p/>
          </table:table-cell>
          <table:table-cell>
            <text:p>(16) 98192-1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participante_seminario</text:p>
          </table:table-cell>
          <table:table-cell>
            <text:p>I9YB7_ZOEivOIZ5sK_cN3g</text:p>
          </table:table-cell>
        </table:table-row>
        <table:table-row>
          <table:table-cell>
            <text:p>242</text:p>
          </table:table-cell>
          <table:table-cell>
            <text:p>Francisco Spadoni</text:p>
          </table:table-cell>
          <table:table-cell>
            <text:p>spadoni@usp.br</text:p>
          </table:table-cell>
          <table:table-cell>
            <text:p/>
          </table:table-cell>
          <table:table-cell>
            <text:p>(11) 99965-93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6rs8G8n4xDQ6Ekr3-Nd0PQ</text:p>
          </table:table-cell>
        </table:table-row>
        <table:table-row>
          <table:table-cell>
            <text:p>243</text:p>
          </table:table-cell>
          <table:table-cell>
            <text:p>Franklin Ferreira</text:p>
          </table:table-cell>
          <table:table-cell>
            <text:p>pesquisadorfranklinferreira@gmail.com</text:p>
          </table:table-cell>
          <table:table-cell>
            <text:p/>
          </table:table-cell>
          <table:table-cell>
            <text:p>(11) 97158-06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Anhanguera / Campus Santana</text:p>
          </table:table-cell>
          <table:table-cell>
            <text:p>participante_seminario</text:p>
          </table:table-cell>
          <table:table-cell>
            <text:p>ul8oMIIvAgtaIQz0iuIDyA</text:p>
          </table:table-cell>
        </table:table-row>
        <table:table-row>
          <table:table-cell>
            <text:p>244</text:p>
          </table:table-cell>
          <table:table-cell>
            <text:p>Frederico Huckembeck Neto</text:p>
          </table:table-cell>
          <table:table-cell>
            <text:p>fredhuck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participante_seminario</text:p>
          </table:table-cell>
          <table:table-cell>
            <text:p>wGKnNkmHfpQeKzhyRaREDA</text:p>
          </table:table-cell>
        </table:table-row>
        <table:table-row>
          <table:table-cell>
            <text:p>245</text:p>
          </table:table-cell>
          <table:table-cell>
            <text:p>Fábio Domingos Batista</text:p>
          </table:table-cell>
          <table:table-cell>
            <text:p>fabio@grifoarquitetura.com.br</text:p>
          </table:table-cell>
          <table:table-cell>
            <text:p/>
          </table:table-cell>
          <table:table-cell>
            <text:p>(41) 99605-1345</text:p>
          </table:table-cell>
          <table:table-cell>
            <text:p>Rua Barão do Serro Azul, 264 Apto 1602</text:p>
          </table:table-cell>
          <table:table-cell>
            <text:p>80020-18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Fae Centro Universitário</text:p>
          </table:table-cell>
          <table:table-cell>
            <text:p>profissional</text:p>
          </table:table-cell>
          <table:table-cell>
            <text:p>RHpaKFeRN3qN5GwpLzFEBg</text:p>
          </table:table-cell>
        </table:table-row>
        <table:table-row>
          <table:table-cell>
            <text:p>246</text:p>
          </table:table-cell>
          <table:table-cell>
            <text:p>Fátima Okada de Moraes</text:p>
          </table:table-cell>
          <table:table-cell>
            <text:p>fatimaokada03@gmail.com</text:p>
          </table:table-cell>
          <table:table-cell>
            <text:p/>
          </table:table-cell>
          <table:table-cell>
            <text:p>(61) 99831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bSIGB76a9w-djnn2pHapw</text:p>
          </table:table-cell>
        </table:table-row>
        <table:table-row>
          <table:table-cell>
            <text:p>247</text:p>
          </table:table-cell>
          <table:table-cell>
            <text:p>Gabriel Bergamaschi Buratto</text:p>
          </table:table-cell>
          <table:table-cell>
            <text:p>gabriel.bergamaschi@hotmail.com</text:p>
          </table:table-cell>
          <table:table-cell>
            <text:p/>
          </table:table-cell>
          <table:table-cell>
            <text:p>(54) 99269-0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96a1JWncmQRP9ETaGFbAg</text:p>
          </table:table-cell>
        </table:table-row>
        <table:table-row>
          <table:table-cell>
            <text:p>248</text:p>
          </table:table-cell>
          <table:table-cell>
            <text:p>Gabriel Biselli</text:p>
          </table:table-cell>
          <table:table-cell>
            <text:p>gabrielbisell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tualmente: nenhuma</text:p>
          </table:table-cell>
          <table:table-cell>
            <text:p>participante_seminario</text:p>
          </table:table-cell>
          <table:table-cell>
            <text:p>uugb9VG0OE6g6V0f6T5wEQ</text:p>
          </table:table-cell>
        </table:table-row>
        <table:table-row>
          <table:table-cell>
            <text:p>249</text:p>
          </table:table-cell>
          <table:table-cell>
            <text:p>Gabriel Iguchi Gomes</text:p>
          </table:table-cell>
          <table:table-cell>
            <text:p>g236781@dac.unicam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 Engenharia Civil ,Arquitetura e Urbanismo da Universidade Estadual de Campinas</text:p>
          </table:table-cell>
          <table:table-cell>
            <text:p>participante_seminario</text:p>
          </table:table-cell>
          <table:table-cell>
            <text:p>ZhE0pJqr210ZD7HxYL_C3A</text:p>
          </table:table-cell>
        </table:table-row>
        <table:table-row>
          <table:table-cell>
            <text:p>250</text:p>
          </table:table-cell>
          <table:table-cell>
            <text:p>Gabriel Leopoldino Paulo de Medeiros</text:p>
          </table:table-cell>
          <table:table-cell>
            <text:p>gabriel.leopoldino@ufersa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participante_seminario</text:p>
          </table:table-cell>
          <table:table-cell>
            <text:p>85pCYzl3Jb7yiBgpBXWEFw</text:p>
          </table:table-cell>
        </table:table-row>
        <table:table-row>
          <table:table-cell>
            <text:p>251</text:p>
          </table:table-cell>
          <table:table-cell>
            <text:p>Gabriel Montanine</text:p>
          </table:table-cell>
          <table:table-cell>
            <text:p>gabrielmontanin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v7dtOxghS6un6yM0nkUeAA</text:p>
          </table:table-cell>
        </table:table-row>
        <table:table-row>
          <table:table-cell>
            <text:p>252</text:p>
          </table:table-cell>
          <table:table-cell>
            <text:p>Gabriel de Andrade Fernandes</text:p>
          </table:table-cell>
          <table:table-cell>
            <text:p>gaf.arq@usp.br</text:p>
          </table:table-cell>
          <table:table-cell>
            <text:p/>
          </table:table-cell>
          <table:table-cell>
            <text:p>(11) 99423-3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de Preservação Cultural da Universidade de São Paulo</text:p>
          </table:table-cell>
          <table:table-cell>
            <text:p>participante_seminario</text:p>
          </table:table-cell>
          <table:table-cell>
            <text:p>tRr_FaD2QdbYVTxWMQC7fQ</text:p>
          </table:table-cell>
        </table:table-row>
        <table:table-row>
          <table:table-cell>
            <text:p>253</text:p>
          </table:table-cell>
          <table:table-cell>
            <text:p>Gabriela Carvalho de Moura</text:p>
          </table:table-cell>
          <table:table-cell>
            <text:p>gabrielakarvalhomoura@gmail.com</text:p>
          </table:table-cell>
          <table:table-cell>
            <text:p/>
          </table:table-cell>
          <table:table-cell>
            <text:p>(48) 98470-71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Estado de Santa Catarina</text:p>
          </table:table-cell>
          <table:table-cell>
            <text:p>participante_seminario</text:p>
          </table:table-cell>
          <table:table-cell>
            <text:p>ymu2YhKgJzjXJwosRxjFIA</text:p>
          </table:table-cell>
        </table:table-row>
        <table:table-row>
          <table:table-cell>
            <text:p>254</text:p>
          </table:table-cell>
          <table:table-cell>
            <text:p>Gabriela Chitolina</text:p>
          </table:table-cell>
          <table:table-cell>
            <text:p>gabrielachitolina108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htWWIf5F-rw1mkWJzqJ3Q</text:p>
          </table:table-cell>
        </table:table-row>
        <table:table-row>
          <table:table-cell>
            <text:p>255</text:p>
          </table:table-cell>
          <table:table-cell>
            <text:p>Gabriela Favero</text:p>
          </table:table-cell>
          <table:table-cell>
            <text:p>gabifaver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participante_seminario</text:p>
          </table:table-cell>
          <table:table-cell>
            <text:p>O-Qdu6RFJuPCPbsPP4rHEQ</text:p>
          </table:table-cell>
        </table:table-row>
        <table:table-row>
          <table:table-cell>
            <text:p>256</text:p>
          </table:table-cell>
          <table:table-cell>
            <text:p>Gabriela Fröhlich</text:p>
          </table:table-cell>
          <table:table-cell>
            <text:p>gabriela19031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j0s7JNCyWlPkjxU_jvmvrg</text:p>
          </table:table-cell>
        </table:table-row>
        <table:table-row>
          <table:table-cell>
            <text:p>257</text:p>
          </table:table-cell>
          <table:table-cell>
            <text:p>Gabriela Tié Nagoya Tamari</text:p>
          </table:table-cell>
          <table:table-cell>
            <text:p>gabitamari@gmail.com</text:p>
          </table:table-cell>
          <table:table-cell>
            <text:p/>
          </table:table-cell>
          <table:table-cell>
            <text:p>(11) 98255-09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participante_seminario</text:p>
          </table:table-cell>
          <table:table-cell>
            <text:p>akTdUPNG-I66ig8x7PK0Vg</text:p>
          </table:table-cell>
        </table:table-row>
        <table:table-row>
          <table:table-cell>
            <text:p>258</text:p>
          </table:table-cell>
          <table:table-cell>
            <text:p>Gabriella Ribeiro Screpanti</text:p>
          </table:table-cell>
          <table:table-cell>
            <text:p>pg405420@uem.br</text:p>
          </table:table-cell>
          <table:table-cell>
            <text:p/>
          </table:table-cell>
          <table:table-cell>
            <text:p>(18) 99103-0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pBkgEhcmloJ6BsSLoT1Fvg</text:p>
          </table:table-cell>
        </table:table-row>
        <table:table-row>
          <table:table-cell>
            <text:p>259</text:p>
          </table:table-cell>
          <table:table-cell>
            <text:p>Giovana Camerin</text:p>
          </table:table-cell>
          <table:table-cell>
            <text:p>giocamerin@gmail.com</text:p>
          </table:table-cell>
          <table:table-cell>
            <text:p/>
          </table:table-cell>
          <table:table-cell>
            <text:p>(51) 99599-9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RY_wibO3S_Dr_lxY9cI6_w</text:p>
          </table:table-cell>
        </table:table-row>
        <table:table-row>
          <table:table-cell>
            <text:p>260</text:p>
          </table:table-cell>
          <table:table-cell>
            <text:p>Giovana Maria Etges</text:p>
          </table:table-cell>
          <table:table-cell>
            <text:p>giovanametges@gmail.com</text:p>
          </table:table-cell>
          <table:table-cell>
            <text:p/>
          </table:table-cell>
          <table:table-cell>
            <text:p>(51) 99358-58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qUo8fZ-vesmU5DPVePdGQ</text:p>
          </table:table-cell>
        </table:table-row>
        <table:table-row>
          <table:table-cell>
            <text:p>261</text:p>
          </table:table-cell>
          <table:table-cell>
            <text:p>Giovani da Silva Barcelos</text:p>
          </table:table-cell>
          <table:table-cell>
            <text:p>giovani.barcelos@ufrgs.br</text:p>
          </table:table-cell>
          <table:table-cell>
            <text:p/>
          </table:table-cell>
          <table:table-cell>
            <text:p>(69) 99245-49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RqKjAgkxvdqP4oUYoJY3-w</text:p>
          </table:table-cell>
        </table:table-row>
        <table:table-row>
          <table:table-cell>
            <text:p>262</text:p>
          </table:table-cell>
          <table:table-cell>
            <text:p>Giovanna Barros Magalhães Numeriano</text:p>
          </table:table-cell>
          <table:table-cell>
            <text:p>gi.numerian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UJsaf4ReThWo_VjotMMXAg</text:p>
          </table:table-cell>
        </table:table-row>
        <table:table-row>
          <table:table-cell>
            <text:p>263</text:p>
          </table:table-cell>
          <table:table-cell>
            <text:p>Giovanna Merli</text:p>
          </table:table-cell>
          <table:table-cell>
            <text:p>gmerli4@gmail.com</text:p>
          </table:table-cell>
          <table:table-cell>
            <text:p/>
          </table:table-cell>
          <table:table-cell>
            <text:p>(34) 99302-04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Sfyt1IAcoBQ_yHXW_32vhw</text:p>
          </table:table-cell>
        </table:table-row>
        <table:table-row>
          <table:table-cell>
            <text:p>264</text:p>
          </table:table-cell>
          <table:table-cell>
            <text:p>Giovanna Renzetti</text:p>
          </table:table-cell>
          <table:table-cell>
            <text:p>gprenzett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CW_NNzeZ5a4xxdhfa0B0Jw</text:p>
          </table:table-cell>
        </table:table-row>
        <table:table-row>
          <table:table-cell>
            <text:p>265</text:p>
          </table:table-cell>
          <table:table-cell>
            <text:p>Gisela Barcellos de Souza</text:p>
          </table:table-cell>
          <table:table-cell>
            <text:p>gisela.barcellosdesouz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1OSM8b9ba956rAIdn8i2bA</text:p>
          </table:table-cell>
        </table:table-row>
        <table:table-row>
          <table:table-cell>
            <text:p>266</text:p>
          </table:table-cell>
          <table:table-cell>
            <text:p>Gisele Freixo</text:p>
          </table:table-cell>
          <table:table-cell>
            <text:p>freixogisel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cZQdzYsIYM8Zwy5q95OjQ</text:p>
          </table:table-cell>
        </table:table-row>
        <table:table-row>
          <table:table-cell>
            <text:p>267</text:p>
          </table:table-cell>
          <table:table-cell>
            <text:p>Giuliana Fortes Cabral dos Santos</text:p>
          </table:table-cell>
          <table:table-cell>
            <text:p>giulianafortes229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SkpTq_MnLUUZyilK6EBNA</text:p>
          </table:table-cell>
        </table:table-row>
        <table:table-row>
          <table:table-cell>
            <text:p>268</text:p>
          </table:table-cell>
          <table:table-cell>
            <text:p>Gregorio Rosenbusch</text:p>
          </table:table-cell>
          <table:table-cell>
            <text:p>gregrosenbusch@gmail.com</text:p>
          </table:table-cell>
          <table:table-cell>
            <text:p/>
          </table:table-cell>
          <table:table-cell>
            <text:p>(24) 98827-7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 (FAUUSP)</text:p>
          </table:table-cell>
          <table:table-cell>
            <text:p>participante_seminario</text:p>
          </table:table-cell>
          <table:table-cell>
            <text:p>UndsI1j_RqBzzHjvJeuq8Q</text:p>
          </table:table-cell>
        </table:table-row>
        <table:table-row>
          <table:table-cell>
            <text:p>269</text:p>
          </table:table-cell>
          <table:table-cell>
            <text:p>Grete Soares Plueger</text:p>
          </table:table-cell>
          <table:table-cell>
            <text:p>gretepfl@gmail.com</text:p>
          </table:table-cell>
          <table:table-cell>
            <text:p/>
          </table:table-cell>
          <table:table-cell>
            <text:p>(98) 99232-00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participante_seminario</text:p>
          </table:table-cell>
          <table:table-cell>
            <text:p>UqX2NKPqG4mSlBmnpH0X_Q</text:p>
          </table:table-cell>
        </table:table-row>
        <table:table-row>
          <table:table-cell>
            <text:p>270</text:p>
          </table:table-cell>
          <table:table-cell>
            <text:p>Greyce Kelly Santana de Souza</text:p>
          </table:table-cell>
          <table:table-cell>
            <text:p>greyce.arq@gmail.com</text:p>
          </table:table-cell>
          <table:table-cell>
            <text:p/>
          </table:table-cell>
          <table:table-cell>
            <text:p>(21) 98988-30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Fluminense</text:p>
          </table:table-cell>
          <table:table-cell>
            <text:p>participante_seminario</text:p>
          </table:table-cell>
          <table:table-cell>
            <text:p>45SMp3TDsq_4QiMLacwplQ</text:p>
          </table:table-cell>
        </table:table-row>
        <table:table-row>
          <table:table-cell>
            <text:p>271</text:p>
          </table:table-cell>
          <table:table-cell>
            <text:p>Guido Paulo Kaestner Neto</text:p>
          </table:table-cell>
          <table:table-cell>
            <text:p>arqgpk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cNSQVlX9pnP-jVLD4bSrMg</text:p>
          </table:table-cell>
        </table:table-row>
        <table:table-row>
          <table:table-cell>
            <text:p>272</text:p>
          </table:table-cell>
          <table:table-cell>
            <text:p>Guilah Naslavsky</text:p>
          </table:table-cell>
          <table:table-cell>
            <text:p>guilah14@gmail.com; guilah.naslavsky@ufpe.br</text:p>
          </table:table-cell>
          <table:table-cell>
            <text:p/>
          </table:table-cell>
          <table:table-cell>
            <text:p>(81) 99962-0608</text:p>
          </table:table-cell>
          <table:table-cell>
            <text:p>Rua Irmã Maria David 200/102</text:p>
          </table:table-cell>
          <table:table-cell>
            <text:p>52061-07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Pernambuco</text:p>
          </table:table-cell>
          <table:table-cell>
            <text:p>profissional_internacional</text:p>
          </table:table-cell>
          <table:table-cell>
            <text:p>EfL-DeJOI4kxCP2TWqrGuw</text:p>
          </table:table-cell>
        </table:table-row>
        <table:table-row>
          <table:table-cell>
            <text:p>273</text:p>
          </table:table-cell>
          <table:table-cell>
            <text:p>Guilherme Biondo Milani</text:p>
          </table:table-cell>
          <table:table-cell>
            <text:p>guilhermebiondomilani@gmail.com</text:p>
          </table:table-cell>
          <table:table-cell>
            <text:p/>
          </table:table-cell>
          <table:table-cell>
            <text:p>(54) 99967-70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XQzoXZmTbF3RUr-vVsNqLA</text:p>
          </table:table-cell>
        </table:table-row>
        <table:table-row>
          <table:table-cell>
            <text:p>274</text:p>
          </table:table-cell>
          <table:table-cell>
            <text:p>Guilherme Braz de Souza</text:p>
          </table:table-cell>
          <table:table-cell>
            <text:p>guilherme_braz@usp.br</text:p>
          </table:table-cell>
          <table:table-cell>
            <text:p/>
          </table:table-cell>
          <table:table-cell>
            <text:p>(11) 99612-8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participante_seminario</text:p>
          </table:table-cell>
          <table:table-cell>
            <text:p>E9Wz5PKsIybdHqpp7MKCBQ</text:p>
          </table:table-cell>
        </table:table-row>
        <table:table-row>
          <table:table-cell>
            <text:p>275</text:p>
          </table:table-cell>
          <table:table-cell>
            <text:p>Guilherme Cirilo Feijó</text:p>
          </table:table-cell>
          <table:table-cell>
            <text:p>feijoguilhermeci@gmail.com</text:p>
          </table:table-cell>
          <table:table-cell>
            <text:p/>
          </table:table-cell>
          <table:table-cell>
            <text:p>(41) 98891-3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Z_rik0fi5bIGkjt2TQWhdA</text:p>
          </table:table-cell>
        </table:table-row>
        <table:table-row>
          <table:table-cell>
            <text:p>276</text:p>
          </table:table-cell>
          <table:table-cell>
            <text:p>Guilherme Fernando Pinto</text:p>
          </table:table-cell>
          <table:table-cell>
            <text:p>guilhermfrp@gmail.com</text:p>
          </table:table-cell>
          <table:table-cell>
            <text:p/>
          </table:table-cell>
          <table:table-cell>
            <text:p>(41) 99867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YVKKKk3wLO1FTPwaAtzq9Q</text:p>
          </table:table-cell>
        </table:table-row>
        <table:table-row>
          <table:table-cell>
            <text:p>277</text:p>
          </table:table-cell>
          <table:table-cell>
            <text:p>Guilherme Gasques Rodrigues</text:p>
          </table:table-cell>
          <table:table-cell>
            <text:p>guigasques@usp.br</text:p>
          </table:table-cell>
          <table:table-cell>
            <text:p/>
          </table:table-cell>
          <table:table-cell>
            <text:p>(17) 98184-80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-fUafyWusgSA4AkH9JRPfQ</text:p>
          </table:table-cell>
        </table:table-row>
        <table:table-row>
          <table:table-cell>
            <text:p>278</text:p>
          </table:table-cell>
          <table:table-cell>
            <text:p>Guilherme Lassance</text:p>
          </table:table-cell>
          <table:table-cell>
            <text:p>guilherme.lassance@fau.ufrj.br</text:p>
          </table:table-cell>
          <table:table-cell>
            <text:p/>
          </table:table-cell>
          <table:table-cell>
            <text:p>(21) 99252-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participante_seminario</text:p>
          </table:table-cell>
          <table:table-cell>
            <text:p>HuDCXOtC97y73Qi41mvxnQ</text:p>
          </table:table-cell>
        </table:table-row>
        <table:table-row>
          <table:table-cell>
            <text:p>279</text:p>
          </table:table-cell>
          <table:table-cell>
            <text:p>Guilherme Osterkamp</text:p>
          </table:table-cell>
          <table:table-cell>
            <text:p>arq.gui@gmail.com</text:p>
          </table:table-cell>
          <table:table-cell>
            <text:p/>
          </table:table-cell>
          <table:table-cell>
            <text:p>(51) 99810-0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38lS8pQiXlwP2s9YkRiMYw</text:p>
          </table:table-cell>
        </table:table-row>
        <table:table-row>
          <table:table-cell>
            <text:p>280</text:p>
          </table:table-cell>
          <table:table-cell>
            <text:p>Guilherme Pianca Moreno</text:p>
          </table:table-cell>
          <table:table-cell>
            <text:p>guilhermepianca@gmail.com</text:p>
          </table:table-cell>
          <table:table-cell>
            <text:p/>
          </table:table-cell>
          <table:table-cell>
            <text:p>(11) 99664-7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vcSIw5lqVWQoTcTPmMOMnQ</text:p>
          </table:table-cell>
        </table:table-row>
        <table:table-row>
          <table:table-cell>
            <text:p>281</text:p>
          </table:table-cell>
          <table:table-cell>
            <text:p>Guilherme Rene Maia</text:p>
          </table:table-cell>
          <table:table-cell>
            <text:p>guilherme.maia@gmail.com; guilhermemaia.ciaud@fa.ulisboa.p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MQn_iPQw67YGCI7dEjh9gw</text:p>
          </table:table-cell>
        </table:table-row>
        <table:table-row>
          <table:table-cell>
            <text:p>282</text:p>
          </table:table-cell>
          <table:table-cell>
            <text:p>Gustavo Badolati Racca</text:p>
          </table:table-cell>
          <table:table-cell>
            <text:p>gustavoracca@fau.ufrj.br</text:p>
          </table:table-cell>
          <table:table-cell>
            <text:p/>
          </table:table-cell>
          <table:table-cell>
            <text:p>(21) 98785-8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esquisador PROURB/FAU/UFRJ, Professor DARF/FAU/UFRJ</text:p>
          </table:table-cell>
          <table:table-cell>
            <text:p>participante_seminario</text:p>
          </table:table-cell>
          <table:table-cell>
            <text:p>9hewmRh9Kx-KOcBAusoj0A</text:p>
          </table:table-cell>
        </table:table-row>
        <table:table-row>
          <table:table-cell>
            <text:p>283</text:p>
          </table:table-cell>
          <table:table-cell>
            <text:p>Gustavo Ladeira Caracuel</text:p>
          </table:table-cell>
          <table:table-cell>
            <text:p>gustavo.caracuel@usp.br</text:p>
          </table:table-cell>
          <table:table-cell>
            <text:p/>
          </table:table-cell>
          <table:table-cell>
            <text:p>(11) 96488-9970</text:p>
          </table:table-cell>
          <table:table-cell>
            <text:p>Rua João Ramalho, 586</text:p>
          </table:table-cell>
          <table:table-cell>
            <text:p>05008-002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Faculdade de Arquitetura e Urbanismo da Universidade de São Paulo</text:p>
          </table:table-cell>
          <table:table-cell>
            <text:p>estudante</text:p>
          </table:table-cell>
          <table:table-cell>
            <text:p>C3nSnTVxKFbhnm-lYRhKCA</text:p>
          </table:table-cell>
        </table:table-row>
        <table:table-row>
          <table:table-cell>
            <text:p>284</text:p>
          </table:table-cell>
          <table:table-cell>
            <text:p>Gustavo Paula Leal</text:p>
          </table:table-cell>
          <table:table-cell>
            <text:p>gustavo.leal@fau.ufrj.br</text:p>
          </table:table-cell>
          <table:table-cell>
            <text:p/>
          </table:table-cell>
          <table:table-cell>
            <text:p>(21) 96735-4250</text:p>
          </table:table-cell>
          <table:table-cell>
            <text:p>Rua Mariz e Barros, n°98 Apto 302</text:p>
          </table:table-cell>
          <table:table-cell>
            <text:p>24220-121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PROURB | FAU-UFRJ (Programa de Pós-Graduação em Urbanismo da Faculdade de Arquitetura da Universidade Federal do Rio de Janeiro)</text:p>
          </table:table-cell>
          <table:table-cell>
            <text:p>estudante</text:p>
          </table:table-cell>
          <table:table-cell>
            <text:p>THbz0AVToVGeLkSEivHpfg</text:p>
          </table:table-cell>
        </table:table-row>
        <table:table-row>
          <table:table-cell>
            <text:p>285</text:p>
          </table:table-cell>
          <table:table-cell>
            <text:p>Gustavo Pires de Andrade Neto</text:p>
          </table:table-cell>
          <table:table-cell>
            <text:p>gustavoandradeneto@gmail.com</text:p>
          </table:table-cell>
          <table:table-cell>
            <text:p/>
          </table:table-cell>
          <table:table-cell>
            <text:p>(48) 99109-4200</text:p>
          </table:table-cell>
          <table:table-cell>
            <text:p>Rua Luiz Delfino, 177, Apto 108</text:p>
          </table:table-cell>
          <table:table-cell>
            <text:p>88015-37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na UDESC - Universidade do Estado de Santa Catarina</text:p>
          </table:table-cell>
          <table:table-cell>
            <text:p>profissional</text:p>
          </table:table-cell>
          <table:table-cell>
            <text:p>UwlNNLQuoWrZgZraqXC4Ng</text:p>
          </table:table-cell>
        </table:table-row>
        <table:table-row>
          <table:table-cell>
            <text:p>286</text:p>
          </table:table-cell>
          <table:table-cell>
            <text:p>Gustavo Simonetto</text:p>
          </table:table-cell>
          <table:table-cell>
            <text:p>simonettogustavo2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k8O7OgCxxF9ijtEgR_2zw</text:p>
          </table:table-cell>
        </table:table-row>
        <table:table-row>
          <table:table-cell>
            <text:p>287</text:p>
          </table:table-cell>
          <table:table-cell>
            <text:p>Hadassa Antônia Santos da Silva</text:p>
          </table:table-cell>
          <table:table-cell>
            <text:p>hadassa.israela@gmail.com</text:p>
          </table:table-cell>
          <table:table-cell>
            <text:p/>
          </table:table-cell>
          <table:table-cell>
            <text:p>(51) 98122-41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DMlbpf__nhVYtR6GtSZ-g</text:p>
          </table:table-cell>
        </table:table-row>
        <table:table-row>
          <table:table-cell>
            <text:p>288</text:p>
          </table:table-cell>
          <table:table-cell>
            <text:p>Helena Aparecida Ayoub Silva</text:p>
          </table:table-cell>
          <table:table-cell>
            <text:p>lena.ayoub@usp.br</text:p>
          </table:table-cell>
          <table:table-cell>
            <text:p/>
          </table:table-cell>
          <table:table-cell>
            <text:p>(11) 99984-6663</text:p>
          </table:table-cell>
          <table:table-cell>
            <text:p>Rua Itacolomi, 465 Apto. 51</text:p>
          </table:table-cell>
          <table:table-cell>
            <text:p>01239-02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a Faculdade de Arquitetura e Urbanismo da Universidade de São Paulo</text:p>
          </table:table-cell>
          <table:table-cell>
            <text:p>profissional</text:p>
          </table:table-cell>
          <table:table-cell>
            <text:p>IDk896WA4-6Huo7EnsoVfA</text:p>
          </table:table-cell>
        </table:table-row>
        <table:table-row>
          <table:table-cell>
            <text:p>289</text:p>
          </table:table-cell>
          <table:table-cell>
            <text:p>Helena Bender</text:p>
          </table:table-cell>
          <table:table-cell>
            <text:p>helena.bender@ufrgs.br</text:p>
          </table:table-cell>
          <table:table-cell>
            <text:p/>
          </table:table-cell>
          <table:table-cell>
            <text:p>(51) 99291-0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, Universidade Federal do Rio Grande do Sul</text:p>
          </table:table-cell>
          <table:table-cell>
            <text:p>participante_seminario</text:p>
          </table:table-cell>
          <table:table-cell>
            <text:p>3EmMFe152XwCfcGBdg9J4Q</text:p>
          </table:table-cell>
        </table:table-row>
        <table:table-row>
          <table:table-cell>
            <text:p>290</text:p>
          </table:table-cell>
          <table:table-cell>
            <text:p>Helio Luiz Herbst Junior</text:p>
          </table:table-cell>
          <table:table-cell>
            <text:p>helioherbst@ufrrj.br; helioherbst@hotmail.com</text:p>
          </table:table-cell>
          <table:table-cell>
            <text:p/>
          </table:table-cell>
          <table:table-cell>
            <text:p>(21) 99938-3532</text:p>
          </table:table-cell>
          <table:table-cell>
            <text:p>Rua Gustavo Sampaio 395 Apto 703</text:p>
          </table:table-cell>
          <table:table-cell>
            <text:p>22010-01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Rural do Rio de Janeiro</text:p>
          </table:table-cell>
          <table:table-cell>
            <text:p>profissional</text:p>
          </table:table-cell>
          <table:table-cell>
            <text:p>jxp56Vok1088swjbY0WdnA</text:p>
          </table:table-cell>
        </table:table-row>
        <table:table-row>
          <table:table-cell>
            <text:p>291</text:p>
          </table:table-cell>
          <table:table-cell>
            <text:p>Heloisa Melo Moura</text:p>
          </table:table-cell>
          <table:table-cell>
            <text:p>heloisamoura.arq@gmail.com</text:p>
          </table:table-cell>
          <table:table-cell>
            <text:p/>
          </table:table-cell>
          <table:table-cell>
            <text:p>(61) 98421-66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HRc1_eGBOQJYcHJoD78-BQ</text:p>
          </table:table-cell>
        </table:table-row>
        <table:table-row>
          <table:table-cell>
            <text:p>292</text:p>
          </table:table-cell>
          <table:table-cell>
            <text:p>Helton Pedrosa Rocha</text:p>
          </table:table-cell>
          <table:table-cell>
            <text:p>helton.pedrosa@estudante.ufcg.edu.br</text:p>
          </table:table-cell>
          <table:table-cell>
            <text:p/>
          </table:table-cell>
          <table:table-cell>
            <text:p>(83) 98796-2540</text:p>
          </table:table-cell>
          <table:table-cell>
            <text:p>Rua Acre, 570, Liberdade</text:p>
          </table:table-cell>
          <table:table-cell>
            <text:p>58414-26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Universidade Federal de Campina Grande - PB</text:p>
          </table:table-cell>
          <table:table-cell>
            <text:p>estudante</text:p>
          </table:table-cell>
          <table:table-cell>
            <text:p>1RhVNJPj6Ai-i3L-jxOBXA</text:p>
          </table:table-cell>
        </table:table-row>
        <table:table-row>
          <table:table-cell>
            <text:p>293</text:p>
          </table:table-cell>
          <table:table-cell>
            <text:p>Hermógenes Moussallem Vasconcelos</text:p>
          </table:table-cell>
          <table:table-cell>
            <text:p>hermogenesv@usp.br; hermogenes@gmail.com</text:p>
          </table:table-cell>
          <table:table-cell>
            <text:p/>
          </table:table-cell>
          <table:table-cell>
            <text:p>(11) 98111-2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 - FAU USP</text:p>
          </table:table-cell>
          <table:table-cell>
            <text:p>participante_seminario</text:p>
          </table:table-cell>
          <table:table-cell>
            <text:p>aQjq_26mQ83kGkX9qcxs4A</text:p>
          </table:table-cell>
        </table:table-row>
        <table:table-row>
          <table:table-cell>
            <text:p>294</text:p>
          </table:table-cell>
          <table:table-cell>
            <text:p>Heverson Akira Tamashiro</text:p>
          </table:table-cell>
          <table:table-cell>
            <text:p>heversontamashiro@gmail.com</text:p>
          </table:table-cell>
          <table:table-cell>
            <text:p/>
          </table:table-cell>
          <table:table-cell>
            <text:p>(41) 99963-88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articipante_seminario</text:p>
          </table:table-cell>
          <table:table-cell>
            <text:p>adLL97Tjdxi8OHaJn1dapA</text:p>
          </table:table-cell>
        </table:table-row>
        <table:table-row>
          <table:table-cell>
            <text:p>295</text:p>
          </table:table-cell>
          <table:table-cell>
            <text:p>Hiago Lacerda da Silva</text:p>
          </table:table-cell>
          <table:table-cell>
            <text:p>hiago.silva@aluno.unb.br</text:p>
          </table:table-cell>
          <table:table-cell>
            <text:p/>
          </table:table-cell>
          <table:table-cell>
            <text:p>(61) 99878-9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articipante_seminario</text:p>
          </table:table-cell>
          <table:table-cell>
            <text:p>Gqa0rN-p9-rMLLBvmGAwOQ</text:p>
          </table:table-cell>
        </table:table-row>
        <table:table-row>
          <table:table-cell>
            <text:p>296</text:p>
          </table:table-cell>
          <table:table-cell>
            <text:p>Hugo Segawa</text:p>
          </table:table-cell>
          <table:table-cell>
            <text:p>segawahg@usp.br</text:p>
          </table:table-cell>
          <table:table-cell>
            <text:p/>
          </table:table-cell>
          <table:table-cell>
            <text:p>(11) 98585-7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6Nhwyoy9EWrFf0yy_Kus8g</text:p>
          </table:table-cell>
        </table:table-row>
        <table:table-row>
          <table:table-cell>
            <text:p>297</text:p>
          </table:table-cell>
          <table:table-cell>
            <text:p>Igor Guatelli</text:p>
          </table:table-cell>
          <table:table-cell>
            <text:p>igor.guatelli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nn_N25m8iTashyAS2sXVJA</text:p>
          </table:table-cell>
        </table:table-row>
        <table:table-row>
          <table:table-cell>
            <text:p>298</text:p>
          </table:table-cell>
          <table:table-cell>
            <text:p>Ingrid Quintana</text:p>
          </table:table-cell>
          <table:table-cell>
            <text:p>iquintanag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participante_seminario</text:p>
          </table:table-cell>
          <table:table-cell>
            <text:p>7lAKLyk-Pa0K_YIKtjhZVg</text:p>
          </table:table-cell>
        </table:table-row>
        <table:table-row>
          <table:table-cell>
            <text:p>299</text:p>
          </table:table-cell>
          <table:table-cell>
            <text:p>Ingrid Quintana Guerrero</text:p>
          </table:table-cell>
          <table:table-cell>
            <text:p>i.quintana20@uniandes.edu.co</text:p>
          </table:table-cell>
          <table:table-cell>
            <text:p/>
          </table:table-cell>
          <table:table-cell>
            <text:p>(30) 0561-8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_POXLYimZ2MhbNc5pb9TA</text:p>
          </table:table-cell>
        </table:table-row>
        <table:table-row>
          <table:table-cell>
            <text:p>300</text:p>
          </table:table-cell>
          <table:table-cell>
            <text:p>Isabel Duarte de Holanda Cavalcanti Marques</text:p>
          </table:table-cell>
          <table:table-cell>
            <text:p>isabel.holanda@armandodeholanda.org</text:p>
          </table:table-cell>
          <table:table-cell>
            <text:p/>
          </table:table-cell>
          <table:table-cell>
            <text:p>(81) 99206-6776</text:p>
          </table:table-cell>
          <table:table-cell>
            <text:p>Rua Abraham Lincoln, 189, Apto 1402</text:p>
          </table:table-cell>
          <table:table-cell>
            <text:p>52060-1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aplicável</text:p>
          </table:table-cell>
          <table:table-cell>
            <text:p>profissional</text:p>
          </table:table-cell>
          <table:table-cell>
            <text:p>rIWb1hxZ9VK66_wxo8podQ</text:p>
          </table:table-cell>
        </table:table-row>
        <table:table-row>
          <table:table-cell>
            <text:p>301</text:p>
          </table:table-cell>
          <table:table-cell>
            <text:p>Isabel Ruas Pereira Coelho</text:p>
          </table:table-cell>
          <table:table-cell>
            <text:p>iruas@oficinademosaicos.com.br</text:p>
          </table:table-cell>
          <table:table-cell>
            <text:p/>
          </table:table-cell>
          <table:table-cell>
            <text:p>(11) 98811-43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Oficina de Mosaicos</text:p>
          </table:table-cell>
          <table:table-cell>
            <text:p>participante_seminario</text:p>
          </table:table-cell>
          <table:table-cell>
            <text:p>MJICkfo_58GbuQ_2OaEJUA</text:p>
          </table:table-cell>
        </table:table-row>
        <table:table-row>
          <table:table-cell>
            <text:p>302</text:p>
          </table:table-cell>
          <table:table-cell>
            <text:p>Isabela Ignacio de Moura</text:p>
          </table:table-cell>
          <table:table-cell>
            <text:p>isabela.igmoura@usp.br</text:p>
          </table:table-cell>
          <table:table-cell>
            <text:p/>
          </table:table-cell>
          <table:table-cell>
            <text:p>(41) 98846-8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- FAU USP</text:p>
          </table:table-cell>
          <table:table-cell>
            <text:p>participante_seminario</text:p>
          </table:table-cell>
          <table:table-cell>
            <text:p>oKdt2ZZ4JZGdOt5rDzSH_A</text:p>
          </table:table-cell>
        </table:table-row>
        <table:table-row>
          <table:table-cell>
            <text:p>303</text:p>
          </table:table-cell>
          <table:table-cell>
            <text:p>Isabela Prohmann Froelich</text:p>
          </table:table-cell>
          <table:table-cell>
            <text:p>isabelafroelich03@gmail.com; isabelafroelich@alunos.utfpr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5k_tqE_-91h00NHRCbxVyA</text:p>
          </table:table-cell>
        </table:table-row>
        <table:table-row>
          <table:table-cell>
            <text:p>304</text:p>
          </table:table-cell>
          <table:table-cell>
            <text:p>Isabella Caroline Januário</text:p>
          </table:table-cell>
          <table:table-cell>
            <text:p>isajanu.arq@gmail.com</text:p>
          </table:table-cell>
          <table:table-cell>
            <text:p/>
          </table:table-cell>
          <table:table-cell>
            <text:p>(44) 98438-0223</text:p>
          </table:table-cell>
          <table:table-cell>
            <text:p>Rua Marechal Cândido Rondon</text:p>
          </table:table-cell>
          <table:table-cell>
            <text:p>87030-260</text:p>
          </table:table-cell>
          <table:table-cell>
            <text:p>Maringá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Ingá - Uningá</text:p>
          </table:table-cell>
          <table:table-cell>
            <text:p>profissional</text:p>
          </table:table-cell>
          <table:table-cell>
            <text:p>tCzBOpjEAvh51e4L9HskTg</text:p>
          </table:table-cell>
        </table:table-row>
        <table:table-row>
          <table:table-cell>
            <text:p>305</text:p>
          </table:table-cell>
          <table:table-cell>
            <text:p>Isadora Dias Bido</text:p>
          </table:table-cell>
          <table:table-cell>
            <text:p>isadora.bido@acad.ufsm.br</text:p>
          </table:table-cell>
          <table:table-cell>
            <text:p/>
          </table:table-cell>
          <table:table-cell>
            <text:p>(54) 99703-47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</text:p>
          </table:table-cell>
          <table:table-cell>
            <text:p>participante_seminario</text:p>
          </table:table-cell>
          <table:table-cell>
            <text:p>aBUKeP_vin347YHAu8wLqw</text:p>
          </table:table-cell>
        </table:table-row>
        <table:table-row>
          <table:table-cell>
            <text:p>306</text:p>
          </table:table-cell>
          <table:table-cell>
            <text:p>Isamar Vitória Mendes Leivas</text:p>
          </table:table-cell>
          <table:table-cell>
            <text:p>isamarvmleiva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LlmVlL1E7Ei-Jo93CGmcBA</text:p>
          </table:table-cell>
        </table:table-row>
        <table:table-row>
          <table:table-cell>
            <text:p>307</text:p>
          </table:table-cell>
          <table:table-cell>
            <text:p>Ivanilson Santos Pereira</text:p>
          </table:table-cell>
          <table:table-cell>
            <text:p>ipereira@usp.br</text:p>
          </table:table-cell>
          <table:table-cell>
            <text:p/>
          </table:table-cell>
          <table:table-cell>
            <text:p>(11) 96453-0938</text:p>
          </table:table-cell>
          <table:table-cell>
            <text:p>Rua Quintana, 502</text:p>
          </table:table-cell>
          <table:table-cell>
            <text:p>06361-010</text:p>
          </table:table-cell>
          <table:table-cell>
            <text:p>Carapicuíb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de São Paulo</text:p>
          </table:table-cell>
          <table:table-cell>
            <text:p>estudante</text:p>
          </table:table-cell>
          <table:table-cell>
            <text:p>rmMjiQJZC4INtOHaOjfMLQ</text:p>
          </table:table-cell>
        </table:table-row>
        <table:table-row>
          <table:table-cell>
            <text:p>308</text:p>
          </table:table-cell>
          <table:table-cell>
            <text:p>Ivo Renato Giroto</text:p>
          </table:table-cell>
          <table:table-cell>
            <text:p>ivogiroto@usp.br</text:p>
          </table:table-cell>
          <table:table-cell>
            <text:p/>
          </table:table-cell>
          <table:table-cell>
            <text:p>(11) 98945-9271</text:p>
          </table:table-cell>
          <table:table-cell>
            <text:p>Rua Bela Cintra, 321, Apto. 71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da Universidade de São Paulo FAU USP</text:p>
          </table:table-cell>
          <table:table-cell>
            <text:p>profissional_internacional</text:p>
          </table:table-cell>
          <table:table-cell>
            <text:p>xtB8HR3VflKUKE9x8AQ8OQ</text:p>
          </table:table-cell>
        </table:table-row>
        <table:table-row>
          <table:table-cell>
            <text:p>309</text:p>
          </table:table-cell>
          <table:table-cell>
            <text:p>Izabel Amaral</text:p>
          </table:table-cell>
          <table:table-cell>
            <text:p>izabelamaral@gmail.com</text:p>
          </table:table-cell>
          <table:table-cell>
            <text:p/>
          </table:table-cell>
          <table:table-cell>
            <text:p>(41) 98905-51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École d’architecture, Université de Montréal, Canadá</text:p>
          </table:table-cell>
          <table:table-cell>
            <text:p>participante_seminario</text:p>
          </table:table-cell>
          <table:table-cell>
            <text:p>gJJYlUbNEECmJcZf_7LD_w</text:p>
          </table:table-cell>
        </table:table-row>
        <table:table-row>
          <table:table-cell>
            <text:p>310</text:p>
          </table:table-cell>
          <table:table-cell>
            <text:p>Jacopo Benedetti</text:p>
          </table:table-cell>
          <table:table-cell>
            <text:p>jacopo.l.benedetti@gmail.com; jacopo.l.benedetti@icloud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</text:p>
          </table:table-cell>
          <table:table-cell>
            <text:p>participante_seminario</text:p>
          </table:table-cell>
          <table:table-cell>
            <text:p>xdTFjugJNMSjJrgO7DpyDw</text:p>
          </table:table-cell>
        </table:table-row>
        <table:table-row>
          <table:table-cell>
            <text:p>311</text:p>
          </table:table-cell>
          <table:table-cell>
            <text:p>Jacqueline Romaro da Silva</text:p>
          </table:table-cell>
          <table:table-cell>
            <text:p>jacquelineromaro@gmail.com</text:p>
          </table:table-cell>
          <table:table-cell>
            <text:p/>
          </table:table-cell>
          <table:table-cell>
            <text:p>(91) 98523-95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participante_seminario</text:p>
          </table:table-cell>
          <table:table-cell>
            <text:p>beV5eqU_URuHR4nQwPcjvg</text:p>
          </table:table-cell>
        </table:table-row>
        <table:table-row>
          <table:table-cell>
            <text:p>312</text:p>
          </table:table-cell>
          <table:table-cell>
            <text:p>Jagna Stefani</text:p>
          </table:table-cell>
          <table:table-cell>
            <text:p>jagna.stefani.s@gmail.com</text:p>
          </table:table-cell>
          <table:table-cell>
            <text:p/>
          </table:table-cell>
          <table:table-cell>
            <text:p>(51) 98260-18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- PROPAR</text:p>
          </table:table-cell>
          <table:table-cell>
            <text:p>participante_seminario</text:p>
          </table:table-cell>
          <table:table-cell>
            <text:p>zuvt7cT5zG21SEM5Os9mbQ</text:p>
          </table:table-cell>
        </table:table-row>
        <table:table-row>
          <table:table-cell>
            <text:p>313</text:p>
          </table:table-cell>
          <table:table-cell>
            <text:p>Jamile Almeida</text:p>
          </table:table-cell>
          <table:table-cell>
            <text:p>jamile.almeida19@aluno.enova.educacao.ba.gov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TQroNIRxMSDemeO1McVirA</text:p>
          </table:table-cell>
        </table:table-row>
        <table:table-row>
          <table:table-cell>
            <text:p>314</text:p>
          </table:table-cell>
          <table:table-cell>
            <text:p>Jasmine Luiza Souza Silva</text:p>
          </table:table-cell>
          <table:table-cell>
            <text:p>jasmine.luisa@gmail.com; jasmine.silva@ufsm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kBa-2RYe1wIDECm6ofWzWw</text:p>
          </table:table-cell>
        </table:table-row>
        <table:table-row>
          <table:table-cell>
            <text:p>315</text:p>
          </table:table-cell>
          <table:table-cell>
            <text:p>Jenifer Godoy Daltrozo</text:p>
          </table:table-cell>
          <table:table-cell>
            <text:p>daltrozo.jenifer@gmail.com; jegodoy.arq@gmail.com</text:p>
          </table:table-cell>
          <table:table-cell>
            <text:p/>
          </table:table-cell>
          <table:table-cell>
            <text:p>(55) 99623-8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iSAgLOg7-WmFldQNyOqRg</text:p>
          </table:table-cell>
        </table:table-row>
        <table:table-row>
          <table:table-cell>
            <text:p>316</text:p>
          </table:table-cell>
          <table:table-cell>
            <text:p>Jessyka Alves de Sousa</text:p>
          </table:table-cell>
          <table:table-cell>
            <text:p>jessyka.alves.101@ufrn.edu.br; jessykamalve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pfI6j4hRs0KtSpc29V-zg</text:p>
          </table:table-cell>
        </table:table-row>
        <table:table-row>
          <table:table-cell>
            <text:p>317</text:p>
          </table:table-cell>
          <table:table-cell>
            <text:p>Joana Mello de Carvalho e Silva</text:p>
          </table:table-cell>
          <table:table-cell>
            <text:p>joana-mello@usp.br</text:p>
          </table:table-cell>
          <table:table-cell>
            <text:p/>
          </table:table-cell>
          <table:table-cell>
            <text:p>(11) 99125-12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L2hIlvE5kKEOsfVBauIXYg</text:p>
          </table:table-cell>
        </table:table-row>
        <table:table-row>
          <table:table-cell>
            <text:p>318</text:p>
          </table:table-cell>
          <table:table-cell>
            <text:p>Joao Masao Kamita</text:p>
          </table:table-cell>
          <table:table-cell>
            <text:p>masao@puc-rio.br; masaokamita@gmail.com</text:p>
          </table:table-cell>
          <table:table-cell>
            <text:p/>
          </table:table-cell>
          <table:table-cell>
            <text:p>(21) 98551-01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5tXDlC_8iN51dE0snOsnbw</text:p>
          </table:table-cell>
        </table:table-row>
        <table:table-row>
          <table:table-cell>
            <text:p>319</text:p>
          </table:table-cell>
          <table:table-cell>
            <text:p>Joao Paulo Lobo Coppio</text:p>
          </table:table-cell>
          <table:table-cell>
            <text:p>joao.coppio@usp.br</text:p>
          </table:table-cell>
          <table:table-cell>
            <text:p/>
          </table:table-cell>
          <table:table-cell>
            <text:p>(11) 94181-69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ZFRs8uJfQ2i4uPWKKxXRQA</text:p>
          </table:table-cell>
        </table:table-row>
        <table:table-row>
          <table:table-cell>
            <text:p>320</text:p>
          </table:table-cell>
          <table:table-cell>
            <text:p>Jonathan Amaral</text:p>
          </table:table-cell>
          <table:table-cell>
            <text:p>jonathanamaral99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(UEM)</text:p>
          </table:table-cell>
          <table:table-cell>
            <text:p>participante_seminario</text:p>
          </table:table-cell>
          <table:table-cell>
            <text:p>XwgbqBV83lhqmvb0v4iF-Q</text:p>
          </table:table-cell>
        </table:table-row>
        <table:table-row>
          <table:table-cell>
            <text:p>321</text:p>
          </table:table-cell>
          <table:table-cell>
            <text:p>Jordana Cristine Winter</text:p>
          </table:table-cell>
          <table:table-cell>
            <text:p>jordanawinter.arq@gmail.com</text:p>
          </table:table-cell>
          <table:table-cell>
            <text:p/>
          </table:table-cell>
          <table:table-cell>
            <text:p>(51) 99762-50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ccWZ41RSc82rpUGDIdeKQ</text:p>
          </table:table-cell>
        </table:table-row>
        <table:table-row>
          <table:table-cell>
            <text:p>322</text:p>
          </table:table-cell>
          <table:table-cell>
            <text:p>Josiane Patricia Talamini</text:p>
          </table:table-cell>
          <table:table-cell>
            <text:p>josiane.talamini@edu.ulisboa.pt; jositalamini@gmail.com</text:p>
          </table:table-cell>
          <table:table-cell>
            <text:p/>
          </table:table-cell>
          <table:table-cell>
            <text:p>(54) 99221-13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HYPgVhGHE5YE4gAMGMxHiA</text:p>
          </table:table-cell>
        </table:table-row>
        <table:table-row>
          <table:table-cell>
            <text:p>323</text:p>
          </table:table-cell>
          <table:table-cell>
            <text:p>José Alberto de Oliveira Grechoniak</text:p>
          </table:table-cell>
          <table:table-cell>
            <text:p>joseagrechoniak@gmail.com</text:p>
          </table:table-cell>
          <table:table-cell>
            <text:p/>
          </table:table-cell>
          <table:table-cell>
            <text:p>(49) 99948-1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participante_seminario</text:p>
          </table:table-cell>
          <table:table-cell>
            <text:p>bO8b_TwYcH-LTx8bk6AbsA</text:p>
          </table:table-cell>
        </table:table-row>
        <table:table-row>
          <table:table-cell>
            <text:p>324</text:p>
          </table:table-cell>
          <table:table-cell>
            <text:p>José Carlos Huapaya Espinoza</text:p>
          </table:table-cell>
          <table:table-cell>
            <text:p>joseespinoza@ufba.br</text:p>
          </table:table-cell>
          <table:table-cell>
            <text:p/>
          </table:table-cell>
          <table:table-cell>
            <text:p>(71) 98716-97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participante_seminario</text:p>
          </table:table-cell>
          <table:table-cell>
            <text:p>WJaCNI7F53QU1kcRWg_9xg</text:p>
          </table:table-cell>
        </table:table-row>
        <table:table-row>
          <table:table-cell>
            <text:p>325</text:p>
          </table:table-cell>
          <table:table-cell>
            <text:p>José Manoel Morales Sánchez</text:p>
          </table:table-cell>
          <table:table-cell>
            <text:p>sanchez.fau.unb@gmail.com; sanchez@unb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8aiajvEsdnQeOVIIvrqaIg</text:p>
          </table:table-cell>
        </table:table-row>
        <table:table-row>
          <table:table-cell>
            <text:p>326</text:p>
          </table:table-cell>
          <table:table-cell>
            <text:p>José Ripper Kós</text:p>
          </table:table-cell>
          <table:table-cell>
            <text:p>jose.kos@ufsc.br</text:p>
          </table:table-cell>
          <table:table-cell>
            <text:p/>
          </table:table-cell>
          <table:table-cell>
            <text:p>(48) 99132-3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participante_seminario</text:p>
          </table:table-cell>
          <table:table-cell>
            <text:p>atMxdRw2lcQ1iqGivcENxg</text:p>
          </table:table-cell>
        </table:table-row>
        <table:table-row>
          <table:table-cell>
            <text:p>327</text:p>
          </table:table-cell>
          <table:table-cell>
            <text:p>José Simões de Belmont Pessoa</text:p>
          </table:table-cell>
          <table:table-cell>
            <text:p>jsbpessoa@id.uff.br</text:p>
          </table:table-cell>
          <table:table-cell>
            <text:p/>
          </table:table-cell>
          <table:table-cell>
            <text:p>(21) 99320-7486</text:p>
          </table:table-cell>
          <table:table-cell>
            <text:p>Rua Fernando Ferrari, 61/515</text:p>
          </table:table-cell>
          <table:table-cell>
            <text:p>22231-0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Fluminense  UFF</text:p>
          </table:table-cell>
          <table:table-cell>
            <text:p>profissional</text:p>
          </table:table-cell>
          <table:table-cell>
            <text:p>VJIUcDjVRuTYXtnWyK4cKA</text:p>
          </table:table-cell>
        </table:table-row>
        <table:table-row>
          <table:table-cell>
            <text:p>328</text:p>
          </table:table-cell>
          <table:table-cell>
            <text:p>Josélia Godoy Portugal</text:p>
          </table:table-cell>
          <table:table-cell>
            <text:p>joselia.portugal@ufv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participante_seminario</text:p>
          </table:table-cell>
          <table:table-cell>
            <text:p>WZotsO-A1qp0PTHR_Rkolw</text:p>
          </table:table-cell>
        </table:table-row>
        <table:table-row>
          <table:table-cell>
            <text:p>329</text:p>
          </table:table-cell>
          <table:table-cell>
            <text:p>Joyce Faustino da Silva</text:p>
          </table:table-cell>
          <table:table-cell>
            <text:p>joyce.faustino.silva@academico.ufpb.br</text:p>
          </table:table-cell>
          <table:table-cell>
            <text:p/>
          </table:table-cell>
          <table:table-cell>
            <text:p>(83) 98202-59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T8X2MYo9zzeOhIAQhEbWAw</text:p>
          </table:table-cell>
        </table:table-row>
        <table:table-row>
          <table:table-cell>
            <text:p>330</text:p>
          </table:table-cell>
          <table:table-cell>
            <text:p>João Bittar Fiammenghi</text:p>
          </table:table-cell>
          <table:table-cell>
            <text:p>joao.fiammenghi@usp.br</text:p>
          </table:table-cell>
          <table:table-cell>
            <text:p/>
          </table:table-cell>
          <table:table-cell>
            <text:p>(11) 96197-00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cdzi47KzK80ibsU8DBeu3A</text:p>
          </table:table-cell>
        </table:table-row>
        <table:table-row>
          <table:table-cell>
            <text:p>331</text:p>
          </table:table-cell>
          <table:table-cell>
            <text:p>João Crispim</text:p>
          </table:table-cell>
          <table:table-cell>
            <text:p>joao.crispim@academico.ufpb.br</text:p>
          </table:table-cell>
          <table:table-cell>
            <text:p/>
          </table:table-cell>
          <table:table-cell>
            <text:p>(83) 98874-3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GbL56H9yBnba645Ch9De8A</text:p>
          </table:table-cell>
        </table:table-row>
        <table:table-row>
          <table:table-cell>
            <text:p>332</text:p>
          </table:table-cell>
          <table:table-cell>
            <text:p>João Gabriel de Almeida Rocha Monteiro Corrêa</text:p>
          </table:table-cell>
          <table:table-cell>
            <text:p>joao.gabriel.armc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MgDKJCI4NsU9TKzqJKEQg</text:p>
          </table:table-cell>
        </table:table-row>
        <table:table-row>
          <table:table-cell>
            <text:p>333</text:p>
          </table:table-cell>
          <table:table-cell>
            <text:p>João Izidro Ajnhorn da Silveira</text:p>
          </table:table-cell>
          <table:table-cell>
            <text:p>joao.izidro007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WSIwqeBMMZaV9nYPUfWvCg</text:p>
          </table:table-cell>
        </table:table-row>
        <table:table-row>
          <table:table-cell>
            <text:p>334</text:p>
          </table:table-cell>
          <table:table-cell>
            <text:p>João Luís Bengla Mestre</text:p>
          </table:table-cell>
          <table:table-cell>
            <text:p>joao.mestr@facens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- Centro Universitário Facens</text:p>
          </table:table-cell>
          <table:table-cell>
            <text:p>participante_seminario</text:p>
          </table:table-cell>
          <table:table-cell>
            <text:p>ybHqU3EHga0YDozACzMDvQ</text:p>
          </table:table-cell>
        </table:table-row>
        <table:table-row>
          <table:table-cell>
            <text:p>335</text:p>
          </table:table-cell>
          <table:table-cell>
            <text:p>João Magnus Pires</text:p>
          </table:table-cell>
          <table:table-cell>
            <text:p>joaomagnuspires@gmail.com</text:p>
          </table:table-cell>
          <table:table-cell>
            <text:p/>
          </table:table-cell>
          <table:table-cell>
            <text:p>(61) 99866-34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Faculdade de Arquitetura e Urbanismo Universidade de Brasília (PPG FAU UnB)</text:p>
          </table:table-cell>
          <table:table-cell>
            <text:p>participante_seminario</text:p>
          </table:table-cell>
          <table:table-cell>
            <text:p>VUp6iKL8Bv84REJ-UkavBQ</text:p>
          </table:table-cell>
        </table:table-row>
        <table:table-row>
          <table:table-cell>
            <text:p>336</text:p>
          </table:table-cell>
          <table:table-cell>
            <text:p>João Marcos Pires</text:p>
          </table:table-cell>
          <table:table-cell>
            <text:p>joaopiresmarcos@gmail.com</text:p>
          </table:table-cell>
          <table:table-cell>
            <text:p/>
          </table:table-cell>
          <table:table-cell>
            <text:p>(48) 99859-6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participante_seminario</text:p>
          </table:table-cell>
          <table:table-cell>
            <text:p>2mrEvmfP6A4i7Ku0xReVqA</text:p>
          </table:table-cell>
        </table:table-row>
        <table:table-row>
          <table:table-cell>
            <text:p>337</text:p>
          </table:table-cell>
          <table:table-cell>
            <text:p>João Paulo Ribeiro Aviani</text:p>
          </table:table-cell>
          <table:table-cell>
            <text:p>jp.aviani@hotmail.com</text:p>
          </table:table-cell>
          <table:table-cell>
            <text:p/>
          </table:table-cell>
          <table:table-cell>
            <text:p>(61) 99306-2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9GZ5GBlbKl9aSE7lXfCcw</text:p>
          </table:table-cell>
        </table:table-row>
        <table:table-row>
          <table:table-cell>
            <text:p>338</text:p>
          </table:table-cell>
          <table:table-cell>
            <text:p>João Paulo Schwerz</text:p>
          </table:table-cell>
          <table:table-cell>
            <text:p>j.p.schwerz@ufsc.br</text:p>
          </table:table-cell>
          <table:table-cell>
            <text:p/>
          </table:table-cell>
          <table:table-cell>
            <text:p>(48) 99949-7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participante_seminario</text:p>
          </table:table-cell>
          <table:table-cell>
            <text:p>DNMlUsXhRehH0m9hZWZZfQ</text:p>
          </table:table-cell>
        </table:table-row>
        <table:table-row>
          <table:table-cell>
            <text:p>339</text:p>
          </table:table-cell>
          <table:table-cell>
            <text:p>João Paulo Silveira Barbiero</text:p>
          </table:table-cell>
          <table:table-cell>
            <text:p>silveirabarbiero@gmail.com</text:p>
          </table:table-cell>
          <table:table-cell>
            <text:p/>
          </table:table-cell>
          <table:table-cell>
            <text:p>(51) 99409-7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 UFRGS</text:p>
          </table:table-cell>
          <table:table-cell>
            <text:p>participante_seminario</text:p>
          </table:table-cell>
          <table:table-cell>
            <text:p>RCb3dN3Is6Du9KavocL-XQ</text:p>
          </table:table-cell>
        </table:table-row>
        <table:table-row>
          <table:table-cell>
            <text:p>340</text:p>
          </table:table-cell>
          <table:table-cell>
            <text:p>João Vitor Paz</text:p>
          </table:table-cell>
          <table:table-cell>
            <text:p>joaovitorpaz@arquitetura.ufc.br</text:p>
          </table:table-cell>
          <table:table-cell>
            <text:p/>
          </table:table-cell>
          <table:table-cell>
            <text:p>(85) 98235-6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 (UFC)</text:p>
          </table:table-cell>
          <table:table-cell>
            <text:p>participante_seminario</text:p>
          </table:table-cell>
          <table:table-cell>
            <text:p>lSHe3xstSgsVOX-SrST0Ng</text:p>
          </table:table-cell>
        </table:table-row>
        <table:table-row>
          <table:table-cell>
            <text:p>341</text:p>
          </table:table-cell>
          <table:table-cell>
            <text:p>Juan Pablo Tuja</text:p>
          </table:table-cell>
          <table:table-cell>
            <text:p>jptuj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DU – Facultad de Arquitectura, Diseño y Urbanismo, Universidad de la República. Montevideo, Uruguay</text:p>
          </table:table-cell>
          <table:table-cell>
            <text:p>participante_seminario</text:p>
          </table:table-cell>
          <table:table-cell>
            <text:p>jOT7ld4wP6Ww7zNEf3BGhA</text:p>
          </table:table-cell>
        </table:table-row>
        <table:table-row>
          <table:table-cell>
            <text:p>342</text:p>
          </table:table-cell>
          <table:table-cell>
            <text:p>Julia Cavalcante de Andrade</text:p>
          </table:table-cell>
          <table:table-cell>
            <text:p>julia.andrade@fau.ufrj.br</text:p>
          </table:table-cell>
          <table:table-cell>
            <text:p/>
          </table:table-cell>
          <table:table-cell>
            <text:p>(21) 98729-92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da Universidade Federal do Rio de Janeiro -PROARQ/UFRJ</text:p>
          </table:table-cell>
          <table:table-cell>
            <text:p>participante_seminario</text:p>
          </table:table-cell>
          <table:table-cell>
            <text:p>F5SzvXJeyUq8iMGMQ0GSxQ</text:p>
          </table:table-cell>
        </table:table-row>
        <table:table-row>
          <table:table-cell>
            <text:p>343</text:p>
          </table:table-cell>
          <table:table-cell>
            <text:p>Julia Nariçawa</text:p>
          </table:table-cell>
          <table:table-cell>
            <text:p>junaricawa@gmail.com</text:p>
          </table:table-cell>
          <table:table-cell>
            <text:p/>
          </table:table-cell>
          <table:table-cell>
            <text:p>(12) 98101-30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de São Paulo (FAUUSP)</text:p>
          </table:table-cell>
          <table:table-cell>
            <text:p>participante_seminario</text:p>
          </table:table-cell>
          <table:table-cell>
            <text:p>UVjLGT4UeUSMHfDY19L1fg</text:p>
          </table:table-cell>
        </table:table-row>
        <table:table-row>
          <table:table-cell>
            <text:p>344</text:p>
          </table:table-cell>
          <table:table-cell>
            <text:p>Julia Pela Meneghel</text:p>
          </table:table-cell>
          <table:table-cell>
            <text:p>juliapelam@gmail.com</text:p>
          </table:table-cell>
          <table:table-cell>
            <text:p/>
          </table:table-cell>
          <table:table-cell>
            <text:p>(27) 98886-6292</text:p>
          </table:table-cell>
          <table:table-cell>
            <text:p>Rua Fortunato Abreu Gagno, n.599/Apto202 Jardim Camburi</text:p>
          </table:table-cell>
          <table:table-cell>
            <text:p>29090-20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FES (graduação) / UFBA (mestrado)</text:p>
          </table:table-cell>
          <table:table-cell>
            <text:p>profissional</text:p>
          </table:table-cell>
          <table:table-cell>
            <text:p>XrzqApDg5Kwyl3d-oQSiUg</text:p>
          </table:table-cell>
        </table:table-row>
        <table:table-row>
          <table:table-cell>
            <text:p>345</text:p>
          </table:table-cell>
          <table:table-cell>
            <text:p>Julia Sarti Thomazini</text:p>
          </table:table-cell>
          <table:table-cell>
            <text:p>julia.thomazini.54@edu.ufes.br; juliasartithomazin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participante_seminario</text:p>
          </table:table-cell>
          <table:table-cell>
            <text:p>ZHi8VOhcBe94LEgEoSMsbg</text:p>
          </table:table-cell>
        </table:table-row>
        <table:table-row>
          <table:table-cell>
            <text:p>346</text:p>
          </table:table-cell>
          <table:table-cell>
            <text:p>Juliana Cardoso Nery</text:p>
          </table:table-cell>
          <table:table-cell>
            <text:p>jcnery19@yahoo.com.br; jcnery@yahoo.com.br</text:p>
          </table:table-cell>
          <table:table-cell>
            <text:p/>
          </table:table-cell>
          <table:table-cell>
            <text:p>(71) 98824-2557</text:p>
          </table:table-cell>
          <table:table-cell>
            <text:p>Rua Rosa dos Ventos 39 Apto 1001. Ed. Pedra Alta</text:p>
          </table:table-cell>
          <table:table-cell>
            <text:p>40295-005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Bahia</text:p>
          </table:table-cell>
          <table:table-cell>
            <text:p>profissional_internacional</text:p>
          </table:table-cell>
          <table:table-cell>
            <text:p>DNp-UNtFL_IsVjjdDklI5w</text:p>
          </table:table-cell>
        </table:table-row>
        <table:table-row>
          <table:table-cell>
            <text:p>347</text:p>
          </table:table-cell>
          <table:table-cell>
            <text:p>Juliana Costa Motta Benetti</text:p>
          </table:table-cell>
          <table:table-cell>
            <text:p>j196318@dac.unicamp.br</text:p>
          </table:table-cell>
          <table:table-cell>
            <text:p/>
          </table:table-cell>
          <table:table-cell>
            <text:p>(51) 99966-0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participante_seminario</text:p>
          </table:table-cell>
          <table:table-cell>
            <text:p>IGjXZWcp7VqqPZSRpurI5w</text:p>
          </table:table-cell>
        </table:table-row>
        <table:table-row>
          <table:table-cell>
            <text:p>348</text:p>
          </table:table-cell>
          <table:table-cell>
            <text:p>Juliana Dullius</text:p>
          </table:table-cell>
          <table:table-cell>
            <text:p>dullius.juliana@aluno.unb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ZrMSKgjUfpG4UBB8vy7SKQ</text:p>
          </table:table-cell>
        </table:table-row>
        <table:table-row>
          <table:table-cell>
            <text:p>349</text:p>
          </table:table-cell>
          <table:table-cell>
            <text:p>Juliana Matuella</text:p>
          </table:table-cell>
          <table:table-cell>
            <text:p>jumatuella@gmail.com</text:p>
          </table:table-cell>
          <table:table-cell>
            <text:p/>
          </table:table-cell>
          <table:table-cell>
            <text:p>(51) 99545-7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H6s9jNxC4-cTIgGWjHFivQ</text:p>
          </table:table-cell>
        </table:table-row>
        <table:table-row>
          <table:table-cell>
            <text:p>350</text:p>
          </table:table-cell>
          <table:table-cell>
            <text:p>Juliana Sicuro Corrêa</text:p>
          </table:table-cell>
          <table:table-cell>
            <text:p>juliana.sicuro@fau.ufrj.br</text:p>
          </table:table-cell>
          <table:table-cell>
            <text:p/>
          </table:table-cell>
          <table:table-cell>
            <text:p>(21) 98459-0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FRJ</text:p>
          </table:table-cell>
          <table:table-cell>
            <text:p>participante_seminario</text:p>
          </table:table-cell>
          <table:table-cell>
            <text:p>-CKQR_guKBVcsJmGcfh-Sw</text:p>
          </table:table-cell>
        </table:table-row>
        <table:table-row>
          <table:table-cell>
            <text:p>351</text:p>
          </table:table-cell>
          <table:table-cell>
            <text:p>Juliana Silva Ramos</text:p>
          </table:table-cell>
          <table:table-cell>
            <text:p>sramos.juliana@usp.br</text:p>
          </table:table-cell>
          <table:table-cell>
            <text:p/>
          </table:table-cell>
          <table:table-cell>
            <text:p>(81) 99924-32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-Graduação em Arquitetura e Urbanismo da Universidade de São Paulo (PPG-AU FAU-USP)</text:p>
          </table:table-cell>
          <table:table-cell>
            <text:p>participante_seminario</text:p>
          </table:table-cell>
          <table:table-cell>
            <text:p>Jvf5WPj6tNzujDnao07qGg</text:p>
          </table:table-cell>
        </table:table-row>
        <table:table-row>
          <table:table-cell>
            <text:p>352</text:p>
          </table:table-cell>
          <table:table-cell>
            <text:p>Juliano Dors</text:p>
          </table:table-cell>
          <table:table-cell>
            <text:p>dors.rs@gmail.com</text:p>
          </table:table-cell>
          <table:table-cell>
            <text:p/>
          </table:table-cell>
          <table:table-cell>
            <text:p>(51) 98187-20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YqUkXa91_y9GTsjteZITDA</text:p>
          </table:table-cell>
        </table:table-row>
        <table:table-row>
          <table:table-cell>
            <text:p>353</text:p>
          </table:table-cell>
          <table:table-cell>
            <text:p>Juliano Loureiro de Carvalho</text:p>
          </table:table-cell>
          <table:table-cell>
            <text:p>julianolcarvalho@gmail.com</text:p>
          </table:table-cell>
          <table:table-cell>
            <text:p/>
          </table:table-cell>
          <table:table-cell>
            <text:p>(61) 98127-5656</text:p>
          </table:table-cell>
          <table:table-cell>
            <text:p>SHIGS 714 bloco D Apto. 104</text:p>
          </table:table-cell>
          <table:table-cell>
            <text:p>70380-754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-</text:p>
          </table:table-cell>
          <table:table-cell>
            <text:p>profissional_internacional</text:p>
          </table:table-cell>
          <table:table-cell>
            <text:p>nMNkhPQ27JGn5NlALQOZ7w</text:p>
          </table:table-cell>
        </table:table-row>
        <table:table-row>
          <table:table-cell>
            <text:p>354</text:p>
          </table:table-cell>
          <table:table-cell>
            <text:p>Juliano Vasconcellos</text:p>
          </table:table-cell>
          <table:table-cell>
            <text:p>jcvasc@gmail.com</text:p>
          </table:table-cell>
          <table:table-cell>
            <text:p/>
          </table:table-cell>
          <table:table-cell>
            <text:p>(51) 99971-2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271yWtF40ARvxd1C8F-dAw</text:p>
          </table:table-cell>
        </table:table-row>
        <table:table-row>
          <table:table-cell>
            <text:p>355</text:p>
          </table:table-cell>
          <table:table-cell>
            <text:p>Juliano de Faria Rodrigues</text:p>
          </table:table-cell>
          <table:table-cell>
            <text:p>julianofaria.r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XW8Ol1oc2DPtR2LzYjKkQ</text:p>
          </table:table-cell>
        </table:table-row>
        <table:table-row>
          <table:table-cell>
            <text:p>356</text:p>
          </table:table-cell>
          <table:table-cell>
            <text:p>Jurema Marteleto Rugani</text:p>
          </table:table-cell>
          <table:table-cell>
            <text:p>arqrugani@gmail.com</text:p>
          </table:table-cell>
          <table:table-cell>
            <text:p/>
          </table:table-cell>
          <table:table-cell>
            <text:p>(31) 99987-8584</text:p>
          </table:table-cell>
          <table:table-cell>
            <text:p>Avenida Nossa Senhora do Carmo, 221/325, Carmo, BH-MG</text:p>
          </table:table-cell>
          <table:table-cell>
            <text:p>30330-0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 filiada / Profissional de Assessoria Técnica</text:p>
          </table:table-cell>
          <table:table-cell>
            <text:p>profissional</text:p>
          </table:table-cell>
          <table:table-cell>
            <text:p>-RTG3gAWK3kwu1an12iB7w</text:p>
          </table:table-cell>
        </table:table-row>
        <table:table-row>
          <table:table-cell>
            <text:p>357</text:p>
          </table:table-cell>
          <table:table-cell>
            <text:p>Juscelino Humberto Cunha Machado Junior</text:p>
          </table:table-cell>
          <table:table-cell>
            <text:p>juscelino.machado@ufu.br</text:p>
          </table:table-cell>
          <table:table-cell>
            <text:p/>
          </table:table-cell>
          <table:table-cell>
            <text:p>(34) 99945-7080</text:p>
          </table:table-cell>
          <table:table-cell>
            <text:p>Rua Alfredo Tormin 90 Apto 603</text:p>
          </table:table-cell>
          <table:table-cell>
            <text:p>38408-096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Uberlândia</text:p>
          </table:table-cell>
          <table:table-cell>
            <text:p>profissional</text:p>
          </table:table-cell>
          <table:table-cell>
            <text:p>_UVAaYr2WsS1V9OIoONJ6g</text:p>
          </table:table-cell>
        </table:table-row>
        <table:table-row>
          <table:table-cell>
            <text:p>358</text:p>
          </table:table-cell>
          <table:table-cell>
            <text:p>Jônatas Sousa da Costa</text:p>
          </table:table-cell>
          <table:table-cell>
            <text:p>jonatas.costa@fau.ufrj.com.br; jonatasscosta93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TAerM0Np40Ejxm65QYE7Q</text:p>
          </table:table-cell>
        </table:table-row>
        <table:table-row>
          <table:table-cell>
            <text:p>359</text:p>
          </table:table-cell>
          <table:table-cell>
            <text:p>Júlia Tosin Duarte</text:p>
          </table:table-cell>
          <table:table-cell>
            <text:p>juliatosind@gmail.com</text:p>
          </table:table-cell>
          <table:table-cell>
            <text:p/>
          </table:table-cell>
          <table:table-cell>
            <text:p>(51) 98166-87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75SFII73IjH7Tg_CyWM-xg</text:p>
          </table:table-cell>
        </table:table-row>
        <table:table-row>
          <table:table-cell>
            <text:p>360</text:p>
          </table:table-cell>
          <table:table-cell>
            <text:p>Kadu Tomita</text:p>
          </table:table-cell>
          <table:table-cell>
            <text:p>kadu.tomita@gmail.com</text:p>
          </table:table-cell>
          <table:table-cell>
            <text:p/>
          </table:table-cell>
          <table:table-cell>
            <text:p>(11) 96904-64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participante_seminario</text:p>
          </table:table-cell>
          <table:table-cell>
            <text:p>vO5M95LeAF7L8LcsO-Kz4A</text:p>
          </table:table-cell>
        </table:table-row>
        <table:table-row>
          <table:table-cell>
            <text:p>361</text:p>
          </table:table-cell>
          <table:table-cell>
            <text:p>Karina Kitaya</text:p>
          </table:table-cell>
          <table:table-cell>
            <text:p>karinakitay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participante_seminario</text:p>
          </table:table-cell>
          <table:table-cell>
            <text:p>gRpiAfo9slO6UYwJgC1Dlg</text:p>
          </table:table-cell>
        </table:table-row>
        <table:table-row>
          <table:table-cell>
            <text:p>362</text:p>
          </table:table-cell>
          <table:table-cell>
            <text:p>Karina Scussiato Pimentel</text:p>
          </table:table-cell>
          <table:table-cell>
            <text:p>kspimentel@professores.utfpr.edu.br</text:p>
          </table:table-cell>
          <table:table-cell>
            <text:p/>
          </table:table-cell>
          <table:table-cell>
            <text:p>(41) 99229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articipante_seminario</text:p>
          </table:table-cell>
          <table:table-cell>
            <text:p>TYI9RHXjNgd2kGXfqCG4gQ</text:p>
          </table:table-cell>
        </table:table-row>
        <table:table-row>
          <table:table-cell>
            <text:p>363</text:p>
          </table:table-cell>
          <table:table-cell>
            <text:p>Karine Arimateia</text:p>
          </table:table-cell>
          <table:table-cell>
            <text:p>karinearimateia@gmail.com</text:p>
          </table:table-cell>
          <table:table-cell>
            <text:p>91050510615</text:p>
          </table:table-cell>
          <table:table-cell>
            <text:p>(31) 98808-1901</text:p>
          </table:table-cell>
          <table:table-cell>
            <text:p>Rua Vila Rica 431/501</text:p>
          </table:table-cell>
          <table:table-cell>
            <text:p>30720-38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J</text:p>
          </table:table-cell>
          <table:table-cell>
            <text:p>profissional_internacional</text:p>
          </table:table-cell>
          <table:table-cell>
            <text:p>HA40lZ4fQ3-hyKHcVDVF4g</text:p>
          </table:table-cell>
        </table:table-row>
        <table:table-row>
          <table:table-cell>
            <text:p>364</text:p>
          </table:table-cell>
          <table:table-cell>
            <text:p>Karine Daufenbach</text:p>
          </table:table-cell>
          <table:table-cell>
            <text:p>kdaufenbach@yahoo.com.br</text:p>
          </table:table-cell>
          <table:table-cell>
            <text:p/>
          </table:table-cell>
          <table:table-cell>
            <text:p>(48) 99906-1024</text:p>
          </table:table-cell>
          <table:table-cell>
            <text:p>Servidão Feliciano Martins Vieira 138/404</text:p>
          </table:table-cell>
          <table:table-cell>
            <text:p>88034-130</text:p>
          </table:table-cell>
          <table:table-cell>
            <text:p>Floriano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Santa Catarina</text:p>
          </table:table-cell>
          <table:table-cell>
            <text:p>profissional</text:p>
          </table:table-cell>
          <table:table-cell>
            <text:p>OKaWM6v8cgiTn9uJ3vT8jw</text:p>
          </table:table-cell>
        </table:table-row>
        <table:table-row>
          <table:table-cell>
            <text:p>365</text:p>
          </table:table-cell>
          <table:table-cell>
            <text:p>Larissa Alves</text:p>
          </table:table-cell>
          <table:table-cell>
            <text:p>larissanasare06@gmail.com</text:p>
          </table:table-cell>
          <table:table-cell>
            <text:p/>
          </table:table-cell>
          <table:table-cell>
            <text:p>(83) 99370-46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GbMxxWtxSsjvgpCpbttPg</text:p>
          </table:table-cell>
        </table:table-row>
        <table:table-row>
          <table:table-cell>
            <text:p>366</text:p>
          </table:table-cell>
          <table:table-cell>
            <text:p>Larissa Cristina da Silva-dias</text:p>
          </table:table-cell>
          <table:table-cell>
            <text:p>lara.cristinaa30@gmail.com</text:p>
          </table:table-cell>
          <table:table-cell>
            <text:p/>
          </table:table-cell>
          <table:table-cell>
            <text:p>(12) 99161-01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articipante_seminario</text:p>
          </table:table-cell>
          <table:table-cell>
            <text:p>mRt1DmskoGRJt0aUdbS-oQ</text:p>
          </table:table-cell>
        </table:table-row>
        <table:table-row>
          <table:table-cell>
            <text:p>367</text:p>
          </table:table-cell>
          <table:table-cell>
            <text:p>Larissa Dias dos Santos Yamamoto</text:p>
          </table:table-cell>
          <table:table-cell>
            <text:p>larissads.arq@gmail.com</text:p>
          </table:table-cell>
          <table:table-cell>
            <text:p/>
          </table:table-cell>
          <table:table-cell>
            <text:p>(44) 99979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Presbiteriano Mackenzie</text:p>
          </table:table-cell>
          <table:table-cell>
            <text:p>participante_seminario</text:p>
          </table:table-cell>
          <table:table-cell>
            <text:p>HoUb4Ug1jEBBWn_AtmIaSg</text:p>
          </table:table-cell>
        </table:table-row>
        <table:table-row>
          <table:table-cell>
            <text:p>368</text:p>
          </table:table-cell>
          <table:table-cell>
            <text:p>Larissa Francez Zarpelon</text:p>
          </table:table-cell>
          <table:table-cell>
            <text:p>larissazarpelo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participante_seminario</text:p>
          </table:table-cell>
          <table:table-cell>
            <text:p>J4PfFLNiWUzpd0JJCF6SQw</text:p>
          </table:table-cell>
        </table:table-row>
        <table:table-row>
          <table:table-cell>
            <text:p>369</text:p>
          </table:table-cell>
          <table:table-cell>
            <text:p>Larissa Morschbacher</text:p>
          </table:table-cell>
          <table:table-cell>
            <text:p>larissa.morschbacher@usp.br</text:p>
          </table:table-cell>
          <table:table-cell>
            <text:p/>
          </table:table-cell>
          <table:table-cell>
            <text:p>(51) 98116-9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angAPRnh_ITO7HBZL5ZXAw</text:p>
          </table:table-cell>
        </table:table-row>
        <table:table-row>
          <table:table-cell>
            <text:p>370</text:p>
          </table:table-cell>
          <table:table-cell>
            <text:p>Larissa Nasaré</text:p>
          </table:table-cell>
          <table:table-cell>
            <text:p>larissa.nasare@academico.ufpb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participante_seminario</text:p>
          </table:table-cell>
          <table:table-cell>
            <text:p>zINR_b7W_7xsHOvMhEgdKw</text:p>
          </table:table-cell>
        </table:table-row>
        <table:table-row>
          <table:table-cell>
            <text:p>371</text:p>
          </table:table-cell>
          <table:table-cell>
            <text:p>Larissa Timbó</text:p>
          </table:table-cell>
          <table:table-cell>
            <text:p>laristsouza@gmail.com</text:p>
          </table:table-cell>
          <table:table-cell>
            <text:p/>
          </table:table-cell>
          <table:table-cell>
            <text:p>(61) 98311-04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_G1wJq7zyqGQSc5cmVixrg</text:p>
          </table:table-cell>
        </table:table-row>
        <table:table-row>
          <table:table-cell>
            <text:p>372</text:p>
          </table:table-cell>
          <table:table-cell>
            <text:p>Larissa Yumi Kawano Saldanha</text:p>
          </table:table-cell>
          <table:table-cell>
            <text:p>yumi.kawano505@gmail.com</text:p>
          </table:table-cell>
          <table:table-cell>
            <text:p/>
          </table:table-cell>
          <table:table-cell>
            <text:p>(51) 99395-16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IF8wCqAun-Z1IZTrRuGmg</text:p>
          </table:table-cell>
        </table:table-row>
        <table:table-row>
          <table:table-cell>
            <text:p>373</text:p>
          </table:table-cell>
          <table:table-cell>
            <text:p>Larissa de Lara Chaves</text:p>
          </table:table-cell>
          <table:table-cell>
            <text:p>larissa.chavesdl@gmail.com</text:p>
          </table:table-cell>
          <table:table-cell>
            <text:p/>
          </table:table-cell>
          <table:table-cell>
            <text:p>(51) 99827-48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IaxUqJd-Ji9q39ey7P2KtQ</text:p>
          </table:table-cell>
        </table:table-row>
        <table:table-row>
          <table:table-cell>
            <text:p>374</text:p>
          </table:table-cell>
          <table:table-cell>
            <text:p>Laura Attuati</text:p>
          </table:table-cell>
          <table:table-cell>
            <text:p>laura_attuati@hotmail.com</text:p>
          </table:table-cell>
          <table:table-cell>
            <text:p/>
          </table:table-cell>
          <table:table-cell>
            <text:p>(55) 99191-37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esquisa e Pós-Graduação em Arquitetura - PROPAR, UFRGS</text:p>
          </table:table-cell>
          <table:table-cell>
            <text:p>participante_seminario</text:p>
          </table:table-cell>
          <table:table-cell>
            <text:p>rJop96tL8gKAMdJRECQAvA</text:p>
          </table:table-cell>
        </table:table-row>
        <table:table-row>
          <table:table-cell>
            <text:p>375</text:p>
          </table:table-cell>
          <table:table-cell>
            <text:p>Laura Klajn Baltar</text:p>
          </table:table-cell>
          <table:table-cell>
            <text:p>arq.laurabaltar@gmail.com</text:p>
          </table:table-cell>
          <table:table-cell>
            <text:p/>
          </table:table-cell>
          <table:table-cell>
            <text:p>(55) 98131-5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L-2W2u6XhMnOo_-SUh4zg</text:p>
          </table:table-cell>
        </table:table-row>
        <table:table-row>
          <table:table-cell>
            <text:p>376</text:p>
          </table:table-cell>
          <table:table-cell>
            <text:p>Laís Stumf Murialdo Pinho</text:p>
          </table:table-cell>
          <table:table-cell>
            <text:p>arq.laispinho@gmail.com</text:p>
          </table:table-cell>
          <table:table-cell>
            <text:p/>
          </table:table-cell>
          <table:table-cell>
            <text:p>(53) 99923-42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participante_seminario</text:p>
          </table:table-cell>
          <table:table-cell>
            <text:p>DXDAMlD_nOpa0yfTsciBVA</text:p>
          </table:table-cell>
        </table:table-row>
        <table:table-row>
          <table:table-cell>
            <text:p>377</text:p>
          </table:table-cell>
          <table:table-cell>
            <text:p>Leandro Manenti</text:p>
          </table:table-cell>
          <table:table-cell>
            <text:p>leandro.manenti@ufrgs.br</text:p>
          </table:table-cell>
          <table:table-cell>
            <text:p/>
          </table:table-cell>
          <table:table-cell>
            <text:p>(51) 99791-6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z1lw28guodHQDB9W5uxMg</text:p>
          </table:table-cell>
        </table:table-row>
        <table:table-row>
          <table:table-cell>
            <text:p>378</text:p>
          </table:table-cell>
          <table:table-cell>
            <text:p>Leonardo Bertoldi Borges</text:p>
          </table:table-cell>
          <table:table-cell>
            <text:p>leonardobertoldib@gmail.com</text:p>
          </table:table-cell>
          <table:table-cell>
            <text:p/>
          </table:table-cell>
          <table:table-cell>
            <text:p>(48) 99661-7607</text:p>
          </table:table-cell>
          <table:table-cell>
            <text:p>Rua jose batista rosa, 31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ALI</text:p>
          </table:table-cell>
          <table:table-cell>
            <text:p>profissional</text:p>
          </table:table-cell>
          <table:table-cell>
            <text:p>pkcqdo0s12dTPBvIqzLvdQ</text:p>
          </table:table-cell>
        </table:table-row>
        <table:table-row>
          <table:table-cell>
            <text:p>379</text:p>
          </table:table-cell>
          <table:table-cell>
            <text:p>Leonardo Faggion Novo</text:p>
          </table:table-cell>
          <table:table-cell>
            <text:p>leo.novo7@gmail.com</text:p>
          </table:table-cell>
          <table:table-cell>
            <text:p/>
          </table:table-cell>
          <table:table-cell>
            <text:p>(16) 99796-11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 (UNIFESP)</text:p>
          </table:table-cell>
          <table:table-cell>
            <text:p>participante_seminario</text:p>
          </table:table-cell>
          <table:table-cell>
            <text:p>Aeff3QwjdiV0XMSJ1hdm3w</text:p>
          </table:table-cell>
        </table:table-row>
        <table:table-row>
          <table:table-cell>
            <text:p>380</text:p>
          </table:table-cell>
          <table:table-cell>
            <text:p>Leonardo Nóbrega</text:p>
          </table:table-cell>
          <table:table-cell>
            <text:p>leonardonobregapaiva@gmail.com</text:p>
          </table:table-cell>
          <table:table-cell>
            <text:p/>
          </table:table-cell>
          <table:table-cell>
            <text:p>(81) 99843-90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participante_seminario</text:p>
          </table:table-cell>
          <table:table-cell>
            <text:p>ugX3JFUH1v0O6EnTg7-CMA</text:p>
          </table:table-cell>
        </table:table-row>
        <table:table-row>
          <table:table-cell>
            <text:p>381</text:p>
          </table:table-cell>
          <table:table-cell>
            <text:p>Leonardo Rodrigues Mesquita Santos</text:p>
          </table:table-cell>
          <table:table-cell>
            <text:p>leonardo.rodrigues@fau.ufrj.br</text:p>
          </table:table-cell>
          <table:table-cell>
            <text:p/>
          </table:table-cell>
          <table:table-cell>
            <text:p>(21) 99969-79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- UFRJ</text:p>
          </table:table-cell>
          <table:table-cell>
            <text:p>participante_seminario</text:p>
          </table:table-cell>
          <table:table-cell>
            <text:p>DaTxKPQNBSCwscC-fFRWJA</text:p>
          </table:table-cell>
        </table:table-row>
        <table:table-row>
          <table:table-cell>
            <text:p>382</text:p>
          </table:table-cell>
          <table:table-cell>
            <text:p>Leonardo de Araujo Pereira</text:p>
          </table:table-cell>
          <table:table-cell>
            <text:p>leonardo.dearaujo@polimi.it</text:p>
          </table:table-cell>
          <table:table-cell>
            <text:p/>
          </table:table-cell>
          <table:table-cell>
            <text:p/>
          </table:table-cell>
          <table:table-cell>
            <text:p>Viale Berengario, 9</text:p>
          </table:table-cell>
          <table:table-cell>
            <text:p>20149</text:p>
          </table:table-cell>
          <table:table-cell>
            <text:p>Milano</text:p>
          </table:table-cell>
          <table:table-cell>
            <text:p>MI</text:p>
          </table:table-cell>
          <table:table-cell>
            <text:p>Itália</text:p>
          </table:table-cell>
          <table:table-cell>
            <text:p>Estudante de pós-graduação em Arquitetura &amp; Urbanismo</text:p>
          </table:table-cell>
          <table:table-cell>
            <text:p>Mestrado Profissional</text:p>
          </table:table-cell>
          <table:table-cell>
            <text:p>Professor: PUC Minas / Doutorando: Politecnico di Milano</text:p>
          </table:table-cell>
          <table:table-cell>
            <text:p>estudante</text:p>
          </table:table-cell>
          <table:table-cell>
            <text:p>H6W2s95qOfJwoIDB_5rtHg</text:p>
          </table:table-cell>
        </table:table-row>
        <table:table-row>
          <table:table-cell>
            <text:p>383</text:p>
          </table:table-cell>
          <table:table-cell>
            <text:p>Leticia Soares Santos</text:p>
          </table:table-cell>
          <table:table-cell>
            <text:p>leticiassorriso@gmail.com</text:p>
          </table:table-cell>
          <table:table-cell>
            <text:p/>
          </table:table-cell>
          <table:table-cell>
            <text:p>(62) 98485-30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l90nY9L8vPbsVWAzAwQMw</text:p>
          </table:table-cell>
        </table:table-row>
        <table:table-row>
          <table:table-cell>
            <text:p>384</text:p>
          </table:table-cell>
          <table:table-cell>
            <text:p>Letícia Bedendo Campanha Pires</text:p>
          </table:table-cell>
          <table:table-cell>
            <text:p>leticia.campanha@fau.ufrj.br</text:p>
          </table:table-cell>
          <table:table-cell>
            <text:p/>
          </table:table-cell>
          <table:table-cell>
            <text:p>(32) 99153-98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O7_pFNsJEKdjQvYtScSdHQ</text:p>
          </table:table-cell>
        </table:table-row>
        <table:table-row>
          <table:table-cell>
            <text:p>385</text:p>
          </table:table-cell>
          <table:table-cell>
            <text:p>Letícia Pereira Aguiar</text:p>
          </table:table-cell>
          <table:table-cell>
            <text:p>aguiarleticia009@hotmail.com</text:p>
          </table:table-cell>
          <table:table-cell>
            <text:p/>
          </table:table-cell>
          <table:table-cell>
            <text:p>(61) 98583-18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articipante_seminario</text:p>
          </table:table-cell>
          <table:table-cell>
            <text:p>8qsDYPKF4Eu2CfZMzSXG7w</text:p>
          </table:table-cell>
        </table:table-row>
        <table:table-row>
          <table:table-cell>
            <text:p>386</text:p>
          </table:table-cell>
          <table:table-cell>
            <text:p>Letícia Souza da Silva</text:p>
          </table:table-cell>
          <table:table-cell>
            <text:p>leticiasozasil@gmail.com</text:p>
          </table:table-cell>
          <table:table-cell>
            <text:p/>
          </table:table-cell>
          <table:table-cell>
            <text:p>(98) 99198-7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EUMA</text:p>
          </table:table-cell>
          <table:table-cell>
            <text:p>participante_seminario</text:p>
          </table:table-cell>
          <table:table-cell>
            <text:p>o4Byhk8EpwgzZdpAmRT0TA</text:p>
          </table:table-cell>
        </table:table-row>
        <table:table-row>
          <table:table-cell>
            <text:p>387</text:p>
          </table:table-cell>
          <table:table-cell>
            <text:p>Liliana de Souza Adrião</text:p>
          </table:table-cell>
          <table:table-cell>
            <text:p>liliaadriao@gmail.com</text:p>
          </table:table-cell>
          <table:table-cell>
            <text:p/>
          </table:table-cell>
          <table:table-cell>
            <text:p>(81) 99776-1591</text:p>
          </table:table-cell>
          <table:table-cell>
            <text:p>Rua Francisco da cunha 1760</text:p>
          </table:table-cell>
          <table:table-cell>
            <text:p>51020-041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FPE</text:p>
          </table:table-cell>
          <table:table-cell>
            <text:p>estudante</text:p>
          </table:table-cell>
          <table:table-cell>
            <text:p>H6OQHkatDPaFOq_g7MVaEQ</text:p>
          </table:table-cell>
        </table:table-row>
        <table:table-row>
          <table:table-cell>
            <text:p>388</text:p>
          </table:table-cell>
          <table:table-cell>
            <text:p>Livia Alexia de Souza</text:p>
          </table:table-cell>
          <table:table-cell>
            <text:p>livia.alexiasouza@gmail.com</text:p>
          </table:table-cell>
          <table:table-cell>
            <text:p/>
          </table:table-cell>
          <table:table-cell>
            <text:p>(51) 99528-12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GN9caLK89v7eDkMTwSpUQ</text:p>
          </table:table-cell>
        </table:table-row>
        <table:table-row>
          <table:table-cell>
            <text:p>389</text:p>
          </table:table-cell>
          <table:table-cell>
            <text:p>Livia Koeche</text:p>
          </table:table-cell>
          <table:table-cell>
            <text:p>liviakoeche@gmail.com</text:p>
          </table:table-cell>
          <table:table-cell>
            <text:p/>
          </table:table-cell>
          <table:table-cell>
            <text:p>(51) 99288-62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participante_seminario</text:p>
          </table:table-cell>
          <table:table-cell>
            <text:p>kliTSVkpK4xkRWL8OuL-3Q</text:p>
          </table:table-cell>
        </table:table-row>
        <table:table-row>
          <table:table-cell>
            <text:p>390</text:p>
          </table:table-cell>
          <table:table-cell>
            <text:p>Lo Evelyn Friedel Hartoch</text:p>
          </table:table-cell>
          <table:table-cell>
            <text:p>contato@evelyn-hartoch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xeUYW0WNM9kvG6mwHKAOQ</text:p>
          </table:table-cell>
        </table:table-row>
        <table:table-row>
          <table:table-cell>
            <text:p>391</text:p>
          </table:table-cell>
          <table:table-cell>
            <text:p>Logan Leyton</text:p>
          </table:table-cell>
          <table:table-cell>
            <text:p>loganleyto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participante_seminario</text:p>
          </table:table-cell>
          <table:table-cell>
            <text:p>w6IWncP7NPF7KYYZfhgOFQ</text:p>
          </table:table-cell>
        </table:table-row>
        <table:table-row>
          <table:table-cell>
            <text:p>392</text:p>
          </table:table-cell>
          <table:table-cell>
            <text:p>Lorena Petrovich Pereira de Carvalho</text:p>
          </table:table-cell>
          <table:table-cell>
            <text:p>petrovichlorena@gmail.com</text:p>
          </table:table-cell>
          <table:table-cell>
            <text:p/>
          </table:table-cell>
          <table:table-cell>
            <text:p>(84) 99988-16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participante_seminario</text:p>
          </table:table-cell>
          <table:table-cell>
            <text:p>w67hyOxzlfvfroX3UZidHg</text:p>
          </table:table-cell>
        </table:table-row>
        <table:table-row>
          <table:table-cell>
            <text:p>393</text:p>
          </table:table-cell>
          <table:table-cell>
            <text:p>Louise Noelle</text:p>
          </table:table-cell>
          <table:table-cell>
            <text:p>louisenoelle@gmail.com</text:p>
          </table:table-cell>
          <table:table-cell>
            <text:p/>
          </table:table-cell>
          <table:table-cell>
            <text:p>(55) 5401-01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Investigaciones Estéticas, UNAM</text:p>
          </table:table-cell>
          <table:table-cell>
            <text:p>participante_seminario</text:p>
          </table:table-cell>
          <table:table-cell>
            <text:p>3Oqgx5_v64l5W-iRneIz_Q</text:p>
          </table:table-cell>
        </table:table-row>
        <table:table-row>
          <table:table-cell>
            <text:p>394</text:p>
          </table:table-cell>
          <table:table-cell>
            <text:p>Luana Espig Regiani</text:p>
          </table:table-cell>
          <table:table-cell>
            <text:p>luanaregiani@gmail.com</text:p>
          </table:table-cell>
          <table:table-cell>
            <text:p/>
          </table:table-cell>
          <table:table-cell>
            <text:p>(19) 98102-9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NdDR4XzRsjqfkPuYthE2Sw</text:p>
          </table:table-cell>
        </table:table-row>
        <table:table-row>
          <table:table-cell>
            <text:p>395</text:p>
          </table:table-cell>
          <table:table-cell>
            <text:p>Luca Predabon</text:p>
          </table:table-cell>
          <table:table-cell>
            <text:p>luca.predabo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tNMCbWSotr18cpvdo1bKLg</text:p>
          </table:table-cell>
        </table:table-row>
        <table:table-row>
          <table:table-cell>
            <text:p>396</text:p>
          </table:table-cell>
          <table:table-cell>
            <text:p>Lucas Apostolo dos Santos Freire Salvador.</text:p>
          </table:table-cell>
          <table:table-cell>
            <text:p>lucas.apostolo73@gmail.com</text:p>
          </table:table-cell>
          <table:table-cell>
            <text:p/>
          </table:table-cell>
          <table:table-cell>
            <text:p>(21) 99941-03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HHlBnEcngSJXn4ut0PwYUg</text:p>
          </table:table-cell>
        </table:table-row>
        <table:table-row>
          <table:table-cell>
            <text:p>397</text:p>
          </table:table-cell>
          <table:table-cell>
            <text:p>Lucas Caldas</text:p>
          </table:table-cell>
          <table:table-cell>
            <text:p>lucas.caldas@fau.ufrj.br</text:p>
          </table:table-cell>
          <table:table-cell>
            <text:p/>
          </table:table-cell>
          <table:table-cell>
            <text:p>(62) 99672-72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URzinekPLPlj_TDh-sI90w</text:p>
          </table:table-cell>
        </table:table-row>
        <table:table-row>
          <table:table-cell>
            <text:p>398</text:p>
          </table:table-cell>
          <table:table-cell>
            <text:p>Lucas Chiconi Balteiro</text:p>
          </table:table-cell>
          <table:table-cell>
            <text:p>lucaschbalteiro@gmail.com</text:p>
          </table:table-cell>
          <table:table-cell>
            <text:p/>
          </table:table-cell>
          <table:table-cell>
            <text:p>(11) 97453-32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/USP)</text:p>
          </table:table-cell>
          <table:table-cell>
            <text:p>participante_seminario</text:p>
          </table:table-cell>
          <table:table-cell>
            <text:p>e-aqXa4OM5712KNGgst7sw</text:p>
          </table:table-cell>
        </table:table-row>
        <table:table-row>
          <table:table-cell>
            <text:p>399</text:p>
          </table:table-cell>
          <table:table-cell>
            <text:p>Lucas Coli Pereira</text:p>
          </table:table-cell>
          <table:table-cell>
            <text:p>lucas.coli@ufv.br</text:p>
          </table:table-cell>
          <table:table-cell>
            <text:p/>
          </table:table-cell>
          <table:table-cell>
            <text:p>(24) 98831-68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participante_seminario</text:p>
          </table:table-cell>
          <table:table-cell>
            <text:p>DYxG5JJcqFHkzS_vryOLQQ</text:p>
          </table:table-cell>
        </table:table-row>
        <table:table-row>
          <table:table-cell>
            <text:p>400</text:p>
          </table:table-cell>
          <table:table-cell>
            <text:p>Lucas Marques</text:p>
          </table:table-cell>
          <table:table-cell>
            <text:p>marqueslucas.s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whCgcgcjuFXNjM1NLWdSA</text:p>
          </table:table-cell>
        </table:table-row>
        <table:table-row>
          <table:table-cell>
            <text:p>401</text:p>
          </table:table-cell>
          <table:table-cell>
            <text:p>Lucas Marques Silva de Assis</text:p>
          </table:table-cell>
          <table:table-cell>
            <text:p>lucas.assis@fau.ufrj.br</text:p>
          </table:table-cell>
          <table:table-cell>
            <text:p/>
          </table:table-cell>
          <table:table-cell>
            <text:p>(21) 96457-8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Urbanismo (PROURB) da Faculdade de Arquitetura e Urbanismo da Universidade Federal do Rio de Janeiro (FAU UFRJ)</text:p>
          </table:table-cell>
          <table:table-cell>
            <text:p>participante_seminario</text:p>
          </table:table-cell>
          <table:table-cell>
            <text:p>giOz3B9VbeWiRkmwxOvWfg</text:p>
          </table:table-cell>
        </table:table-row>
        <table:table-row>
          <table:table-cell>
            <text:p>402</text:p>
          </table:table-cell>
          <table:table-cell>
            <text:p>Lucas da Silva Freitas</text:p>
          </table:table-cell>
          <table:table-cell>
            <text:p>lucas.freitas@fau.ufrj.br</text:p>
          </table:table-cell>
          <table:table-cell>
            <text:p/>
          </table:table-cell>
          <table:table-cell>
            <text:p>(22) 99782-1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participante_seminario</text:p>
          </table:table-cell>
          <table:table-cell>
            <text:p>GSBnHXnw_jNkwQPmhpxLAg</text:p>
          </table:table-cell>
        </table:table-row>
        <table:table-row>
          <table:table-cell>
            <text:p>403</text:p>
          </table:table-cell>
          <table:table-cell>
            <text:p>Lucas de Souza Jales</text:p>
          </table:table-cell>
          <table:table-cell>
            <text:p>lucassjales@hotmail.com</text:p>
          </table:table-cell>
          <table:table-cell>
            <text:p/>
          </table:table-cell>
          <table:table-cell>
            <text:p>(84) 98741-7818</text:p>
          </table:table-cell>
          <table:table-cell>
            <text:p>Rua Jornalista Jorge Freire, 140, AP602</text:p>
          </table:table-cell>
          <table:table-cell>
            <text:p>59607-410</text:p>
          </table:table-cell>
          <table:table-cell>
            <text:p>Mossoró</text:p>
          </table:table-cell>
          <table:table-cell>
            <text:p>RN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FPB</text:p>
          </table:table-cell>
          <table:table-cell>
            <text:p>estudante</text:p>
          </table:table-cell>
          <table:table-cell>
            <text:p>uJd-OJ4Z2YmTv_oBd5Z7vw</text:p>
          </table:table-cell>
        </table:table-row>
        <table:table-row>
          <table:table-cell>
            <text:p>404</text:p>
          </table:table-cell>
          <table:table-cell>
            <text:p>Lucia Barrado</text:p>
          </table:table-cell>
          <table:table-cell>
            <text:p>lucia.barrado@unc.edu.ar</text:p>
          </table:table-cell>
          <table:table-cell>
            <text:p/>
          </table:table-cell>
          <table:table-cell>
            <text:p>(35) 1616-47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, urbanismo y diseño. Universidad Nacional de Córdoba</text:p>
          </table:table-cell>
          <table:table-cell>
            <text:p>participante_seminario</text:p>
          </table:table-cell>
          <table:table-cell>
            <text:p>9i3y-NHe1uwUscXqbjmhhw</text:p>
          </table:table-cell>
        </table:table-row>
        <table:table-row>
          <table:table-cell>
            <text:p>405</text:p>
          </table:table-cell>
          <table:table-cell>
            <text:p>Lucia Machado Koch</text:p>
          </table:table-cell>
          <table:table-cell>
            <text:p>luciakoch@usp.br</text:p>
          </table:table-cell>
          <table:table-cell>
            <text:p/>
          </table:table-cell>
          <table:table-cell>
            <text:p>(11) 98323-11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da Escola de Comunicação e Artes da Universidade de São Paulo</text:p>
          </table:table-cell>
          <table:table-cell>
            <text:p>participante_seminario</text:p>
          </table:table-cell>
          <table:table-cell>
            <text:p>DXAPKqc3J9lcmiKYGTPq1A</text:p>
          </table:table-cell>
        </table:table-row>
        <table:table-row>
          <table:table-cell>
            <text:p>406</text:p>
          </table:table-cell>
          <table:table-cell>
            <text:p>Lucia Maria Sa Antunes Costa</text:p>
          </table:table-cell>
          <table:table-cell>
            <text:p>lucia.costa@fau.ufrj.br</text:p>
          </table:table-cell>
          <table:table-cell>
            <text:p/>
          </table:table-cell>
          <table:table-cell>
            <text:p>(21) 99999-6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participante_seminario</text:p>
          </table:table-cell>
          <table:table-cell>
            <text:p>dKzpc3RXjbEYHMMlC7wS9g</text:p>
          </table:table-cell>
        </table:table-row>
        <table:table-row>
          <table:table-cell>
            <text:p>407</text:p>
          </table:table-cell>
          <table:table-cell>
            <text:p>Lucia Siqueira de Queiroz Varella</text:p>
          </table:table-cell>
          <table:table-cell>
            <text:p>luciasqvarella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o-shBfizEKvgpqgBVyuRCQ</text:p>
          </table:table-cell>
        </table:table-row>
        <table:table-row>
          <table:table-cell>
            <text:p>408</text:p>
          </table:table-cell>
          <table:table-cell>
            <text:p>Luciana Alem Gennari</text:p>
          </table:table-cell>
          <table:table-cell>
            <text:p>lagennari@gmail.com</text:p>
          </table:table-cell>
          <table:table-cell>
            <text:p/>
          </table:table-cell>
          <table:table-cell>
            <text:p>(21) 98216-48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-Ivgrsow39Gpte5OzHxDQ</text:p>
          </table:table-cell>
        </table:table-row>
        <table:table-row>
          <table:table-cell>
            <text:p>409</text:p>
          </table:table-cell>
          <table:table-cell>
            <text:p>Luciana Fornari Colombo</text:p>
          </table:table-cell>
          <table:table-cell>
            <text:p>luci.colombo@gmail.com</text:p>
          </table:table-cell>
          <table:table-cell>
            <text:p/>
          </table:table-cell>
          <table:table-cell>
            <text:p>(51) 99160-86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participante_seminario</text:p>
          </table:table-cell>
          <table:table-cell>
            <text:p>aINVCDCDSsLHqFRPIB1lfw</text:p>
          </table:table-cell>
        </table:table-row>
        <table:table-row>
          <table:table-cell>
            <text:p>410</text:p>
          </table:table-cell>
          <table:table-cell>
            <text:p>Luciana Monzillo de Oliveira</text:p>
          </table:table-cell>
          <table:table-cell>
            <text:p>um.arquitetura@gmail.com</text:p>
          </table:table-cell>
          <table:table-cell>
            <text:p/>
          </table:table-cell>
          <table:table-cell>
            <text:p>(11) 99593-58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2fZYFucG_LOsHwABrNA9WQ</text:p>
          </table:table-cell>
        </table:table-row>
        <table:table-row>
          <table:table-cell>
            <text:p>411</text:p>
          </table:table-cell>
          <table:table-cell>
            <text:p>Luciana S. Fonseca Cruz</text:p>
          </table:table-cell>
          <table:table-cell>
            <text:p>lucianasaboia@unb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G1WGgRxOsZQXW-P00gk2Nw</text:p>
          </table:table-cell>
        </table:table-row>
        <table:table-row>
          <table:table-cell>
            <text:p>412</text:p>
          </table:table-cell>
          <table:table-cell>
            <text:p>Luciana Tombi Brasil</text:p>
          </table:table-cell>
          <table:table-cell>
            <text:p>lubrasil1672@gmail.com; luciana.brasil@mackenzie.br</text:p>
          </table:table-cell>
          <table:table-cell>
            <text:p/>
          </table:table-cell>
          <table:table-cell>
            <text:p>(11) 98121-3016</text:p>
          </table:table-cell>
          <table:table-cell>
            <text:p>Rua São Vicente de Paulo 638/153</text:p>
          </table:table-cell>
          <table:table-cell>
            <text:p>01229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resbiteriana Mackenzie</text:p>
          </table:table-cell>
          <table:table-cell>
            <text:p>profissional</text:p>
          </table:table-cell>
          <table:table-cell>
            <text:p>kOb1bpD75v7U4zF47Z0zPQ</text:p>
          </table:table-cell>
        </table:table-row>
        <table:table-row>
          <table:table-cell>
            <text:p>413</text:p>
          </table:table-cell>
          <table:table-cell>
            <text:p>Luciana da Silva Florenzano</text:p>
          </table:table-cell>
          <table:table-cell>
            <text:p>lucianaflorenzano@gmail.com</text:p>
          </table:table-cell>
          <table:table-cell>
            <text:p/>
          </table:table-cell>
          <table:table-cell>
            <text:p>(27) 98116-34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participante_seminario</text:p>
          </table:table-cell>
          <table:table-cell>
            <text:p>M7iCBifGcDNF4cpCuf8yIg</text:p>
          </table:table-cell>
        </table:table-row>
        <table:table-row>
          <table:table-cell>
            <text:p>414</text:p>
          </table:table-cell>
          <table:table-cell>
            <text:p>Luciana de Paula Santos</text:p>
          </table:table-cell>
          <table:table-cell>
            <text:p>kaleidoeyes@gmail.com; lucianaps@usp.br</text:p>
          </table:table-cell>
          <table:table-cell>
            <text:p/>
          </table:table-cell>
          <table:table-cell>
            <text:p>(11) 98012-0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GIUTtkInXCMDSi1D9wstA</text:p>
          </table:table-cell>
        </table:table-row>
        <table:table-row>
          <table:table-cell>
            <text:p>415</text:p>
          </table:table-cell>
          <table:table-cell>
            <text:p>Luciano Falcão da Silva</text:p>
          </table:table-cell>
          <table:table-cell>
            <text:p>lfalcao@iff.edu.br</text:p>
          </table:table-cell>
          <table:table-cell>
            <text:p/>
          </table:table-cell>
          <table:table-cell>
            <text:p>(22) 98127-76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participante_seminario</text:p>
          </table:table-cell>
          <table:table-cell>
            <text:p>rT9fc23tuIU4RR-3GInNMQ</text:p>
          </table:table-cell>
        </table:table-row>
        <table:table-row>
          <table:table-cell>
            <text:p>416</text:p>
          </table:table-cell>
          <table:table-cell>
            <text:p>Luciano de Topin Ribeiro</text:p>
          </table:table-cell>
          <table:table-cell>
            <text:p>ldetopin@gmail.com</text:p>
          </table:table-cell>
          <table:table-cell>
            <text:p/>
          </table:table-cell>
          <table:table-cell>
            <text:p>(51) 98414-84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niversidade Federal do Rio Grande do Sul (UFRGS)</text:p>
          </table:table-cell>
          <table:table-cell>
            <text:p>participante_seminario</text:p>
          </table:table-cell>
          <table:table-cell>
            <text:p>ddmBYyf4r0zuUUehZiIJzg</text:p>
          </table:table-cell>
        </table:table-row>
        <table:table-row>
          <table:table-cell>
            <text:p>417</text:p>
          </table:table-cell>
          <table:table-cell>
            <text:p>Luis Espallargas Gimenez</text:p>
          </table:table-cell>
          <table:table-cell>
            <text:p>luisespallargasgimenez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Arquitetura e Urbanismo da Universidade de São Paulo – IAU-USP-SC e Faculdade Arquitetura e Urbanismo da Universidade Presbiteriana Mackenzie</text:p>
          </table:table-cell>
          <table:table-cell>
            <text:p>participante_seminario</text:p>
          </table:table-cell>
          <table:table-cell>
            <text:p>faWnyF0inYUOH5Q23wXqVg</text:p>
          </table:table-cell>
        </table:table-row>
        <table:table-row>
          <table:table-cell>
            <text:p>418</text:p>
          </table:table-cell>
          <table:table-cell>
            <text:p>Luis Felipe de Sousa Santiago</text:p>
          </table:table-cell>
          <table:table-cell>
            <text:p>luissantiago@arquitetura.ufc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participante_seminario</text:p>
          </table:table-cell>
          <table:table-cell>
            <text:p>bpoM7NDEw2bb7cHSLbHkdg</text:p>
          </table:table-cell>
        </table:table-row>
        <table:table-row>
          <table:table-cell>
            <text:p>419</text:p>
          </table:table-cell>
          <table:table-cell>
            <text:p>Luis Gustavo Lucatelli</text:p>
          </table:table-cell>
          <table:table-cell>
            <text:p>luislucatelli@gmail.com</text:p>
          </table:table-cell>
          <table:table-cell>
            <text:p/>
          </table:table-cell>
          <table:table-cell>
            <text:p>(16) 99704-0386</text:p>
          </table:table-cell>
          <table:table-cell>
            <text:p>Rua Dona Alexandrina, 2152, Apto 21</text:p>
          </table:table-cell>
          <table:table-cell>
            <text:p>13560-2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São Carlos</text:p>
          </table:table-cell>
          <table:table-cell>
            <text:p>estudante</text:p>
          </table:table-cell>
          <table:table-cell>
            <text:p>ymmdbsd_g0gyG7MjgFB1hQ</text:p>
          </table:table-cell>
        </table:table-row>
        <table:table-row>
          <table:table-cell>
            <text:p>420</text:p>
          </table:table-cell>
          <table:table-cell>
            <text:p>Luis Henrique Pavan</text:p>
          </table:table-cell>
          <table:table-cell>
            <text:p>luis.henrique.pavan@posgrad.ufsc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participante_seminario</text:p>
          </table:table-cell>
          <table:table-cell>
            <text:p>_LM1AHuta_jqxk7vXXw1tQ</text:p>
          </table:table-cell>
        </table:table-row>
        <table:table-row>
          <table:table-cell>
            <text:p>421</text:p>
          </table:table-cell>
          <table:table-cell>
            <text:p>Luisa Bertaso Barbieri</text:p>
          </table:table-cell>
          <table:table-cell>
            <text:p>luisabertasobarbier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NSKHSH9SJgSU7s-jYnX7eg</text:p>
          </table:table-cell>
        </table:table-row>
        <table:table-row>
          <table:table-cell>
            <text:p>422</text:p>
          </table:table-cell>
          <table:table-cell>
            <text:p>Luisa Freire da Silva Torres</text:p>
          </table:table-cell>
          <table:table-cell>
            <text:p>torres.luisa@graduacao.uerj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participante_seminario</text:p>
          </table:table-cell>
          <table:table-cell>
            <text:p>5SeFhxBW2Ki66Pyiw2uw3w</text:p>
          </table:table-cell>
        </table:table-row>
        <table:table-row>
          <table:table-cell>
            <text:p>423</text:p>
          </table:table-cell>
          <table:table-cell>
            <text:p>Luisa Gertrudis Duran Roca</text:p>
          </table:table-cell>
          <table:table-cell>
            <text:p>luisa.duran@ufrgs.br</text:p>
          </table:table-cell>
          <table:table-cell>
            <text:p/>
          </table:table-cell>
          <table:table-cell>
            <text:p>(51) 99954-66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xZTdl-AMQdvSwJFjzI86KQ</text:p>
          </table:table-cell>
        </table:table-row>
        <table:table-row>
          <table:table-cell>
            <text:p>424</text:p>
          </table:table-cell>
          <table:table-cell>
            <text:p>Luisa Lu Yum Wong Alves</text:p>
          </table:table-cell>
          <table:table-cell>
            <text:p>wong@prof.educacao.sp.gov.br</text:p>
          </table:table-cell>
          <table:table-cell>
            <text:p/>
          </table:table-cell>
          <table:table-cell>
            <text:p>(12) 99798-81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XCt1qopXpKW2u7uAjN68Q</text:p>
          </table:table-cell>
        </table:table-row>
        <table:table-row>
          <table:table-cell>
            <text:p>425</text:p>
          </table:table-cell>
          <table:table-cell>
            <text:p>Luisa Postal Ubinha de Oliveira Pinto</text:p>
          </table:table-cell>
          <table:table-cell>
            <text:p>luisa.ubinha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kCI239iQ_AzLMTOIaYpU4Q</text:p>
          </table:table-cell>
        </table:table-row>
        <table:table-row>
          <table:table-cell>
            <text:p>426</text:p>
          </table:table-cell>
          <table:table-cell>
            <text:p>Luisa Schmidt Teixeira</text:p>
          </table:table-cell>
          <table:table-cell>
            <text:p>luisast22@gmail.com</text:p>
          </table:table-cell>
          <table:table-cell>
            <text:p/>
          </table:table-cell>
          <table:table-cell>
            <text:p>(51) 99511-97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ftaX-m5Xpb-ud1q2Jg1yw</text:p>
          </table:table-cell>
        </table:table-row>
        <table:table-row>
          <table:table-cell>
            <text:p>427</text:p>
          </table:table-cell>
          <table:table-cell>
            <text:p>Luiz Amorim</text:p>
          </table:table-cell>
          <table:table-cell>
            <text:p>luiz.amorim@ufpe.br</text:p>
          </table:table-cell>
          <table:table-cell>
            <text:p/>
          </table:table-cell>
          <table:table-cell>
            <text:p>(81) 99949-9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VblZlk5hx5qU3RESGgq8w</text:p>
          </table:table-cell>
        </table:table-row>
        <table:table-row>
          <table:table-cell>
            <text:p>428</text:p>
          </table:table-cell>
          <table:table-cell>
            <text:p>Luiz Eduardo Sarmento Araujo</text:p>
          </table:table-cell>
          <table:table-cell>
            <text:p>luizeduardosarmento@gmail.com</text:p>
          </table:table-cell>
          <table:table-cell>
            <text:p/>
          </table:table-cell>
          <table:table-cell>
            <text:p>(61) 98254-50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v1mDbns97FdxcpElssHeaw</text:p>
          </table:table-cell>
        </table:table-row>
        <table:table-row>
          <table:table-cell>
            <text:p>429</text:p>
          </table:table-cell>
          <table:table-cell>
            <text:p>Luiz Guilherme Cavalheiro Margutti</text:p>
          </table:table-cell>
          <table:table-cell>
            <text:p>guilhermemargutti324522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O6RXxwP-t8gnDMXPPmz9zA</text:p>
          </table:table-cell>
        </table:table-row>
        <table:table-row>
          <table:table-cell>
            <text:p>430</text:p>
          </table:table-cell>
          <table:table-cell>
            <text:p>Luiz Guilherme Rivera de Castro</text:p>
          </table:table-cell>
          <table:table-cell>
            <text:p>luizguilherme.castro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NWvwzTQ6DPUmIQqtcVK6GQ</text:p>
          </table:table-cell>
        </table:table-row>
        <table:table-row>
          <table:table-cell>
            <text:p>431</text:p>
          </table:table-cell>
          <table:table-cell>
            <text:p>Luiz Manuel do Eirado Amorim</text:p>
          </table:table-cell>
          <table:table-cell>
            <text:p>amorim@ufpe.br</text:p>
          </table:table-cell>
          <table:table-cell>
            <text:p/>
          </table:table-cell>
          <table:table-cell>
            <text:p>(81) 99949-9736</text:p>
          </table:table-cell>
          <table:table-cell>
            <text:p>Rua do Giriquiti, 205/9 Boa Vista</text:p>
          </table:table-cell>
          <table:table-cell>
            <text:p>50070-01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Paraíba</text:p>
          </table:table-cell>
          <table:table-cell>
            <text:p>profissional_internacional</text:p>
          </table:table-cell>
          <table:table-cell>
            <text:p>7EhnvH5kgwgziulgLRNw6A</text:p>
          </table:table-cell>
        </table:table-row>
        <table:table-row>
          <table:table-cell>
            <text:p>432</text:p>
          </table:table-cell>
          <table:table-cell>
            <text:p>Luiz Merino de Freitas Xavier</text:p>
          </table:table-cell>
          <table:table-cell>
            <text:p>arq.luizmerino@gmail.com</text:p>
          </table:table-cell>
          <table:table-cell>
            <text:p/>
          </table:table-cell>
          <table:table-cell>
            <text:p>(51) 99917-0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irXxZbkRRmEN2uegobZ1kQ</text:p>
          </table:table-cell>
        </table:table-row>
        <table:table-row>
          <table:table-cell>
            <text:p>433</text:p>
          </table:table-cell>
          <table:table-cell>
            <text:p>Luiza Loivos de Azevedo Ceruti</text:p>
          </table:table-cell>
          <table:table-cell>
            <text:p>luiza.ceruti@gmail.com</text:p>
          </table:table-cell>
          <table:table-cell>
            <text:p/>
          </table:table-cell>
          <table:table-cell>
            <text:p>(61) 99223-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participante_seminario</text:p>
          </table:table-cell>
          <table:table-cell>
            <text:p>go9THIt1La018eNjbli64w</text:p>
          </table:table-cell>
        </table:table-row>
        <table:table-row>
          <table:table-cell>
            <text:p>434</text:p>
          </table:table-cell>
          <table:table-cell>
            <text:p>Luiza Nadalutti</text:p>
          </table:table-cell>
          <table:table-cell>
            <text:p>luiza.nadalutti@usp.br; luizadinadalutti@gmail.com</text:p>
          </table:table-cell>
          <table:table-cell>
            <text:p/>
          </table:table-cell>
          <table:table-cell>
            <text:p>(11) 97097-44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lDFG_Awcv-fzwKTdKNs9g</text:p>
          </table:table-cell>
        </table:table-row>
        <table:table-row>
          <table:table-cell>
            <text:p>435</text:p>
          </table:table-cell>
          <table:table-cell>
            <text:p>Luiza Prestes Teixeira</text:p>
          </table:table-cell>
          <table:table-cell>
            <text:p>lupteix@gmail.com</text:p>
          </table:table-cell>
          <table:table-cell>
            <text:p/>
          </table:table-cell>
          <table:table-cell>
            <text:p>(51) 98010-40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1eoiIBVoeb7t4TJCCAJaA</text:p>
          </table:table-cell>
        </table:table-row>
        <table:table-row>
          <table:table-cell>
            <text:p>436</text:p>
          </table:table-cell>
          <table:table-cell>
            <text:p>Luiza dos Santos Tedesco</text:p>
          </table:table-cell>
          <table:table-cell>
            <text:p>lutedescomag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xfz_whxV0OGEwQWGGHtV7A</text:p>
          </table:table-cell>
        </table:table-row>
        <table:table-row>
          <table:table-cell>
            <text:p>437</text:p>
          </table:table-cell>
          <table:table-cell>
            <text:p>Luís Henrique Haas Luccas</text:p>
          </table:table-cell>
          <table:table-cell>
            <text:p>luis.luccas@ufrgs.br</text:p>
          </table:table-cell>
          <table:table-cell>
            <text:p/>
          </table:table-cell>
          <table:table-cell>
            <text:p>(51) 99156-90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participante_seminario</text:p>
          </table:table-cell>
          <table:table-cell>
            <text:p>_7nrvXNCduOCFfzzGLuFog</text:p>
          </table:table-cell>
        </table:table-row>
        <table:table-row>
          <table:table-cell>
            <text:p>438</text:p>
          </table:table-cell>
          <table:table-cell>
            <text:p>Luís Salvador Petrucci Gnoato</text:p>
          </table:table-cell>
          <table:table-cell>
            <text:p>salvador@sobearquitetura.com.br; salvadorgnoato@yahoo.com.br</text:p>
          </table:table-cell>
          <table:table-cell>
            <text:p/>
          </table:table-cell>
          <table:table-cell>
            <text:p>(41) 99941-0449</text:p>
          </table:table-cell>
          <table:table-cell>
            <text:p>Alameda Júlia da Costa, 1525</text:p>
          </table:table-cell>
          <table:table-cell>
            <text:p>80730-07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ontifícia Universidade Católica do Paraná PUCPR</text:p>
          </table:table-cell>
          <table:table-cell>
            <text:p>profissional_internacional</text:p>
          </table:table-cell>
          <table:table-cell>
            <text:p>LycvjbH7vrXc0GHpyHSCMA</text:p>
          </table:table-cell>
        </table:table-row>
        <table:table-row>
          <table:table-cell>
            <text:p>439</text:p>
          </table:table-cell>
          <table:table-cell>
            <text:p>Lígia Gimenes Paschoal</text:p>
          </table:table-cell>
          <table:table-cell>
            <text:p>ligia.paschoal@usp.br</text:p>
          </table:table-cell>
          <table:table-cell>
            <text:p/>
          </table:table-cell>
          <table:table-cell>
            <text:p>(11) 97588-4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SefgfWB9Bc7hiGh1q6JSZA</text:p>
          </table:table-cell>
        </table:table-row>
        <table:table-row>
          <table:table-cell>
            <text:p>440</text:p>
          </table:table-cell>
          <table:table-cell>
            <text:p>Lígia Maria Mello Dias</text:p>
          </table:table-cell>
          <table:table-cell>
            <text:p>ligia.dias@fau.ufrj.br</text:p>
          </table:table-cell>
          <table:table-cell>
            <text:p/>
          </table:table-cell>
          <table:table-cell>
            <text:p>(81) 99999-30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participante_seminario</text:p>
          </table:table-cell>
          <table:table-cell>
            <text:p>05fzmZZ5uIqdddLnqkmPVA</text:p>
          </table:table-cell>
        </table:table-row>
        <table:table-row>
          <table:table-cell>
            <text:p>441</text:p>
          </table:table-cell>
          <table:table-cell>
            <text:p>Madson L. Almeida</text:p>
          </table:table-cell>
          <table:table-cell>
            <text:p>madson.nascimento@fau.ufal.br</text:p>
          </table:table-cell>
          <table:table-cell>
            <text:p/>
          </table:table-cell>
          <table:table-cell>
            <text:p>(82) 99916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participante_seminario</text:p>
          </table:table-cell>
          <table:table-cell>
            <text:p>VnPOReDI45zo1yX3jg8m4A</text:p>
          </table:table-cell>
        </table:table-row>
        <table:table-row>
          <table:table-cell>
            <text:p>442</text:p>
          </table:table-cell>
          <table:table-cell>
            <text:p>Madson Luan Almeida Monteiro</text:p>
          </table:table-cell>
          <table:table-cell>
            <text:p>madson.monteiro@fau.ufal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ktwV4rZSMxm7z2U4oWDIlg</text:p>
          </table:table-cell>
        </table:table-row>
        <table:table-row>
          <table:table-cell>
            <text:p>443</text:p>
          </table:table-cell>
          <table:table-cell>
            <text:p>Maiara V Pitanga</text:p>
          </table:table-cell>
          <table:table-cell>
            <text:p>pitangavigand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participante_seminario</text:p>
          </table:table-cell>
          <table:table-cell>
            <text:p>FPsfiSpnIXmKFBYJE6HPBw</text:p>
          </table:table-cell>
        </table:table-row>
        <table:table-row>
          <table:table-cell>
            <text:p>444</text:p>
          </table:table-cell>
          <table:table-cell>
            <text:p>Maisa F. Almeida</text:p>
          </table:table-cell>
          <table:table-cell>
            <text:p>maisafonseca@gmail.com</text:p>
          </table:table-cell>
          <table:table-cell>
            <text:p>28842899844</text:p>
          </table:table-cell>
          <table:table-cell>
            <text:p>(16) 98144-7248</text:p>
          </table:table-cell>
          <table:table-cell>
            <text:p>Rua Ray Wesley Herrick, 1501/ Casa 264</text:p>
          </table:table-cell>
          <table:table-cell>
            <text:p>13565-0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ós-doutoranda no IAU-USP</text:p>
          </table:table-cell>
          <table:table-cell>
            <text:p>profissional_internacional</text:p>
          </table:table-cell>
          <table:table-cell>
            <text:p>fqjdelds1FwLUdVkHYSU9w</text:p>
          </table:table-cell>
        </table:table-row>
        <table:table-row>
          <table:table-cell>
            <text:p>445</text:p>
          </table:table-cell>
          <table:table-cell>
            <text:p>Maisa Fonseca de Almeida</text:p>
          </table:table-cell>
          <table:table-cell>
            <text:p>maisafonseca@usp.br</text:p>
          </table:table-cell>
          <table:table-cell>
            <text:p/>
          </table:table-cell>
          <table:table-cell>
            <text:p>(16) 98144-7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, Universidade de São Paulo</text:p>
          </table:table-cell>
          <table:table-cell>
            <text:p>participante_seminario</text:p>
          </table:table-cell>
          <table:table-cell>
            <text:p>cWGQX39UZdr7wxFqfyGdyA</text:p>
          </table:table-cell>
        </table:table-row>
        <table:table-row>
          <table:table-cell>
            <text:p>446</text:p>
          </table:table-cell>
          <table:table-cell>
            <text:p>Malu Rodrigues Kühl</text:p>
          </table:table-cell>
          <table:table-cell>
            <text:p>malu_rk@hotmail.com</text:p>
          </table:table-cell>
          <table:table-cell>
            <text:p/>
          </table:table-cell>
          <table:table-cell>
            <text:p>(44) 99821-53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S1RLk-RswG6mvnCgEneKqA</text:p>
          </table:table-cell>
        </table:table-row>
        <table:table-row>
          <table:table-cell>
            <text:p>447</text:p>
          </table:table-cell>
          <table:table-cell>
            <text:p>Manuella Andrade</text:p>
          </table:table-cell>
          <table:table-cell>
            <text:p>manuthias1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Ttmuhleg4j573FSF67WcGg</text:p>
          </table:table-cell>
        </table:table-row>
        <table:table-row>
          <table:table-cell>
            <text:p>448</text:p>
          </table:table-cell>
          <table:table-cell>
            <text:p>Manuella Marianna Carvalho Rodrigues de Andrade</text:p>
          </table:table-cell>
          <table:table-cell>
            <text:p>manuella.andrade@fau.ufal.br</text:p>
          </table:table-cell>
          <table:table-cell>
            <text:p/>
          </table:table-cell>
          <table:table-cell>
            <text:p>(82) 99300-0223</text:p>
          </table:table-cell>
          <table:table-cell>
            <text:p>Rua Industrial Climério Sarmento N.186 Apto702 Jatiuca</text:p>
          </table:table-cell>
          <table:table-cell>
            <text:p>57036-59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Alagoas</text:p>
          </table:table-cell>
          <table:table-cell>
            <text:p>profissional_internacional</text:p>
          </table:table-cell>
          <table:table-cell>
            <text:p>nU8GEzLrBKvUDTfwhPoyaA</text:p>
          </table:table-cell>
        </table:table-row>
        <table:table-row>
          <table:table-cell>
            <text:p>449</text:p>
          </table:table-cell>
          <table:table-cell>
            <text:p>Manuella Mendonça Pinheiro Pamponet</text:p>
          </table:table-cell>
          <table:table-cell>
            <text:p>manuellamendoncarq@gmail.com</text:p>
          </table:table-cell>
          <table:table-cell>
            <text:p/>
          </table:table-cell>
          <table:table-cell>
            <text:p>(92) 98114-08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Minas Gerais</text:p>
          </table:table-cell>
          <table:table-cell>
            <text:p>participante_seminario</text:p>
          </table:table-cell>
          <table:table-cell>
            <text:p>xcQey9bFy73hA_qgJ7j3HQ</text:p>
          </table:table-cell>
        </table:table-row>
        <table:table-row>
          <table:table-cell>
            <text:p>450</text:p>
          </table:table-cell>
          <table:table-cell>
            <text:p>Mara Oliveira Eskinazi</text:p>
          </table:table-cell>
          <table:table-cell>
            <text:p>maraeskinazi@fau.ufrj.br</text:p>
          </table:table-cell>
          <table:table-cell>
            <text:p/>
          </table:table-cell>
          <table:table-cell>
            <text:p>(21) 98108-2222</text:p>
          </table:table-cell>
          <table:table-cell>
            <text:p>Rua Nascimento Silva, 122/301 - Bairro Ipanema</text:p>
          </table:table-cell>
          <table:table-cell>
            <text:p>22421-02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- Universidade Federal do Rio de Janeiro (FAU UFRJ)</text:p>
          </table:table-cell>
          <table:table-cell>
            <text:p>profissional</text:p>
          </table:table-cell>
          <table:table-cell>
            <text:p>GsDQVi5Nj9M1DAeVepMFyQ</text:p>
          </table:table-cell>
        </table:table-row>
        <table:table-row>
          <table:table-cell>
            <text:p>451</text:p>
          </table:table-cell>
          <table:table-cell>
            <text:p>Marcela Chagas</text:p>
          </table:table-cell>
          <table:table-cell>
            <text:p>marcelachagas.arq@gmail.com</text:p>
          </table:table-cell>
          <table:table-cell>
            <text:p/>
          </table:table-cell>
          <table:table-cell>
            <text:p>(61) 98178-2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, Faculdade de Arquitetura e Urbanismo, Universidade de Brasília</text:p>
          </table:table-cell>
          <table:table-cell>
            <text:p>participante_seminario</text:p>
          </table:table-cell>
          <table:table-cell>
            <text:p>rRvbNeo3eIsXa_JEuzbk9A</text:p>
          </table:table-cell>
        </table:table-row>
        <table:table-row>
          <table:table-cell>
            <text:p>452</text:p>
          </table:table-cell>
          <table:table-cell>
            <text:p>Marcelius Oliveira de Aguiar</text:p>
          </table:table-cell>
          <table:table-cell>
            <text:p>marceliusaguiar@icloud.com</text:p>
          </table:table-cell>
          <table:table-cell>
            <text:p/>
          </table:table-cell>
          <table:table-cell>
            <text:p>(47) 99767-2727</text:p>
          </table:table-cell>
          <table:table-cell>
            <text:p>Rua: Albino Kolbach 160</text:p>
          </table:table-cell>
          <table:table-cell>
            <text:p>89217-3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FEBE</text:p>
          </table:table-cell>
          <table:table-cell>
            <text:p>profissional</text:p>
          </table:table-cell>
          <table:table-cell>
            <text:p>qWnC2Iee7o-gy8iMrO4Gyw</text:p>
          </table:table-cell>
        </table:table-row>
        <table:table-row>
          <table:table-cell>
            <text:p>453</text:p>
          </table:table-cell>
          <table:table-cell>
            <text:p>Marcella Aquila</text:p>
          </table:table-cell>
          <table:table-cell>
            <text:p>marcella.aquila@usp.br</text:p>
          </table:table-cell>
          <table:table-cell>
            <text:p/>
          </table:table-cell>
          <table:table-cell>
            <text:p>(11) 96743-39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participante_seminario</text:p>
          </table:table-cell>
          <table:table-cell>
            <text:p>lurvkGSBr9IBZvNScY5Dxg</text:p>
          </table:table-cell>
        </table:table-row>
        <table:table-row>
          <table:table-cell>
            <text:p>454</text:p>
          </table:table-cell>
          <table:table-cell>
            <text:p>Marcelo Pereira Colucci</text:p>
          </table:table-cell>
          <table:table-cell>
            <text:p>colucci_arq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participante_seminario</text:p>
          </table:table-cell>
          <table:table-cell>
            <text:p>bD6BHQgtpjkCJmK3PWPCEA</text:p>
          </table:table-cell>
        </table:table-row>
        <table:table-row>
          <table:table-cell>
            <text:p>455</text:p>
          </table:table-cell>
          <table:table-cell>
            <text:p>Marcelo Puppi</text:p>
          </table:table-cell>
          <table:table-cell>
            <text:p>marcelopuppi@uol.com.br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75/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Docomomo Brasil</text:p>
          </table:table-cell>
          <table:table-cell>
            <text:p>profissional</text:p>
          </table:table-cell>
          <table:table-cell>
            <text:p>zC6Q9a00mhB0rjOZ7Ass5g</text:p>
          </table:table-cell>
        </table:table-row>
        <table:table-row>
          <table:table-cell>
            <text:p>456</text:p>
          </table:table-cell>
          <table:table-cell>
            <text:p>Marcelo Ulisses Pimenta</text:p>
          </table:table-cell>
          <table:table-cell>
            <text:p>marcelopimenta.arq@gmail.com</text:p>
          </table:table-cell>
          <table:table-cell>
            <text:p/>
          </table:table-cell>
          <table:table-cell>
            <text:p>(61) 99800-2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/UnB</text:p>
          </table:table-cell>
          <table:table-cell>
            <text:p>participante_seminario</text:p>
          </table:table-cell>
          <table:table-cell>
            <text:p>8RuvS50E38l6d4CpbtTgZQ</text:p>
          </table:table-cell>
        </table:table-row>
        <table:table-row>
          <table:table-cell>
            <text:p>457</text:p>
          </table:table-cell>
          <table:table-cell>
            <text:p>Marcia Cristina R. G. Nunes</text:p>
          </table:table-cell>
          <table:table-cell>
            <text:p>marcianunes2011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Xm16QGctkraSxX2oBEgKVg</text:p>
          </table:table-cell>
        </table:table-row>
        <table:table-row>
          <table:table-cell>
            <text:p>458</text:p>
          </table:table-cell>
          <table:table-cell>
            <text:p>Marcia Maria Lopes de Mello</text:p>
          </table:table-cell>
          <table:table-cell>
            <text:p>lopesdmm@miamioh.edu</text:p>
          </table:table-cell>
          <table:table-cell>
            <text:p/>
          </table:table-cell>
          <table:table-cell>
            <text:p>(11) 97823-54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iami University - Oxford, Ohio, Estados Unidos</text:p>
          </table:table-cell>
          <table:table-cell>
            <text:p>participante_seminario</text:p>
          </table:table-cell>
          <table:table-cell>
            <text:p>VxxKpabuCETbQ9Dji3ZMng</text:p>
          </table:table-cell>
        </table:table-row>
        <table:table-row>
          <table:table-cell>
            <text:p>459</text:p>
          </table:table-cell>
          <table:table-cell>
            <text:p>Marcia Silva dos Reis</text:p>
          </table:table-cell>
          <table:table-cell>
            <text:p>mreis2007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ho_fah_wm2vFTMq1h5yOOA</text:p>
          </table:table-cell>
        </table:table-row>
        <table:table-row>
          <table:table-cell>
            <text:p>460</text:p>
          </table:table-cell>
          <table:table-cell>
            <text:p>Marcio Cotrim</text:p>
          </table:table-cell>
          <table:table-cell>
            <text:p>marcio.cotrim@fau.ufrj.br</text:p>
          </table:table-cell>
          <table:table-cell>
            <text:p/>
          </table:table-cell>
          <table:table-cell>
            <text:p>(21) 97151-77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 FAU UFRJ</text:p>
          </table:table-cell>
          <table:table-cell>
            <text:p>participante_seminario</text:p>
          </table:table-cell>
          <table:table-cell>
            <text:p>K1bQuoduT7XwKozugJNbbQ</text:p>
          </table:table-cell>
        </table:table-row>
        <table:table-row>
          <table:table-cell>
            <text:p>461</text:p>
          </table:table-cell>
          <table:table-cell>
            <text:p>Marcio Cotrim Cunha</text:p>
          </table:table-cell>
          <table:table-cell>
            <text:p>marciocotrim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iZpNV2QJnKGpzoO4V-D-Jw</text:p>
          </table:table-cell>
        </table:table-row>
        <table:table-row>
          <table:table-cell>
            <text:p>462</text:p>
          </table:table-cell>
          <table:table-cell>
            <text:p>Marcio Moraes Valença (ufrn)</text:p>
          </table:table-cell>
          <table:table-cell>
            <text:p>marciovalenca10@gmail.com</text:p>
          </table:table-cell>
          <table:table-cell>
            <text:p/>
          </table:table-cell>
          <table:table-cell>
            <text:p>(84) 99177-06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participante_seminario</text:p>
          </table:table-cell>
          <table:table-cell>
            <text:p>qncNn85Wy0n8xyAOyksCUA</text:p>
          </table:table-cell>
        </table:table-row>
        <table:table-row>
          <table:table-cell>
            <text:p>463</text:p>
          </table:table-cell>
          <table:table-cell>
            <text:p>Marcio Novaes Coelho Jr</text:p>
          </table:table-cell>
          <table:table-cell>
            <text:p>mcoelho@2smc.arq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participante_seminario</text:p>
          </table:table-cell>
          <table:table-cell>
            <text:p>7V7QX_WBYSeqiibPTiJflw</text:p>
          </table:table-cell>
        </table:table-row>
        <table:table-row>
          <table:table-cell>
            <text:p>464</text:p>
          </table:table-cell>
          <table:table-cell>
            <text:p>Marco Reschetti</text:p>
          </table:table-cell>
          <table:table-cell>
            <text:p>marco.reschett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8sCq3vyUKAZaNy9yAkJELg</text:p>
          </table:table-cell>
        </table:table-row>
        <table:table-row>
          <table:table-cell>
            <text:p>465</text:p>
          </table:table-cell>
          <table:table-cell>
            <text:p>Marcos Almeida</text:p>
          </table:table-cell>
          <table:table-cell>
            <text:p>almeida.marcos.arq@gmail.com</text:p>
          </table:table-cell>
          <table:table-cell>
            <text:p/>
          </table:table-cell>
          <table:table-cell>
            <text:p>(51) 98135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, PROPAR</text:p>
          </table:table-cell>
          <table:table-cell>
            <text:p>participante_seminario</text:p>
          </table:table-cell>
          <table:table-cell>
            <text:p>gIuLqZitG5MxX_vhTmyNPQ</text:p>
          </table:table-cell>
        </table:table-row>
        <table:table-row>
          <table:table-cell>
            <text:p>466</text:p>
          </table:table-cell>
          <table:table-cell>
            <text:p>Marcos Amado Petroli</text:p>
          </table:table-cell>
          <table:table-cell>
            <text:p>marcos.amadopetroli@unlv.edu</text:p>
          </table:table-cell>
          <table:table-cell>
            <text:p/>
          </table:table-cell>
          <table:table-cell>
            <text:p>(63) 0715-1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2V_jEBzFdh_1IzdsMG9Xxg</text:p>
          </table:table-cell>
        </table:table-row>
        <table:table-row>
          <table:table-cell>
            <text:p>467</text:p>
          </table:table-cell>
          <table:table-cell>
            <text:p>Marcos Antonio Ferreira da Silva</text:p>
          </table:table-cell>
          <table:table-cell>
            <text:p>marcos0800pvliberado@gmail.com</text:p>
          </table:table-cell>
          <table:table-cell>
            <text:p/>
          </table:table-cell>
          <table:table-cell>
            <text:p>(85) 99869-03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cooJi0VpC7c3heTTzNGDA</text:p>
          </table:table-cell>
        </table:table-row>
        <table:table-row>
          <table:table-cell>
            <text:p>468</text:p>
          </table:table-cell>
          <table:table-cell>
            <text:p>Marcos Carrilho</text:p>
          </table:table-cell>
          <table:table-cell>
            <text:p>marcos.carrilho@gmail.com</text:p>
          </table:table-cell>
          <table:table-cell>
            <text:p/>
          </table:table-cell>
          <table:table-cell>
            <text:p>(11) 98346-3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Presbiteriana Mackenzie</text:p>
          </table:table-cell>
          <table:table-cell>
            <text:p>participante_seminario</text:p>
          </table:table-cell>
          <table:table-cell>
            <text:p>YVBS4GGyfKJ97SplcivB1w</text:p>
          </table:table-cell>
        </table:table-row>
        <table:table-row>
          <table:table-cell>
            <text:p>469</text:p>
          </table:table-cell>
          <table:table-cell>
            <text:p>Marcos Cereto</text:p>
          </table:table-cell>
          <table:table-cell>
            <text:p>mcereto@hotmail.com</text:p>
          </table:table-cell>
          <table:table-cell>
            <text:p/>
          </table:table-cell>
          <table:table-cell>
            <text:p>(92) 99304-7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Amazonas</text:p>
          </table:table-cell>
          <table:table-cell>
            <text:p>participante_seminario</text:p>
          </table:table-cell>
          <table:table-cell>
            <text:p>oJhKMRE_vNjRotpoTks_-g</text:p>
          </table:table-cell>
        </table:table-row>
        <table:table-row>
          <table:table-cell>
            <text:p>470</text:p>
          </table:table-cell>
          <table:table-cell>
            <text:p>Marcos Favero</text:p>
          </table:table-cell>
          <table:table-cell>
            <text:p>direcao-dau@puc-rio.br; favero@puc-rio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ph8FxnS3VZzwtS0Gp72bpw</text:p>
          </table:table-cell>
        </table:table-row>
        <table:table-row>
          <table:table-cell>
            <text:p>471</text:p>
          </table:table-cell>
          <table:table-cell>
            <text:p>Marcos Paulo Cereto</text:p>
          </table:table-cell>
          <table:table-cell>
            <text:p>mcereto@ufam.edu.br</text:p>
          </table:table-cell>
          <table:table-cell>
            <text:p/>
          </table:table-cell>
          <table:table-cell>
            <text:p>(92) 99305-7274</text:p>
          </table:table-cell>
          <table:table-cell>
            <text:p>Rua Barão de Indaiá, 639. Cd.Laranj. Premium, casa 74. Bairro Flores</text:p>
          </table:table-cell>
          <table:table-cell>
            <text:p>69058-448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profissional_internacional</text:p>
          </table:table-cell>
          <table:table-cell>
            <text:p>nKJyn3C1WWzPN9zPfKrTog</text:p>
          </table:table-cell>
        </table:table-row>
        <table:table-row>
          <table:table-cell>
            <text:p>472</text:p>
          </table:table-cell>
          <table:table-cell>
            <text:p>Marcos Petroli</text:p>
          </table:table-cell>
          <table:table-cell>
            <text:p>marcos.a.petrol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ty of Nevada, Las Vegas (UNLV)</text:p>
          </table:table-cell>
          <table:table-cell>
            <text:p>participante_seminario</text:p>
          </table:table-cell>
          <table:table-cell>
            <text:p>6CAdNC90AGehN57KHdpSUA</text:p>
          </table:table-cell>
        </table:table-row>
        <table:table-row>
          <table:table-cell>
            <text:p>473</text:p>
          </table:table-cell>
          <table:table-cell>
            <text:p>Marcos Tiago Gularte Gouveia</text:p>
          </table:table-cell>
          <table:table-cell>
            <text:p>tiago.mtgg@gmail.com</text:p>
          </table:table-cell>
          <table:table-cell>
            <text:p/>
          </table:table-cell>
          <table:table-cell>
            <text:p>(18) 98125-56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PB-eHVWvElueQmcneFvRuw</text:p>
          </table:table-cell>
        </table:table-row>
        <table:table-row>
          <table:table-cell>
            <text:p>474</text:p>
          </table:table-cell>
          <table:table-cell>
            <text:p>Marcus Deusdedit</text:p>
          </table:table-cell>
          <table:table-cell>
            <text:p>marcusbarbosa.d@gmail.com</text:p>
          </table:table-cell>
          <table:table-cell>
            <text:p/>
          </table:table-cell>
          <table:table-cell>
            <text:p>(31) 99320-5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3tt3OXQpH6Axp4EM8d_iyQ</text:p>
          </table:table-cell>
        </table:table-row>
        <table:table-row>
          <table:table-cell>
            <text:p>475</text:p>
          </table:table-cell>
          <table:table-cell>
            <text:p>Marcus Vinícius Barbosa Deusdedit</text:p>
          </table:table-cell>
          <table:table-cell>
            <text:p>marcusbarbosa.d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lHjDLOt7wz94uXfjf5z6SA</text:p>
          </table:table-cell>
        </table:table-row>
        <table:table-row>
          <table:table-cell>
            <text:p>476</text:p>
          </table:table-cell>
          <table:table-cell>
            <text:p>Margareth da Silva Pereira</text:p>
          </table:table-cell>
          <table:table-cell>
            <text:p>margaspereir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iyw5rxFYmEqXfdwzTeS6Mg</text:p>
          </table:table-cell>
        </table:table-row>
        <table:table-row>
          <table:table-cell>
            <text:p>477</text:p>
          </table:table-cell>
          <table:table-cell>
            <text:p>Margarita Roa Rojas</text:p>
          </table:table-cell>
          <table:table-cell>
            <text:p>mmroa@usbcali.edu.co</text:p>
          </table:table-cell>
          <table:table-cell>
            <text:p/>
          </table:table-cell>
          <table:table-cell>
            <text:p>(31) 97638-833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participante_seminario</text:p>
          </table:table-cell>
          <table:table-cell>
            <text:p>tA_qQiQVYP1O-4zHAQITJw</text:p>
          </table:table-cell>
        </table:table-row>
        <table:table-row>
          <table:table-cell>
            <text:p>478</text:p>
          </table:table-cell>
          <table:table-cell>
            <text:p>Maria Berthilde Moura Filha</text:p>
          </table:table-cell>
          <table:table-cell>
            <text:p>berthilde_ufpb@yahoo.com.br</text:p>
          </table:table-cell>
          <table:table-cell>
            <text:p/>
          </table:table-cell>
          <table:table-cell>
            <text:p>(83) 99981-1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dYC77bxFvxVINGwnU_4-9w</text:p>
          </table:table-cell>
        </table:table-row>
        <table:table-row>
          <table:table-cell>
            <text:p>479</text:p>
          </table:table-cell>
          <table:table-cell>
            <text:p>Maria Cristina Nascentes Cabral</text:p>
          </table:table-cell>
          <table:table-cell>
            <text:p>mariacristinacabral@fau.ufrj.br</text:p>
          </table:table-cell>
          <table:table-cell>
            <text:p/>
          </table:table-cell>
          <table:table-cell>
            <text:p>(21) 99691-5415</text:p>
          </table:table-cell>
          <table:table-cell>
            <text:p>Ladeira dos Tabajaras 94 Apto. 905 - Copacabana</text:p>
          </table:table-cell>
          <table:table-cell>
            <text:p>22031-11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da Universidade Federal do Rio de Janeiro</text:p>
          </table:table-cell>
          <table:table-cell>
            <text:p>profissional_internacional</text:p>
          </table:table-cell>
          <table:table-cell>
            <text:p>0KtzYBeelFHeWKaZP5VF3g</text:p>
          </table:table-cell>
        </table:table-row>
        <table:table-row>
          <table:table-cell>
            <text:p>480</text:p>
          </table:table-cell>
          <table:table-cell>
            <text:p>Maria Eliza Alves Guerra</text:p>
          </table:table-cell>
          <table:table-cell>
            <text:p>meliza.guerra@ufu.br</text:p>
          </table:table-cell>
          <table:table-cell>
            <text:p/>
          </table:table-cell>
          <table:table-cell>
            <text:p>(34) 99971-4504</text:p>
          </table:table-cell>
          <table:table-cell>
            <text:p>Rua Goiás, 564 - Apto 500</text:p>
          </table:table-cell>
          <table:table-cell>
            <text:p>38400-064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Uberlândia- UFU</text:p>
          </table:table-cell>
          <table:table-cell>
            <text:p>profissional</text:p>
          </table:table-cell>
          <table:table-cell>
            <text:p>IRklMerlUSAZiJmB7aGGXA</text:p>
          </table:table-cell>
        </table:table-row>
        <table:table-row>
          <table:table-cell>
            <text:p>481</text:p>
          </table:table-cell>
          <table:table-cell>
            <text:p>Maria Helena Röhe Salomon</text:p>
          </table:table-cell>
          <table:table-cell>
            <text:p>mhrohe@gmail.com</text:p>
          </table:table-cell>
          <table:table-cell>
            <text:p/>
          </table:table-cell>
          <table:table-cell>
            <text:p>(21) 98896-8131</text:p>
          </table:table-cell>
          <table:table-cell>
            <text:p>Rua Cosme Velho, 315 / bloco A / apt 504</text:p>
          </table:table-cell>
          <table:table-cell>
            <text:p>22241-12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Doutoranda pela Escola Superior de Design Industrial - ESDI-Uerj</text:p>
          </table:table-cell>
          <table:table-cell>
            <text:p>profissional_internacional</text:p>
          </table:table-cell>
          <table:table-cell>
            <text:p>DBJZNiNDUTNIWiW-eBKZAQ</text:p>
          </table:table-cell>
        </table:table-row>
        <table:table-row>
          <table:table-cell>
            <text:p>482</text:p>
          </table:table-cell>
          <table:table-cell>
            <text:p>Maria Isabel Imbrunito</text:p>
          </table:table-cell>
          <table:table-cell>
            <text:p>imbronito@gmail.com</text:p>
          </table:table-cell>
          <table:table-cell>
            <text:p/>
          </table:table-cell>
          <table:table-cell>
            <text:p>(11) 99599-1889</text:p>
          </table:table-cell>
          <table:table-cell>
            <text:p>Rua Itambé, 315, Apto 82</text:p>
          </table:table-cell>
          <table:table-cell>
            <text:p>01239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-Mackenzie</text:p>
          </table:table-cell>
          <table:table-cell>
            <text:p>profissional</text:p>
          </table:table-cell>
          <table:table-cell>
            <text:p>bEZFCtfHT-aEN8NvawpgIg</text:p>
          </table:table-cell>
        </table:table-row>
        <table:table-row>
          <table:table-cell>
            <text:p>483</text:p>
          </table:table-cell>
          <table:table-cell>
            <text:p>Maria Isabel Moura Bastazini</text:p>
          </table:table-cell>
          <table:table-cell>
            <text:p>mariaisabel.bastazini@gmail.com</text:p>
          </table:table-cell>
          <table:table-cell>
            <text:p/>
          </table:table-cell>
          <table:table-cell>
            <text:p>(44) 99865-2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participante_seminario</text:p>
          </table:table-cell>
          <table:table-cell>
            <text:p>ZFV0OrJK6Tltasde_Zui_Q</text:p>
          </table:table-cell>
        </table:table-row>
        <table:table-row>
          <table:table-cell>
            <text:p>484</text:p>
          </table:table-cell>
          <table:table-cell>
            <text:p>Maria Isabel Villac</text:p>
          </table:table-cell>
          <table:table-cell>
            <text:p>belvillac@gmail.com</text:p>
          </table:table-cell>
          <table:table-cell>
            <text:p/>
          </table:table-cell>
          <table:table-cell>
            <text:p>(11) 99909-65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niversidade Presbiteriana Mackenzie</text:p>
          </table:table-cell>
          <table:table-cell>
            <text:p>participante_seminario</text:p>
          </table:table-cell>
          <table:table-cell>
            <text:p>751mYaLqAS883x6lO8tKkg</text:p>
          </table:table-cell>
        </table:table-row>
        <table:table-row>
          <table:table-cell>
            <text:p>485</text:p>
          </table:table-cell>
          <table:table-cell>
            <text:p>Maria Laura Uchôa Pires Batista</text:p>
          </table:table-cell>
          <table:table-cell>
            <text:p>mlaurapirez@gmail.com</text:p>
          </table:table-cell>
          <table:table-cell>
            <text:p/>
          </table:table-cell>
          <table:table-cell>
            <text:p>(81) 98163-5151</text:p>
          </table:table-cell>
          <table:table-cell>
            <text:p>Avenida Conselheiro Aguiar, 2525</text:p>
          </table:table-cell>
          <table:table-cell>
            <text:p>51020-02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Estudante - Master D Portugal</text:p>
          </table:table-cell>
          <table:table-cell>
            <text:p>profissional</text:p>
          </table:table-cell>
          <table:table-cell>
            <text:p>u4b6_QPZX0aXT5NLKmgV5g</text:p>
          </table:table-cell>
        </table:table-row>
        <table:table-row>
          <table:table-cell>
            <text:p>486</text:p>
          </table:table-cell>
          <table:table-cell>
            <text:p>Maria Luiza Adams Sanvitto</text:p>
          </table:table-cell>
          <table:table-cell>
            <text:p>adams.sanvitto@gmail.com</text:p>
          </table:table-cell>
          <table:table-cell>
            <text:p/>
          </table:table-cell>
          <table:table-cell>
            <text:p>(51) 99986-3015</text:p>
          </table:table-cell>
          <table:table-cell>
            <text:p>Av.. Iguaçum 206 Apto 702</text:p>
          </table:table-cell>
          <table:table-cell>
            <text:p>90470-43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Aposentada Faculdade de Arquitetura UFRGS</text:p>
          </table:table-cell>
          <table:table-cell>
            <text:p>profissional</text:p>
          </table:table-cell>
          <table:table-cell>
            <text:p>5d9jqoRC5_dbMKIforFP5Q</text:p>
          </table:table-cell>
        </table:table-row>
        <table:table-row>
          <table:table-cell>
            <text:p>487</text:p>
          </table:table-cell>
          <table:table-cell>
            <text:p>Maria Luiza Macedo Xavier de Freitas</text:p>
          </table:table-cell>
          <table:table-cell>
            <text:p>luiza.freitas2@ufpe.br</text:p>
          </table:table-cell>
          <table:table-cell>
            <text:p/>
          </table:table-cell>
          <table:table-cell>
            <text:p>(81) 99119-12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JLO8wE5ryLU69MeLUAxUA</text:p>
          </table:table-cell>
        </table:table-row>
        <table:table-row>
          <table:table-cell>
            <text:p>488</text:p>
          </table:table-cell>
          <table:table-cell>
            <text:p>Maria Marta dos Santos Camisassa</text:p>
          </table:table-cell>
          <table:table-cell>
            <text:p>camisassa.marta@gmail.com</text:p>
          </table:table-cell>
          <table:table-cell>
            <text:p/>
          </table:table-cell>
          <table:table-cell>
            <text:p>(31) 99952-8234</text:p>
          </table:table-cell>
          <table:table-cell>
            <text:p>Rua Apodi 244 Apto 32 - Serra</text:p>
          </table:table-cell>
          <table:table-cell>
            <text:p>30240-14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Viçosa</text:p>
          </table:table-cell>
          <table:table-cell>
            <text:p>profissional_internacional</text:p>
          </table:table-cell>
          <table:table-cell>
            <text:p>TvPBEoRisVj8iqwCwNR02Q</text:p>
          </table:table-cell>
        </table:table-row>
        <table:table-row>
          <table:table-cell>
            <text:p>489</text:p>
          </table:table-cell>
          <table:table-cell>
            <text:p>Maria Paula Piazza Recena</text:p>
          </table:table-cell>
          <table:table-cell>
            <text:p>mariapaulapiazzarecena@gmail.com</text:p>
          </table:table-cell>
          <table:table-cell>
            <text:p/>
          </table:table-cell>
          <table:table-cell>
            <text:p>(51) 99903-6599</text:p>
          </table:table-cell>
          <table:table-cell>
            <text:p>Rua Dr. Vale, 282</text:p>
          </table:table-cell>
          <table:table-cell>
            <text:p>90560-01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Grande do Sul</text:p>
          </table:table-cell>
          <table:table-cell>
            <text:p>profissional</text:p>
          </table:table-cell>
          <table:table-cell>
            <text:p>uBIyc1nW1cyS3bkT_IvLow</text:p>
          </table:table-cell>
        </table:table-row>
        <table:table-row>
          <table:table-cell>
            <text:p>490</text:p>
          </table:table-cell>
          <table:table-cell>
            <text:p>Maria Pronin</text:p>
          </table:table-cell>
          <table:table-cell>
            <text:p>santoamaro.arq@gmail.com</text:p>
          </table:table-cell>
          <table:table-cell>
            <text:p/>
          </table:table-cell>
          <table:table-cell>
            <text:p>(11) 99227-7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qmJqRLhT4Ef7QU5XE0Dh4w</text:p>
          </table:table-cell>
        </table:table-row>
        <table:table-row>
          <table:table-cell>
            <text:p>491</text:p>
          </table:table-cell>
          <table:table-cell>
            <text:p>Maria de Fatima de S. R. Cardoso</text:p>
          </table:table-cell>
          <table:table-cell>
            <text:p>06222616@esuda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y0wV0xH9Bgf7wgqAM_-urw</text:p>
          </table:table-cell>
        </table:table-row>
        <table:table-row>
          <table:table-cell>
            <text:p>492</text:p>
          </table:table-cell>
          <table:table-cell>
            <text:p>Maria de Lourdes Martins Alves de Sousa</text:p>
          </table:table-cell>
          <table:table-cell>
            <text:p>lu.sousa@yahoo.com.br</text:p>
          </table:table-cell>
          <table:table-cell>
            <text:p/>
          </table:table-cell>
          <table:table-cell>
            <text:p>(31) 99972-9330</text:p>
          </table:table-cell>
          <table:table-cell>
            <text:p>Rua Júlia Nunes Guerra, 240 Apto601</text:p>
          </table:table-cell>
          <table:table-cell>
            <text:p>30380-4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do Estado de Minas Gerais - Escola de Design</text:p>
          </table:table-cell>
          <table:table-cell>
            <text:p>profissional</text:p>
          </table:table-cell>
          <table:table-cell>
            <text:p>hvJUWL6GdzY1KZsqeq-wNg</text:p>
          </table:table-cell>
        </table:table-row>
        <table:table-row>
          <table:table-cell>
            <text:p>493</text:p>
          </table:table-cell>
          <table:table-cell>
            <text:p>Mariana Bastos e Silva Vaz</text:p>
          </table:table-cell>
          <table:table-cell>
            <text:p>mariana.vaz@fau.ufrj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JOc5CpHwX_tkPPHI0X--1Q</text:p>
          </table:table-cell>
        </table:table-row>
        <table:table-row>
          <table:table-cell>
            <text:p>494</text:p>
          </table:table-cell>
          <table:table-cell>
            <text:p>Mariana Brandão</text:p>
          </table:table-cell>
          <table:table-cell>
            <text:p>marigb1972@yahoo.com.br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participante_seminario</text:p>
          </table:table-cell>
          <table:table-cell>
            <text:p>FWIbH1wXjBnGDsoeI1fqiQ</text:p>
          </table:table-cell>
        </table:table-row>
        <table:table-row>
          <table:table-cell>
            <text:p>495</text:p>
          </table:table-cell>
          <table:table-cell>
            <text:p>Mariana Comerlato Jardim</text:p>
          </table:table-cell>
          <table:table-cell>
            <text:p>marianajardim@outlook.com</text:p>
          </table:table-cell>
          <table:table-cell>
            <text:p/>
          </table:table-cell>
          <table:table-cell>
            <text:p>(51) 99943-0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rMcTEyAcQWWOojXCFTyiQ</text:p>
          </table:table-cell>
        </table:table-row>
        <table:table-row>
          <table:table-cell>
            <text:p>496</text:p>
          </table:table-cell>
          <table:table-cell>
            <text:p>Mariana Fialho Bonates</text:p>
          </table:table-cell>
          <table:table-cell>
            <text:p>mariana.bonates@academico.ufpb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participante_seminario</text:p>
          </table:table-cell>
          <table:table-cell>
            <text:p>iqAw2QAPIsAeBlUmAdKPrg</text:p>
          </table:table-cell>
        </table:table-row>
        <table:table-row>
          <table:table-cell>
            <text:p>497</text:p>
          </table:table-cell>
          <table:table-cell>
            <text:p>Mariana Guimaraes Brandao</text:p>
          </table:table-cell>
          <table:table-cell>
            <text:p>mariana.gbrandao@pbh.gov.br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sSK138SW3LgxQj-ws_oIA</text:p>
          </table:table-cell>
        </table:table-row>
        <table:table-row>
          <table:table-cell>
            <text:p>498</text:p>
          </table:table-cell>
          <table:table-cell>
            <text:p>Mariana Jardim</text:p>
          </table:table-cell>
          <table:table-cell>
            <text:p>arq.marianacj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participante_seminario</text:p>
          </table:table-cell>
          <table:table-cell>
            <text:p>Tkm81YJs5r2x7-_JNjojxQ</text:p>
          </table:table-cell>
        </table:table-row>
        <table:table-row>
          <table:table-cell>
            <text:p>499</text:p>
          </table:table-cell>
          <table:table-cell>
            <text:p>Mariana Leão da Cunha</text:p>
          </table:table-cell>
          <table:table-cell>
            <text:p>marianaleao57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qHPU1AqgFcf_HYwrcbeVA</text:p>
          </table:table-cell>
        </table:table-row>
        <table:table-row>
          <table:table-cell>
            <text:p>500</text:p>
          </table:table-cell>
          <table:table-cell>
            <text:p>Mariana Lunardi Vetrone</text:p>
          </table:table-cell>
          <table:table-cell>
            <text:p>mariana.vetrone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participante_seminario</text:p>
          </table:table-cell>
          <table:table-cell>
            <text:p>ML2nr3qSOUou0oEreXx3iA</text:p>
          </table:table-cell>
        </table:table-row>
        <table:table-row>
          <table:table-cell>
            <text:p>501</text:p>
          </table:table-cell>
          <table:table-cell>
            <text:p>Mariana de Lima Falqueiro</text:p>
          </table:table-cell>
          <table:table-cell>
            <text:p>mariana.falqueiro@gmail.com</text:p>
          </table:table-cell>
          <table:table-cell>
            <text:p/>
          </table:table-cell>
          <table:table-cell>
            <text:p>(11) 99293-0428</text:p>
          </table:table-cell>
          <table:table-cell>
            <text:p>Rua Cunha Gago, 198 Apto 115</text:p>
          </table:table-cell>
          <table:table-cell>
            <text:p>05421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_internacional</text:p>
          </table:table-cell>
          <table:table-cell>
            <text:p>iDBchm8LXiLuuWgwFiqUug</text:p>
          </table:table-cell>
        </table:table-row>
        <table:table-row>
          <table:table-cell>
            <text:p>502</text:p>
          </table:table-cell>
          <table:table-cell>
            <text:p>Mariana de Melo Siqueira</text:p>
          </table:table-cell>
          <table:table-cell>
            <text:p>jardinsdecerrado@gmail.com</text:p>
          </table:table-cell>
          <table:table-cell>
            <text:p/>
          </table:table-cell>
          <table:table-cell>
            <text:p>(61) 99503-4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PXgB6g8HSpwR1vUA0xeDQ</text:p>
          </table:table-cell>
        </table:table-row>
        <table:table-row>
          <table:table-cell>
            <text:p>503</text:p>
          </table:table-cell>
          <table:table-cell>
            <text:p>Maribel Aliaga</text:p>
          </table:table-cell>
          <table:table-cell>
            <text:p>arqmarialiaga@gmail.com</text:p>
          </table:table-cell>
          <table:table-cell>
            <text:p/>
          </table:table-cell>
          <table:table-cell>
            <text:p>(61) 99393-52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participante_seminario</text:p>
          </table:table-cell>
          <table:table-cell>
            <text:p>zDghPW0-vh_PHIpHOwMnyg</text:p>
          </table:table-cell>
        </table:table-row>
        <table:table-row>
          <table:table-cell>
            <text:p>504</text:p>
          </table:table-cell>
          <table:table-cell>
            <text:p>Marilia Solfa</text:p>
          </table:table-cell>
          <table:table-cell>
            <text:p>marilia.solfa@ufv.br</text:p>
          </table:table-cell>
          <table:table-cell>
            <text:p/>
          </table:table-cell>
          <table:table-cell>
            <text:p>(16) 98110-9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participante_seminario</text:p>
          </table:table-cell>
          <table:table-cell>
            <text:p>EHsi9V_QWu7j-AdQAvzQCQ</text:p>
          </table:table-cell>
        </table:table-row>
        <table:table-row>
          <table:table-cell>
            <text:p>505</text:p>
          </table:table-cell>
          <table:table-cell>
            <text:p>Marina Pedreira Lacerda</text:p>
          </table:table-cell>
          <table:table-cell>
            <text:p>lacerdamarina22@gmail.com</text:p>
          </table:table-cell>
          <table:table-cell>
            <text:p/>
          </table:table-cell>
          <table:table-cell>
            <text:p>(11) 98536-8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 (USJT)</text:p>
          </table:table-cell>
          <table:table-cell>
            <text:p>participante_seminario</text:p>
          </table:table-cell>
          <table:table-cell>
            <text:p>CpLxp73yrMP7iPzBelVu-g</text:p>
          </table:table-cell>
        </table:table-row>
        <table:table-row>
          <table:table-cell>
            <text:p>506</text:p>
          </table:table-cell>
          <table:table-cell>
            <text:p>Marina da Luz</text:p>
          </table:table-cell>
          <table:table-cell>
            <text:p>marinadaluz@hotmail.com</text:p>
          </table:table-cell>
          <table:table-cell>
            <text:p/>
          </table:table-cell>
          <table:table-cell>
            <text:p>(51) 99144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participante_seminario</text:p>
          </table:table-cell>
          <table:table-cell>
            <text:p>fLaxsmO_GB45-R5zvFbuJw</text:p>
          </table:table-cell>
        </table:table-row>
        <table:table-row>
          <table:table-cell>
            <text:p>507</text:p>
          </table:table-cell>
          <table:table-cell>
            <text:p>Mario Fundaro</text:p>
          </table:table-cell>
          <table:table-cell>
            <text:p>mario.fundaro@ufc.br</text:p>
          </table:table-cell>
          <table:table-cell>
            <text:p/>
          </table:table-cell>
          <table:table-cell>
            <text:p>(31) 99421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participante_seminario</text:p>
          </table:table-cell>
          <table:table-cell>
            <text:p>SD9CLTegZ-gugnWOM0PcDA</text:p>
          </table:table-cell>
        </table:table-row>
        <table:table-row>
          <table:table-cell>
            <text:p>508</text:p>
          </table:table-cell>
          <table:table-cell>
            <text:p>Maristela Siolari</text:p>
          </table:table-cell>
          <table:table-cell>
            <text:p>siolari@ufv.br</text:p>
          </table:table-cell>
          <table:table-cell>
            <text:p/>
          </table:table-cell>
          <table:table-cell>
            <text:p>(31) 98478-1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e Urbanismo/ Universidade Federal de Viçosa</text:p>
          </table:table-cell>
          <table:table-cell>
            <text:p>participante_seminario</text:p>
          </table:table-cell>
          <table:table-cell>
            <text:p>fE5UScAP5ny7FkoQUhBSxw</text:p>
          </table:table-cell>
        </table:table-row>
        <table:table-row>
          <table:table-cell>
            <text:p>509</text:p>
          </table:table-cell>
          <table:table-cell>
            <text:p>Marta Cristina Ferreira Buarque Guimarães</text:p>
          </table:table-cell>
          <table:table-cell>
            <text:p>marta.guimaraes@fau.ufrj.br</text:p>
          </table:table-cell>
          <table:table-cell>
            <text:p/>
          </table:table-cell>
          <table:table-cell>
            <text:p>(21) 99858-3329</text:p>
          </table:table-cell>
          <table:table-cell>
            <text:p>Rua Marquês de Abrantes 138 apt 903, Flamengo</text:p>
          </table:table-cell>
          <table:table-cell>
            <text:p>22230-06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estudante</text:p>
          </table:table-cell>
          <table:table-cell>
            <text:p>1kReXeB-qxgggsNzwsbpug</text:p>
          </table:table-cell>
        </table:table-row>
        <table:table-row>
          <table:table-cell>
            <text:p>510</text:p>
          </table:table-cell>
          <table:table-cell>
            <text:p>Marta Silveira Peixoto</text:p>
          </table:table-cell>
          <table:table-cell>
            <text:p>marta@martapeixoto.com.br</text:p>
          </table:table-cell>
          <table:table-cell>
            <text:p/>
          </table:table-cell>
          <table:table-cell>
            <text:p>(51) 99966-6583</text:p>
          </table:table-cell>
          <table:table-cell>
            <text:p>Rua Mostardeiro 12, Apto 82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RGS</text:p>
          </table:table-cell>
          <table:table-cell>
            <text:p>profissional_internacional</text:p>
          </table:table-cell>
          <table:table-cell>
            <text:p>_sAqpYXSmDwTjJWyTtj3nA</text:p>
          </table:table-cell>
        </table:table-row>
        <table:table-row>
          <table:table-cell>
            <text:p>511</text:p>
          </table:table-cell>
          <table:table-cell>
            <text:p>Marta Vieira Bogéa</text:p>
          </table:table-cell>
          <table:table-cell>
            <text:p>mbogea@usp.br</text:p>
          </table:table-cell>
          <table:table-cell>
            <text:p/>
          </table:table-cell>
          <table:table-cell>
            <text:p>(11) 99643-3062</text:p>
          </table:table-cell>
          <table:table-cell>
            <text:p>Rua Professor João Arruda 134 Apto. 93, Perdizes</text:p>
          </table:table-cell>
          <table:table-cell>
            <text:p>05012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(FAU USP) - docente</text:p>
          </table:table-cell>
          <table:table-cell>
            <text:p>profissional</text:p>
          </table:table-cell>
          <table:table-cell>
            <text:p>HfyN-B6AgZKmV-zKPuGjKA</text:p>
          </table:table-cell>
        </table:table-row>
        <table:table-row>
          <table:table-cell>
            <text:p>512</text:p>
          </table:table-cell>
          <table:table-cell>
            <text:p>Martina Wolf-melgar Bastidas</text:p>
          </table:table-cell>
          <table:table-cell>
            <text:p>vw-1@porta.auswaertiges-amt.d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ucylKZkQxMc_XANGRzJtEg</text:p>
          </table:table-cell>
        </table:table-row>
        <table:table-row>
          <table:table-cell>
            <text:p>513</text:p>
          </table:table-cell>
          <table:table-cell>
            <text:p>Mary da Silva Rached</text:p>
          </table:table-cell>
          <table:table-cell>
            <text:p>maryrached@gmail.com</text:p>
          </table:table-cell>
          <table:table-cell>
            <text:p/>
          </table:table-cell>
          <table:table-cell>
            <text:p>(81) 99965-55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a e Urbanista e, pesquisadora independente</text:p>
          </table:table-cell>
          <table:table-cell>
            <text:p>participante_seminario</text:p>
          </table:table-cell>
          <table:table-cell>
            <text:p>uTt2suLmUFO8pl46gjn4AA</text:p>
          </table:table-cell>
        </table:table-row>
        <table:table-row>
          <table:table-cell>
            <text:p>514</text:p>
          </table:table-cell>
          <table:table-cell>
            <text:p>Marília Dorador Guimarães</text:p>
          </table:table-cell>
          <table:table-cell>
            <text:p>mariliadoradorguimaraes@gmail.com</text:p>
          </table:table-cell>
          <table:table-cell>
            <text:p/>
          </table:table-cell>
          <table:table-cell>
            <text:p>(11) 98689-0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Fu8yaDBmQIlr_zbc8uscMA</text:p>
          </table:table-cell>
        </table:table-row>
        <table:table-row>
          <table:table-cell>
            <text:p>515</text:p>
          </table:table-cell>
          <table:table-cell>
            <text:p>Marília Mota Rezende</text:p>
          </table:table-cell>
          <table:table-cell>
            <text:p>mariliarezende@gmail.com</text:p>
          </table:table-cell>
          <table:table-cell>
            <text:p/>
          </table:table-cell>
          <table:table-cell>
            <text:p>(62) 98115-1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do Porto</text:p>
          </table:table-cell>
          <table:table-cell>
            <text:p>participante_seminario</text:p>
          </table:table-cell>
          <table:table-cell>
            <text:p>NCO78JZ_i17UTVgKYgRuVA</text:p>
          </table:table-cell>
        </table:table-row>
        <table:table-row>
          <table:table-cell>
            <text:p>516</text:p>
          </table:table-cell>
          <table:table-cell>
            <text:p>Mateus Mossmann Carneiro</text:p>
          </table:table-cell>
          <table:table-cell>
            <text:p>mateusmossmanncarneiro@gmail.com</text:p>
          </table:table-cell>
          <table:table-cell>
            <text:p/>
          </table:table-cell>
          <table:table-cell>
            <text:p>(86) 98149-57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participante_seminario</text:p>
          </table:table-cell>
          <table:table-cell>
            <text:p>PbV7xiV7gVu2AkfyH8bIRg</text:p>
          </table:table-cell>
        </table:table-row>
        <table:table-row>
          <table:table-cell>
            <text:p>517</text:p>
          </table:table-cell>
          <table:table-cell>
            <text:p>Matheus Batista Simões</text:p>
          </table:table-cell>
          <table:table-cell>
            <text:p>matheus.simoes@ufpe.br</text:p>
          </table:table-cell>
          <table:table-cell>
            <text:p/>
          </table:table-cell>
          <table:table-cell>
            <text:p>(83) 99638-1038</text:p>
          </table:table-cell>
          <table:table-cell>
            <text:p>Rua José Pimentel de Lima, 185, Centenário</text:p>
          </table:table-cell>
          <table:table-cell>
            <text:p>58428-20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estudante</text:p>
          </table:table-cell>
          <table:table-cell>
            <text:p>oqH5vFq1TQDUBe7IjqPPPw</text:p>
          </table:table-cell>
        </table:table-row>
        <table:table-row>
          <table:table-cell>
            <text:p>518</text:p>
          </table:table-cell>
          <table:table-cell>
            <text:p>Matheus Pereira Machado</text:p>
          </table:table-cell>
          <table:table-cell>
            <text:p>machado.matheus@ufrgs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XV4wzIViIcd9u91Mtti_nA</text:p>
          </table:table-cell>
        </table:table-row>
        <table:table-row>
          <table:table-cell>
            <text:p>519</text:p>
          </table:table-cell>
          <table:table-cell>
            <text:p>Matheus Salles Nogueira</text:p>
          </table:table-cell>
          <table:table-cell>
            <text:p>matheussallesnogueira@gmail.com</text:p>
          </table:table-cell>
          <table:table-cell>
            <text:p/>
          </table:table-cell>
          <table:table-cell>
            <text:p>(21) 99275-5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NV86bzUm6tIoyVyjH8mgQ</text:p>
          </table:table-cell>
        </table:table-row>
        <table:table-row>
          <table:table-cell>
            <text:p>520</text:p>
          </table:table-cell>
          <table:table-cell>
            <text:p>Mauricio Cavalcante Lima</text:p>
          </table:table-cell>
          <table:table-cell>
            <text:p>mauricio.cavalcantelima@gmail.com; mauricio.cavalcantelima@usp.br</text:p>
          </table:table-cell>
          <table:table-cell>
            <text:p/>
          </table:table-cell>
          <table:table-cell>
            <text:p>(11) 93151-45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participante_seminario</text:p>
          </table:table-cell>
          <table:table-cell>
            <text:p>kjKaNtH1Qx9DRfdJ0whnXw</text:p>
          </table:table-cell>
        </table:table-row>
        <table:table-row>
          <table:table-cell>
            <text:p>521</text:p>
          </table:table-cell>
          <table:table-cell>
            <text:p>Maurício Wilson Camilo da Silva</text:p>
          </table:table-cell>
          <table:table-cell>
            <text:p>mauriciowcsilva@yahoo.com.br</text:p>
          </table:table-cell>
          <table:table-cell>
            <text:p/>
          </table:table-cell>
          <table:table-cell>
            <text:p>(21) 98381-64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ILrQ5cjFx_m9y9rRVf-FKA</text:p>
          </table:table-cell>
        </table:table-row>
        <table:table-row>
          <table:table-cell>
            <text:p>522</text:p>
          </table:table-cell>
          <table:table-cell>
            <text:p>Mayra Simone dos Santos</text:p>
          </table:table-cell>
          <table:table-cell>
            <text:p>mayrasantos@unisantos.br</text:p>
          </table:table-cell>
          <table:table-cell>
            <text:p/>
          </table:table-cell>
          <table:table-cell>
            <text:p>(11) 99341-6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atólica de Santos. Faculdade de Arquitetura e Urbanismo.</text:p>
          </table:table-cell>
          <table:table-cell>
            <text:p>participante_seminario</text:p>
          </table:table-cell>
          <table:table-cell>
            <text:p>hVegKsBg3hax1ugKegqmkg</text:p>
          </table:table-cell>
        </table:table-row>
        <table:table-row>
          <table:table-cell>
            <text:p>523</text:p>
          </table:table-cell>
          <table:table-cell>
            <text:p>Maíra Rosin</text:p>
          </table:table-cell>
          <table:table-cell>
            <text:p>mairosi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</text:p>
          </table:table-cell>
          <table:table-cell>
            <text:p>participante_seminario</text:p>
          </table:table-cell>
          <table:table-cell>
            <text:p>PIPPn15BozYQBs_wh7pEmg</text:p>
          </table:table-cell>
        </table:table-row>
        <table:table-row>
          <table:table-cell>
            <text:p>524</text:p>
          </table:table-cell>
          <table:table-cell>
            <text:p>Maíra Teixeira Pereiras</text:p>
          </table:table-cell>
          <table:table-cell>
            <text:p>maira.pereira@ueg.br</text:p>
          </table:table-cell>
          <table:table-cell>
            <text:p/>
          </table:table-cell>
          <table:table-cell>
            <text:p>(61) 98200-5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Goiás</text:p>
          </table:table-cell>
          <table:table-cell>
            <text:p>participante_seminario</text:p>
          </table:table-cell>
          <table:table-cell>
            <text:p>9m1JAiyIabsV-RHRHKtoNA</text:p>
          </table:table-cell>
        </table:table-row>
        <table:table-row>
          <table:table-cell>
            <text:p>525</text:p>
          </table:table-cell>
          <table:table-cell>
            <text:p>Michel Martins de Camargo</text:p>
          </table:table-cell>
          <table:table-cell>
            <text:p>michel.dcamargo@gmail.com</text:p>
          </table:table-cell>
          <table:table-cell>
            <text:p/>
          </table:table-cell>
          <table:table-cell>
            <text:p>(61) 98215-4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participante_seminario</text:p>
          </table:table-cell>
          <table:table-cell>
            <text:p>tl5aNH3hLCW1lH2sD_Ptpg</text:p>
          </table:table-cell>
        </table:table-row>
        <table:table-row>
          <table:table-cell>
            <text:p>526</text:p>
          </table:table-cell>
          <table:table-cell>
            <text:p>Michele Aparecida Siqueira Dias</text:p>
          </table:table-cell>
          <table:table-cell>
            <text:p>dias.micheleas@gmail.com</text:p>
          </table:table-cell>
          <table:table-cell>
            <text:p/>
          </table:table-cell>
          <table:table-cell>
            <text:p>(11) 99775-4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participante_seminario</text:p>
          </table:table-cell>
          <table:table-cell>
            <text:p>DhMsn-Mif1Pr-uks7vTtyQ</text:p>
          </table:table-cell>
        </table:table-row>
        <table:table-row>
          <table:table-cell>
            <text:p>527</text:p>
          </table:table-cell>
          <table:table-cell>
            <text:p>Miguel Antonio Buzzar</text:p>
          </table:table-cell>
          <table:table-cell>
            <text:p>mbuzzar@sc.usp.br</text:p>
          </table:table-cell>
          <table:table-cell>
            <text:p>03375884818</text:p>
          </table:table-cell>
          <table:table-cell>
            <text:p>(11) 99942-0413</text:p>
          </table:table-cell>
          <table:table-cell>
            <text:p>Rua Dr. José de Queirós Aranha 165 Apto. 1404</text:p>
          </table:table-cell>
          <table:table-cell>
            <text:p>04106-06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SP</text:p>
          </table:table-cell>
          <table:table-cell>
            <text:p>profissional_internacional</text:p>
          </table:table-cell>
          <table:table-cell>
            <text:p>bX5SS54QaAUX08S6c6hUYQ</text:p>
          </table:table-cell>
        </table:table-row>
        <table:table-row>
          <table:table-cell>
            <text:p>528</text:p>
          </table:table-cell>
          <table:table-cell>
            <text:p>Milena de Oliveira Portela</text:p>
          </table:table-cell>
          <table:table-cell>
            <text:p>catce.2024211penm0023@aluno.ifpi.edu.br</text:p>
          </table:table-cell>
          <table:table-cell>
            <text:p/>
          </table:table-cell>
          <table:table-cell>
            <text:p>(86) 99413-36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p5F2f98L4RillFmZc9z4w</text:p>
          </table:table-cell>
        </table:table-row>
        <table:table-row>
          <table:table-cell>
            <text:p>529</text:p>
          </table:table-cell>
          <table:table-cell>
            <text:p>Monaliza Cristina Gonçalves</text:p>
          </table:table-cell>
          <table:table-cell>
            <text:p>monalizagoncalves@usp.br</text:p>
          </table:table-cell>
          <table:table-cell>
            <text:p/>
          </table:table-cell>
          <table:table-cell>
            <text:p>(35) 99130-54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participante_seminario</text:p>
          </table:table-cell>
          <table:table-cell>
            <text:p>dgiuv8BcLyb-J4rPKIpakA</text:p>
          </table:table-cell>
        </table:table-row>
        <table:table-row>
          <table:table-cell>
            <text:p>530</text:p>
          </table:table-cell>
          <table:table-cell>
            <text:p>Monica Cavalcante de Aguiar</text:p>
          </table:table-cell>
          <table:table-cell>
            <text:p>monicaaguiar@puc-rio.br</text:p>
          </table:table-cell>
          <table:table-cell>
            <text:p/>
          </table:table-cell>
          <table:table-cell>
            <text:p>(21) 98228-2669</text:p>
          </table:table-cell>
          <table:table-cell>
            <text:p>Av.. Rui Barbosa, 454/501</text:p>
          </table:table-cell>
          <table:table-cell>
            <text:p>22250-0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Pontifícia Universidade Católica do Rio de Janeiro</text:p>
          </table:table-cell>
          <table:table-cell>
            <text:p>profissional_internacional</text:p>
          </table:table-cell>
          <table:table-cell>
            <text:p>-tLLJsipc3be67GBo5XLbw</text:p>
          </table:table-cell>
        </table:table-row>
        <table:table-row>
          <table:table-cell>
            <text:p>531</text:p>
          </table:table-cell>
          <table:table-cell>
            <text:p>Monica Luce Bohrer</text:p>
          </table:table-cell>
          <table:table-cell>
            <text:p>monica.bohrer@ufrgs.br; monica@bml8.com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CLzo_VdPMKv1sEQnGV5lyQ</text:p>
          </table:table-cell>
        </table:table-row>
        <table:table-row>
          <table:table-cell>
            <text:p>532</text:p>
          </table:table-cell>
          <table:table-cell>
            <text:p>Morgana Mesquita</text:p>
          </table:table-cell>
          <table:table-cell>
            <text:p>mmesquita.arq@gmail.com</text:p>
          </table:table-cell>
          <table:table-cell>
            <text:p/>
          </table:table-cell>
          <table:table-cell>
            <text:p>(53) 98419-5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DE1O2CPrHK9Bl_s3a-yJLg</text:p>
          </table:table-cell>
        </table:table-row>
        <table:table-row>
          <table:table-cell>
            <text:p>533</text:p>
          </table:table-cell>
          <table:table-cell>
            <text:p>Mykaella Nogueira Heckmann</text:p>
          </table:table-cell>
          <table:table-cell>
            <text:p>myka_nh@hotmail.com</text:p>
          </table:table-cell>
          <table:table-cell>
            <text:p/>
          </table:table-cell>
          <table:table-cell>
            <text:p>(51) 99275-77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LtfLn6eBhDmEyoovN3awhw</text:p>
          </table:table-cell>
        </table:table-row>
        <table:table-row>
          <table:table-cell>
            <text:p>534</text:p>
          </table:table-cell>
          <table:table-cell>
            <text:p>Márcia Gadelha Cavalcante</text:p>
          </table:table-cell>
          <table:table-cell>
            <text:p>marciacavalcante@daud.ufc.br</text:p>
          </table:table-cell>
          <table:table-cell>
            <text:p/>
          </table:table-cell>
          <table:table-cell>
            <text:p>(85) 99999-5760</text:p>
          </table:table-cell>
          <table:table-cell>
            <text:p>Rua Joaquim Nabuco,505 aptp2000</text:p>
          </table:table-cell>
          <table:table-cell>
            <text:p>60125-12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Ceará</text:p>
          </table:table-cell>
          <table:table-cell>
            <text:p>profissional</text:p>
          </table:table-cell>
          <table:table-cell>
            <text:p>sQ5rsb_1s9noQlGHxy-edg</text:p>
          </table:table-cell>
        </table:table-row>
        <table:table-row>
          <table:table-cell>
            <text:p>535</text:p>
          </table:table-cell>
          <table:table-cell>
            <text:p>Márcio Barbosa Fontão</text:p>
          </table:table-cell>
          <table:table-cell>
            <text:p>mbfontao@usp.br</text:p>
          </table:table-cell>
          <table:table-cell>
            <text:p/>
          </table:table-cell>
          <table:table-cell>
            <text:p>(11) 98054-08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</text:p>
          </table:table-cell>
          <table:table-cell>
            <text:p>participante_seminario</text:p>
          </table:table-cell>
          <table:table-cell>
            <text:p>sbsf58RGwr4A_d9GrzJX_A</text:p>
          </table:table-cell>
        </table:table-row>
        <table:table-row>
          <table:table-cell>
            <text:p>536</text:p>
          </table:table-cell>
          <table:table-cell>
            <text:p>Márcio Fontão</text:p>
          </table:table-cell>
          <table:table-cell>
            <text:p>mbfontao@gmail.com</text:p>
          </table:table-cell>
          <table:table-cell>
            <text:p/>
          </table:table-cell>
          <table:table-cell>
            <text:p>(18) 98186-45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gJoEFuQr9OKAX9cSmCLn1Q</text:p>
          </table:table-cell>
        </table:table-row>
        <table:table-row>
          <table:table-cell>
            <text:p>537</text:p>
          </table:table-cell>
          <table:table-cell>
            <text:p>Márcio Vinicius Reis</text:p>
          </table:table-cell>
          <table:table-cell>
            <text:p>marciovreis@gmail.com</text:p>
          </table:table-cell>
          <table:table-cell>
            <text:p/>
          </table:table-cell>
          <table:table-cell>
            <text:p>(11) 98430-59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Anhembi Morumbi</text:p>
          </table:table-cell>
          <table:table-cell>
            <text:p>participante_seminario</text:p>
          </table:table-cell>
          <table:table-cell>
            <text:p>yNx_wWpO_d-YOyjB-fUOFA</text:p>
          </table:table-cell>
        </table:table-row>
        <table:table-row>
          <table:table-cell>
            <text:p>538</text:p>
          </table:table-cell>
          <table:table-cell>
            <text:p>Mônica Junqueira de Camargo</text:p>
          </table:table-cell>
          <table:table-cell>
            <text:p>junqueira.monica@usp.br</text:p>
          </table:table-cell>
          <table:table-cell>
            <text:p/>
          </table:table-cell>
          <table:table-cell>
            <text:p>(11) 99155-7097</text:p>
          </table:table-cell>
          <table:table-cell>
            <text:p>Av.. ANtonio Batuira, 316</text:p>
          </table:table-cell>
          <table:table-cell>
            <text:p>05462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 Design da Universidade de São Paulo</text:p>
          </table:table-cell>
          <table:table-cell>
            <text:p>profissional_internacional</text:p>
          </table:table-cell>
          <table:table-cell>
            <text:p>oeLDBFzXOIOOq8jDUavmfA</text:p>
          </table:table-cell>
        </table:table-row>
        <table:table-row>
          <table:table-cell>
            <text:p>539</text:p>
          </table:table-cell>
          <table:table-cell>
            <text:p>Mônica Peixoto Vianna</text:p>
          </table:table-cell>
          <table:table-cell>
            <text:p>monica_vianna@yahoo.com</text:p>
          </table:table-cell>
          <table:table-cell>
            <text:p/>
          </table:table-cell>
          <table:table-cell>
            <text:p>(82) 99935-8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participante_seminario</text:p>
          </table:table-cell>
          <table:table-cell>
            <text:p>dl1rxAJQcyDgfh2NY_jgvw</text:p>
          </table:table-cell>
        </table:table-row>
        <table:table-row>
          <table:table-cell>
            <text:p>540</text:p>
          </table:table-cell>
          <table:table-cell>
            <text:p>Nadyeska Bruna Copat da Silva</text:p>
          </table:table-cell>
          <table:table-cell>
            <text:p>nadyeskacopat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8u4Rp9IRIH8Ym5wbjS6Mpg</text:p>
          </table:table-cell>
        </table:table-row>
        <table:table-row>
          <table:table-cell>
            <text:p>541</text:p>
          </table:table-cell>
          <table:table-cell>
            <text:p>Natalia Maria Gaspar</text:p>
          </table:table-cell>
          <table:table-cell>
            <text:p>nmgaspar@unifesp.br</text:p>
          </table:table-cell>
          <table:table-cell>
            <text:p/>
          </table:table-cell>
          <table:table-cell>
            <text:p>(11) 99390-1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ESP</text:p>
          </table:table-cell>
          <table:table-cell>
            <text:p>participante_seminario</text:p>
          </table:table-cell>
          <table:table-cell>
            <text:p>EIHPynonEe1EClCJxhiNiA</text:p>
          </table:table-cell>
        </table:table-row>
        <table:table-row>
          <table:table-cell>
            <text:p>542</text:p>
          </table:table-cell>
          <table:table-cell>
            <text:p>Nathalia Bichinho Corrêa Oliveira</text:p>
          </table:table-cell>
          <table:table-cell>
            <text:p>nathalia.bichinh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participante_seminario</text:p>
          </table:table-cell>
          <table:table-cell>
            <text:p>0HFPsyzFBu5kemH0Cneolg</text:p>
          </table:table-cell>
        </table:table-row>
        <table:table-row>
          <table:table-cell>
            <text:p>543</text:p>
          </table:table-cell>
          <table:table-cell>
            <text:p>Nathalia Cantergiani Fagundes de Oliveira</text:p>
          </table:table-cell>
          <table:table-cell>
            <text:p>nathalia@ck.arq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issional</text:p>
          </table:table-cell>
          <table:table-cell>
            <text:p>k1NOjVEx5QfGDD_drmpyEA</text:p>
          </table:table-cell>
        </table:table-row>
        <table:table-row>
          <table:table-cell>
            <text:p>544</text:p>
          </table:table-cell>
          <table:table-cell>
            <text:p>Nathalia Difforeni Leal</text:p>
          </table:table-cell>
          <table:table-cell>
            <text:p>nadiffle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yVkkqNpfm8OoYzRoMbc3uQ</text:p>
          </table:table-cell>
        </table:table-row>
        <table:table-row>
          <table:table-cell>
            <text:p>545</text:p>
          </table:table-cell>
          <table:table-cell>
            <text:p>Natália Costa Boff</text:p>
          </table:table-cell>
          <table:table-cell>
            <text:p>nataliacboff@gmail.com; nataliacostaboff@hotmail.com</text:p>
          </table:table-cell>
          <table:table-cell>
            <text:p/>
          </table:table-cell>
          <table:table-cell>
            <text:p>(54) 99981-5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w1qZ9uKyZ3CPjv-7v3kLQ</text:p>
          </table:table-cell>
        </table:table-row>
        <table:table-row>
          <table:table-cell>
            <text:p>546</text:p>
          </table:table-cell>
          <table:table-cell>
            <text:p>Natália Hetem</text:p>
          </table:table-cell>
          <table:table-cell>
            <text:p>nathetem@gmail.com</text:p>
          </table:table-cell>
          <table:table-cell>
            <text:p/>
          </table:table-cell>
          <table:table-cell>
            <text:p>(16) 99209-06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participante_seminario</text:p>
          </table:table-cell>
          <table:table-cell>
            <text:p>DdsoaOWnRVnFk77U_9f_fA</text:p>
          </table:table-cell>
        </table:table-row>
        <table:table-row>
          <table:table-cell>
            <text:p>547</text:p>
          </table:table-cell>
          <table:table-cell>
            <text:p>Natália Tusset</text:p>
          </table:table-cell>
          <table:table-cell>
            <text:p>natalia.tusset2509@hotmail.com</text:p>
          </table:table-cell>
          <table:table-cell>
            <text:p/>
          </table:table-cell>
          <table:table-cell>
            <text:p>(54) 99662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8tq07cQVzEdIESUsxEZpHg</text:p>
          </table:table-cell>
        </table:table-row>
        <table:table-row>
          <table:table-cell>
            <text:p>548</text:p>
          </table:table-cell>
          <table:table-cell>
            <text:p>Natália de Moraes Matteus</text:p>
          </table:table-cell>
          <table:table-cell>
            <text:p>natalia.matteus1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LXrQQbv2cj4Focb5q-d8RA</text:p>
          </table:table-cell>
        </table:table-row>
        <table:table-row>
          <table:table-cell>
            <text:p>549</text:p>
          </table:table-cell>
          <table:table-cell>
            <text:p>Nicolas Rezende Teixeira</text:p>
          </table:table-cell>
          <table:table-cell>
            <text:p>nicolasrezendeteixeir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– FAUUSP</text:p>
          </table:table-cell>
          <table:table-cell>
            <text:p>participante_seminario</text:p>
          </table:table-cell>
          <table:table-cell>
            <text:p>S6B4QpskRJHSh4DoQXjY9A</text:p>
          </table:table-cell>
        </table:table-row>
        <table:table-row>
          <table:table-cell>
            <text:p>550</text:p>
          </table:table-cell>
          <table:table-cell>
            <text:p>Nicolle Prado</text:p>
          </table:table-cell>
          <table:table-cell>
            <text:p>nicolle.sousa@fau.ufrj.br; nicollecprado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_dO334da1Dc2LWHWXo19Ew</text:p>
          </table:table-cell>
        </table:table-row>
        <table:table-row>
          <table:table-cell>
            <text:p>551</text:p>
          </table:table-cell>
          <table:table-cell>
            <text:p>Nicolly Polakowski</text:p>
          </table:table-cell>
          <table:table-cell>
            <text:p>nicollypolakowski@gmail.com</text:p>
          </table:table-cell>
          <table:table-cell>
            <text:p/>
          </table:table-cell>
          <table:table-cell>
            <text:p>(41) 98474-97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articipante_seminario</text:p>
          </table:table-cell>
          <table:table-cell>
            <text:p>TQItsqHEMLGCsDR0SKGYGQ</text:p>
          </table:table-cell>
        </table:table-row>
        <table:table-row>
          <table:table-cell>
            <text:p>552</text:p>
          </table:table-cell>
          <table:table-cell>
            <text:p>Nicolás Mariné - Universidad Politécnica de Madrid</text:p>
          </table:table-cell>
          <table:table-cell>
            <text:p>nicolas.marine@upm.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participante_seminario</text:p>
          </table:table-cell>
          <table:table-cell>
            <text:p>BnAolRoqOGKcPGCh-LvffA</text:p>
          </table:table-cell>
        </table:table-row>
        <table:table-row>
          <table:table-cell>
            <text:p>553</text:p>
          </table:table-cell>
          <table:table-cell>
            <text:p>Nicolás Sica Palermo</text:p>
          </table:table-cell>
          <table:table-cell>
            <text:p>nicolas.sica@gmail.com; nicolas.sica@ufrgs.br</text:p>
          </table:table-cell>
          <table:table-cell>
            <text:p/>
          </table:table-cell>
          <table:table-cell>
            <text:p>(51) 99287-77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PpogBSVvSp7QV4D_PJm74A</text:p>
          </table:table-cell>
        </table:table-row>
        <table:table-row>
          <table:table-cell>
            <text:p>554</text:p>
          </table:table-cell>
          <table:table-cell>
            <text:p>Nina Zonis</text:p>
          </table:table-cell>
          <table:table-cell>
            <text:p>ninazonis@gmail.com</text:p>
          </table:table-cell>
          <table:table-cell>
            <text:p/>
          </table:table-cell>
          <table:table-cell>
            <text:p>(21) 99572-5185</text:p>
          </table:table-cell>
          <table:table-cell>
            <text:p>Rua Ministro Armando de Alencar, 35/706</text:p>
          </table:table-cell>
          <table:table-cell>
            <text:p>22471-0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da Faculdade de Arquitetura e Urbanismo da Universidade Federal do Rio de Janeiro</text:p>
          </table:table-cell>
          <table:table-cell>
            <text:p>estudante</text:p>
          </table:table-cell>
          <table:table-cell>
            <text:p>HZL1_zXnpatapfwbmkFHtQ</text:p>
          </table:table-cell>
        </table:table-row>
        <table:table-row>
          <table:table-cell>
            <text:p>555</text:p>
          </table:table-cell>
          <table:table-cell>
            <text:p>Nivaldo Vieira de Andrade Junior</text:p>
          </table:table-cell>
          <table:table-cell>
            <text:p>nivandrade@gmail.com</text:p>
          </table:table-cell>
          <table:table-cell>
            <text:p/>
          </table:table-cell>
          <table:table-cell>
            <text:p>(71) 98176-3503</text:p>
          </table:table-cell>
          <table:table-cell>
            <text:p>Rua Francisco Rosa, 500, Apto. 506A, Rio Vermelho</text:p>
          </table:table-cell>
          <table:table-cell>
            <text:p>41940-210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BA</text:p>
          </table:table-cell>
          <table:table-cell>
            <text:p>profissional</text:p>
          </table:table-cell>
          <table:table-cell>
            <text:p>_pM4LXoc2BforCTkaaFyWA</text:p>
          </table:table-cell>
        </table:table-row>
        <table:table-row>
          <table:table-cell>
            <text:p>556</text:p>
          </table:table-cell>
          <table:table-cell>
            <text:p>Noemia Lucia Barradas Fernandes</text:p>
          </table:table-cell>
          <table:table-cell>
            <text:p>noemiabarradas@gmail.com</text:p>
          </table:table-cell>
          <table:table-cell>
            <text:p/>
          </table:table-cell>
          <table:table-cell>
            <text:p>(21) 98964-22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AB/RJ; SAMN-ASSOCIAÇÃO DE AMIGOS DO MUSEU NACIONAL</text:p>
          </table:table-cell>
          <table:table-cell>
            <text:p>participante_seminario</text:p>
          </table:table-cell>
          <table:table-cell>
            <text:p>euNOpFs8haCscXZI15eQSQ</text:p>
          </table:table-cell>
        </table:table-row>
        <table:table-row>
          <table:table-cell>
            <text:p>557</text:p>
          </table:table-cell>
          <table:table-cell>
            <text:p>Olivia Abrahao</text:p>
          </table:table-cell>
          <table:table-cell>
            <text:p>olivia.abrahao@gmail.com</text:p>
          </table:table-cell>
          <table:table-cell>
            <text:p/>
          </table:table-cell>
          <table:table-cell>
            <text:p>(11) 99996-6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participante_seminario</text:p>
          </table:table-cell>
          <table:table-cell>
            <text:p>EwOFORBDUDpT6bcifgJDYA</text:p>
          </table:table-cell>
        </table:table-row>
        <table:table-row>
          <table:table-cell>
            <text:p>558</text:p>
          </table:table-cell>
          <table:table-cell>
            <text:p>Omar de Oliveira Porto Junior</text:p>
          </table:table-cell>
          <table:table-cell>
            <text:p>omarporto2@gmail.com</text:p>
          </table:table-cell>
          <table:table-cell>
            <text:p/>
          </table:table-cell>
          <table:table-cell>
            <text:p>(21) 97478-2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, Universidade de São Paulo - FAU USP</text:p>
          </table:table-cell>
          <table:table-cell>
            <text:p>participante_seminario</text:p>
          </table:table-cell>
          <table:table-cell>
            <text:p>yOKHwRW4S-bizr7326Ezsw</text:p>
          </table:table-cell>
        </table:table-row>
        <table:table-row>
          <table:table-cell>
            <text:p>559</text:p>
          </table:table-cell>
          <table:table-cell>
            <text:p>Pablo José Vailatti</text:p>
          </table:table-cell>
          <table:table-cell>
            <text:p>pablovailatti@gmail.com</text:p>
          </table:table-cell>
          <table:table-cell>
            <text:p/>
          </table:table-cell>
          <table:table-cell>
            <text:p>(47) 99967-0516</text:p>
          </table:table-cell>
          <table:table-cell>
            <text:p>Rua Inácio Abraão Francisco 177</text:p>
          </table:table-cell>
          <table:table-cell>
            <text:p>88385-000</text:p>
          </table:table-cell>
          <table:table-cell>
            <text:p>Penha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Profissional</text:p>
          </table:table-cell>
          <table:table-cell>
            <text:p>UNIFEBE</text:p>
          </table:table-cell>
          <table:table-cell>
            <text:p>profissional_internacional</text:p>
          </table:table-cell>
          <table:table-cell>
            <text:p>S1piCcJaEek8CQuS2Wnrlw</text:p>
          </table:table-cell>
        </table:table-row>
        <table:table-row>
          <table:table-cell>
            <text:p>560</text:p>
          </table:table-cell>
          <table:table-cell>
            <text:p>Pablo Muñoz</text:p>
          </table:table-cell>
          <table:table-cell>
            <text:p>polifon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participante_seminario</text:p>
          </table:table-cell>
          <table:table-cell>
            <text:p>FsFTO_QT8UM52J7rlCbIoA</text:p>
          </table:table-cell>
        </table:table-row>
        <table:table-row>
          <table:table-cell>
            <text:p>561</text:p>
          </table:table-cell>
          <table:table-cell>
            <text:p>Paloma Ramos de Oliveira</text:p>
          </table:table-cell>
          <table:table-cell>
            <text:p>arq.paloma@hotmail.com</text:p>
          </table:table-cell>
          <table:table-cell>
            <text:p/>
          </table:table-cell>
          <table:table-cell>
            <text:p>(71) 99263-37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participante_seminario</text:p>
          </table:table-cell>
          <table:table-cell>
            <text:p>anM4jUy4lDB23tfGTptsgA</text:p>
          </table:table-cell>
        </table:table-row>
        <table:table-row>
          <table:table-cell>
            <text:p>562</text:p>
          </table:table-cell>
          <table:table-cell>
            <text:p>Paola Caroline Soares da Silva Ribeiro</text:p>
          </table:table-cell>
          <table:table-cell>
            <text:p>paolacs.ribeiro@gmail.com</text:p>
          </table:table-cell>
          <table:table-cell>
            <text:p/>
          </table:table-cell>
          <table:table-cell>
            <text:p>(68) 98428-77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XZ3jUkU6djS0WD49TfGbw</text:p>
          </table:table-cell>
        </table:table-row>
        <table:table-row>
          <table:table-cell>
            <text:p>563</text:p>
          </table:table-cell>
          <table:table-cell>
            <text:p>Paola Feitosa de Oliveira</text:p>
          </table:table-cell>
          <table:table-cell>
            <text:p>pfoliveira_99@hot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-UdbECHz4TVEF1Lo50fqEg</text:p>
          </table:table-cell>
        </table:table-row>
        <table:table-row>
          <table:table-cell>
            <text:p>564</text:p>
          </table:table-cell>
          <table:table-cell>
            <text:p>Patricia Cavalcante Cordeiro</text:p>
          </table:table-cell>
          <table:table-cell>
            <text:p>ccordeiro.patricia@gmail.com; patricia.cordeiro@fiocruz.br; patricia.fau@gmail.com</text:p>
          </table:table-cell>
          <table:table-cell>
            <text:p/>
          </table:table-cell>
          <table:table-cell>
            <text:p>(21) 98785-8717</text:p>
          </table:table-cell>
          <table:table-cell>
            <text:p>Rua Atila Nunes 138, Piratininga- Niterói- RJ</text:p>
          </table:table-cell>
          <table:table-cell>
            <text:p>24350-49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—</text:p>
          </table:table-cell>
          <table:table-cell>
            <text:p>profissional_internacional</text:p>
          </table:table-cell>
          <table:table-cell>
            <text:p>OAtHmXt2usD2igJtFyhorQ</text:p>
          </table:table-cell>
        </table:table-row>
        <table:table-row>
          <table:table-cell>
            <text:p>565</text:p>
          </table:table-cell>
          <table:table-cell>
            <text:p>Patricia Hecktheuer</text:p>
          </table:table-cell>
          <table:table-cell>
            <text:p>patricia.hecktheuer@gmail.com</text:p>
          </table:table-cell>
          <table:table-cell>
            <text:p/>
          </table:table-cell>
          <table:table-cell>
            <text:p>(82) 99921-4149</text:p>
          </table:table-cell>
          <table:table-cell>
            <text:p>Rua Professor Abdon Arroxelas, 471/302 - Ponta Verde, Maceió, Alagoas</text:p>
          </table:table-cell>
          <table:table-cell>
            <text:p>57035-38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e Urbanismo da Universidade Federal de Alagoas</text:p>
          </table:table-cell>
          <table:table-cell>
            <text:p>profissional</text:p>
          </table:table-cell>
          <table:table-cell>
            <text:p>bKPjWDNURL2M5uX65iTvVQ</text:p>
          </table:table-cell>
        </table:table-row>
        <table:table-row>
          <table:table-cell>
            <text:p>566</text:p>
          </table:table-cell>
          <table:table-cell>
            <text:p>Patricia Mendes</text:p>
          </table:table-cell>
          <table:table-cell>
            <text:p>patrimen@gmail.com</text:p>
          </table:table-cell>
          <table:table-cell>
            <text:p/>
          </table:table-cell>
          <table:table-cell>
            <text:p>(11) 5765-34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9_c3DvsIEoslynvTf6zSA</text:p>
          </table:table-cell>
        </table:table-row>
        <table:table-row>
          <table:table-cell>
            <text:p>567</text:p>
          </table:table-cell>
          <table:table-cell>
            <text:p>Patricia Thomé Junqueira Schettino</text:p>
          </table:table-cell>
          <table:table-cell>
            <text:p>patricia.junqueira@ufop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H_tFBLmnao64ui5bLdI42A</text:p>
          </table:table-cell>
        </table:table-row>
        <table:table-row>
          <table:table-cell>
            <text:p>568</text:p>
          </table:table-cell>
          <table:table-cell>
            <text:p>Patrícia Freitas</text:p>
          </table:table-cell>
          <table:table-cell>
            <text:p>patyfreita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participante_seminario</text:p>
          </table:table-cell>
          <table:table-cell>
            <text:p>lE7h-gFPrXldMR8n69tTWA</text:p>
          </table:table-cell>
        </table:table-row>
        <table:table-row>
          <table:table-cell>
            <text:p>569</text:p>
          </table:table-cell>
          <table:table-cell>
            <text:p>Patrícia Pereira Martins</text:p>
          </table:table-cell>
          <table:table-cell>
            <text:p>martinsppatricia@gmail.com; patricia.martins@mackenzie.br</text:p>
          </table:table-cell>
          <table:table-cell>
            <text:p/>
          </table:table-cell>
          <table:table-cell>
            <text:p>(19) 99790-5544</text:p>
          </table:table-cell>
          <table:table-cell>
            <text:p>Rua CAFÉ FILHO, 50</text:p>
          </table:table-cell>
          <table:table-cell>
            <text:p>13070-067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 SP</text:p>
          </table:table-cell>
          <table:table-cell>
            <text:p>profissional</text:p>
          </table:table-cell>
          <table:table-cell>
            <text:p>8zo_34XIQMbAATExzhmFBg</text:p>
          </table:table-cell>
        </table:table-row>
        <table:table-row>
          <table:table-cell>
            <text:p>570</text:p>
          </table:table-cell>
          <table:table-cell>
            <text:p>Paulo Cesar Braga Pacheco</text:p>
          </table:table-cell>
          <table:table-cell>
            <text:p>pbragapacheco@gmail.com</text:p>
          </table:table-cell>
          <table:table-cell>
            <text:p/>
          </table:table-cell>
          <table:table-cell>
            <text:p>(41) 99232-97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R, Curso de Arquitetura e Urbanismo.</text:p>
          </table:table-cell>
          <table:table-cell>
            <text:p>participante_seminario</text:p>
          </table:table-cell>
          <table:table-cell>
            <text:p>A7gn4-C3r2ZSJGjchjQIJw</text:p>
          </table:table-cell>
        </table:table-row>
        <table:table-row>
          <table:table-cell>
            <text:p>571</text:p>
          </table:table-cell>
          <table:table-cell>
            <text:p>Paulo Eduardo Vidal Leite Ribeiro</text:p>
          </table:table-cell>
          <table:table-cell>
            <text:p>paulovidal.restauro@gmail.com</text:p>
          </table:table-cell>
          <table:table-cell>
            <text:p/>
          </table:table-cell>
          <table:table-cell>
            <text:p>(21) 99158-2655</text:p>
          </table:table-cell>
          <table:table-cell>
            <text:p>Rua Pires de Almeida, 15, 302</text:p>
          </table:table-cell>
          <table:table-cell>
            <text:p>22240-1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Veiga de Almeida</text:p>
          </table:table-cell>
          <table:table-cell>
            <text:p>profissional_internacional</text:p>
          </table:table-cell>
          <table:table-cell>
            <text:p>B_QY94ujAMD5owfOtVSl0w</text:p>
          </table:table-cell>
        </table:table-row>
        <table:table-row>
          <table:table-cell>
            <text:p>572</text:p>
          </table:table-cell>
          <table:table-cell>
            <text:p>Paulo Julio Valentino Bruna</text:p>
          </table:table-cell>
          <table:table-cell>
            <text:p>pb@paulo-bruna.com.br</text:p>
          </table:table-cell>
          <table:table-cell>
            <text:p/>
          </table:table-cell>
          <table:table-cell>
            <text:p>(11) 99939-7922</text:p>
          </table:table-cell>
          <table:table-cell>
            <text:p>Rua JOÃO PIMENTA 72 Apto 91</text:p>
          </table:table-cell>
          <table:table-cell>
            <text:p>0473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SÃO PAULO  FACULDADE DE ARQUITETURA E URBANISMO E DESIGN</text:p>
          </table:table-cell>
          <table:table-cell>
            <text:p>profissional_internacional</text:p>
          </table:table-cell>
          <table:table-cell>
            <text:p>cheJ0qDpyOFTa69CIqbuig</text:p>
          </table:table-cell>
        </table:table-row>
        <table:table-row>
          <table:table-cell>
            <text:p>573</text:p>
          </table:table-cell>
          <table:table-cell>
            <text:p>Paulo Victor Borges</text:p>
          </table:table-cell>
          <table:table-cell>
            <text:p>paulovbribeiro@gmail.com</text:p>
          </table:table-cell>
          <table:table-cell>
            <text:p/>
          </table:table-cell>
          <table:table-cell>
            <text:p>(61) 98132-48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 - IDP - CEUB</text:p>
          </table:table-cell>
          <table:table-cell>
            <text:p>participante_seminario</text:p>
          </table:table-cell>
          <table:table-cell>
            <text:p>f1ve5gZJSxw5dTCN3v5j7g</text:p>
          </table:table-cell>
        </table:table-row>
        <table:table-row>
          <table:table-cell>
            <text:p>574</text:p>
          </table:table-cell>
          <table:table-cell>
            <text:p>Pedro Augusto</text:p>
          </table:table-cell>
          <table:table-cell>
            <text:p>pedroaugustoacosta@gmail.com</text:p>
          </table:table-cell>
          <table:table-cell>
            <text:p/>
          </table:table-cell>
          <table:table-cell>
            <text:p>(11) 97727-2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bwWS32n-ACwoaO7bMCXLVA</text:p>
          </table:table-cell>
        </table:table-row>
        <table:table-row>
          <table:table-cell>
            <text:p>575</text:p>
          </table:table-cell>
          <table:table-cell>
            <text:p>Pedro Engel</text:p>
          </table:table-cell>
          <table:table-cell>
            <text:p>pedroengel@fau.ufrj.br</text:p>
          </table:table-cell>
          <table:table-cell>
            <text:p/>
          </table:table-cell>
          <table:table-cell>
            <text:p>(21) 99300-3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participante_seminario</text:p>
          </table:table-cell>
          <table:table-cell>
            <text:p>3DUcnTagqdkoooEy2Yg8qA</text:p>
          </table:table-cell>
        </table:table-row>
        <table:table-row>
          <table:table-cell>
            <text:p>576</text:p>
          </table:table-cell>
          <table:table-cell>
            <text:p>Pedro Fassina Kanitz</text:p>
          </table:table-cell>
          <table:table-cell>
            <text:p>pedrokanitz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6M3qYXiCaoyGEh_Sza4RQ</text:p>
          </table:table-cell>
        </table:table-row>
        <table:table-row>
          <table:table-cell>
            <text:p>577</text:p>
          </table:table-cell>
          <table:table-cell>
            <text:p>Pedro Guimarães Teixeira</text:p>
          </table:table-cell>
          <table:table-cell>
            <text:p>pedro.teixeira@fau.ufrj.br</text:p>
          </table:table-cell>
          <table:table-cell>
            <text:p/>
          </table:table-cell>
          <table:table-cell>
            <text:p>(21) 96800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participante_seminario</text:p>
          </table:table-cell>
          <table:table-cell>
            <text:p>nkr0JOw2c0mtIJuIy5309g</text:p>
          </table:table-cell>
        </table:table-row>
        <table:table-row>
          <table:table-cell>
            <text:p>578</text:p>
          </table:table-cell>
          <table:table-cell>
            <text:p>Pedro Henrique Almeida de Morais</text:p>
          </table:table-cell>
          <table:table-cell>
            <text:p>pedromorais.arquiteto@gmail.com</text:p>
          </table:table-cell>
          <table:table-cell>
            <text:p/>
          </table:table-cell>
          <table:table-cell>
            <text:p>(31) 98888-23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UC Minas</text:p>
          </table:table-cell>
          <table:table-cell>
            <text:p>participante_seminario</text:p>
          </table:table-cell>
          <table:table-cell>
            <text:p>pyCn-9dZ0v6KD9TXjGX-dw</text:p>
          </table:table-cell>
        </table:table-row>
        <table:table-row>
          <table:table-cell>
            <text:p>579</text:p>
          </table:table-cell>
          <table:table-cell>
            <text:p>Pedro Murilo Gonçalves de Freitas</text:p>
          </table:table-cell>
          <table:table-cell>
            <text:p>pfreitas@arq.up.pt; pmugf.arq@gmail.com</text:p>
          </table:table-cell>
          <table:table-cell>
            <text:p/>
          </table:table-cell>
          <table:table-cell>
            <text:p>(79) 99680-3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9R0pjigPyScErJbkQIXCsw</text:p>
          </table:table-cell>
        </table:table-row>
        <table:table-row>
          <table:table-cell>
            <text:p>580</text:p>
          </table:table-cell>
          <table:table-cell>
            <text:p>Pedro Oliveira</text:p>
          </table:table-cell>
          <table:table-cell>
            <text:p>pedro.pereira.ufrgs2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 Faculdade de Arquitetura e Urbanismo</text:p>
          </table:table-cell>
          <table:table-cell>
            <text:p>participante_seminario</text:p>
          </table:table-cell>
          <table:table-cell>
            <text:p>OV5RvRN6bTgBUzMVLNXDXw</text:p>
          </table:table-cell>
        </table:table-row>
        <table:table-row>
          <table:table-cell>
            <text:p>581</text:p>
          </table:table-cell>
          <table:table-cell>
            <text:p>Pedro Oliveira Braule Pinto</text:p>
          </table:table-cell>
          <table:table-cell>
            <text:p>pbraule@usp.br</text:p>
          </table:table-cell>
          <table:table-cell>
            <text:p/>
          </table:table-cell>
          <table:table-cell>
            <text:p>(61) 98116-64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S90H8C0gbGpNA4LFwuisqA</text:p>
          </table:table-cell>
        </table:table-row>
        <table:table-row>
          <table:table-cell>
            <text:p>582</text:p>
          </table:table-cell>
          <table:table-cell>
            <text:p>Pedro Pereira</text:p>
          </table:table-cell>
          <table:table-cell>
            <text:p>pedro.pereira4545861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WxTsfBSfrRlA3OqB_S5I3A</text:p>
          </table:table-cell>
        </table:table-row>
        <table:table-row>
          <table:table-cell>
            <text:p>583</text:p>
          </table:table-cell>
          <table:table-cell>
            <text:p>Pedro Vieira Pinto</text:p>
          </table:table-cell>
          <table:table-cell>
            <text:p>pedro.pinto@fau.ufrj.br</text:p>
          </table:table-cell>
          <table:table-cell>
            <text:p/>
          </table:table-cell>
          <table:table-cell>
            <text:p>(21) 97611-96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rKVhCSa17DFHq1plr4keA</text:p>
          </table:table-cell>
        </table:table-row>
        <table:table-row>
          <table:table-cell>
            <text:p>584</text:p>
          </table:table-cell>
          <table:table-cell>
            <text:p>Philippe Arthur dos Reis</text:p>
          </table:table-cell>
          <table:table-cell>
            <text:p>philippearthurdosrei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eEDgeHNC37yiP9KVKfNxEw</text:p>
          </table:table-cell>
        </table:table-row>
        <table:table-row>
          <table:table-cell>
            <text:p>585</text:p>
          </table:table-cell>
          <table:table-cell>
            <text:p>Pilar Tejero Baeza</text:p>
          </table:table-cell>
          <table:table-cell>
            <text:p>pilartejerobaeza@gmail.com</text:p>
          </table:table-cell>
          <table:table-cell>
            <text:p/>
          </table:table-cell>
          <table:table-cell>
            <text:p>(21) 98107-39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participante_seminario</text:p>
          </table:table-cell>
          <table:table-cell>
            <text:p>32M0U74EeumZRngHbEdkWg</text:p>
          </table:table-cell>
        </table:table-row>
        <table:table-row>
          <table:table-cell>
            <text:p>586</text:p>
          </table:table-cell>
          <table:table-cell>
            <text:p>Priscila Gonçalves Santos</text:p>
          </table:table-cell>
          <table:table-cell>
            <text:p>gs.priscila@gmail.com</text:p>
          </table:table-cell>
          <table:table-cell>
            <text:p/>
          </table:table-cell>
          <table:table-cell>
            <text:p>(21) 99674-49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participante_seminario</text:p>
          </table:table-cell>
          <table:table-cell>
            <text:p>xAoOUtxZqakr7yjrkLMhkw</text:p>
          </table:table-cell>
        </table:table-row>
        <table:table-row>
          <table:table-cell>
            <text:p>587</text:p>
          </table:table-cell>
          <table:table-cell>
            <text:p>Priscila Oliveira Vargas</text:p>
          </table:table-cell>
          <table:table-cell>
            <text:p>priscilavargas.arq@gmail.com</text:p>
          </table:table-cell>
          <table:table-cell>
            <text:p/>
          </table:table-cell>
          <table:table-cell>
            <text:p>(55) 99647-17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participante_seminario</text:p>
          </table:table-cell>
          <table:table-cell>
            <text:p>FfUq-AHY8LZF6PLrickMVQ</text:p>
          </table:table-cell>
        </table:table-row>
        <table:table-row>
          <table:table-cell>
            <text:p>588</text:p>
          </table:table-cell>
          <table:table-cell>
            <text:p>Priscilla Alves Peixoto</text:p>
          </table:table-cell>
          <table:table-cell>
            <text:p>priscillapeixoto@fau.ufrj.br</text:p>
          </table:table-cell>
          <table:table-cell>
            <text:p/>
          </table:table-cell>
          <table:table-cell>
            <text:p>(21) 98728-0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participante_seminario</text:p>
          </table:table-cell>
          <table:table-cell>
            <text:p>tCAz3IWwiKjf6G3mvl4IKQ</text:p>
          </table:table-cell>
        </table:table-row>
        <table:table-row>
          <table:table-cell>
            <text:p>589</text:p>
          </table:table-cell>
          <table:table-cell>
            <text:p>Priscilla Bittencourt Biassi</text:p>
          </table:table-cell>
          <table:table-cell>
            <text:p>pitibb@gmail.com; priscilla.biassi@rennes.archi.f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USzNIWJndD5-lS6sst8j3Q</text:p>
          </table:table-cell>
        </table:table-row>
        <table:table-row>
          <table:table-cell>
            <text:p>590</text:p>
          </table:table-cell>
          <table:table-cell>
            <text:p>Rafael Alencar</text:p>
          </table:table-cell>
          <table:table-cell>
            <text:p>rafaelvalencar@ufc.br</text:p>
          </table:table-cell>
          <table:table-cell>
            <text:p/>
          </table:table-cell>
          <table:table-cell>
            <text:p>(85) 98647-67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participante_seminario</text:p>
          </table:table-cell>
          <table:table-cell>
            <text:p>M7Gk93uNythU6nrFzWmXhw</text:p>
          </table:table-cell>
        </table:table-row>
        <table:table-row>
          <table:table-cell>
            <text:p>591</text:p>
          </table:table-cell>
          <table:table-cell>
            <text:p>Rafael Barcellos Santos</text:p>
          </table:table-cell>
          <table:table-cell>
            <text:p>rafaelbs@fau.ufrj.br</text:p>
          </table:table-cell>
          <table:table-cell>
            <text:p/>
          </table:table-cell>
          <table:table-cell>
            <text:p>(21) 98478-1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participante_seminario</text:p>
          </table:table-cell>
          <table:table-cell>
            <text:p>8K_OoudCQ9AfyYm3lWlDvw</text:p>
          </table:table-cell>
        </table:table-row>
        <table:table-row>
          <table:table-cell>
            <text:p>592</text:p>
          </table:table-cell>
          <table:table-cell>
            <text:p>Rafael Bezzi Muller</text:p>
          </table:table-cell>
          <table:table-cell>
            <text:p>rafabezzi@gmail.com</text:p>
          </table:table-cell>
          <table:table-cell>
            <text:p/>
          </table:table-cell>
          <table:table-cell>
            <text:p>(54) 99629-0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0zE7C3o7ohI1d_DAoyM0XQ</text:p>
          </table:table-cell>
        </table:table-row>
        <table:table-row>
          <table:table-cell>
            <text:p>593</text:p>
          </table:table-cell>
          <table:table-cell>
            <text:p>Rafael Blas</text:p>
          </table:table-cell>
          <table:table-cell>
            <text:p>blasss@gmail.com</text:p>
          </table:table-cell>
          <table:table-cell>
            <text:p/>
          </table:table-cell>
          <table:table-cell>
            <text:p>(11) 98556-7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participante_seminario</text:p>
          </table:table-cell>
          <table:table-cell>
            <text:p>TGmEJTmwhKErvgcukO0CrQ</text:p>
          </table:table-cell>
        </table:table-row>
        <table:table-row>
          <table:table-cell>
            <text:p>594</text:p>
          </table:table-cell>
          <table:table-cell>
            <text:p>Rafael M Dandrea</text:p>
          </table:table-cell>
          <table:table-cell>
            <text:p>rafael@camp.arq.br; mulletsp@gmail.com</text:p>
          </table:table-cell>
          <table:table-cell>
            <text:p/>
          </table:table-cell>
          <table:table-cell>
            <text:p>(11) 99298-8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sCQjRwHVj1qWkWNByEKcZA</text:p>
          </table:table-cell>
        </table:table-row>
        <table:table-row>
          <table:table-cell>
            <text:p>595</text:p>
          </table:table-cell>
          <table:table-cell>
            <text:p>Rafael Manhães</text:p>
          </table:table-cell>
          <table:table-cell>
            <text:p>rafaelmagalhaesman@gmail.com</text:p>
          </table:table-cell>
          <table:table-cell>
            <text:p/>
          </table:table-cell>
          <table:table-cell>
            <text:p>(21) 99761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AU FAUP - Centro de Estudos de Arquitetura e Urbanismo (Universidade do Porto, Portugal)</text:p>
          </table:table-cell>
          <table:table-cell>
            <text:p>participante_seminario</text:p>
          </table:table-cell>
          <table:table-cell>
            <text:p>VpE3VAxB_QqHnAse5L20cQ</text:p>
          </table:table-cell>
        </table:table-row>
        <table:table-row>
          <table:table-cell>
            <text:p>596</text:p>
          </table:table-cell>
          <table:table-cell>
            <text:p>Rafael Moreira Camargo</text:p>
          </table:table-cell>
          <table:table-cell>
            <text:p>ifrs.rafaelmoreir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nDr2rJwHvScoGCrDYd9InA</text:p>
          </table:table-cell>
        </table:table-row>
        <table:table-row>
          <table:table-cell>
            <text:p>597</text:p>
          </table:table-cell>
          <table:table-cell>
            <text:p>Rafael Saldanha Duarte</text:p>
          </table:table-cell>
          <table:table-cell>
            <text:p>rafael.saldanha.duarte@gmail.com</text:p>
          </table:table-cell>
          <table:table-cell>
            <text:p/>
          </table:table-cell>
          <table:table-cell>
            <text:p>(91) 97753-347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participante_seminario</text:p>
          </table:table-cell>
          <table:table-cell>
            <text:p>kyAfwG61izPbgZyoAiLTPw</text:p>
          </table:table-cell>
        </table:table-row>
        <table:table-row>
          <table:table-cell>
            <text:p>598</text:p>
          </table:table-cell>
          <table:table-cell>
            <text:p>Rafael Santos Silva</text:p>
          </table:table-cell>
          <table:table-cell>
            <text:p>rafaelsilvadxb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Ijvx0E21F8lm3P9U_0GaSg</text:p>
          </table:table-cell>
        </table:table-row>
        <table:table-row>
          <table:table-cell>
            <text:p>599</text:p>
          </table:table-cell>
          <table:table-cell>
            <text:p>Rafael Urano Frajndlich</text:p>
          </table:table-cell>
          <table:table-cell>
            <text:p>urano@unicamp.br</text:p>
          </table:table-cell>
          <table:table-cell>
            <text:p/>
          </table:table-cell>
          <table:table-cell>
            <text:p>(11) 98697-36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</text:p>
          </table:table-cell>
          <table:table-cell>
            <text:p>participante_seminario</text:p>
          </table:table-cell>
          <table:table-cell>
            <text:p>VRNY7zx4MaX_5PXTuOSX5A</text:p>
          </table:table-cell>
        </table:table-row>
        <table:table-row>
          <table:table-cell>
            <text:p>600</text:p>
          </table:table-cell>
          <table:table-cell>
            <text:p>Rafaela Heinzelmann Figueira</text:p>
          </table:table-cell>
          <table:table-cell>
            <text:p>rafaelaheinz@gmail.com</text:p>
          </table:table-cell>
          <table:table-cell>
            <text:p/>
          </table:table-cell>
          <table:table-cell>
            <text:p>(61) 99825-3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Pyj0WpuJf3JqLfyoEit8Lg</text:p>
          </table:table-cell>
        </table:table-row>
        <table:table-row>
          <table:table-cell>
            <text:p>601</text:p>
          </table:table-cell>
          <table:table-cell>
            <text:p>Rafaela Raffaele</text:p>
          </table:table-cell>
          <table:table-cell>
            <text:p>rafaelaraffaele@hotmail.com</text:p>
          </table:table-cell>
          <table:table-cell>
            <text:p/>
          </table:table-cell>
          <table:table-cell>
            <text:p>(21) 98101-14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Federal do Rio de Janeiro (FAU-UFRJ)</text:p>
          </table:table-cell>
          <table:table-cell>
            <text:p>participante_seminario</text:p>
          </table:table-cell>
          <table:table-cell>
            <text:p>ZWYAx9TLECHnWQJhtCr4UA</text:p>
          </table:table-cell>
        </table:table-row>
        <table:table-row>
          <table:table-cell>
            <text:p>602</text:p>
          </table:table-cell>
          <table:table-cell>
            <text:p>Rafaela Simonato Citron</text:p>
          </table:table-cell>
          <table:table-cell>
            <text:p>citron.rafaela@gmail.com</text:p>
          </table:table-cell>
          <table:table-cell>
            <text:p/>
          </table:table-cell>
          <table:table-cell>
            <text:p>(73) 98869-995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JwoC78vI72ldxb1ufYHOQQ</text:p>
          </table:table-cell>
        </table:table-row>
        <table:table-row>
          <table:table-cell>
            <text:p>603</text:p>
          </table:table-cell>
          <table:table-cell>
            <text:p>Rani Karine Rodrigues Silva</text:p>
          </table:table-cell>
          <table:table-cell>
            <text:p>rani.silva@alunos.ufersa.edu.br</text:p>
          </table:table-cell>
          <table:table-cell>
            <text:p/>
          </table:table-cell>
          <table:table-cell>
            <text:p>(83) 98140-68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participante_seminario</text:p>
          </table:table-cell>
          <table:table-cell>
            <text:p>isyUI53KlEykR6AVkq_QJA</text:p>
          </table:table-cell>
        </table:table-row>
        <table:table-row>
          <table:table-cell>
            <text:p>604</text:p>
          </table:table-cell>
          <table:table-cell>
            <text:p>Raquel Byrro</text:p>
          </table:table-cell>
          <table:table-cell>
            <text:p>raquel.byrro@uf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participante_seminario</text:p>
          </table:table-cell>
          <table:table-cell>
            <text:p>UG2Tg9uGK11RAI6bHVFF7w</text:p>
          </table:table-cell>
        </table:table-row>
        <table:table-row>
          <table:table-cell>
            <text:p>605</text:p>
          </table:table-cell>
          <table:table-cell>
            <text:p>Raquel Elizabeth Byrro Oliveira</text:p>
          </table:table-cell>
          <table:table-cell>
            <text:p>raquelbyrro@gmail.com</text:p>
          </table:table-cell>
          <table:table-cell>
            <text:p/>
          </table:table-cell>
          <table:table-cell>
            <text:p>(31) 99100-04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WAoSG1QKM_dztDxx9DT0w</text:p>
          </table:table-cell>
        </table:table-row>
        <table:table-row>
          <table:table-cell>
            <text:p>606</text:p>
          </table:table-cell>
          <table:table-cell>
            <text:p>Raquel Lima</text:p>
          </table:table-cell>
          <table:table-cell>
            <text:p>raquel.lima@pucrs.br</text:p>
          </table:table-cell>
          <table:table-cell>
            <text:p/>
          </table:table-cell>
          <table:table-cell>
            <text:p>(51) 99999-1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participante_seminario</text:p>
          </table:table-cell>
          <table:table-cell>
            <text:p>E_uFO7cbTxFU8nORUwzouw</text:p>
          </table:table-cell>
        </table:table-row>
        <table:table-row>
          <table:table-cell>
            <text:p>607</text:p>
          </table:table-cell>
          <table:table-cell>
            <text:p>Raul Ventura da Silva Neto</text:p>
          </table:table-cell>
          <table:table-cell>
            <text:p>netoventuraraul@gmail.com</text:p>
          </table:table-cell>
          <table:table-cell>
            <text:p/>
          </table:table-cell>
          <table:table-cell>
            <text:p>(91) 98800-62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participante_seminario</text:p>
          </table:table-cell>
          <table:table-cell>
            <text:p>MKVf3ehylZem1izYRE329A</text:p>
          </table:table-cell>
        </table:table-row>
        <table:table-row>
          <table:table-cell>
            <text:p>608</text:p>
          </table:table-cell>
          <table:table-cell>
            <text:p>Regina Andrade Tirello</text:p>
          </table:table-cell>
          <table:table-cell>
            <text:p>rtirello@gmail.com; rtirello@unicamp.br</text:p>
          </table:table-cell>
          <table:table-cell>
            <text:p/>
          </table:table-cell>
          <table:table-cell>
            <text:p>(11) 98566-74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pIe5atptfC3udvaRpjypiw</text:p>
          </table:table-cell>
        </table:table-row>
        <table:table-row>
          <table:table-cell>
            <text:p>609</text:p>
          </table:table-cell>
          <table:table-cell>
            <text:p>Reinoldo Klein Neto</text:p>
          </table:table-cell>
          <table:table-cell>
            <text:p>reinoldoklein@gmail.com</text:p>
          </table:table-cell>
          <table:table-cell>
            <text:p/>
          </table:table-cell>
          <table:table-cell>
            <text:p>(41) 99255-1930</text:p>
          </table:table-cell>
          <table:table-cell>
            <text:p>Rua Padre Agostinho, 531</text:p>
          </table:table-cell>
          <table:table-cell>
            <text:p>80430-05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profissional</text:p>
          </table:table-cell>
          <table:table-cell>
            <text:p>GtKPN7dDeKOejkf64ESIrw</text:p>
          </table:table-cell>
        </table:table-row>
        <table:table-row>
          <table:table-cell>
            <text:p>610</text:p>
          </table:table-cell>
          <table:table-cell>
            <text:p>Renan Augusto Avanci</text:p>
          </table:table-cell>
          <table:table-cell>
            <text:p>renanavanci@gmail.com</text:p>
          </table:table-cell>
          <table:table-cell>
            <text:p/>
          </table:table-cell>
          <table:table-cell>
            <text:p>(44) 99945-15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Ingá - Uningá</text:p>
          </table:table-cell>
          <table:table-cell>
            <text:p>participante_seminario</text:p>
          </table:table-cell>
          <table:table-cell>
            <text:p>tX9XPa0HGrb63j0UpOCUfw</text:p>
          </table:table-cell>
        </table:table-row>
        <table:table-row>
          <table:table-cell>
            <text:p>611</text:p>
          </table:table-cell>
          <table:table-cell>
            <text:p>Renata Gindler de Oliveira</text:p>
          </table:table-cell>
          <table:table-cell>
            <text:p>regindler@icloud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xgMt2Oe-XgEk-HJr-Wuwsg</text:p>
          </table:table-cell>
        </table:table-row>
        <table:table-row>
          <table:table-cell>
            <text:p>612</text:p>
          </table:table-cell>
          <table:table-cell>
            <text:p>Renata Hermanny de Almeida</text:p>
          </table:table-cell>
          <table:table-cell>
            <text:p>renata.almeida@ufes.br; renatahermanny@gmail.com</text:p>
          </table:table-cell>
          <table:table-cell>
            <text:p/>
          </table:table-cell>
          <table:table-cell>
            <text:p>(27) 98823-3668</text:p>
          </table:table-cell>
          <table:table-cell>
            <text:p>Rua Doutor Moacyr Gonçalves, 711/303</text:p>
          </table:table-cell>
          <table:table-cell>
            <text:p>29060-445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Espírito Santo</text:p>
          </table:table-cell>
          <table:table-cell>
            <text:p>profissional</text:p>
          </table:table-cell>
          <table:table-cell>
            <text:p>lPkTwwpvVYH5Gpp7esz4fg</text:p>
          </table:table-cell>
        </table:table-row>
        <table:table-row>
          <table:table-cell>
            <text:p>613</text:p>
          </table:table-cell>
          <table:table-cell>
            <text:p>Renata Semin - Escritório Piratininga</text:p>
          </table:table-cell>
          <table:table-cell>
            <text:p>resemin@piratininga.com.br</text:p>
          </table:table-cell>
          <table:table-cell>
            <text:p/>
          </table:table-cell>
          <table:table-cell>
            <text:p>(11) 99649-16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os do Brasil  e Conselho de Arquitetura e Urbanismo</text:p>
          </table:table-cell>
          <table:table-cell>
            <text:p>participante_seminario</text:p>
          </table:table-cell>
          <table:table-cell>
            <text:p>3MeCh7m8H3kXBZPJ1YbFug</text:p>
          </table:table-cell>
        </table:table-row>
        <table:table-row>
          <table:table-cell>
            <text:p>614</text:p>
          </table:table-cell>
          <table:table-cell>
            <text:p>Renata Zampieiri</text:p>
          </table:table-cell>
          <table:table-cell>
            <text:p>renata.zampieri@ufsm.br</text:p>
          </table:table-cell>
          <table:table-cell>
            <text:p/>
          </table:table-cell>
          <table:table-cell>
            <text:p>(55) 99973-86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 - Campus Cachoeira do Sul</text:p>
          </table:table-cell>
          <table:table-cell>
            <text:p>participante_seminario</text:p>
          </table:table-cell>
          <table:table-cell>
            <text:p>LrzVkbrLRisiBs_8-beqJA</text:p>
          </table:table-cell>
        </table:table-row>
        <table:table-row>
          <table:table-cell>
            <text:p>615</text:p>
          </table:table-cell>
          <table:table-cell>
            <text:p>Renato Anelli</text:p>
          </table:table-cell>
          <table:table-cell>
            <text:p>reanelli@sc.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Presbiteriana MAckenzie</text:p>
          </table:table-cell>
          <table:table-cell>
            <text:p>participante_seminario</text:p>
          </table:table-cell>
          <table:table-cell>
            <text:p>t6yy9AeITgE5aAnZ6ENgxg</text:p>
          </table:table-cell>
        </table:table-row>
        <table:table-row>
          <table:table-cell>
            <text:p>616</text:p>
          </table:table-cell>
          <table:table-cell>
            <text:p>Renato Luiz Sobral Anelli</text:p>
          </table:table-cell>
          <table:table-cell>
            <text:p>renato.anelli@gmail.com</text:p>
          </table:table-cell>
          <table:table-cell>
            <text:p/>
          </table:table-cell>
          <table:table-cell>
            <text:p>(11) 97397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rz00a4zCFl4wIJPBUOwYcA</text:p>
          </table:table-cell>
        </table:table-row>
        <table:table-row>
          <table:table-cell>
            <text:p>617</text:p>
          </table:table-cell>
          <table:table-cell>
            <text:p>Renato da Gama Rosa Costa</text:p>
          </table:table-cell>
          <table:table-cell>
            <text:p>gamarosacosta@gmail.com; renato.gamarosa@fiocruz.br</text:p>
          </table:table-cell>
          <table:table-cell>
            <text:p>83250441791</text:p>
          </table:table-cell>
          <table:table-cell>
            <text:p>(21) 99177-3227</text:p>
          </table:table-cell>
          <table:table-cell>
            <text:p>Rua Barata Ribeiro, 659/101. Copacabana</text:p>
          </table:table-cell>
          <table:table-cell>
            <text:p>22051-00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 e Urbanista</text:p>
          </table:table-cell>
          <table:table-cell>
            <text:p>Fundação Oswaldo Cruz</text:p>
          </table:table-cell>
          <table:table-cell>
            <text:p>Já fui filiado anteriormente</text:p>
          </table:table-cell>
          <table:table-cell>
            <text:p>profissional_internacional</text:p>
          </table:table-cell>
          <table:table-cell>
            <text:p>uPcbglLQh4B4StDs0foblA</text:p>
          </table:table-cell>
        </table:table-row>
        <table:table-row>
          <table:table-cell>
            <text:p>618</text:p>
          </table:table-cell>
          <table:table-cell>
            <text:p>Ricardo Felipe Gonçalves</text:p>
          </table:table-cell>
          <table:table-cell>
            <text:p>ric.felipe@gmail.com</text:p>
          </table:table-cell>
          <table:table-cell>
            <text:p/>
          </table:table-cell>
          <table:table-cell>
            <text:p>(11) 98381-3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Belas Artes de São Paulo</text:p>
          </table:table-cell>
          <table:table-cell>
            <text:p>participante_seminario</text:p>
          </table:table-cell>
          <table:table-cell>
            <text:p>J6YgDNbSWaqx5wr6TWt4OQ</text:p>
          </table:table-cell>
        </table:table-row>
        <table:table-row>
          <table:table-cell>
            <text:p>619</text:p>
          </table:table-cell>
          <table:table-cell>
            <text:p>Ricardo Paiva</text:p>
          </table:table-cell>
          <table:table-cell>
            <text:p>ricardopaiva@ufc.br</text:p>
          </table:table-cell>
          <table:table-cell>
            <text:p/>
          </table:table-cell>
          <table:table-cell>
            <text:p>(85) 99957-23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participante_seminario</text:p>
          </table:table-cell>
          <table:table-cell>
            <text:p>WD13UOLG8t5--Ml_2l0MiQ</text:p>
          </table:table-cell>
        </table:table-row>
        <table:table-row>
          <table:table-cell>
            <text:p>620</text:p>
          </table:table-cell>
          <table:table-cell>
            <text:p>Roberto Alves de Lima Montenegro Filho</text:p>
          </table:table-cell>
          <table:table-cell>
            <text:p>robertomontenegro@alumni.usp.br</text:p>
          </table:table-cell>
          <table:table-cell>
            <text:p/>
          </table:table-cell>
          <table:table-cell>
            <text:p>(11) 91577-5514</text:p>
          </table:table-cell>
          <table:table-cell>
            <text:p>Av. Prof Camilo Filho 467 Casa 49 Cond Jardins de Monet</text:p>
          </table:table-cell>
          <table:table-cell>
            <text:p>64091-095</text:p>
          </table:table-cell>
          <table:table-cell>
            <text:p>Teresina</text:p>
          </table:table-cell>
          <table:table-cell>
            <text:p>PI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Piauí</text:p>
          </table:table-cell>
          <table:table-cell>
            <text:p>profissional_internacional</text:p>
          </table:table-cell>
          <table:table-cell>
            <text:p>VkuT6O6L0BtDkPSffCKVKg</text:p>
          </table:table-cell>
        </table:table-row>
        <table:table-row>
          <table:table-cell>
            <text:p>621</text:p>
          </table:table-cell>
          <table:table-cell>
            <text:p>Roberto Bartholo</text:p>
          </table:table-cell>
          <table:table-cell>
            <text:p>bartholo.roberto@gmail.com</text:p>
          </table:table-cell>
          <table:table-cell>
            <text:p/>
          </table:table-cell>
          <table:table-cell>
            <text:p>(21) 99116-28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participante_seminario</text:p>
          </table:table-cell>
          <table:table-cell>
            <text:p>Hw5rcpzQfnMlxefQj0q00w</text:p>
          </table:table-cell>
        </table:table-row>
        <table:table-row>
          <table:table-cell>
            <text:p>622</text:p>
          </table:table-cell>
          <table:table-cell>
            <text:p>Roberto Behar R&amp;r Studios</text:p>
          </table:table-cell>
          <table:table-cell>
            <text:p>rosario@rr-studios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in Practice University of Miami School of Architecture</text:p>
          </table:table-cell>
          <table:table-cell>
            <text:p>participante_seminario</text:p>
          </table:table-cell>
          <table:table-cell>
            <text:p>KXU38fIqBkWmLCewKtaR2g</text:p>
          </table:table-cell>
        </table:table-row>
        <table:table-row>
          <table:table-cell>
            <text:p>623</text:p>
          </table:table-cell>
          <table:table-cell>
            <text:p>Roberto Tourinho Fontan</text:p>
          </table:table-cell>
          <table:table-cell>
            <text:p>fontan.arquitetura@hotmail.com</text:p>
          </table:table-cell>
          <table:table-cell>
            <text:p/>
          </table:table-cell>
          <table:table-cell>
            <text:p>(41) 99172-0031</text:p>
          </table:table-cell>
          <table:table-cell>
            <text:p>Av.. Senador Souza Naves, 635, Alto da Rua XV</text:p>
          </table:table-cell>
          <table:table-cell>
            <text:p>80045-19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profissional</text:p>
          </table:table-cell>
          <table:table-cell>
            <text:p>-sGepBT9bcVO5klyppKTDg</text:p>
          </table:table-cell>
        </table:table-row>
        <table:table-row>
          <table:table-cell>
            <text:p>624</text:p>
          </table:table-cell>
          <table:table-cell>
            <text:p>Rodolfo Marques Sastre</text:p>
          </table:table-cell>
          <table:table-cell>
            <text:p>rodolfo.sastre@uol.com.br</text:p>
          </table:table-cell>
          <table:table-cell>
            <text:p>74298500063</text:p>
          </table:table-cell>
          <table:table-cell>
            <text:p>(41) 99881-4000</text:p>
          </table:table-cell>
          <table:table-cell>
            <text:p>Rua Doutor Nelson de Souza Pinto, 980</text:p>
          </table:table-cell>
          <table:table-cell>
            <text:p>82200-06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profissional_internacional</text:p>
          </table:table-cell>
          <table:table-cell>
            <text:p>yq1qVIz302I_EHFZEPUPTQ</text:p>
          </table:table-cell>
        </table:table-row>
        <table:table-row>
          <table:table-cell>
            <text:p>625</text:p>
          </table:table-cell>
          <table:table-cell>
            <text:p>Rodrigo Almeida Bastos</text:p>
          </table:table-cell>
          <table:table-cell>
            <text:p>rodrigobastos.arq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participante_seminario</text:p>
          </table:table-cell>
          <table:table-cell>
            <text:p>f7VLt_ZL61IbDYik4MVeRQ</text:p>
          </table:table-cell>
        </table:table-row>
        <table:table-row>
          <table:table-cell>
            <text:p>626</text:p>
          </table:table-cell>
          <table:table-cell>
            <text:p>Rodrigo Azeredo</text:p>
          </table:table-cell>
          <table:table-cell>
            <text:p>rodrigo.carelos.a@gmail.com</text:p>
          </table:table-cell>
          <table:table-cell>
            <text:p/>
          </table:table-cell>
          <table:table-cell>
            <text:p>(51) 99991-93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uOEZUAvGktyMaZp3Ns--tA</text:p>
          </table:table-cell>
        </table:table-row>
        <table:table-row>
          <table:table-cell>
            <text:p>627</text:p>
          </table:table-cell>
          <table:table-cell>
            <text:p>Rodrigo Cristiano Queiroz</text:p>
          </table:table-cell>
          <table:table-cell>
            <text:p>roqueiro@usp.br</text:p>
          </table:table-cell>
          <table:table-cell>
            <text:p/>
          </table:table-cell>
          <table:table-cell>
            <text:p>(11) 97195-8488</text:p>
          </table:table-cell>
          <table:table-cell>
            <text:p>Rua Japurá 55 Apto230</text:p>
          </table:table-cell>
          <table:table-cell>
            <text:p>01319-03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Associado III do Departamento de Projeto da Faculdade de Arquitetura e Urbanismo da Universidade de São Paulo</text:p>
          </table:table-cell>
          <table:table-cell>
            <text:p>profissional</text:p>
          </table:table-cell>
          <table:table-cell>
            <text:p>EIflCs1XT1nWTsrIfcHb6A</text:p>
          </table:table-cell>
        </table:table-row>
        <table:table-row>
          <table:table-cell>
            <text:p>628</text:p>
          </table:table-cell>
          <table:table-cell>
            <text:p>Roger Pamponet da Fonseca</text:p>
          </table:table-cell>
          <table:table-cell>
            <text:p>rogerpamponet@ufam.edu.br</text:p>
          </table:table-cell>
          <table:table-cell>
            <text:p/>
          </table:table-cell>
          <table:table-cell>
            <text:p>(92) 98189-40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AM - Universidade Federal do Amazonas</text:p>
          </table:table-cell>
          <table:table-cell>
            <text:p>participante_seminario</text:p>
          </table:table-cell>
          <table:table-cell>
            <text:p>-huqC_5KLvU910LaWCtRwA</text:p>
          </table:table-cell>
        </table:table-row>
        <table:table-row>
          <table:table-cell>
            <text:p>629</text:p>
          </table:table-cell>
          <table:table-cell>
            <text:p>Rogério Pontes Andrade</text:p>
          </table:table-cell>
          <table:table-cell>
            <text:p>andraderogeriopontes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o da Diretoria de Arquitetura e Engenharia da Polícia Civil do Distrito Federal.</text:p>
          </table:table-cell>
          <table:table-cell>
            <text:p>participante_seminario</text:p>
          </table:table-cell>
          <table:table-cell>
            <text:p>HQpTtO3Bn4GDh5yu_UfP_A</text:p>
          </table:table-cell>
        </table:table-row>
        <table:table-row>
          <table:table-cell>
            <text:p>630</text:p>
          </table:table-cell>
          <table:table-cell>
            <text:p>Rolando Piccolo Figueiredo</text:p>
          </table:table-cell>
          <table:table-cell>
            <text:p>rolando.pfigueiredo@gmail.com</text:p>
          </table:table-cell>
          <table:table-cell>
            <text:p/>
          </table:table-cell>
          <table:table-cell>
            <text:p>(16) 99779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participante_seminario</text:p>
          </table:table-cell>
          <table:table-cell>
            <text:p>WIJxPdp74LMjHQvWXsGyzg</text:p>
          </table:table-cell>
        </table:table-row>
        <table:table-row>
          <table:table-cell>
            <text:p>631</text:p>
          </table:table-cell>
          <table:table-cell>
            <text:p>Romullo Baratto Fontenelle</text:p>
          </table:table-cell>
          <table:table-cell>
            <text:p>romullobaratto@gmail.com</text:p>
          </table:table-cell>
          <table:table-cell>
            <text:p/>
          </table:table-cell>
          <table:table-cell>
            <text:p>(11) 97714-54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participante_seminario</text:p>
          </table:table-cell>
          <table:table-cell>
            <text:p>gRTvVHxqk0ITzj1-iyoiJA</text:p>
          </table:table-cell>
        </table:table-row>
        <table:table-row>
          <table:table-cell>
            <text:p>632</text:p>
          </table:table-cell>
          <table:table-cell>
            <text:p>Rosana da Silva Santos</text:p>
          </table:table-cell>
          <table:table-cell>
            <text:p>rosana.santos@fau.ufal.br</text:p>
          </table:table-cell>
          <table:table-cell>
            <text:p/>
          </table:table-cell>
          <table:table-cell>
            <text:p>(82) 99603-46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participante_seminario</text:p>
          </table:table-cell>
          <table:table-cell>
            <text:p>teiWoPBhEJOx85_2da_0eA</text:p>
          </table:table-cell>
        </table:table-row>
        <table:table-row>
          <table:table-cell>
            <text:p>633</text:p>
          </table:table-cell>
          <table:table-cell>
            <text:p>Ruan Carlos Marques dos Santos</text:p>
          </table:table-cell>
          <table:table-cell>
            <text:p>ruanmarques@ufba.br</text:p>
          </table:table-cell>
          <table:table-cell>
            <text:p/>
          </table:table-cell>
          <table:table-cell>
            <text:p>(71) 99230-4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participante_seminario</text:p>
          </table:table-cell>
          <table:table-cell>
            <text:p>Q73Vz7cmMYvi9ZtBJxfPQg</text:p>
          </table:table-cell>
        </table:table-row>
        <table:table-row>
          <table:table-cell>
            <text:p>634</text:p>
          </table:table-cell>
          <table:table-cell>
            <text:p>Rudivan Luiz Cattani</text:p>
          </table:table-cell>
          <table:table-cell>
            <text:p>rudi@rvc.arq.br</text:p>
          </table:table-cell>
          <table:table-cell>
            <text:p/>
          </table:table-cell>
          <table:table-cell>
            <text:p>(48) 99922-9954</text:p>
          </table:table-cell>
          <table:table-cell>
            <text:p>Avenida Madre Benvenuta, 322, Apto. 826, Bairro Trindade</text:p>
          </table:table-cell>
          <table:table-cell>
            <text:p>88036-5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FEBE</text:p>
          </table:table-cell>
          <table:table-cell>
            <text:p>profissional</text:p>
          </table:table-cell>
          <table:table-cell>
            <text:p>Ld0nttwfd-Xbzrco7BI8rw</text:p>
          </table:table-cell>
        </table:table-row>
        <table:table-row>
          <table:table-cell>
            <text:p>635</text:p>
          </table:table-cell>
          <table:table-cell>
            <text:p>Ruth Verde Zein</text:p>
          </table:table-cell>
          <table:table-cell>
            <text:p>rvzein@gmail.com</text:p>
          </table:table-cell>
          <table:table-cell>
            <text:p/>
          </table:table-cell>
          <table:table-cell>
            <text:p>(11) 99998-1420</text:p>
          </table:table-cell>
          <table:table-cell>
            <text:p>Rua João de Souza Dias 719 Apto 121</text:p>
          </table:table-cell>
          <table:table-cell>
            <text:p>04618-003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a, Faculdade de Arquitetura e Urbanismo, Universidade Presbiteriana Mackenzie</text:p>
          </table:table-cell>
          <table:table-cell>
            <text:p>profissional_internacional</text:p>
          </table:table-cell>
          <table:table-cell>
            <text:p>A2zYMMXG1ws2rjzxfsijlw</text:p>
          </table:table-cell>
        </table:table-row>
        <table:table-row>
          <table:table-cell>
            <text:p>636</text:p>
          </table:table-cell>
          <table:table-cell>
            <text:p>Sabrina Fontenele</text:p>
          </table:table-cell>
          <table:table-cell>
            <text:p>sabrina.fontenele@gmail.com</text:p>
          </table:table-cell>
          <table:table-cell>
            <text:p/>
          </table:table-cell>
          <table:table-cell>
            <text:p>(11) 99631-36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brg5KPxzHtl_zrZhyHqFDA</text:p>
          </table:table-cell>
        </table:table-row>
        <table:table-row>
          <table:table-cell>
            <text:p>637</text:p>
          </table:table-cell>
          <table:table-cell>
            <text:p>Sabrina Pan Si Ru</text:p>
          </table:table-cell>
          <table:table-cell>
            <text:p>sabrinapansiru1124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, Shanghai, China</text:p>
          </table:table-cell>
          <table:table-cell>
            <text:p>participante_seminario</text:p>
          </table:table-cell>
          <table:table-cell>
            <text:p>odk_41LjrG2xlkca08C49g</text:p>
          </table:table-cell>
        </table:table-row>
        <table:table-row>
          <table:table-cell>
            <text:p>638</text:p>
          </table:table-cell>
          <table:table-cell>
            <text:p>Sara Saiko Suzuki</text:p>
          </table:table-cell>
          <table:table-cell>
            <text:p>saras.suzuk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nyTv4CT6pHsN-amAnbDtwA</text:p>
          </table:table-cell>
        </table:table-row>
        <table:table-row>
          <table:table-cell>
            <text:p>639</text:p>
          </table:table-cell>
          <table:table-cell>
            <text:p>Sarah Adorno Blanco Vencio</text:p>
          </table:table-cell>
          <table:table-cell>
            <text:p>sarah.abv@gmail.com</text:p>
          </table:table-cell>
          <table:table-cell>
            <text:p/>
          </table:table-cell>
          <table:table-cell>
            <text:p>(62) 99949-2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dEPX8A2jmauNV2EfpJC6cA</text:p>
          </table:table-cell>
        </table:table-row>
        <table:table-row>
          <table:table-cell>
            <text:p>640</text:p>
          </table:table-cell>
          <table:table-cell>
            <text:p>Sarah Jansen Barros</text:p>
          </table:table-cell>
          <table:table-cell>
            <text:p>sarahjansenb@live.com</text:p>
          </table:table-cell>
          <table:table-cell>
            <text:p/>
          </table:table-cell>
          <table:table-cell>
            <text:p>(21) 96559-6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participante_seminario</text:p>
          </table:table-cell>
          <table:table-cell>
            <text:p>lUZbs7zGBBmom-QKbKr_Rw</text:p>
          </table:table-cell>
        </table:table-row>
        <table:table-row>
          <table:table-cell>
            <text:p>641</text:p>
          </table:table-cell>
          <table:table-cell>
            <text:p>Sergio Kopinski Ekerman</text:p>
          </table:table-cell>
          <table:table-cell>
            <text:p>sekerman@ufba.br</text:p>
          </table:table-cell>
          <table:table-cell>
            <text:p/>
          </table:table-cell>
          <table:table-cell>
            <text:p>(71) 98847-0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participante_seminario</text:p>
          </table:table-cell>
          <table:table-cell>
            <text:p>1JZXiqyo5xl-jJCGyton5w</text:p>
          </table:table-cell>
        </table:table-row>
        <table:table-row>
          <table:table-cell>
            <text:p>642</text:p>
          </table:table-cell>
          <table:table-cell>
            <text:p>Sergio Moacir Marques</text:p>
          </table:table-cell>
          <table:table-cell>
            <text:p>sergio.marques.ufrgs@gmail.com; sergio.marques@ufrgs.br</text:p>
          </table:table-cell>
          <table:table-cell>
            <text:p/>
          </table:table-cell>
          <table:table-cell>
            <text:p>(51) 99984-6713</text:p>
          </table:table-cell>
          <table:table-cell>
            <text:p>Rua JeronimoCoelho, 12 Apto. 701</text:p>
          </table:table-cell>
          <table:table-cell>
            <text:p>90010-2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profissional</text:p>
          </table:table-cell>
          <table:table-cell>
            <text:p>Q_d5kYHzwXq6VNOTsPnFFg</text:p>
          </table:table-cell>
        </table:table-row>
        <table:table-row>
          <table:table-cell>
            <text:p>643</text:p>
          </table:table-cell>
          <table:table-cell>
            <text:p>Silvia Cristina Denardi Roveroni</text:p>
          </table:table-cell>
          <table:table-cell>
            <text:p>sroveroni@gmail.com</text:p>
          </table:table-cell>
          <table:table-cell>
            <text:p/>
          </table:table-cell>
          <table:table-cell>
            <text:p>(19) 99119-1052</text:p>
          </table:table-cell>
          <table:table-cell>
            <text:p>Rua Primeiro de Março, 410 Apto 131 Jd. N. Sra Auxiliadora</text:p>
          </table:table-cell>
          <table:table-cell>
            <text:p>13075-250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Não se aplica</text:p>
          </table:table-cell>
          <table:table-cell>
            <text:p>profissional_internacional</text:p>
          </table:table-cell>
          <table:table-cell>
            <text:p>Yx4eZN_yHQ86p8KXu9IXcQ</text:p>
          </table:table-cell>
        </table:table-row>
        <table:table-row>
          <table:table-cell>
            <text:p>644</text:p>
          </table:table-cell>
          <table:table-cell>
            <text:p>Silvia Ferreira Santos Wolff</text:p>
          </table:table-cell>
          <table:table-cell>
            <text:p>silvia.upph@gmail.com; silvia.wolff@mackenzie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Ltkrjx-UUHh6WMVJ7GPM4w</text:p>
          </table:table-cell>
        </table:table-row>
        <table:table-row>
          <table:table-cell>
            <text:p>645</text:p>
          </table:table-cell>
          <table:table-cell>
            <text:p>Silvia Lopes Carneiro Leão</text:p>
          </table:table-cell>
          <table:table-cell>
            <text:p>silvia-leao@uol.com.br</text:p>
          </table:table-cell>
          <table:table-cell>
            <text:p/>
          </table:table-cell>
          <table:table-cell>
            <text:p>(51) 99958-5044</text:p>
          </table:table-cell>
          <table:table-cell>
            <text:p>Rua Anita Garibaldi, 1581, Apto. 303</text:p>
          </table:table-cell>
          <table:table-cell>
            <text:p>90480-2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- UFRGS</text:p>
          </table:table-cell>
          <table:table-cell>
            <text:p>profissional</text:p>
          </table:table-cell>
          <table:table-cell>
            <text:p>LC0Rk1jshOXiIgSgmwEefA</text:p>
          </table:table-cell>
        </table:table-row>
        <table:table-row>
          <table:table-cell>
            <text:p>646</text:p>
          </table:table-cell>
          <table:table-cell>
            <text:p>Silvia Regina Morel Corrêa</text:p>
          </table:table-cell>
          <table:table-cell>
            <text:p>silmcorrea@yahoo.com.br</text:p>
          </table:table-cell>
          <table:table-cell>
            <text:p/>
          </table:table-cell>
          <table:table-cell>
            <text:p>(51) 98162-22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/UFRGS</text:p>
          </table:table-cell>
          <table:table-cell>
            <text:p>participante_seminario</text:p>
          </table:table-cell>
          <table:table-cell>
            <text:p>q5BT1gG6bJmO-OlklNb2zA</text:p>
          </table:table-cell>
        </table:table-row>
        <table:table-row>
          <table:table-cell>
            <text:p>647</text:p>
          </table:table-cell>
          <table:table-cell>
            <text:p>Silvio Belmonte de Abreu Filho</text:p>
          </table:table-cell>
          <table:table-cell>
            <text:p>silvio.abreu.arq@gmail.com</text:p>
          </table:table-cell>
          <table:table-cell>
            <text:p/>
          </table:table-cell>
          <table:table-cell>
            <text:p>(51) 99128-73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, Ufrgs (Aposentado)</text:p>
          </table:table-cell>
          <table:table-cell>
            <text:p>participante_seminario</text:p>
          </table:table-cell>
          <table:table-cell>
            <text:p>0pnd5nV91cG43tdCevBA-g</text:p>
          </table:table-cell>
        </table:table-row>
        <table:table-row>
          <table:table-cell>
            <text:p>648</text:p>
          </table:table-cell>
          <table:table-cell>
            <text:p>Silvio Oksman</text:p>
          </table:table-cell>
          <table:table-cell>
            <text:p>silvio@oksman.com.br</text:p>
          </table:table-cell>
          <table:table-cell>
            <text:p>14841922814</text:p>
          </table:table-cell>
          <table:table-cell>
            <text:p>(11) 98193-0190</text:p>
          </table:table-cell>
          <table:table-cell>
            <text:p>Rua guaçu 176</text:p>
          </table:table-cell>
          <table:table-cell>
            <text:p>0125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tropole Arquitetos</text:p>
          </table:table-cell>
          <table:table-cell>
            <text:p>profissional_internacional</text:p>
          </table:table-cell>
          <table:table-cell>
            <text:p>nMHmokQiCbhgOnjl3MYEXg</text:p>
          </table:table-cell>
        </table:table-row>
        <table:table-row>
          <table:table-cell>
            <text:p>649</text:p>
          </table:table-cell>
          <table:table-cell>
            <text:p>Silvio Sguizzardi</text:p>
          </table:table-cell>
          <table:table-cell>
            <text:p>silvio@2smc.arq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participante_seminario</text:p>
          </table:table-cell>
          <table:table-cell>
            <text:p>270oFyy01NXz4whKLoy67g</text:p>
          </table:table-cell>
        </table:table-row>
        <table:table-row>
          <table:table-cell>
            <text:p>650</text:p>
          </table:table-cell>
          <table:table-cell>
            <text:p>Simone Ferreira</text:p>
          </table:table-cell>
          <table:table-cell>
            <text:p>simone.ferreira@finatec.org.br</text:p>
          </table:table-cell>
          <table:table-cell>
            <text:p/>
          </table:table-cell>
          <table:table-cell>
            <text:p>(61) 99415-75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Cql8A_AEy_2b8cS3laXo7w</text:p>
          </table:table-cell>
        </table:table-row>
        <table:table-row>
          <table:table-cell>
            <text:p>651</text:p>
          </table:table-cell>
          <table:table-cell>
            <text:p>Sofia Boldrini</text:p>
          </table:table-cell>
          <table:table-cell>
            <text:p>so_sinem@hotmail.com</text:p>
          </table:table-cell>
          <table:table-cell>
            <text:p/>
          </table:table-cell>
          <table:table-cell>
            <text:p>(11) 98439-8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 – Universidade Estadual de Campinas</text:p>
          </table:table-cell>
          <table:table-cell>
            <text:p>participante_seminario</text:p>
          </table:table-cell>
          <table:table-cell>
            <text:p>OqLnnvJlWi5Zqkv9nFuHiQ</text:p>
          </table:table-cell>
        </table:table-row>
        <table:table-row>
          <table:table-cell>
            <text:p>652</text:p>
          </table:table-cell>
          <table:table-cell>
            <text:p>Stéphanie Garces Cerioli</text:p>
          </table:table-cell>
          <table:table-cell>
            <text:p>ste.cerioli@gmail.com</text:p>
          </table:table-cell>
          <table:table-cell>
            <text:p/>
          </table:table-cell>
          <table:table-cell>
            <text:p>(51) 99828-83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participante_seminario</text:p>
          </table:table-cell>
          <table:table-cell>
            <text:p>8SS30rrDMIqeCmaUM1P9tg</text:p>
          </table:table-cell>
        </table:table-row>
        <table:table-row>
          <table:table-cell>
            <text:p>653</text:p>
          </table:table-cell>
          <table:table-cell>
            <text:p>Suelen Camerin</text:p>
          </table:table-cell>
          <table:table-cell>
            <text:p>suelen@castrocamerin.com</text:p>
          </table:table-cell>
          <table:table-cell>
            <text:p/>
          </table:table-cell>
          <table:table-cell>
            <text:p>(51) 99660-3201</text:p>
          </table:table-cell>
          <table:table-cell>
            <text:p>Rua Mostardeiro 12 Apto 52 Moinhos de Vento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profissional</text:p>
          </table:table-cell>
          <table:table-cell>
            <text:p>j583LBvgN81GMo6OemENQg</text:p>
          </table:table-cell>
        </table:table-row>
        <table:table-row>
          <table:table-cell>
            <text:p>654</text:p>
          </table:table-cell>
          <table:table-cell>
            <text:p>Suely de Oliveira Figueirêdo Puppi</text:p>
          </table:table-cell>
          <table:table-cell>
            <text:p>suelypuppi@uol.com.br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35/ Apto 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ós- doc Fauusp (em curso)</text:p>
          </table:table-cell>
          <table:table-cell>
            <text:p>profissional_internacional</text:p>
          </table:table-cell>
          <table:table-cell>
            <text:p>krHK8b0Bokh4nfGwII36jA</text:p>
          </table:table-cell>
        </table:table-row>
        <table:table-row>
          <table:table-cell>
            <text:p>655</text:p>
          </table:table-cell>
          <table:table-cell>
            <text:p>Sulamita Fonseca Lino</text:p>
          </table:table-cell>
          <table:table-cell>
            <text:p>sulamitalino@ufop.edu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OvMJLfMIj4PS5QN27iD-Ow</text:p>
          </table:table-cell>
        </table:table-row>
        <table:table-row>
          <table:table-cell>
            <text:p>656</text:p>
          </table:table-cell>
          <table:table-cell>
            <text:p>Susanna Carrozzo Cohim Moreira</text:p>
          </table:table-cell>
          <table:table-cell>
            <text:p>susanna.moreira@usp.br</text:p>
          </table:table-cell>
          <table:table-cell>
            <text:p/>
          </table:table-cell>
          <table:table-cell>
            <text:p>(71) 99971-48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7A7Qhul05xa99Eb1UsXQ9Q</text:p>
          </table:table-cell>
        </table:table-row>
        <table:table-row>
          <table:table-cell>
            <text:p>657</text:p>
          </table:table-cell>
          <table:table-cell>
            <text:p>Sylvia Ficher</text:p>
          </table:table-cell>
          <table:table-cell>
            <text:p>sylviaficher@gmail.com</text:p>
          </table:table-cell>
          <table:table-cell>
            <text:p/>
          </table:table-cell>
          <table:table-cell>
            <text:p>(61) 99298-5848</text:p>
          </table:table-cell>
          <table:table-cell>
            <text:p>SQS 309 Bloco K Apto 101</text:p>
          </table:table-cell>
          <table:table-cell>
            <text:p>70362-11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Brasília</text:p>
          </table:table-cell>
          <table:table-cell>
            <text:p>profissional_internacional</text:p>
          </table:table-cell>
          <table:table-cell>
            <text:p>NiegP71aDE9negx4zL0CfA</text:p>
          </table:table-cell>
        </table:table-row>
        <table:table-row>
          <table:table-cell>
            <text:p>658</text:p>
          </table:table-cell>
          <table:table-cell>
            <text:p>Sâmara Menezes Porto</text:p>
          </table:table-cell>
          <table:table-cell>
            <text:p>samara.porto@ufv.br</text:p>
          </table:table-cell>
          <table:table-cell>
            <text:p/>
          </table:table-cell>
          <table:table-cell>
            <text:p>(73) 99930-69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participante_seminario</text:p>
          </table:table-cell>
          <table:table-cell>
            <text:p>FALj_663czqjoPH4bOFKBQ</text:p>
          </table:table-cell>
        </table:table-row>
        <table:table-row>
          <table:table-cell>
            <text:p>659</text:p>
          </table:table-cell>
          <table:table-cell>
            <text:p>Sônia Maria de Barros Marques</text:p>
          </table:table-cell>
          <table:table-cell>
            <text:p>soniamarques51@gmail.com</text:p>
          </table:table-cell>
          <table:table-cell>
            <text:p/>
          </table:table-cell>
          <table:table-cell>
            <text:p>(81) 98173-1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 UFRN UFPB aposentada</text:p>
          </table:table-cell>
          <table:table-cell>
            <text:p>participante_seminario</text:p>
          </table:table-cell>
          <table:table-cell>
            <text:p>S4ZQ6QA74p-3Z11BJsvGFw</text:p>
          </table:table-cell>
        </table:table-row>
        <table:table-row>
          <table:table-cell>
            <text:p>660</text:p>
          </table:table-cell>
          <table:table-cell>
            <text:p>Taiana Car Vidotto</text:p>
          </table:table-cell>
          <table:table-cell>
            <text:p>taiana.car.vidotto@gmail.com</text:p>
          </table:table-cell>
          <table:table-cell>
            <text:p/>
          </table:table-cell>
          <table:table-cell>
            <text:p>(19) 99614-2993</text:p>
          </table:table-cell>
          <table:table-cell>
            <text:p>Rua Prof. Luis de Vasconcelos, 160 Apto 142, Bloco A</text:p>
          </table:table-cell>
          <table:table-cell>
            <text:p>18090-380</text:p>
          </table:table-cell>
          <table:table-cell>
            <text:p>Sorocaba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Facens</text:p>
          </table:table-cell>
          <table:table-cell>
            <text:p>profissional</text:p>
          </table:table-cell>
          <table:table-cell>
            <text:p>ljS2yCkqnQ7JJPRjALa_nA</text:p>
          </table:table-cell>
        </table:table-row>
        <table:table-row>
          <table:table-cell>
            <text:p>661</text:p>
          </table:table-cell>
          <table:table-cell>
            <text:p>Tainá Tábata Fialho Martins</text:p>
          </table:table-cell>
          <table:table-cell>
            <text:p>taina.martins@ufv.br</text:p>
          </table:table-cell>
          <table:table-cell>
            <text:p/>
          </table:table-cell>
          <table:table-cell>
            <text:p>(31) 99898-70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participante_seminario</text:p>
          </table:table-cell>
          <table:table-cell>
            <text:p>U-skwTXuG1NR83MnhZ8UrA</text:p>
          </table:table-cell>
        </table:table-row>
        <table:table-row>
          <table:table-cell>
            <text:p>662</text:p>
          </table:table-cell>
          <table:table-cell>
            <text:p>Talita Evelyn Ferreira Ruiz</text:p>
          </table:table-cell>
          <table:table-cell>
            <text:p>talitaferreira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441p-HQ0QCM_ghRRKzAXtQ</text:p>
          </table:table-cell>
        </table:table-row>
        <table:table-row>
          <table:table-cell>
            <text:p>663</text:p>
          </table:table-cell>
          <table:table-cell>
            <text:p>Talita Pereira de Oliveira</text:p>
          </table:table-cell>
          <table:table-cell>
            <text:p>talitapereiraacademico@gmail.com</text:p>
          </table:table-cell>
          <table:table-cell>
            <text:p/>
          </table:table-cell>
          <table:table-cell>
            <text:p>(31) 98295-84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9dFE2oedhJMICkWBswXy6A</text:p>
          </table:table-cell>
        </table:table-row>
        <table:table-row>
          <table:table-cell>
            <text:p>664</text:p>
          </table:table-cell>
          <table:table-cell>
            <text:p>Talita Yanes</text:p>
          </table:table-cell>
          <table:table-cell>
            <text:p>talita.yanis@ufv.br</text:p>
          </table:table-cell>
          <table:table-cell>
            <text:p/>
          </table:table-cell>
          <table:table-cell>
            <text:p>(31) 99570-7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nExDgscfWnX58AhOiulNmQ</text:p>
          </table:table-cell>
        </table:table-row>
        <table:table-row>
          <table:table-cell>
            <text:p>665</text:p>
          </table:table-cell>
          <table:table-cell>
            <text:p>Tamiris de Oliveira Machado</text:p>
          </table:table-cell>
          <table:table-cell>
            <text:p>tamiriisoliv@gmail.com</text:p>
          </table:table-cell>
          <table:table-cell>
            <text:p/>
          </table:table-cell>
          <table:table-cell>
            <text:p>(31) 99496-4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(NPGAU) - UFMG</text:p>
          </table:table-cell>
          <table:table-cell>
            <text:p>participante_seminario</text:p>
          </table:table-cell>
          <table:table-cell>
            <text:p>iUJRRovPzGr0cB9NLrxEvQ</text:p>
          </table:table-cell>
        </table:table-row>
        <table:table-row>
          <table:table-cell>
            <text:p>666</text:p>
          </table:table-cell>
          <table:table-cell>
            <text:p>Tatiana Sakurai</text:p>
          </table:table-cell>
          <table:table-cell>
            <text:p>tsakurai@usp.br</text:p>
          </table:table-cell>
          <table:table-cell>
            <text:p/>
          </table:table-cell>
          <table:table-cell>
            <text:p>(11) 97692-64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participante_seminario</text:p>
          </table:table-cell>
          <table:table-cell>
            <text:p>xkAd_dfFSyMr3uJHKRRvFw</text:p>
          </table:table-cell>
        </table:table-row>
        <table:table-row>
          <table:table-cell>
            <text:p>667</text:p>
          </table:table-cell>
          <table:table-cell>
            <text:p>Tatiani Amadeu de Freitas</text:p>
          </table:table-cell>
          <table:table-cell>
            <text:p>t.amadeuf@alumni.usp.br</text:p>
          </table:table-cell>
          <table:table-cell>
            <text:p/>
          </table:table-cell>
          <table:table-cell>
            <text:p>(17) 99614-35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da Universidade de São Paulo</text:p>
          </table:table-cell>
          <table:table-cell>
            <text:p>participante_seminario</text:p>
          </table:table-cell>
          <table:table-cell>
            <text:p>GaNor05GF53WwrbgeMYrOQ</text:p>
          </table:table-cell>
        </table:table-row>
        <table:table-row>
          <table:table-cell>
            <text:p>668</text:p>
          </table:table-cell>
          <table:table-cell>
            <text:p>Thais Moraes Guedes</text:p>
          </table:table-cell>
          <table:table-cell>
            <text:p>thais.moraesg@gmail.com</text:p>
          </table:table-cell>
          <table:table-cell>
            <text:p/>
          </table:table-cell>
          <table:table-cell>
            <text:p>(51) 99934-47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participante_seminario</text:p>
          </table:table-cell>
          <table:table-cell>
            <text:p>Tkq-2SwHqAKoxK6HwaeSTA</text:p>
          </table:table-cell>
        </table:table-row>
        <table:table-row>
          <table:table-cell>
            <text:p>669</text:p>
          </table:table-cell>
          <table:table-cell>
            <text:p>Thais Saboia Martins</text:p>
          </table:table-cell>
          <table:table-cell>
            <text:p>tsmartins@utfpr.edu.br; thaissaboiamartins@gmail.com</text:p>
          </table:table-cell>
          <table:table-cell>
            <text:p/>
          </table:table-cell>
          <table:table-cell>
            <text:p>(41) 98836-9706</text:p>
          </table:table-cell>
          <table:table-cell>
            <text:p>Rua Moyses Marcondes, 887 Apto 202</text:p>
          </table:table-cell>
          <table:table-cell>
            <text:p>80530-3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Tecnológica Federal do Paraná</text:p>
          </table:table-cell>
          <table:table-cell>
            <text:p>profissional_internacional</text:p>
          </table:table-cell>
          <table:table-cell>
            <text:p>rG-X5NqNAmIl2q6Dda35vw</text:p>
          </table:table-cell>
        </table:table-row>
        <table:table-row>
          <table:table-cell>
            <text:p>670</text:p>
          </table:table-cell>
          <table:table-cell>
            <text:p>Thales Pereira</text:p>
          </table:table-cell>
          <table:table-cell>
            <text:p>thalespereiradh1@gmail.com</text:p>
          </table:table-cell>
          <table:table-cell>
            <text:p/>
          </table:table-cell>
          <table:table-cell>
            <text:p>(35) 98833-5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9dnHOIrpSiMCJ750ckmnSQ</text:p>
          </table:table-cell>
        </table:table-row>
        <table:table-row>
          <table:table-cell>
            <text:p>671</text:p>
          </table:table-cell>
          <table:table-cell>
            <text:p>Thaysa Malaquias de Mello</text:p>
          </table:table-cell>
          <table:table-cell>
            <text:p>thaysamlq@gmail.com</text:p>
          </table:table-cell>
          <table:table-cell>
            <text:p/>
          </table:table-cell>
          <table:table-cell>
            <text:p>(21) 99125-9879</text:p>
          </table:table-cell>
          <table:table-cell>
            <text:p>Rua Camaragibe, 9, apt 222</text:p>
          </table:table-cell>
          <table:table-cell>
            <text:p>20520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estudante</text:p>
          </table:table-cell>
          <table:table-cell>
            <text:p>Jh0oWbD2fsELVKx6i8TebQ</text:p>
          </table:table-cell>
        </table:table-row>
        <table:table-row>
          <table:table-cell>
            <text:p>672</text:p>
          </table:table-cell>
          <table:table-cell>
            <text:p>Thiago Allis</text:p>
          </table:table-cell>
          <table:table-cell>
            <text:p>thiagoallis@usp.br</text:p>
          </table:table-cell>
          <table:table-cell>
            <text:p/>
          </table:table-cell>
          <table:table-cell>
            <text:p>(11) 98271-85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tzPCT5Cp7Cje3uT8eJ82LQ</text:p>
          </table:table-cell>
        </table:table-row>
        <table:table-row>
          <table:table-cell>
            <text:p>673</text:p>
          </table:table-cell>
          <table:table-cell>
            <text:p>Thiago Borges Mendes</text:p>
          </table:table-cell>
          <table:table-cell>
            <text:p>tborgesmendes@gmail.com</text:p>
          </table:table-cell>
          <table:table-cell>
            <text:p/>
          </table:table-cell>
          <table:table-cell>
            <text:p>(47) 99108-1008</text:p>
          </table:table-cell>
          <table:table-cell>
            <text:p>R. Otto Boehm 117, Apto 6</text:p>
          </table:table-cell>
          <table:table-cell>
            <text:p>89201-7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Professor na UNIFEBE</text:p>
          </table:table-cell>
          <table:table-cell>
            <text:p>profissional</text:p>
          </table:table-cell>
          <table:table-cell>
            <text:p>VWPpjP99MULvOY_Bjfjxdg</text:p>
          </table:table-cell>
        </table:table-row>
        <table:table-row>
          <table:table-cell>
            <text:p>674</text:p>
          </table:table-cell>
          <table:table-cell>
            <text:p>Thiago Leitão de Souza</text:p>
          </table:table-cell>
          <table:table-cell>
            <text:p>leitao.thiago@fau.ufrj.br</text:p>
          </table:table-cell>
          <table:table-cell>
            <text:p/>
          </table:table-cell>
          <table:table-cell>
            <text:p>(21) 98809-31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participante_seminario</text:p>
          </table:table-cell>
          <table:table-cell>
            <text:p>MQn1BhA8jozzWcsYSZLS0w</text:p>
          </table:table-cell>
        </table:table-row>
        <table:table-row>
          <table:table-cell>
            <text:p>675</text:p>
          </table:table-cell>
          <table:table-cell>
            <text:p>Thiago Pacheco Turchi</text:p>
          </table:table-cell>
          <table:table-cell>
            <text:p>thiagoturchi@gmail.com</text:p>
          </table:table-cell>
          <table:table-cell>
            <text:p/>
          </table:table-cell>
          <table:table-cell>
            <text:p>(61) 99818-85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2FlKDYex7U6cBempOvpbBQ</text:p>
          </table:table-cell>
        </table:table-row>
        <table:table-row>
          <table:table-cell>
            <text:p>676</text:p>
          </table:table-cell>
          <table:table-cell>
            <text:p>Thiago Turchi</text:p>
          </table:table-cell>
          <table:table-cell>
            <text:p>professor.turch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q7DSeIMOco4Wmcvwj3NxpA</text:p>
          </table:table-cell>
        </table:table-row>
        <table:table-row>
          <table:table-cell>
            <text:p>677</text:p>
          </table:table-cell>
          <table:table-cell>
            <text:p>Thomas Ilg Gavinho</text:p>
          </table:table-cell>
          <table:table-cell>
            <text:p>thomas.ilg.gavinho@gmail.com</text:p>
          </table:table-cell>
          <table:table-cell>
            <text:p/>
          </table:table-cell>
          <table:table-cell>
            <text:p>(21) 99518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participante_seminario</text:p>
          </table:table-cell>
          <table:table-cell>
            <text:p>Wd954IIYOjbS_Htec9_0lg</text:p>
          </table:table-cell>
        </table:table-row>
        <table:table-row>
          <table:table-cell>
            <text:p>678</text:p>
          </table:table-cell>
          <table:table-cell>
            <text:p>Tiago Farias Lopes</text:p>
          </table:table-cell>
          <table:table-cell>
            <text:p>tiago.farias@gmail.com</text:p>
          </table:table-cell>
          <table:table-cell>
            <text:p/>
          </table:table-cell>
          <table:table-cell>
            <text:p>(85) 99609-2889</text:p>
          </table:table-cell>
          <table:table-cell>
            <text:p>Rua François Teles de Menezes, 120 Apto 802</text:p>
          </table:table-cell>
          <table:table-cell>
            <text:p>60415-1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estudante</text:p>
          </table:table-cell>
          <table:table-cell>
            <text:p>c4f2hEkeTJA7b97evp721w</text:p>
          </table:table-cell>
        </table:table-row>
        <table:table-row>
          <table:table-cell>
            <text:p>679</text:p>
          </table:table-cell>
          <table:table-cell>
            <text:p>Tiago Tardin Abdelhay</text:p>
          </table:table-cell>
          <table:table-cell>
            <text:p>tiago.tardin@gmail.com</text:p>
          </table:table-cell>
          <table:table-cell>
            <text:p/>
          </table:table-cell>
          <table:table-cell>
            <text:p>(21) 99105-4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 - FAU - UFRJ</text:p>
          </table:table-cell>
          <table:table-cell>
            <text:p>participante_seminario</text:p>
          </table:table-cell>
          <table:table-cell>
            <text:p>RpncmQW7LsQihXmQX2BB_A</text:p>
          </table:table-cell>
        </table:table-row>
        <table:table-row>
          <table:table-cell>
            <text:p>680</text:p>
          </table:table-cell>
          <table:table-cell>
            <text:p>Tito Flávio Rodrigues de Aguiar</text:p>
          </table:table-cell>
          <table:table-cell>
            <text:p>tito.aguiar@ufop.edu.br</text:p>
          </table:table-cell>
          <table:table-cell>
            <text:p/>
          </table:table-cell>
          <table:table-cell>
            <text:p>(31) 99833-1898</text:p>
          </table:table-cell>
          <table:table-cell>
            <text:p>Rua dos Aimorés, 2139, Apto 1602</text:p>
          </table:table-cell>
          <table:table-cell>
            <text:p>30140-074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Ouro Preto</text:p>
          </table:table-cell>
          <table:table-cell>
            <text:p>profissional</text:p>
          </table:table-cell>
          <table:table-cell>
            <text:p>LIQi5T-MoNpAOBChez-xRw</text:p>
          </table:table-cell>
        </table:table-row>
        <table:table-row>
          <table:table-cell>
            <text:p>681</text:p>
          </table:table-cell>
          <table:table-cell>
            <text:p>Tomas Cezar de Andrade Millan</text:p>
          </table:table-cell>
          <table:table-cell>
            <text:p>tomas.millan@alumni.usp.br</text:p>
          </table:table-cell>
          <table:table-cell>
            <text:p/>
          </table:table-cell>
          <table:table-cell>
            <text:p>(11) 94348-23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USP)</text:p>
          </table:table-cell>
          <table:table-cell>
            <text:p>participante_seminario</text:p>
          </table:table-cell>
          <table:table-cell>
            <text:p>nsAAOh9TDo4Z1n9s8Q0zHA</text:p>
          </table:table-cell>
        </table:table-row>
        <table:table-row>
          <table:table-cell>
            <text:p>682</text:p>
          </table:table-cell>
          <table:table-cell>
            <text:p>Tomas Urgal de Castro</text:p>
          </table:table-cell>
          <table:table-cell>
            <text:p>turgal@live.com</text:p>
          </table:table-cell>
          <table:table-cell>
            <text:p/>
          </table:table-cell>
          <table:table-cell>
            <text:p>(21) 97222-1997</text:p>
          </table:table-cell>
          <table:table-cell>
            <text:p>Rua Uruguai 25, 201 fundos - Andaraí</text:p>
          </table:table-cell>
          <table:table-cell>
            <text:p>20541-14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(PROURB UFRJ)</text:p>
          </table:table-cell>
          <table:table-cell>
            <text:p>estudante</text:p>
          </table:table-cell>
          <table:table-cell>
            <text:p>-zACuJNY7Cye-r61lWIPrw</text:p>
          </table:table-cell>
        </table:table-row>
        <table:table-row>
          <table:table-cell>
            <text:p>683</text:p>
          </table:table-cell>
          <table:table-cell>
            <text:p>Ulisses Resende Castro</text:p>
          </table:table-cell>
          <table:table-cell>
            <text:p>ulisses.castro@gmail.com</text:p>
          </table:table-cell>
          <table:table-cell>
            <text:p/>
          </table:table-cell>
          <table:table-cell>
            <text:p>(19) 99868-31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articipante_seminario</text:p>
          </table:table-cell>
          <table:table-cell>
            <text:p>gYXMMO97cfBItNka4PAq_A</text:p>
          </table:table-cell>
        </table:table-row>
        <table:table-row>
          <table:table-cell>
            <text:p>684</text:p>
          </table:table-cell>
          <table:table-cell>
            <text:p>Valentina Bertani Sassi</text:p>
          </table:table-cell>
          <table:table-cell>
            <text:p>valentina.bertani.sassi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v2UlFqXbmmbd4LJPnoHuQ</text:p>
          </table:table-cell>
        </table:table-row>
        <table:table-row>
          <table:table-cell>
            <text:p>685</text:p>
          </table:table-cell>
          <table:table-cell>
            <text:p>Vanda Alice Garcia Zanoni</text:p>
          </table:table-cell>
          <table:table-cell>
            <text:p>vandazanoni@unb.br</text:p>
          </table:table-cell>
          <table:table-cell>
            <text:p/>
          </table:table-cell>
          <table:table-cell>
            <text:p>(67) 99982-13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Mij4G-W9nJyt-2Wkua5ViQ</text:p>
          </table:table-cell>
        </table:table-row>
        <table:table-row>
          <table:table-cell>
            <text:p>686</text:p>
          </table:table-cell>
          <table:table-cell>
            <text:p>Vanessa Brasileiro</text:p>
          </table:table-cell>
          <table:table-cell>
            <text:p>vbbrasileiro@gmail.com</text:p>
          </table:table-cell>
          <table:table-cell>
            <text:p>76007227634</text:p>
          </table:table-cell>
          <table:table-cell>
            <text:p>(31) 99616-4624</text:p>
          </table:table-cell>
          <table:table-cell>
            <text:p>Rua Paraíba, 697</text:p>
          </table:table-cell>
          <table:table-cell>
            <text:p>30130-141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profissional_internacional</text:p>
          </table:table-cell>
          <table:table-cell>
            <text:p>00lZmruEQYpGpQ7PguSrow</text:p>
          </table:table-cell>
        </table:table-row>
        <table:table-row>
          <table:table-cell>
            <text:p>687</text:p>
          </table:table-cell>
          <table:table-cell>
            <text:p>Vanessa Nagel Vega</text:p>
          </table:table-cell>
          <table:table-cell>
            <text:p>vanenagel7@gmail.com</text:p>
          </table:table-cell>
          <table:table-cell>
            <text:p/>
          </table:table-cell>
          <table:table-cell>
            <text:p>(81) 2646-7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/ Universidad Nacional Autónoma de México</text:p>
          </table:table-cell>
          <table:table-cell>
            <text:p>participante_seminario</text:p>
          </table:table-cell>
          <table:table-cell>
            <text:p>fUlkdLTpQYnGY8oDI8-k_A</text:p>
          </table:table-cell>
        </table:table-row>
        <table:table-row>
          <table:table-cell>
            <text:p>688</text:p>
          </table:table-cell>
          <table:table-cell>
            <text:p>Vanessa de Conto</text:p>
          </table:table-cell>
          <table:table-cell>
            <text:p>vanessa.conto@ufsm.br</text:p>
          </table:table-cell>
          <table:table-cell>
            <text:p/>
          </table:table-cell>
          <table:table-cell>
            <text:p>(55) 99641-9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substituta na Universidade Federal de Santa Maria</text:p>
          </table:table-cell>
          <table:table-cell>
            <text:p>participante_seminario</text:p>
          </table:table-cell>
          <table:table-cell>
            <text:p>x5rdZaGlecpyVj5zj7nDjQ</text:p>
          </table:table-cell>
        </table:table-row>
        <table:table-row>
          <table:table-cell>
            <text:p>689</text:p>
          </table:table-cell>
          <table:table-cell>
            <text:p>Vanessa de Souza Costa</text:p>
          </table:table-cell>
          <table:table-cell>
            <text:p>van.costa.arq@gmail.com</text:p>
          </table:table-cell>
          <table:table-cell>
            <text:p/>
          </table:table-cell>
          <table:table-cell>
            <text:p>(91) 98272-55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tDfKwTjxzuVBUs8vd8NwA</text:p>
          </table:table-cell>
        </table:table-row>
        <table:table-row>
          <table:table-cell>
            <text:p>690</text:p>
          </table:table-cell>
          <table:table-cell>
            <text:p>Victor Cardoso Lauer</text:p>
          </table:table-cell>
          <table:table-cell>
            <text:p>victorclauer@gmail.com</text:p>
          </table:table-cell>
          <table:table-cell>
            <text:p/>
          </table:table-cell>
          <table:table-cell>
            <text:p>(51) 99102-5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QzAkkrVzyFWie7V1ZWOOdQ</text:p>
          </table:table-cell>
        </table:table-row>
        <table:table-row>
          <table:table-cell>
            <text:p>691</text:p>
          </table:table-cell>
          <table:table-cell>
            <text:p>Victor Diniz Pinheiro Carvalho</text:p>
          </table:table-cell>
          <table:table-cell>
            <text:p>aqwvictor6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tudante</text:p>
          </table:table-cell>
          <table:table-cell>
            <text:p>zl4MTlkPZdhI8PZCIdLJjg</text:p>
          </table:table-cell>
        </table:table-row>
        <table:table-row>
          <table:table-cell>
            <text:p>692</text:p>
          </table:table-cell>
          <table:table-cell>
            <text:p>Victor Eduardo Moreira de Oliveira</text:p>
          </table:table-cell>
          <table:table-cell>
            <text:p>victor.eduardo.oliveira@usp.br</text:p>
          </table:table-cell>
          <table:table-cell>
            <text:p/>
          </table:table-cell>
          <table:table-cell>
            <text:p>(11) 96449-48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articipante_seminario</text:p>
          </table:table-cell>
          <table:table-cell>
            <text:p>it_J7lvxHjmhTJrpXHkWag</text:p>
          </table:table-cell>
        </table:table-row>
        <table:table-row>
          <table:table-cell>
            <text:p>693</text:p>
          </table:table-cell>
          <table:table-cell>
            <text:p>Victor Salgado</text:p>
          </table:table-cell>
          <table:table-cell>
            <text:p>victorsalgado@alumni.usp.br</text:p>
          </table:table-cell>
          <table:table-cell>
            <text:p/>
          </table:table-cell>
          <table:table-cell>
            <text:p>(11) 99312-58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participante_seminario</text:p>
          </table:table-cell>
          <table:table-cell>
            <text:p>Raao7CWF_MuhVt9YOe-rtA</text:p>
          </table:table-cell>
        </table:table-row>
        <table:table-row>
          <table:table-cell>
            <text:p>694</text:p>
          </table:table-cell>
          <table:table-cell>
            <text:p>Victoria Jannuzzi da Cunha</text:p>
          </table:table-cell>
          <table:table-cell>
            <text:p>victoria.cunha@fau.ufrj.br; victoria.jannuzzi@gmail.com</text:p>
          </table:table-cell>
          <table:table-cell>
            <text:p/>
          </table:table-cell>
          <table:table-cell>
            <text:p>(61) 98122-1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zlGbN4amrC7-KQ0DuxhWwg</text:p>
          </table:table-cell>
        </table:table-row>
        <table:table-row>
          <table:table-cell>
            <text:p>695</text:p>
          </table:table-cell>
          <table:table-cell>
            <text:p>Victória Gonçalves Vitor de Oliveira</text:p>
          </table:table-cell>
          <table:table-cell>
            <text:p>v250547@dac.unicam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participante_seminario</text:p>
          </table:table-cell>
          <table:table-cell>
            <text:p>2RoRGBI8F7Nkur8qQzxueA</text:p>
          </table:table-cell>
        </table:table-row>
        <table:table-row>
          <table:table-cell>
            <text:p>696</text:p>
          </table:table-cell>
          <table:table-cell>
            <text:p>Vinícius Alves de Araujo</text:p>
          </table:table-cell>
          <table:table-cell>
            <text:p>vinicius.aa@usp.br</text:p>
          </table:table-cell>
          <table:table-cell>
            <text:p/>
          </table:table-cell>
          <table:table-cell>
            <text:p>(44) 99932-22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Centro Universitário Cidade Verde - UniCV</text:p>
          </table:table-cell>
          <table:table-cell>
            <text:p>participante_seminario</text:p>
          </table:table-cell>
          <table:table-cell>
            <text:p>FtRE-tXPumCw6AWYv3DzzA</text:p>
          </table:table-cell>
        </table:table-row>
        <table:table-row>
          <table:table-cell>
            <text:p>697</text:p>
          </table:table-cell>
          <table:table-cell>
            <text:p>Vinícius Nascimento Campos</text:p>
          </table:table-cell>
          <table:table-cell>
            <text:p>vinicius.n.campos@ufv.br</text:p>
          </table:table-cell>
          <table:table-cell>
            <text:p/>
          </table:table-cell>
          <table:table-cell>
            <text:p>(31) 99738-15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participante_seminario</text:p>
          </table:table-cell>
          <table:table-cell>
            <text:p>MEe7rlMB_Sa1LZ11SpK5_Q</text:p>
          </table:table-cell>
        </table:table-row>
        <table:table-row>
          <table:table-cell>
            <text:p>698</text:p>
          </table:table-cell>
          <table:table-cell>
            <text:p>Vinícius Okada Micheletto de Moraes D'amico</text:p>
          </table:table-cell>
          <table:table-cell>
            <text:p>vncs.okada@gmail.com</text:p>
          </table:table-cell>
          <table:table-cell>
            <text:p/>
          </table:table-cell>
          <table:table-cell>
            <text:p>(18) 99645-84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participante_seminario</text:p>
          </table:table-cell>
          <table:table-cell>
            <text:p>ZnN6ae89HqfjcAl-WTyEOw</text:p>
          </table:table-cell>
        </table:table-row>
        <table:table-row>
          <table:table-cell>
            <text:p>699</text:p>
          </table:table-cell>
          <table:table-cell>
            <text:p>Virgínia Amâncio Bezerra</text:p>
          </table:table-cell>
          <table:table-cell>
            <text:p>virginiaamanciob@gmail.com</text:p>
          </table:table-cell>
          <table:table-cell>
            <text:p/>
          </table:table-cell>
          <table:table-cell>
            <text:p>(81) 99655-6675</text:p>
          </table:table-cell>
          <table:table-cell>
            <text:p>Rua Chico Mendes, 213 A</text:p>
          </table:table-cell>
          <table:table-cell>
            <text:p>55037-160</text:p>
          </table:table-cell>
          <table:table-cell>
            <text:p>Caruaru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estudante</text:p>
          </table:table-cell>
          <table:table-cell>
            <text:p>hQjR1DjpzAq-Ulsu8UJNMw</text:p>
          </table:table-cell>
        </table:table-row>
        <table:table-row>
          <table:table-cell>
            <text:p>700</text:p>
          </table:table-cell>
          <table:table-cell>
            <text:p>Vitor Fernandes Scarpellini de Mello</text:p>
          </table:table-cell>
          <table:table-cell>
            <text:p>vitor.mello@ufrgs.br</text:p>
          </table:table-cell>
          <table:table-cell>
            <text:p/>
          </table:table-cell>
          <table:table-cell>
            <text:p>(51) 99418-00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fEXHp-cpl0egOrFaHvIhyw</text:p>
          </table:table-cell>
        </table:table-row>
        <table:table-row>
          <table:table-cell>
            <text:p>701</text:p>
          </table:table-cell>
          <table:table-cell>
            <text:p>Vitória Barreiros de Oliveira Mota</text:p>
          </table:table-cell>
          <table:table-cell>
            <text:p>vitoriabarreirosm@usp.br</text:p>
          </table:table-cell>
          <table:table-cell>
            <text:p/>
          </table:table-cell>
          <table:table-cell>
            <text:p>(61) 99614-7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E2kORLOrE8mLi1c5x_4I6A</text:p>
          </table:table-cell>
        </table:table-row>
        <table:table-row>
          <table:table-cell>
            <text:p>702</text:p>
          </table:table-cell>
          <table:table-cell>
            <text:p>Vitória Margotto Barroca</text:p>
          </table:table-cell>
          <table:table-cell>
            <text:p>vitoriamargotto@gmail.com</text:p>
          </table:table-cell>
          <table:table-cell>
            <text:p/>
          </table:table-cell>
          <table:table-cell>
            <text:p>(27) 99905-4842</text:p>
          </table:table-cell>
          <table:table-cell>
            <text:p>Avenida Paulino Muller, 1330</text:p>
          </table:table-cell>
          <table:table-cell>
            <text:p>29043-25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o Espírito Santo</text:p>
          </table:table-cell>
          <table:table-cell>
            <text:p>estudante</text:p>
          </table:table-cell>
          <table:table-cell>
            <text:p>SjkP7J5A2n6bdtfk5dCpAg</text:p>
          </table:table-cell>
        </table:table-row>
        <table:table-row>
          <table:table-cell>
            <text:p>703</text:p>
          </table:table-cell>
          <table:table-cell>
            <text:p>Vitória Maria Mesquita Martins</text:p>
          </table:table-cell>
          <table:table-cell>
            <text:p>vitoriamesquitamartins.arq@gmail.com</text:p>
          </table:table-cell>
          <table:table-cell>
            <text:p/>
          </table:table-cell>
          <table:table-cell>
            <text:p>(43) 99120-16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articipante_seminario</text:p>
          </table:table-cell>
          <table:table-cell>
            <text:p>lfLPkvBvqd8Rt4EMNVAwtg</text:p>
          </table:table-cell>
        </table:table-row>
        <table:table-row>
          <table:table-cell>
            <text:p>704</text:p>
          </table:table-cell>
          <table:table-cell>
            <text:p>Viviane Oliveira de Jesus</text:p>
          </table:table-cell>
          <table:table-cell>
            <text:p>arq.vivi@gmail.com</text:p>
          </table:table-cell>
          <table:table-cell>
            <text:p/>
          </table:table-cell>
          <table:table-cell>
            <text:p>(79) 99984-4495</text:p>
          </table:table-cell>
          <table:table-cell>
            <text:p>Rua Dr Silvio Cézar Leite 301. Edf. Palazzo Fiorentino, Apto 703. Bairro Salgado Filho. Aracaju/SE</text:p>
          </table:table-cell>
          <table:table-cell>
            <text:p>49020-060</text:p>
          </table:table-cell>
          <table:table-cell>
            <text:p>Aracaju</text:p>
          </table:table-cell>
          <table:table-cell>
            <text:p>S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a Bahia (UFBA)</text:p>
          </table:table-cell>
          <table:table-cell>
            <text:p>estudante</text:p>
          </table:table-cell>
          <table:table-cell>
            <text:p>ay9YBK88Qeh3aUOPQCipOg</text:p>
          </table:table-cell>
        </table:table-row>
        <table:table-row>
          <table:table-cell>
            <text:p>705</text:p>
          </table:table-cell>
          <table:table-cell>
            <text:p>Vládia Pinheiro Cantanhede Heimbecker</text:p>
          </table:table-cell>
          <table:table-cell>
            <text:p>vladiaheimbecker@ufam.edu.br</text:p>
          </table:table-cell>
          <table:table-cell>
            <text:p/>
          </table:table-cell>
          <table:table-cell>
            <text:p>(92) 98125-1000</text:p>
          </table:table-cell>
          <table:table-cell>
            <text:p>Rua José de Arimateia, 1088, torre 3 Apto 1201</text:p>
          </table:table-cell>
          <table:table-cell>
            <text:p>69060-081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profissional</text:p>
          </table:table-cell>
          <table:table-cell>
            <text:p>S3i-shLAoKcwJT-VyW1gWQ</text:p>
          </table:table-cell>
        </table:table-row>
        <table:table-row>
          <table:table-cell>
            <text:p>706</text:p>
          </table:table-cell>
          <table:table-cell>
            <text:p>Wesley Ribeiro Vilas-lobo</text:p>
          </table:table-cell>
          <table:table-cell>
            <text:p>wesleylobo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jEQZlGkh7qrt-QfMHW8OeA</text:p>
          </table:table-cell>
        </table:table-row>
        <table:table-row>
          <table:table-cell>
            <text:p>707</text:p>
          </table:table-cell>
          <table:table-cell>
            <text:p>Willian da Silva</text:p>
          </table:table-cell>
          <table:table-cell>
            <text:p>willian_silva@usp.br</text:p>
          </table:table-cell>
          <table:table-cell>
            <text:p/>
          </table:table-cell>
          <table:table-cell>
            <text:p>(15) 98824-94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DWkDRknKT-4Slk1vhJ0xyg</text:p>
          </table:table-cell>
        </table:table-row>
        <table:table-row>
          <table:table-cell>
            <text:p>708</text:p>
          </table:table-cell>
          <table:table-cell>
            <text:p>Wilson Florio</text:p>
          </table:table-cell>
          <table:table-cell>
            <text:p>wflorio@unicamp.br; wilsonflorio@gmail.com</text:p>
          </table:table-cell>
          <table:table-cell>
            <text:p/>
          </table:table-cell>
          <table:table-cell>
            <text:p>(11) 93256-4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, FECFAU UNICAMP</text:p>
          </table:table-cell>
          <table:table-cell>
            <text:p>participante_seminario</text:p>
          </table:table-cell>
          <table:table-cell>
            <text:p>qhUodN-QbddPeW8FruCCww</text:p>
          </table:table-cell>
        </table:table-row>
        <table:table-row>
          <table:table-cell>
            <text:p>709</text:p>
          </table:table-cell>
          <table:table-cell>
            <text:p>Wylnna Vidal</text:p>
          </table:table-cell>
          <table:table-cell>
            <text:p>wylnna.vidal@academico.ufpb.br</text:p>
          </table:table-cell>
          <table:table-cell>
            <text:p/>
          </table:table-cell>
          <table:table-cell>
            <text:p>(83) 98706-8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participante_seminario</text:p>
          </table:table-cell>
          <table:table-cell>
            <text:p>USzE1F_AMn2aHbmRrC6e9w</text:p>
          </table:table-cell>
        </table:table-row>
        <table:table-row>
          <table:table-cell>
            <text:p>710</text:p>
          </table:table-cell>
          <table:table-cell>
            <text:p>Yago Rodrigo Silva da Rosa</text:p>
          </table:table-cell>
          <table:table-cell>
            <text:p>yrodrigorosa@gmail.com</text:p>
          </table:table-cell>
          <table:table-cell>
            <text:p/>
          </table:table-cell>
          <table:table-cell>
            <text:p>(48) 99912-249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</text:p>
          </table:table-cell>
          <table:table-cell>
            <text:p>participante_seminario</text:p>
          </table:table-cell>
          <table:table-cell>
            <text:p>twNiO8k4S987wimCDuHR4g</text:p>
          </table:table-cell>
        </table:table-row>
        <table:table-row>
          <table:table-cell>
            <text:p>711</text:p>
          </table:table-cell>
          <table:table-cell>
            <text:p>Yan Azevedo</text:p>
          </table:table-cell>
          <table:table-cell>
            <text:p>yan26fabio@gmail.com</text:p>
          </table:table-cell>
          <table:table-cell>
            <text:p/>
          </table:table-cell>
          <table:table-cell>
            <text:p>(83) 98192-08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participante_seminario</text:p>
          </table:table-cell>
          <table:table-cell>
            <text:p>TYDyCJQh7H07nEW6JpMDiA</text:p>
          </table:table-cell>
        </table:table-row>
        <table:table-row>
          <table:table-cell>
            <text:p>712</text:p>
          </table:table-cell>
          <table:table-cell>
            <text:p>Yan Favoretti Kruchin</text:p>
          </table:table-cell>
          <table:table-cell>
            <text:p>yanfkruchin@gmail.com</text:p>
          </table:table-cell>
          <table:table-cell>
            <text:p/>
          </table:table-cell>
          <table:table-cell>
            <text:p>(51) 99428-14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vuv-52gwaMWZMBMkY-k61w</text:p>
          </table:table-cell>
        </table:table-row>
        <table:table-row>
          <table:table-cell>
            <text:p>713</text:p>
          </table:table-cell>
          <table:table-cell>
            <text:p>Yan Fábio Leite de Azevedo</text:p>
          </table:table-cell>
          <table:table-cell>
            <text:p>yan_azevedo@usp.b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amNsETZPicDcskpp9et3ow</text:p>
          </table:table-cell>
        </table:table-row>
        <table:table-row>
          <table:table-cell>
            <text:p>714</text:p>
          </table:table-cell>
          <table:table-cell>
            <text:p>Yasmin Elganim Vieira</text:p>
          </table:table-cell>
          <table:table-cell>
            <text:p>yasminelganim@usp.br</text:p>
          </table:table-cell>
          <table:table-cell>
            <text:p/>
          </table:table-cell>
          <table:table-cell>
            <text:p>(31) 97366-166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participante_seminario</text:p>
          </table:table-cell>
          <table:table-cell>
            <text:p>nW2j3AhAf0O6BYoAHtxhMQ</text:p>
          </table:table-cell>
        </table:table-row>
        <table:table-row>
          <table:table-cell>
            <text:p>715</text:p>
          </table:table-cell>
          <table:table-cell>
            <text:p>Yu Yunlong</text:p>
          </table:table-cell>
          <table:table-cell>
            <text:p>yuyunlong419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rticipante_seminario</text:p>
          </table:table-cell>
          <table:table-cell>
            <text:p>_H9v0hSTpXDmKNAr1Gikdw</text:p>
          </table:table-cell>
        </table:table-row>
        <table:table-row>
          <table:table-cell>
            <text:p>716</text:p>
          </table:table-cell>
          <table:table-cell>
            <text:p>Yunlong Yu</text:p>
          </table:table-cell>
          <table:table-cell>
            <text:p>1510107@tongji.edu.c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TONGJI UNIVERSITY - SHANGHAI CHINA</text:p>
          </table:table-cell>
          <table:table-cell>
            <text:p>participante_seminario</text:p>
          </table:table-cell>
          <table:table-cell>
            <text:p>yiMrYXken6Ov0v7KmtMR6Q</text:p>
          </table:table-cell>
        </table:table-row>
        <table:table-row>
          <table:table-cell>
            <text:p>717</text:p>
          </table:table-cell>
          <table:table-cell>
            <text:p>Yuri Cristiano Berrido Gheler</text:p>
          </table:table-cell>
          <table:table-cell>
            <text:p>yurigheler@gmail.com</text:p>
          </table:table-cell>
          <table:table-cell>
            <text:p/>
          </table:table-cell>
          <table:table-cell>
            <text:p>(48) 99905-06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participante_seminario</text:p>
          </table:table-cell>
          <table:table-cell>
            <text:p>Ver30vEIaARGBdahKLxBUw</text:p>
          </table:table-cell>
        </table:table-row>
        <table:table-row>
          <table:table-cell>
            <text:p>718</text:p>
          </table:table-cell>
          <table:table-cell>
            <text:p>Yuri Duarte</text:p>
          </table:table-cell>
          <table:table-cell>
            <text:p>yurisd@hotmail.com</text:p>
          </table:table-cell>
          <table:table-cell>
            <text:p/>
          </table:table-cell>
          <table:table-cell>
            <text:p>(84) 98887-3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</text:p>
          </table:table-cell>
          <table:table-cell>
            <text:p>participante_seminario</text:p>
          </table:table-cell>
          <table:table-cell>
            <text:p>LbuFdDRvzTb09i-fn_yCZQ</text:p>
          </table:table-cell>
        </table:table-row>
        <table:table-row>
          <table:table-cell>
            <text:p>719</text:p>
          </table:table-cell>
          <table:table-cell>
            <text:p>Zaida Garcia-requejo</text:p>
          </table:table-cell>
          <table:table-cell>
            <text:p>zaida.garcia@udc.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participante_seminario</text:p>
          </table:table-cell>
          <table:table-cell>
            <text:p>1wROY3rvd09zrRL49Dqr_g</text:p>
          </table:table-cell>
        </table:table-row>
        <table:table-row>
          <table:table-cell>
            <text:p>720</text:p>
          </table:table-cell>
          <table:table-cell>
            <text:p>Áurea Silva</text:p>
          </table:table-cell>
          <table:table-cell>
            <text:p>aurea.silva@ifro.edu.br</text:p>
          </table:table-cell>
          <table:table-cell>
            <text:p/>
          </table:table-cell>
          <table:table-cell>
            <text:p>(31) 98519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participante_seminario</text:p>
          </table:table-cell>
          <table:table-cell>
            <text:p>W2uLb7LdNzDxdzXuYaeF7w</text:p>
          </table:table-cell>
        </table:table-row>
        <table:table-row>
          <table:table-cell>
            <text:p>721</text:p>
          </table:table-cell>
          <table:table-cell>
            <text:p>Éllen Cristina da Costa</text:p>
          </table:table-cell>
          <table:table-cell>
            <text:p>ellencdacosta@gmail.co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participante_seminario</text:p>
          </table:table-cell>
          <table:table-cell>
            <text:p>MXduCMSPDV_RkQ8A5EopmA</text:p>
          </table:table-cell>
        </table:table-row>
        <table:table-row>
          <table:table-cell>
            <text:p>722</text:p>
          </table:table-cell>
          <table:table-cell>
            <text:p>Ícaro Ramos Seleme</text:p>
          </table:table-cell>
          <table:table-cell>
            <text:p>icaroseleme@gmail.com</text:p>
          </table:table-cell>
          <table:table-cell>
            <text:p/>
          </table:table-cell>
          <table:table-cell>
            <text:p>(31) 99319-92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articipante_seminario</text:p>
          </table:table-cell>
          <table:table-cell>
            <text:p>SQzTDHWPXiPQSidCR9OVEA</text:p>
          </table:table-cell>
        </table:table-row>
        <table:table-row>
          <table:table-cell>
            <text:p>723</text:p>
          </table:table-cell>
          <table:table-cell>
            <text:p>Ítalo Monteiro de Oliveira Mariano Gomes</text:p>
          </table:table-cell>
          <table:table-cell>
            <text:p>italomonteiro005@gmail.com; italo.monteiro.oliveira@hotmail.com</text:p>
          </table:table-cell>
          <table:table-cell>
            <text:p/>
          </table:table-cell>
          <table:table-cell>
            <text:p>(82) 99925-9696</text:p>
          </table:table-cell>
          <table:table-cell>
            <text:p>Rua Guido Duarte, nº64, Centro, Maceió-AL, casa de 1º andar</text:p>
          </table:table-cell>
          <table:table-cell>
            <text:p>57020-40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Alagoas</text:p>
          </table:table-cell>
          <table:table-cell>
            <text:p>profissional</text:p>
          </table:table-cell>
          <table:table-cell>
            <text:p>9k1NonwZSOnvuFSAtzI46A</text:p>
          </table:table-cell>
        </table:table-row>
        <table:table-row>
          <table:table-cell>
            <text:p>724</text:p>
          </table:table-cell>
          <table:table-cell>
            <text:p>Ítalo Tavares de Araújo Farias</text:p>
          </table:table-cell>
          <table:table-cell>
            <text:p>italocorage@gmail.com</text:p>
          </table:table-cell>
          <table:table-cell>
            <text:p/>
          </table:table-cell>
          <table:table-cell>
            <text:p>(83) 99980-61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Norte</text:p>
          </table:table-cell>
          <table:table-cell>
            <text:p>participante_seminario</text:p>
          </table:table-cell>
          <table:table-cell>
            <text:p>QKOWi0P1l119yhtnDjjhj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